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6.435cm" svg:x="20.045cm" svg:y="0.421cm">
            <draw:object draw:notify-on-update-of-ranges="Sheet1.A2:Sheet1.A594 Sheet1.C1:Sheet1.C1 Sheet1.C2:Sheet1.C594 Sheet1.A2:Sheet1.A594 Sheet1.D1:Sheet1.D1 Sheet1.D2:Sheet1.D59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5.175cm" svg:x="20.04cm" svg:y="7.231cm">
            <draw:object draw:notify-on-update-of-ranges="Sheet1.A2:Sheet1.A594 Sheet1.E1:Sheet1.E1 Sheet1.E2:Sheet1.E594 Sheet1.A2:Sheet1.A594 Sheet1.F1:Sheet1.F1 Sheet1.F2:Sheet1.F5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5.175cm" svg:x="20.042cm" svg:y="12.593cm">
            <draw:object draw:notify-on-update-of-ranges="Sheet1.A2:Sheet1.A594 Sheet1.G1:Sheet1.G1 Sheet1.G2:Sheet1.G594 Sheet1.A2:Sheet1.A594 Sheet1.H1:Sheet1.H1 Sheet1.H2:Sheet1.H5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5.175cm" svg:x="20.099cm" svg:y="18.036cm">
            <draw:object draw:notify-on-update-of-ranges="Sheet1.A2:Sheet1.A594 Sheet1.I1:Sheet1.I1 Sheet1.I2:Sheet1.I594 Sheet1.A2:Sheet1.A594 Sheet1.J1:Sheet1.J1 Sheet1.J2:Sheet1.J59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Re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oll read</text:p>
          </table:table-cell>
          <table:table-cell table:style-name="ce1" office:value-type="string" calcext:value-type="string">
            <text:p>Roll write</text:p>
          </table:table-cell>
          <table:table-cell table:style-name="ce1" office:value-type="string" calcext:value-type="string">
            <text:p>Pitch read</text:p>
          </table:table-cell>
          <table:table-cell table:style-name="ce1" office:value-type="string" calcext:value-type="string">
            <text:p>Pitch write</text:p>
          </table:table-cell>
          <table:table-cell table:style-name="ce1" office:value-type="string" calcext:value-type="string">
            <text:p>Yaw read</text:p>
          </table:table-cell>
          <table:table-cell table:style-name="ce1" office:value-type="string" calcext:value-type="string">
            <text:p>Yaw write</text:p>
          </table:table-cell>
          <table:table-cell table:style-name="ce1" office:value-type="string" calcext:value-type="string">
            <text:p>ASL</text:p>
          </table:table-cell>
          <table:table-cell table:style-name="ce1" office:value-type="string" calcext:value-type="string">
            <text:p>Thrust</text:p>
          </table:table-cell>
          <table:table-cell table:style-name="ce1" table:number-columns-repeated="1014"/>
        </table:table-row>
        <table:table-row table:style-name="ro2">
          <table:table-cell table:formula="of:=IF([.B2] &lt;&gt; 0;[.B2]-[.$B$2];&quot;&quot;)" office:value-type="float" office:value="0" calcext:value-type="float">
            <text:p>0.00</text:p>
          </table:table-cell>
          <table:table-cell office:value-type="float" office:value="1035.783" calcext:value-type="float">
            <text:p>1035.783</text:p>
          </table:table-cell>
          <table:table-cell office:value-type="float" office:value="-0.341416" calcext:value-type="float">
            <text:p>-0.341416</text:p>
          </table:table-cell>
          <table:table-cell office:value-type="float" office:value="-1.5" calcext:value-type="float">
            <text:p>-1.5</text:p>
          </table:table-cell>
          <table:table-cell office:value-type="float" office:value="0.881431" calcext:value-type="float">
            <text:p>0.881431</text:p>
          </table:table-cell>
          <table:table-cell office:value-type="float" office:value="8" calcext:value-type="float">
            <text:p>8</text:p>
          </table:table-cell>
          <table:table-cell office:value-type="float" office:value="127.822906" calcext:value-type="float">
            <text:p>127.822906</text:p>
          </table:table-cell>
          <table:table-cell office:value-type="float" office:value="0" calcext:value-type="float">
            <text:p>0</text:p>
          </table:table-cell>
          <table:table-cell office:value-type="float" office:value="0.196664" calcext:value-type="float">
            <text:p>0.19666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] &lt;&gt; 0;[.B3]-[.$B$2];&quot;&quot;)" office:value-type="float" office:value="0.0200000000002092" calcext:value-type="float">
            <text:p>0.02</text:p>
          </table:table-cell>
          <table:table-cell office:value-type="float" office:value="1035.803" calcext:value-type="float">
            <text:p>1035.803</text:p>
          </table:table-cell>
          <table:table-cell office:value-type="float" office:value="-0.347239" calcext:value-type="float">
            <text:p>-0.347239</text:p>
          </table:table-cell>
          <table:table-cell office:value-type="float" office:value="-1.5" calcext:value-type="float">
            <text:p>-1.5</text:p>
          </table:table-cell>
          <table:table-cell office:value-type="float" office:value="0.88261" calcext:value-type="float">
            <text:p>0.88261</text:p>
          </table:table-cell>
          <table:table-cell office:value-type="float" office:value="8" calcext:value-type="float">
            <text:p>8</text:p>
          </table:table-cell>
          <table:table-cell office:value-type="float" office:value="127.831184" calcext:value-type="float">
            <text:p>127.831184</text:p>
          </table:table-cell>
          <table:table-cell office:value-type="float" office:value="0" calcext:value-type="float">
            <text:p>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] &lt;&gt; 0;[.B4]-[.$B$2];&quot;&quot;)" office:value-type="float" office:value="0.0300000000002001" calcext:value-type="float">
            <text:p>0.03</text:p>
          </table:table-cell>
          <table:table-cell office:value-type="float" office:value="1035.813" calcext:value-type="float">
            <text:p>1035.813</text:p>
          </table:table-cell>
          <table:table-cell office:value-type="float" office:value="-0.345282" calcext:value-type="float">
            <text:p>-0.345282</text:p>
          </table:table-cell>
          <table:table-cell office:value-type="float" office:value="-1.5" calcext:value-type="float">
            <text:p>-1.5</text:p>
          </table:table-cell>
          <table:table-cell office:value-type="float" office:value="0.887858" calcext:value-type="float">
            <text:p>0.887858</text:p>
          </table:table-cell>
          <table:table-cell office:value-type="float" office:value="8" calcext:value-type="float">
            <text:p>8</text:p>
          </table:table-cell>
          <table:table-cell office:value-type="float" office:value="127.851173" calcext:value-type="float">
            <text:p>127.851173</text:p>
          </table:table-cell>
          <table:table-cell office:value-type="float" office:value="0" calcext:value-type="float">
            <text:p>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] &lt;&gt; 0;[.B5]-[.$B$2];&quot;&quot;)" office:value-type="float" office:value="0.040000000000191" calcext:value-type="float">
            <text:p>0.04</text:p>
          </table:table-cell>
          <table:table-cell office:value-type="float" office:value="1035.823" calcext:value-type="float">
            <text:p>1035.823</text:p>
          </table:table-cell>
          <table:table-cell office:value-type="float" office:value="-0.343046" calcext:value-type="float">
            <text:p>-0.343046</text:p>
          </table:table-cell>
          <table:table-cell office:value-type="float" office:value="-1.5" calcext:value-type="float">
            <text:p>-1.5</text:p>
          </table:table-cell>
          <table:table-cell office:value-type="float" office:value="0.893538" calcext:value-type="float">
            <text:p>0.893538</text:p>
          </table:table-cell>
          <table:table-cell office:value-type="float" office:value="8" calcext:value-type="float">
            <text:p>8</text:p>
          </table:table-cell>
          <table:table-cell office:value-type="float" office:value="127.860435" calcext:value-type="float">
            <text:p>127.860435</text:p>
          </table:table-cell>
          <table:table-cell office:value-type="float" office:value="0" calcext:value-type="float">
            <text:p>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] &lt;&gt; 0;[.B6]-[.$B$2];&quot;&quot;)" office:value-type="float" office:value="0.0500000000001819" calcext:value-type="float">
            <text:p>0.05</text:p>
          </table:table-cell>
          <table:table-cell office:value-type="float" office:value="1035.833" calcext:value-type="float">
            <text:p>1035.833</text:p>
          </table:table-cell>
          <table:table-cell office:value-type="float" office:value="-0.341186" calcext:value-type="float">
            <text:p>-0.341186</text:p>
          </table:table-cell>
          <table:table-cell office:value-type="float" office:value="-1.5" calcext:value-type="float">
            <text:p>-1.5</text:p>
          </table:table-cell>
          <table:table-cell office:value-type="float" office:value="0.896807" calcext:value-type="float">
            <text:p>0.896807</text:p>
          </table:table-cell>
          <table:table-cell office:value-type="float" office:value="8" calcext:value-type="float">
            <text:p>8</text:p>
          </table:table-cell>
          <table:table-cell office:value-type="float" office:value="127.867493" calcext:value-type="float">
            <text:p>127.867493</text:p>
          </table:table-cell>
          <table:table-cell office:value-type="float" office:value="0" calcext:value-type="float">
            <text:p>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] &lt;&gt; 0;[.B7]-[.$B$2];&quot;&quot;)" office:value-type="float" office:value="0.0600000000001728" calcext:value-type="float">
            <text:p>0.06</text:p>
          </table:table-cell>
          <table:table-cell office:value-type="float" office:value="1035.843" calcext:value-type="float">
            <text:p>1035.843</text:p>
          </table:table-cell>
          <table:table-cell office:value-type="float" office:value="-0.335657" calcext:value-type="float">
            <text:p>-0.335657</text:p>
          </table:table-cell>
          <table:table-cell office:value-type="float" office:value="-1.5" calcext:value-type="float">
            <text:p>-1.5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8" calcext:value-type="float">
            <text:p>8</text:p>
          </table:table-cell>
          <table:table-cell office:value-type="float" office:value="127.876999" calcext:value-type="float">
            <text:p>127.876999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] &lt;&gt; 0;[.B8]-[.$B$2];&quot;&quot;)" office:value-type="float" office:value="0.0700000000001637" calcext:value-type="float">
            <text:p>0.07</text:p>
          </table:table-cell>
          <table:table-cell office:value-type="float" office:value="1035.853" calcext:value-type="float">
            <text:p>1035.853</text:p>
          </table:table-cell>
          <table:table-cell office:value-type="float" office:value="-0.332695" calcext:value-type="float">
            <text:p>-0.332695</text:p>
          </table:table-cell>
          <table:table-cell office:value-type="float" office:value="-1.5" calcext:value-type="float">
            <text:p>-1.5</text:p>
          </table:table-cell>
          <table:table-cell office:value-type="float" office:value="0.904303" calcext:value-type="float">
            <text:p>0.904303</text:p>
          </table:table-cell>
          <table:table-cell office:value-type="float" office:value="8" calcext:value-type="float">
            <text:p>8</text:p>
          </table:table-cell>
          <table:table-cell office:value-type="float" office:value="127.881378" calcext:value-type="float">
            <text:p>127.881378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] &lt;&gt; 0;[.B9]-[.$B$2];&quot;&quot;)" office:value-type="float" office:value="0.0800000000001546" calcext:value-type="float">
            <text:p>0.08</text:p>
          </table:table-cell>
          <table:table-cell office:value-type="float" office:value="1035.863" calcext:value-type="float">
            <text:p>1035.863</text:p>
          </table:table-cell>
          <table:table-cell office:value-type="float" office:value="-0.332058" calcext:value-type="float">
            <text:p>-0.332058</text:p>
          </table:table-cell>
          <table:table-cell office:value-type="float" office:value="-1.5" calcext:value-type="float">
            <text:p>-1.5</text:p>
          </table:table-cell>
          <table:table-cell office:value-type="float" office:value="0.904626" calcext:value-type="float">
            <text:p>0.904626</text:p>
          </table:table-cell>
          <table:table-cell office:value-type="float" office:value="8" calcext:value-type="float">
            <text:p>8</text:p>
          </table:table-cell>
          <table:table-cell office:value-type="float" office:value="127.887932" calcext:value-type="float">
            <text:p>127.887932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] &lt;&gt; 0;[.B10]-[.$B$2];&quot;&quot;)" office:value-type="float" office:value="0.0900000000001455" calcext:value-type="float">
            <text:p>0.09</text:p>
          </table:table-cell>
          <table:table-cell office:value-type="float" office:value="1035.873" calcext:value-type="float">
            <text:p>1035.873</text:p>
          </table:table-cell>
          <table:table-cell office:value-type="float" office:value="-0.334402" calcext:value-type="float">
            <text:p>-0.334402</text:p>
          </table:table-cell>
          <table:table-cell office:value-type="float" office:value="-1.5" calcext:value-type="float">
            <text:p>-1.5</text:p>
          </table:table-cell>
          <table:table-cell office:value-type="float" office:value="0.90493" calcext:value-type="float">
            <text:p>0.90493</text:p>
          </table:table-cell>
          <table:table-cell office:value-type="float" office:value="8" calcext:value-type="float">
            <text:p>8</text:p>
          </table:table-cell>
          <table:table-cell office:value-type="float" office:value="127.893272" calcext:value-type="float">
            <text:p>127.893272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] &lt;&gt; 0;[.B11]-[.$B$2];&quot;&quot;)" office:value-type="float" office:value="0.100000000000136" calcext:value-type="float">
            <text:p>0.10</text:p>
          </table:table-cell>
          <table:table-cell office:value-type="float" office:value="1035.883" calcext:value-type="float">
            <text:p>1035.883</text:p>
          </table:table-cell>
          <table:table-cell office:value-type="float" office:value="-0.336082" calcext:value-type="float">
            <text:p>-0.336082</text:p>
          </table:table-cell>
          <table:table-cell office:value-type="float" office:value="-1.5" calcext:value-type="float">
            <text:p>-1.5</text:p>
          </table:table-cell>
          <table:table-cell office:value-type="float" office:value="0.904064" calcext:value-type="float">
            <text:p>0.904064</text:p>
          </table:table-cell>
          <table:table-cell office:value-type="float" office:value="8" calcext:value-type="float">
            <text:p>8</text:p>
          </table:table-cell>
          <table:table-cell office:value-type="float" office:value="127.903725" calcext:value-type="float">
            <text:p>127.903725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] &lt;&gt; 0;[.B12]-[.$B$2];&quot;&quot;)" office:value-type="float" office:value="0.110000000000127" calcext:value-type="float">
            <text:p>0.11</text:p>
          </table:table-cell>
          <table:table-cell office:value-type="float" office:value="1035.893" calcext:value-type="float">
            <text:p>1035.893</text:p>
          </table:table-cell>
          <table:table-cell office:value-type="float" office:value="-0.337622" calcext:value-type="float">
            <text:p>-0.337622</text:p>
          </table:table-cell>
          <table:table-cell office:value-type="float" office:value="-1.5" calcext:value-type="float">
            <text:p>-1.5</text:p>
          </table:table-cell>
          <table:table-cell office:value-type="float" office:value="0.902107" calcext:value-type="float">
            <text:p>0.902107</text:p>
          </table:table-cell>
          <table:table-cell office:value-type="float" office:value="8" calcext:value-type="float">
            <text:p>8</text:p>
          </table:table-cell>
          <table:table-cell office:value-type="float" office:value="127.911003" calcext:value-type="float">
            <text:p>127.911003</text:p>
          </table:table-cell>
          <table:table-cell office:value-type="float" office:value="0" calcext:value-type="float">
            <text:p>0</text:p>
          </table:table-cell>
          <table:table-cell office:value-type="float" office:value="0.478525" calcext:value-type="float">
            <text:p>0.478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] &lt;&gt; 0;[.B13]-[.$B$2];&quot;&quot;)" office:value-type="float" office:value="0.120000000000118" calcext:value-type="float">
            <text:p>0.12</text:p>
          </table:table-cell>
          <table:table-cell office:value-type="float" office:value="1035.903" calcext:value-type="float">
            <text:p>1035.903</text:p>
          </table:table-cell>
          <table:table-cell office:value-type="float" office:value="-0.338829" calcext:value-type="float">
            <text:p>-0.338829</text:p>
          </table:table-cell>
          <table:table-cell office:value-type="float" office:value="-1.5" calcext:value-type="float">
            <text:p>-1.5</text:p>
          </table:table-cell>
          <table:table-cell office:value-type="float" office:value="0.903775" calcext:value-type="float">
            <text:p>0.903775</text:p>
          </table:table-cell>
          <table:table-cell office:value-type="float" office:value="8" calcext:value-type="float">
            <text:p>8</text:p>
          </table:table-cell>
          <table:table-cell office:value-type="float" office:value="127.922203" calcext:value-type="float">
            <text:p>127.922203</text:p>
          </table:table-cell>
          <table:table-cell office:value-type="float" office:value="0" calcext:value-type="float">
            <text:p>0</text:p>
          </table:table-cell>
          <table:table-cell office:value-type="float" office:value="0.478525" calcext:value-type="float">
            <text:p>0.478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] &lt;&gt; 0;[.B14]-[.$B$2];&quot;&quot;)" office:value-type="float" office:value="0.130000000000109" calcext:value-type="float">
            <text:p>0.13</text:p>
          </table:table-cell>
          <table:table-cell office:value-type="float" office:value="1035.913" calcext:value-type="float">
            <text:p>1035.913</text:p>
          </table:table-cell>
          <table:table-cell office:value-type="float" office:value="-0.338286" calcext:value-type="float">
            <text:p>-0.338286</text:p>
          </table:table-cell>
          <table:table-cell office:value-type="float" office:value="-1.5" calcext:value-type="float">
            <text:p>-1.5</text:p>
          </table:table-cell>
          <table:table-cell office:value-type="float" office:value="0.905326" calcext:value-type="float">
            <text:p>0.905326</text:p>
          </table:table-cell>
          <table:table-cell office:value-type="float" office:value="8" calcext:value-type="float">
            <text:p>8</text:p>
          </table:table-cell>
          <table:table-cell office:value-type="float" office:value="127.929993" calcext:value-type="float">
            <text:p>127.929993</text:p>
          </table:table-cell>
          <table:table-cell office:value-type="float" office:value="0" calcext:value-type="float">
            <text:p>0</text:p>
          </table:table-cell>
          <table:table-cell office:value-type="float" office:value="0.478525" calcext:value-type="float">
            <text:p>0.478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] &lt;&gt; 0;[.B15]-[.$B$2];&quot;&quot;)" office:value-type="float" office:value="0.130000000000109" calcext:value-type="float">
            <text:p>0.13</text:p>
          </table:table-cell>
          <table:table-cell office:value-type="float" office:value="1035.913" calcext:value-type="float">
            <text:p>1035.913</text:p>
          </table:table-cell>
          <table:table-cell office:value-type="float" office:value="-0.338286" calcext:value-type="float">
            <text:p>-0.338286</text:p>
          </table:table-cell>
          <table:table-cell office:value-type="float" office:value="-1.5" calcext:value-type="float">
            <text:p>-1.5</text:p>
          </table:table-cell>
          <table:table-cell office:value-type="float" office:value="0.905326" calcext:value-type="float">
            <text:p>0.905326</text:p>
          </table:table-cell>
          <table:table-cell office:value-type="float" office:value="8" calcext:value-type="float">
            <text:p>8</text:p>
          </table:table-cell>
          <table:table-cell office:value-type="float" office:value="127.929993" calcext:value-type="float">
            <text:p>127.929993</text:p>
          </table:table-cell>
          <table:table-cell office:value-type="float" office:value="0" calcext:value-type="float">
            <text:p>0</text:p>
          </table:table-cell>
          <table:table-cell office:value-type="float" office:value="0.478525" calcext:value-type="float">
            <text:p>0.478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] &lt;&gt; 0;[.B16]-[.$B$2];&quot;&quot;)" office:value-type="float" office:value="0.150000000000091" calcext:value-type="float">
            <text:p>0.15</text:p>
          </table:table-cell>
          <table:table-cell office:value-type="float" office:value="1035.933" calcext:value-type="float">
            <text:p>1035.933</text:p>
          </table:table-cell>
          <table:table-cell office:value-type="float" office:value="-0.33605" calcext:value-type="float">
            <text:p>-0.33605</text:p>
          </table:table-cell>
          <table:table-cell office:value-type="float" office:value="-1.5" calcext:value-type="float">
            <text:p>-1.5</text:p>
          </table:table-cell>
          <table:table-cell office:value-type="float" office:value="0.912926" calcext:value-type="float">
            <text:p>0.912926</text:p>
          </table:table-cell>
          <table:table-cell office:value-type="float" office:value="8" calcext:value-type="float">
            <text:p>8</text:p>
          </table:table-cell>
          <table:table-cell office:value-type="float" office:value="127.947548" calcext:value-type="float">
            <text:p>127.947548</text:p>
          </table:table-cell>
          <table:table-cell office:value-type="float" office:value="0" calcext:value-type="float">
            <text:p>0</text:p>
          </table:table-cell>
          <table:table-cell office:value-type="float" office:value="0.521738" calcext:value-type="float">
            <text:p>0.5217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] &lt;&gt; 0;[.B17]-[.$B$2];&quot;&quot;)" office:value-type="float" office:value="0.160000000000082" calcext:value-type="float">
            <text:p>0.16</text:p>
          </table:table-cell>
          <table:table-cell office:value-type="float" office:value="1035.943" calcext:value-type="float">
            <text:p>1035.943</text:p>
          </table:table-cell>
          <table:table-cell office:value-type="float" office:value="-0.337577" calcext:value-type="float">
            <text:p>-0.337577</text:p>
          </table:table-cell>
          <table:table-cell office:value-type="float" office:value="-1.5" calcext:value-type="float">
            <text:p>-1.5</text:p>
          </table:table-cell>
          <table:table-cell office:value-type="float" office:value="0.913721" calcext:value-type="float">
            <text:p>0.913721</text:p>
          </table:table-cell>
          <table:table-cell office:value-type="float" office:value="8" calcext:value-type="float">
            <text:p>8</text:p>
          </table:table-cell>
          <table:table-cell office:value-type="float" office:value="127.957268" calcext:value-type="float">
            <text:p>127.957268</text:p>
          </table:table-cell>
          <table:table-cell office:value-type="float" office:value="0" calcext:value-type="float">
            <text:p>0</text:p>
          </table:table-cell>
          <table:table-cell office:value-type="float" office:value="0.521738" calcext:value-type="float">
            <text:p>0.5217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] &lt;&gt; 0;[.B18]-[.$B$2];&quot;&quot;)" office:value-type="float" office:value="0.170000000000073" calcext:value-type="float">
            <text:p>0.17</text:p>
          </table:table-cell>
          <table:table-cell office:value-type="float" office:value="1035.953" calcext:value-type="float">
            <text:p>1035.953</text:p>
          </table:table-cell>
          <table:table-cell office:value-type="float" office:value="-0.33994" calcext:value-type="float">
            <text:p>-0.33994</text:p>
          </table:table-cell>
          <table:table-cell office:value-type="float" office:value="-1.5" calcext:value-type="float">
            <text:p>-1.5</text:p>
          </table:table-cell>
          <table:table-cell office:value-type="float" office:value="0.914915" calcext:value-type="float">
            <text:p>0.914915</text:p>
          </table:table-cell>
          <table:table-cell office:value-type="float" office:value="8" calcext:value-type="float">
            <text:p>8</text:p>
          </table:table-cell>
          <table:table-cell office:value-type="float" office:value="127.960426" calcext:value-type="float">
            <text:p>127.960426</text:p>
          </table:table-cell>
          <table:table-cell office:value-type="float" office:value="0" calcext:value-type="float">
            <text:p>0</text:p>
          </table:table-cell>
          <table:table-cell office:value-type="float" office:value="0.521738" calcext:value-type="float">
            <text:p>0.5217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] &lt;&gt; 0;[.B19]-[.$B$2];&quot;&quot;)" office:value-type="float" office:value="0.180000000000064" calcext:value-type="float">
            <text:p>0.18</text:p>
          </table:table-cell>
          <table:table-cell office:value-type="float" office:value="1035.963" calcext:value-type="float">
            <text:p>1035.963</text:p>
          </table:table-cell>
          <table:table-cell office:value-type="float" office:value="-0.336213" calcext:value-type="float">
            <text:p>-0.336213</text:p>
          </table:table-cell>
          <table:table-cell office:value-type="float" office:value="-1.5" calcext:value-type="float">
            <text:p>-1.5</text:p>
          </table:table-cell>
          <table:table-cell office:value-type="float" office:value="0.916665" calcext:value-type="float">
            <text:p>0.916665</text:p>
          </table:table-cell>
          <table:table-cell office:value-type="float" office:value="8" calcext:value-type="float">
            <text:p>8</text:p>
          </table:table-cell>
          <table:table-cell office:value-type="float" office:value="127.966988" calcext:value-type="float">
            <text:p>127.966988</text:p>
          </table:table-cell>
          <table:table-cell office:value-type="float" office:value="0" calcext:value-type="float">
            <text:p>0</text:p>
          </table:table-cell>
          <table:table-cell office:value-type="float" office:value="0.521738" calcext:value-type="float">
            <text:p>0.5217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] &lt;&gt; 0;[.B20]-[.$B$2];&quot;&quot;)" office:value-type="float" office:value="0.190000000000055" calcext:value-type="float">
            <text:p>0.19</text:p>
          </table:table-cell>
          <table:table-cell office:value-type="float" office:value="1035.973" calcext:value-type="float">
            <text:p>1035.973</text:p>
          </table:table-cell>
          <table:table-cell office:value-type="float" office:value="-0.334559" calcext:value-type="float">
            <text:p>-0.334559</text:p>
          </table:table-cell>
          <table:table-cell office:value-type="float" office:value="-1.5" calcext:value-type="float">
            <text:p>-1.5</text:p>
          </table:table-cell>
          <table:table-cell office:value-type="float" office:value="0.916558" calcext:value-type="float">
            <text:p>0.916558</text:p>
          </table:table-cell>
          <table:table-cell office:value-type="float" office:value="8" calcext:value-type="float">
            <text:p>8</text:p>
          </table:table-cell>
          <table:table-cell office:value-type="float" office:value="127.971359" calcext:value-type="float">
            <text:p>127.971359</text:p>
          </table:table-cell>
          <table:table-cell office:value-type="float" office:value="0" calcext:value-type="float">
            <text:p>0</text:p>
          </table:table-cell>
          <table:table-cell office:value-type="float" office:value="0.254282" calcext:value-type="float">
            <text:p>0.2542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] &lt;&gt; 0;[.B21]-[.$B$2];&quot;&quot;)" office:value-type="float" office:value="0.200000000000045" calcext:value-type="float">
            <text:p>0.20</text:p>
          </table:table-cell>
          <table:table-cell office:value-type="float" office:value="1035.983" calcext:value-type="float">
            <text:p>1035.983</text:p>
          </table:table-cell>
          <table:table-cell office:value-type="float" office:value="-0.335732" calcext:value-type="float">
            <text:p>-0.335732</text:p>
          </table:table-cell>
          <table:table-cell office:value-type="float" office:value="-1.5" calcext:value-type="float">
            <text:p>-1.5</text:p>
          </table:table-cell>
          <table:table-cell office:value-type="float" office:value="0.91702" calcext:value-type="float">
            <text:p>0.91702</text:p>
          </table:table-cell>
          <table:table-cell office:value-type="float" office:value="8" calcext:value-type="float">
            <text:p>8</text:p>
          </table:table-cell>
          <table:table-cell office:value-type="float" office:value="127.978882" calcext:value-type="float">
            <text:p>127.978882</text:p>
          </table:table-cell>
          <table:table-cell office:value-type="float" office:value="0" calcext:value-type="float">
            <text:p>0</text:p>
          </table:table-cell>
          <table:table-cell office:value-type="float" office:value="0.254282" calcext:value-type="float">
            <text:p>0.2542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] &lt;&gt; 0;[.B22]-[.$B$2];&quot;&quot;)" office:value-type="float" office:value="0.210000000000036" calcext:value-type="float">
            <text:p>0.21</text:p>
          </table:table-cell>
          <table:table-cell office:value-type="float" office:value="1035.993" calcext:value-type="float">
            <text:p>1035.993</text:p>
          </table:table-cell>
          <table:table-cell office:value-type="float" office:value="-0.336115" calcext:value-type="float">
            <text:p>-0.336115</text:p>
          </table:table-cell>
          <table:table-cell office:value-type="float" office:value="-1.5" calcext:value-type="float">
            <text:p>-1.5</text:p>
          </table:table-cell>
          <table:table-cell office:value-type="float" office:value="0.91639" calcext:value-type="float">
            <text:p>0.91639</text:p>
          </table:table-cell>
          <table:table-cell office:value-type="float" office:value="8" calcext:value-type="float">
            <text:p>8</text:p>
          </table:table-cell>
          <table:table-cell office:value-type="float" office:value="127.98423" calcext:value-type="float">
            <text:p>127.98423</text:p>
          </table:table-cell>
          <table:table-cell office:value-type="float" office:value="0" calcext:value-type="float">
            <text:p>0</text:p>
          </table:table-cell>
          <table:table-cell office:value-type="float" office:value="0.254282" calcext:value-type="float">
            <text:p>0.2542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] &lt;&gt; 0;[.B23]-[.$B$2];&quot;&quot;)" office:value-type="float" office:value="0.220000000000027" calcext:value-type="float">
            <text:p>0.22</text:p>
          </table:table-cell>
          <table:table-cell office:value-type="float" office:value="1036.003" calcext:value-type="float">
            <text:p>1036.003</text:p>
          </table:table-cell>
          <table:table-cell office:value-type="float" office:value="-0.337729" calcext:value-type="float">
            <text:p>-0.337729</text:p>
          </table:table-cell>
          <table:table-cell office:value-type="float" office:value="-1.5" calcext:value-type="float">
            <text:p>-1.5</text:p>
          </table:table-cell>
          <table:table-cell office:value-type="float" office:value="0.917874" calcext:value-type="float">
            <text:p>0.917874</text:p>
          </table:table-cell>
          <table:table-cell office:value-type="float" office:value="8" calcext:value-type="float">
            <text:p>8</text:p>
          </table:table-cell>
          <table:table-cell office:value-type="float" office:value="127.994698" calcext:value-type="float">
            <text:p>127.994698</text:p>
          </table:table-cell>
          <table:table-cell office:value-type="float" office:value="0" calcext:value-type="float">
            <text:p>0</text:p>
          </table:table-cell>
          <table:table-cell office:value-type="float" office:value="0.254282" calcext:value-type="float">
            <text:p>0.2542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] &lt;&gt; 0;[.B24]-[.$B$2];&quot;&quot;)" office:value-type="float" office:value="0.230000000000018" calcext:value-type="float">
            <text:p>0.23</text:p>
          </table:table-cell>
          <table:table-cell office:value-type="float" office:value="1036.013" calcext:value-type="float">
            <text:p>1036.013</text:p>
          </table:table-cell>
          <table:table-cell office:value-type="float" office:value="-0.337609" calcext:value-type="float">
            <text:p>-0.337609</text:p>
          </table:table-cell>
          <table:table-cell office:value-type="float" office:value="-1.5" calcext:value-type="float">
            <text:p>-1.5</text:p>
          </table:table-cell>
          <table:table-cell office:value-type="float" office:value="0.920045" calcext:value-type="float">
            <text:p>0.920045</text:p>
          </table:table-cell>
          <table:table-cell office:value-type="float" office:value="8" calcext:value-type="float">
            <text:p>8</text:p>
          </table:table-cell>
          <table:table-cell office:value-type="float" office:value="128.002014" calcext:value-type="float">
            <text:p>128.002014</text:p>
          </table:table-cell>
          <table:table-cell office:value-type="float" office:value="0" calcext:value-type="float">
            <text:p>0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] &lt;&gt; 0;[.B25]-[.$B$2];&quot;&quot;)" office:value-type="float" office:value="0.240000000000009" calcext:value-type="float">
            <text:p>0.24</text:p>
          </table:table-cell>
          <table:table-cell office:value-type="float" office:value="1036.023" calcext:value-type="float">
            <text:p>1036.023</text:p>
          </table:table-cell>
          <table:table-cell office:value-type="float" office:value="-0.337584" calcext:value-type="float">
            <text:p>-0.337584</text:p>
          </table:table-cell>
          <table:table-cell office:value-type="float" office:value="-1.5" calcext:value-type="float">
            <text:p>-1.5</text:p>
          </table:table-cell>
          <table:table-cell office:value-type="float" office:value="0.923659" calcext:value-type="float">
            <text:p>0.923659</text:p>
          </table:table-cell>
          <table:table-cell office:value-type="float" office:value="8" calcext:value-type="float">
            <text:p>8</text:p>
          </table:table-cell>
          <table:table-cell office:value-type="float" office:value="128.014679" calcext:value-type="float">
            <text:p>128.014679</text:p>
          </table:table-cell>
          <table:table-cell office:value-type="float" office:value="0" calcext:value-type="float">
            <text:p>0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] &lt;&gt; 0;[.B26]-[.$B$2];&quot;&quot;)" office:value-type="float" office:value="0.25" calcext:value-type="float">
            <text:p>0.25</text:p>
          </table:table-cell>
          <table:table-cell office:value-type="float" office:value="1036.033" calcext:value-type="float">
            <text:p>1036.033</text:p>
          </table:table-cell>
          <table:table-cell office:value-type="float" office:value="-0.338242" calcext:value-type="float">
            <text:p>-0.338242</text:p>
          </table:table-cell>
          <table:table-cell office:value-type="float" office:value="-1.5" calcext:value-type="float">
            <text:p>-1.5</text:p>
          </table:table-cell>
          <table:table-cell office:value-type="float" office:value="0.924655" calcext:value-type="float">
            <text:p>0.924655</text:p>
          </table:table-cell>
          <table:table-cell office:value-type="float" office:value="8" calcext:value-type="float">
            <text:p>8</text:p>
          </table:table-cell>
          <table:table-cell office:value-type="float" office:value="128.022476" calcext:value-type="float">
            <text:p>128.022476</text:p>
          </table:table-cell>
          <table:table-cell office:value-type="float" office:value="0" calcext:value-type="float">
            <text:p>0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] &lt;&gt; 0;[.B27]-[.$B$2];&quot;&quot;)" office:value-type="float" office:value="0.259999999999991" calcext:value-type="float">
            <text:p>0.26</text:p>
          </table:table-cell>
          <table:table-cell office:value-type="float" office:value="1036.043" calcext:value-type="float">
            <text:p>1036.043</text:p>
          </table:table-cell>
          <table:table-cell office:value-type="float" office:value="-0.338302" calcext:value-type="float">
            <text:p>-0.338302</text:p>
          </table:table-cell>
          <table:table-cell office:value-type="float" office:value="-1.5" calcext:value-type="float">
            <text:p>-1.5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8" calcext:value-type="float">
            <text:p>8</text:p>
          </table:table-cell>
          <table:table-cell office:value-type="float" office:value="128.033676" calcext:value-type="float">
            <text:p>128.033676</text:p>
          </table:table-cell>
          <table:table-cell office:value-type="float" office:value="0" calcext:value-type="float">
            <text:p>0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8] &lt;&gt; 0;[.B28]-[.$B$2];&quot;&quot;)" office:value-type="float" office:value="0.259999999999991" calcext:value-type="float">
            <text:p>0.26</text:p>
          </table:table-cell>
          <table:table-cell office:value-type="float" office:value="1036.043" calcext:value-type="float">
            <text:p>1036.043</text:p>
          </table:table-cell>
          <table:table-cell office:value-type="float" office:value="-0.338302" calcext:value-type="float">
            <text:p>-0.338302</text:p>
          </table:table-cell>
          <table:table-cell office:value-type="float" office:value="-1.5" calcext:value-type="float">
            <text:p>-1.5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8" calcext:value-type="float">
            <text:p>8</text:p>
          </table:table-cell>
          <table:table-cell office:value-type="float" office:value="128.033676" calcext:value-type="float">
            <text:p>128.033676</text:p>
          </table:table-cell>
          <table:table-cell office:value-type="float" office:value="0" calcext:value-type="float">
            <text:p>0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9] &lt;&gt; 0;[.B29]-[.$B$2];&quot;&quot;)" office:value-type="float" office:value="0.259999999999991" calcext:value-type="float">
            <text:p>0.26</text:p>
          </table:table-cell>
          <table:table-cell office:value-type="float" office:value="1036.043" calcext:value-type="float">
            <text:p>1036.043</text:p>
          </table:table-cell>
          <table:table-cell office:value-type="float" office:value="-0.338302" calcext:value-type="float">
            <text:p>-0.338302</text:p>
          </table:table-cell>
          <table:table-cell office:value-type="float" office:value="-1.5" calcext:value-type="float">
            <text:p>-1.5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8" calcext:value-type="float">
            <text:p>8</text:p>
          </table:table-cell>
          <table:table-cell office:value-type="float" office:value="128.033676" calcext:value-type="float">
            <text:p>128.033676</text:p>
          </table:table-cell>
          <table:table-cell office:value-type="float" office:value="0" calcext:value-type="float">
            <text:p>0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0] &lt;&gt; 0;[.B30]-[.$B$2];&quot;&quot;)" office:value-type="float" office:value="0.290000000000191" calcext:value-type="float">
            <text:p>0.29</text:p>
          </table:table-cell>
          <table:table-cell office:value-type="float" office:value="1036.073" calcext:value-type="float">
            <text:p>1036.073</text:p>
          </table:table-cell>
          <table:table-cell office:value-type="float" office:value="-0.33888" calcext:value-type="float">
            <text:p>-0.33888</text:p>
          </table:table-cell>
          <table:table-cell office:value-type="float" office:value="-1.5" calcext:value-type="float">
            <text:p>-1.5</text:p>
          </table:table-cell>
          <table:table-cell office:value-type="float" office:value="0.929517" calcext:value-type="float">
            <text:p>0.929517</text:p>
          </table:table-cell>
          <table:table-cell office:value-type="float" office:value="8" calcext:value-type="float">
            <text:p>8</text:p>
          </table:table-cell>
          <table:table-cell office:value-type="float" office:value="128.056793" calcext:value-type="float">
            <text:p>128.056793</text:p>
          </table:table-cell>
          <table:table-cell office:value-type="float" office:value="0" calcext:value-type="float">
            <text:p>0</text:p>
          </table:table-cell>
          <table:table-cell office:value-type="float" office:value="0.348917" calcext:value-type="float">
            <text:p>0.34891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1] &lt;&gt; 0;[.B31]-[.$B$2];&quot;&quot;)" office:value-type="float" office:value="0.300000000000182" calcext:value-type="float">
            <text:p>0.30</text:p>
          </table:table-cell>
          <table:table-cell office:value-type="float" office:value="1036.083" calcext:value-type="float">
            <text:p>1036.083</text:p>
          </table:table-cell>
          <table:table-cell office:value-type="float" office:value="-0.338152" calcext:value-type="float">
            <text:p>-0.338152</text:p>
          </table:table-cell>
          <table:table-cell office:value-type="float" office:value="-1.5" calcext:value-type="float">
            <text:p>-1.5</text:p>
          </table:table-cell>
          <table:table-cell office:value-type="float" office:value="0.930541" calcext:value-type="float">
            <text:p>0.930541</text:p>
          </table:table-cell>
          <table:table-cell office:value-type="float" office:value="8" calcext:value-type="float">
            <text:p>8</text:p>
          </table:table-cell>
          <table:table-cell office:value-type="float" office:value="128.066757" calcext:value-type="float">
            <text:p>128.066757</text:p>
          </table:table-cell>
          <table:table-cell office:value-type="float" office:value="0" calcext:value-type="float">
            <text:p>0</text:p>
          </table:table-cell>
          <table:table-cell office:value-type="float" office:value="0.348917" calcext:value-type="float">
            <text:p>0.34891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2] &lt;&gt; 0;[.B32]-[.$B$2];&quot;&quot;)" office:value-type="float" office:value="0.310000000000173" calcext:value-type="float">
            <text:p>0.31</text:p>
          </table:table-cell>
          <table:table-cell office:value-type="float" office:value="1036.093" calcext:value-type="float">
            <text:p>1036.093</text:p>
          </table:table-cell>
          <table:table-cell office:value-type="float" office:value="-0.335647" calcext:value-type="float">
            <text:p>-0.335647</text:p>
          </table:table-cell>
          <table:table-cell office:value-type="float" office:value="-1.5" calcext:value-type="float">
            <text:p>-1.5</text:p>
          </table:table-cell>
          <table:table-cell office:value-type="float" office:value="0.932649" calcext:value-type="float">
            <text:p>0.932649</text:p>
          </table:table-cell>
          <table:table-cell office:value-type="float" office:value="8" calcext:value-type="float">
            <text:p>8</text:p>
          </table:table-cell>
          <table:table-cell office:value-type="float" office:value="128.073822" calcext:value-type="float">
            <text:p>128.073822</text:p>
          </table:table-cell>
          <table:table-cell office:value-type="float" office:value="0" calcext:value-type="float">
            <text:p>0</text:p>
          </table:table-cell>
          <table:table-cell office:value-type="float" office:value="0.313943" calcext:value-type="float">
            <text:p>0.3139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3] &lt;&gt; 0;[.B33]-[.$B$2];&quot;&quot;)" office:value-type="float" office:value="0.320000000000164" calcext:value-type="float">
            <text:p>0.32</text:p>
          </table:table-cell>
          <table:table-cell office:value-type="float" office:value="1036.103" calcext:value-type="float">
            <text:p>1036.103</text:p>
          </table:table-cell>
          <table:table-cell office:value-type="float" office:value="-0.334833" calcext:value-type="float">
            <text:p>-0.334833</text:p>
          </table:table-cell>
          <table:table-cell office:value-type="float" office:value="-1.5" calcext:value-type="float">
            <text:p>-1.5</text:p>
          </table:table-cell>
          <table:table-cell office:value-type="float" office:value="0.936078" calcext:value-type="float">
            <text:p>0.936078</text:p>
          </table:table-cell>
          <table:table-cell office:value-type="float" office:value="8" calcext:value-type="float">
            <text:p>8</text:p>
          </table:table-cell>
          <table:table-cell office:value-type="float" office:value="128.085037" calcext:value-type="float">
            <text:p>128.085037</text:p>
          </table:table-cell>
          <table:table-cell office:value-type="float" office:value="0" calcext:value-type="float">
            <text:p>0</text:p>
          </table:table-cell>
          <table:table-cell office:value-type="float" office:value="0.313943" calcext:value-type="float">
            <text:p>0.3139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4] &lt;&gt; 0;[.B34]-[.$B$2];&quot;&quot;)" office:value-type="float" office:value="0.330000000000155" calcext:value-type="float">
            <text:p>0.33</text:p>
          </table:table-cell>
          <table:table-cell office:value-type="float" office:value="1036.113" calcext:value-type="float">
            <text:p>1036.113</text:p>
          </table:table-cell>
          <table:table-cell office:value-type="float" office:value="-0.33643" calcext:value-type="float">
            <text:p>-0.33643</text:p>
          </table:table-cell>
          <table:table-cell office:value-type="float" office:value="-1.5" calcext:value-type="float">
            <text:p>-1.5</text:p>
          </table:table-cell>
          <table:table-cell office:value-type="float" office:value="0.938638" calcext:value-type="float">
            <text:p>0.938638</text:p>
          </table:table-cell>
          <table:table-cell office:value-type="float" office:value="8" calcext:value-type="float">
            <text:p>8</text:p>
          </table:table-cell>
          <table:table-cell office:value-type="float" office:value="128.093811" calcext:value-type="float">
            <text:p>128.093811</text:p>
          </table:table-cell>
          <table:table-cell office:value-type="float" office:value="0" calcext:value-type="float">
            <text:p>0</text:p>
          </table:table-cell>
          <table:table-cell office:value-type="float" office:value="0.313943" calcext:value-type="float">
            <text:p>0.3139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5] &lt;&gt; 0;[.B35]-[.$B$2];&quot;&quot;)" office:value-type="float" office:value="0.350000000000136" calcext:value-type="float">
            <text:p>0.35</text:p>
          </table:table-cell>
          <table:table-cell office:value-type="float" office:value="1036.133" calcext:value-type="float">
            <text:p>1036.133</text:p>
          </table:table-cell>
          <table:table-cell office:value-type="float" office:value="-0.333996" calcext:value-type="float">
            <text:p>-0.333996</text:p>
          </table:table-cell>
          <table:table-cell office:value-type="float" office:value="-1.5" calcext:value-type="float">
            <text:p>-1.5</text:p>
          </table:table-cell>
          <table:table-cell office:value-type="float" office:value="0.946205" calcext:value-type="float">
            <text:p>0.946205</text:p>
          </table:table-cell>
          <table:table-cell office:value-type="float" office:value="8" calcext:value-type="float">
            <text:p>8</text:p>
          </table:table-cell>
          <table:table-cell office:value-type="float" office:value="128.106735" calcext:value-type="float">
            <text:p>128.106735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6] &lt;&gt; 0;[.B36]-[.$B$2];&quot;&quot;)" office:value-type="float" office:value="0.360000000000127" calcext:value-type="float">
            <text:p>0.36</text:p>
          </table:table-cell>
          <table:table-cell office:value-type="float" office:value="1036.143" calcext:value-type="float">
            <text:p>1036.143</text:p>
          </table:table-cell>
          <table:table-cell office:value-type="float" office:value="-0.329174" calcext:value-type="float">
            <text:p>-0.329174</text:p>
          </table:table-cell>
          <table:table-cell office:value-type="float" office:value="-1.5" calcext:value-type="float">
            <text:p>-1.5</text:p>
          </table:table-cell>
          <table:table-cell office:value-type="float" office:value="0.952487" calcext:value-type="float">
            <text:p>0.952487</text:p>
          </table:table-cell>
          <table:table-cell office:value-type="float" office:value="8" calcext:value-type="float">
            <text:p>8</text:p>
          </table:table-cell>
          <table:table-cell office:value-type="float" office:value="128.114777" calcext:value-type="float">
            <text:p>128.114777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7] &lt;&gt; 0;[.B37]-[.$B$2];&quot;&quot;)" office:value-type="float" office:value="0.370000000000118" calcext:value-type="float">
            <text:p>0.37</text:p>
          </table:table-cell>
          <table:table-cell office:value-type="float" office:value="1036.153" calcext:value-type="float">
            <text:p>1036.153</text:p>
          </table:table-cell>
          <table:table-cell office:value-type="float" office:value="-0.324555" calcext:value-type="float">
            <text:p>-0.324555</text:p>
          </table:table-cell>
          <table:table-cell office:value-type="float" office:value="-1.5" calcext:value-type="float">
            <text:p>-1.5</text:p>
          </table:table-cell>
          <table:table-cell office:value-type="float" office:value="0.957124" calcext:value-type="float">
            <text:p>0.957124</text:p>
          </table:table-cell>
          <table:table-cell office:value-type="float" office:value="8" calcext:value-type="float">
            <text:p>8</text:p>
          </table:table-cell>
          <table:table-cell office:value-type="float" office:value="128.119415" calcext:value-type="float">
            <text:p>128.119415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8] &lt;&gt; 0;[.B38]-[.$B$2];&quot;&quot;)" office:value-type="float" office:value="0.380000000000109" calcext:value-type="float">
            <text:p>0.38</text:p>
          </table:table-cell>
          <table:table-cell office:value-type="float" office:value="1036.163" calcext:value-type="float">
            <text:p>1036.163</text:p>
          </table:table-cell>
          <table:table-cell office:value-type="float" office:value="-0.318312" calcext:value-type="float">
            <text:p>-0.318312</text:p>
          </table:table-cell>
          <table:table-cell office:value-type="float" office:value="-1.5" calcext:value-type="float">
            <text:p>-1.5</text:p>
          </table:table-cell>
          <table:table-cell office:value-type="float" office:value="0.964296" calcext:value-type="float">
            <text:p>0.964296</text:p>
          </table:table-cell>
          <table:table-cell office:value-type="float" office:value="8" calcext:value-type="float">
            <text:p>8</text:p>
          </table:table-cell>
          <table:table-cell office:value-type="float" office:value="128.125763" calcext:value-type="float">
            <text:p>128.125763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39] &lt;&gt; 0;[.B39]-[.$B$2];&quot;&quot;)" office:value-type="float" office:value="0.380000000000109" calcext:value-type="float">
            <text:p>0.38</text:p>
          </table:table-cell>
          <table:table-cell office:value-type="float" office:value="1036.163" calcext:value-type="float">
            <text:p>1036.163</text:p>
          </table:table-cell>
          <table:table-cell office:value-type="float" office:value="-0.318312" calcext:value-type="float">
            <text:p>-0.318312</text:p>
          </table:table-cell>
          <table:table-cell office:value-type="float" office:value="-1.5" calcext:value-type="float">
            <text:p>-1.5</text:p>
          </table:table-cell>
          <table:table-cell office:value-type="float" office:value="0.964296" calcext:value-type="float">
            <text:p>0.964296</text:p>
          </table:table-cell>
          <table:table-cell office:value-type="float" office:value="8" calcext:value-type="float">
            <text:p>8</text:p>
          </table:table-cell>
          <table:table-cell office:value-type="float" office:value="128.125763" calcext:value-type="float">
            <text:p>128.125763</text:p>
          </table:table-cell>
          <table:table-cell office:value-type="float" office:value="0" calcext:value-type="float">
            <text:p>0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0] &lt;&gt; 0;[.B40]-[.$B$2];&quot;&quot;)" office:value-type="float" office:value="0.3900000000001" calcext:value-type="float">
            <text:p>0.39</text:p>
          </table:table-cell>
          <table:table-cell office:value-type="float" office:value="1036.173" calcext:value-type="float">
            <text:p>1036.173</text:p>
          </table:table-cell>
          <table:table-cell office:value-type="float" office:value="-0.314922" calcext:value-type="float">
            <text:p>-0.314922</text:p>
          </table:table-cell>
          <table:table-cell office:value-type="float" office:value="-1.5" calcext:value-type="float">
            <text:p>-1.5</text:p>
          </table:table-cell>
          <table:table-cell office:value-type="float" office:value="0.970143" calcext:value-type="float">
            <text:p>0.970143</text:p>
          </table:table-cell>
          <table:table-cell office:value-type="float" office:value="8" calcext:value-type="float">
            <text:p>8</text:p>
          </table:table-cell>
          <table:table-cell office:value-type="float" office:value="128.131134" calcext:value-type="float">
            <text:p>128.131134</text:p>
          </table:table-cell>
          <table:table-cell office:value-type="float" office:value="0" calcext:value-type="float">
            <text:p>0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1] &lt;&gt; 0;[.B41]-[.$B$2];&quot;&quot;)" office:value-type="float" office:value="0.400000000000091" calcext:value-type="float">
            <text:p>0.40</text:p>
          </table:table-cell>
          <table:table-cell office:value-type="float" office:value="1036.183" calcext:value-type="float">
            <text:p>1036.183</text:p>
          </table:table-cell>
          <table:table-cell office:value-type="float" office:value="-0.30929" calcext:value-type="float">
            <text:p>-0.30929</text:p>
          </table:table-cell>
          <table:table-cell office:value-type="float" office:value="-1.5" calcext:value-type="float">
            <text:p>-1.5</text:p>
          </table:table-cell>
          <table:table-cell office:value-type="float" office:value="0.976461" calcext:value-type="float">
            <text:p>0.976461</text:p>
          </table:table-cell>
          <table:table-cell office:value-type="float" office:value="8" calcext:value-type="float">
            <text:p>8</text:p>
          </table:table-cell>
          <table:table-cell office:value-type="float" office:value="128.141876" calcext:value-type="float">
            <text:p>128.141876</text:p>
          </table:table-cell>
          <table:table-cell office:value-type="float" office:value="0" calcext:value-type="float">
            <text:p>0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2] &lt;&gt; 0;[.B42]-[.$B$2];&quot;&quot;)" office:value-type="float" office:value="0.420000000000073" calcext:value-type="float">
            <text:p>0.42</text:p>
          </table:table-cell>
          <table:table-cell office:value-type="float" office:value="1036.203" calcext:value-type="float">
            <text:p>1036.203</text:p>
          </table:table-cell>
          <table:table-cell office:value-type="float" office:value="-0.306686" calcext:value-type="float">
            <text:p>-0.306686</text:p>
          </table:table-cell>
          <table:table-cell office:value-type="float" office:value="-1.5" calcext:value-type="float">
            <text:p>-1.5</text:p>
          </table:table-cell>
          <table:table-cell office:value-type="float" office:value="0.986404" calcext:value-type="float">
            <text:p>0.986404</text:p>
          </table:table-cell>
          <table:table-cell office:value-type="float" office:value="8" calcext:value-type="float">
            <text:p>8</text:p>
          </table:table-cell>
          <table:table-cell office:value-type="float" office:value="128.159668" calcext:value-type="float">
            <text:p>128.159668</text:p>
          </table:table-cell>
          <table:table-cell office:value-type="float" office:value="0" calcext:value-type="float">
            <text:p>0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3] &lt;&gt; 0;[.B43]-[.$B$2];&quot;&quot;)" office:value-type="float" office:value="0.430000000000064" calcext:value-type="float">
            <text:p>0.43</text:p>
          </table:table-cell>
          <table:table-cell office:value-type="float" office:value="1036.213" calcext:value-type="float">
            <text:p>1036.213</text:p>
          </table:table-cell>
          <table:table-cell office:value-type="float" office:value="-0.306541" calcext:value-type="float">
            <text:p>-0.306541</text:p>
          </table:table-cell>
          <table:table-cell office:value-type="float" office:value="-1.5" calcext:value-type="float">
            <text:p>-1.5</text:p>
          </table:table-cell>
          <table:table-cell office:value-type="float" office:value="0.988959" calcext:value-type="float">
            <text:p>0.988959</text:p>
          </table:table-cell>
          <table:table-cell office:value-type="float" office:value="8" calcext:value-type="float">
            <text:p>8</text:p>
          </table:table-cell>
          <table:table-cell office:value-type="float" office:value="128.167465" calcext:value-type="float">
            <text:p>128.167465</text:p>
          </table:table-cell>
          <table:table-cell office:value-type="float" office:value="0" calcext:value-type="float">
            <text:p>0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4] &lt;&gt; 0;[.B44]-[.$B$2];&quot;&quot;)" office:value-type="float" office:value="0.440000000000055" calcext:value-type="float">
            <text:p>0.44</text:p>
          </table:table-cell>
          <table:table-cell office:value-type="float" office:value="1036.223" calcext:value-type="float">
            <text:p>1036.223</text:p>
          </table:table-cell>
          <table:table-cell office:value-type="float" office:value="-0.299331" calcext:value-type="float">
            <text:p>-0.299331</text:p>
          </table:table-cell>
          <table:table-cell office:value-type="float" office:value="-1.5" calcext:value-type="float">
            <text:p>-1.5</text:p>
          </table:table-cell>
          <table:table-cell office:value-type="float" office:value="0.979519" calcext:value-type="float">
            <text:p>0.979519</text:p>
          </table:table-cell>
          <table:table-cell office:value-type="float" office:value="8" calcext:value-type="float">
            <text:p>8</text:p>
          </table:table-cell>
          <table:table-cell office:value-type="float" office:value="128.194931" calcext:value-type="float">
            <text:p>128.194931</text:p>
          </table:table-cell>
          <table:table-cell office:value-type="float" office:value="0" calcext:value-type="float">
            <text:p>0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5] &lt;&gt; 0;[.B45]-[.$B$2];&quot;&quot;)" office:value-type="float" office:value="0.440000000000055" calcext:value-type="float">
            <text:p>0.44</text:p>
          </table:table-cell>
          <table:table-cell office:value-type="float" office:value="1036.223" calcext:value-type="float">
            <text:p>1036.223</text:p>
          </table:table-cell>
          <table:table-cell office:value-type="float" office:value="-0.299331" calcext:value-type="float">
            <text:p>-0.299331</text:p>
          </table:table-cell>
          <table:table-cell office:value-type="float" office:value="-1.5" calcext:value-type="float">
            <text:p>-1.5</text:p>
          </table:table-cell>
          <table:table-cell office:value-type="float" office:value="0.979519" calcext:value-type="float">
            <text:p>0.979519</text:p>
          </table:table-cell>
          <table:table-cell office:value-type="float" office:value="8" calcext:value-type="float">
            <text:p>8</text:p>
          </table:table-cell>
          <table:table-cell office:value-type="float" office:value="128.194931" calcext:value-type="float">
            <text:p>128.194931</text:p>
          </table:table-cell>
          <table:table-cell office:value-type="float" office:value="0" calcext:value-type="float">
            <text:p>0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6] &lt;&gt; 0;[.B46]-[.$B$2];&quot;&quot;)" office:value-type="float" office:value="0.450000000000046" calcext:value-type="float">
            <text:p>0.45</text:p>
          </table:table-cell>
          <table:table-cell office:value-type="float" office:value="1036.233" calcext:value-type="float">
            <text:p>1036.233</text:p>
          </table:table-cell>
          <table:table-cell office:value-type="float" office:value="-0.303076" calcext:value-type="float">
            <text:p>-0.303076</text:p>
          </table:table-cell>
          <table:table-cell office:value-type="float" office:value="-1.5" calcext:value-type="float">
            <text:p>-1.5</text:p>
          </table:table-cell>
          <table:table-cell office:value-type="float" office:value="0.980795" calcext:value-type="float">
            <text:p>0.980795</text:p>
          </table:table-cell>
          <table:table-cell office:value-type="float" office:value="8" calcext:value-type="float">
            <text:p>8</text:p>
          </table:table-cell>
          <table:table-cell office:value-type="float" office:value="128.200775" calcext:value-type="float">
            <text:p>128.200775</text:p>
          </table:table-cell>
          <table:table-cell office:value-type="float" office:value="0" calcext:value-type="float">
            <text:p>0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7] &lt;&gt; 0;[.B47]-[.$B$2];&quot;&quot;)" office:value-type="float" office:value="0.450000000000046" calcext:value-type="float">
            <text:p>0.45</text:p>
          </table:table-cell>
          <table:table-cell office:value-type="float" office:value="1036.233" calcext:value-type="float">
            <text:p>1036.233</text:p>
          </table:table-cell>
          <table:table-cell office:value-type="float" office:value="-0.303076" calcext:value-type="float">
            <text:p>-0.303076</text:p>
          </table:table-cell>
          <table:table-cell office:value-type="float" office:value="-1.5" calcext:value-type="float">
            <text:p>-1.5</text:p>
          </table:table-cell>
          <table:table-cell office:value-type="float" office:value="0.980795" calcext:value-type="float">
            <text:p>0.980795</text:p>
          </table:table-cell>
          <table:table-cell office:value-type="float" office:value="8" calcext:value-type="float">
            <text:p>8</text:p>
          </table:table-cell>
          <table:table-cell office:value-type="float" office:value="128.200775" calcext:value-type="float">
            <text:p>128.200775</text:p>
          </table:table-cell>
          <table:table-cell office:value-type="float" office:value="0" calcext:value-type="float">
            <text:p>0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8] &lt;&gt; 0;[.B48]-[.$B$2];&quot;&quot;)" office:value-type="float" office:value="0.480000000000018" calcext:value-type="float">
            <text:p>0.48</text:p>
          </table:table-cell>
          <table:table-cell office:value-type="float" office:value="1036.263" calcext:value-type="float">
            <text:p>1036.263</text:p>
          </table:table-cell>
          <table:table-cell office:value-type="float" office:value="-0.309582" calcext:value-type="float">
            <text:p>-0.309582</text:p>
          </table:table-cell>
          <table:table-cell office:value-type="float" office:value="-1.5" calcext:value-type="float">
            <text:p>-1.5</text:p>
          </table:table-cell>
          <table:table-cell office:value-type="float" office:value="0.979596" calcext:value-type="float">
            <text:p>0.979596</text:p>
          </table:table-cell>
          <table:table-cell office:value-type="float" office:value="8" calcext:value-type="float">
            <text:p>8</text:p>
          </table:table-cell>
          <table:table-cell office:value-type="float" office:value="128.227036" calcext:value-type="float">
            <text:p>128.227036</text:p>
          </table:table-cell>
          <table:table-cell office:value-type="float" office:value="0" calcext:value-type="float">
            <text:p>0</text:p>
          </table:table-cell>
          <table:table-cell office:value-type="float" office:value="0.451776" calcext:value-type="float">
            <text:p>0.45177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49] &lt;&gt; 0;[.B49]-[.$B$2];&quot;&quot;)" office:value-type="float" office:value="0.490000000000009" calcext:value-type="float">
            <text:p>0.49</text:p>
          </table:table-cell>
          <table:table-cell office:value-type="float" office:value="1036.273" calcext:value-type="float">
            <text:p>1036.273</text:p>
          </table:table-cell>
          <table:table-cell office:value-type="float" office:value="-0.309302" calcext:value-type="float">
            <text:p>-0.309302</text:p>
          </table:table-cell>
          <table:table-cell office:value-type="float" office:value="-1.5" calcext:value-type="float">
            <text:p>-1.5</text:p>
          </table:table-cell>
          <table:table-cell office:value-type="float" office:value="0.98255" calcext:value-type="float">
            <text:p>0.98255</text:p>
          </table:table-cell>
          <table:table-cell office:value-type="float" office:value="8" calcext:value-type="float">
            <text:p>8</text:p>
          </table:table-cell>
          <table:table-cell office:value-type="float" office:value="128.2341" calcext:value-type="float">
            <text:p>128.2341</text:p>
          </table:table-cell>
          <table:table-cell office:value-type="float" office:value="0" calcext:value-type="float">
            <text:p>0</text:p>
          </table:table-cell>
          <table:table-cell office:value-type="float" office:value="0.451776" calcext:value-type="float">
            <text:p>0.45177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0] &lt;&gt; 0;[.B50]-[.$B$2];&quot;&quot;)" office:value-type="float" office:value="0.5" calcext:value-type="float">
            <text:p>0.50</text:p>
          </table:table-cell>
          <table:table-cell office:value-type="float" office:value="1036.283" calcext:value-type="float">
            <text:p>1036.283</text:p>
          </table:table-cell>
          <table:table-cell office:value-type="float" office:value="-0.305878" calcext:value-type="float">
            <text:p>-0.305878</text:p>
          </table:table-cell>
          <table:table-cell office:value-type="float" office:value="-1.5" calcext:value-type="float">
            <text:p>-1.5</text:p>
          </table:table-cell>
          <table:table-cell office:value-type="float" office:value="0.98675" calcext:value-type="float">
            <text:p>0.98675</text:p>
          </table:table-cell>
          <table:table-cell office:value-type="float" office:value="8" calcext:value-type="float">
            <text:p>8</text:p>
          </table:table-cell>
          <table:table-cell office:value-type="float" office:value="128.244339" calcext:value-type="float">
            <text:p>128.244339</text:p>
          </table:table-cell>
          <table:table-cell office:value-type="float" office:value="0" calcext:value-type="float">
            <text:p>0</text:p>
          </table:table-cell>
          <table:table-cell office:value-type="float" office:value="0.451776" calcext:value-type="float">
            <text:p>0.45177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1] &lt;&gt; 0;[.B51]-[.$B$2];&quot;&quot;)" office:value-type="float" office:value="0.509999999999991" calcext:value-type="float">
            <text:p>0.51</text:p>
          </table:table-cell>
          <table:table-cell office:value-type="float" office:value="1036.293" calcext:value-type="float">
            <text:p>1036.293</text:p>
          </table:table-cell>
          <table:table-cell office:value-type="float" office:value="-0.304147" calcext:value-type="float">
            <text:p>-0.304147</text:p>
          </table:table-cell>
          <table:table-cell office:value-type="float" office:value="-1.5" calcext:value-type="float">
            <text:p>-1.5</text:p>
          </table:table-cell>
          <table:table-cell office:value-type="float" office:value="0.986981" calcext:value-type="float">
            <text:p>0.986981</text:p>
          </table:table-cell>
          <table:table-cell office:value-type="float" office:value="8" calcext:value-type="float">
            <text:p>8</text:p>
          </table:table-cell>
          <table:table-cell office:value-type="float" office:value="128.250168" calcext:value-type="float">
            <text:p>128.250168</text:p>
          </table:table-cell>
          <table:table-cell office:value-type="float" office:value="0" calcext:value-type="float">
            <text:p>0</text:p>
          </table:table-cell>
          <table:table-cell office:value-type="float" office:value="0.451776" calcext:value-type="float">
            <text:p>0.45177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2] &lt;&gt; 0;[.B52]-[.$B$2];&quot;&quot;)" office:value-type="float" office:value="0.520000000000209" calcext:value-type="float">
            <text:p>0.52</text:p>
          </table:table-cell>
          <table:table-cell office:value-type="float" office:value="1036.303" calcext:value-type="float">
            <text:p>1036.303</text:p>
          </table:table-cell>
          <table:table-cell office:value-type="float" office:value="-0.302414" calcext:value-type="float">
            <text:p>-0.302414</text:p>
          </table:table-cell>
          <table:table-cell office:value-type="float" office:value="-1.5" calcext:value-type="float">
            <text:p>-1.5</text:p>
          </table:table-cell>
          <table:table-cell office:value-type="float" office:value="0.987794" calcext:value-type="float">
            <text:p>0.987794</text:p>
          </table:table-cell>
          <table:table-cell office:value-type="float" office:value="8" calcext:value-type="float">
            <text:p>8</text:p>
          </table:table-cell>
          <table:table-cell office:value-type="float" office:value="128.259399" calcext:value-type="float">
            <text:p>128.259399</text:p>
          </table:table-cell>
          <table:table-cell office:value-type="float" office:value="0" calcext:value-type="float">
            <text:p>0</text:p>
          </table:table-cell>
          <table:table-cell office:value-type="float" office:value="-0.027579" calcext:value-type="float">
            <text:p>-0.02757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3] &lt;&gt; 0;[.B53]-[.$B$2];&quot;&quot;)" office:value-type="float" office:value="0.520000000000209" calcext:value-type="float">
            <text:p>0.52</text:p>
          </table:table-cell>
          <table:table-cell office:value-type="float" office:value="1036.303" calcext:value-type="float">
            <text:p>1036.303</text:p>
          </table:table-cell>
          <table:table-cell office:value-type="float" office:value="-0.302414" calcext:value-type="float">
            <text:p>-0.302414</text:p>
          </table:table-cell>
          <table:table-cell office:value-type="float" office:value="-1.5" calcext:value-type="float">
            <text:p>-1.5</text:p>
          </table:table-cell>
          <table:table-cell office:value-type="float" office:value="0.987794" calcext:value-type="float">
            <text:p>0.987794</text:p>
          </table:table-cell>
          <table:table-cell office:value-type="float" office:value="8" calcext:value-type="float">
            <text:p>8</text:p>
          </table:table-cell>
          <table:table-cell office:value-type="float" office:value="128.259399" calcext:value-type="float">
            <text:p>128.259399</text:p>
          </table:table-cell>
          <table:table-cell office:value-type="float" office:value="0" calcext:value-type="float">
            <text:p>0</text:p>
          </table:table-cell>
          <table:table-cell office:value-type="float" office:value="-0.027579" calcext:value-type="float">
            <text:p>-0.02757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4] &lt;&gt; 0;[.B54]-[.$B$2];&quot;&quot;)" office:value-type="float" office:value="0.540000000000191" calcext:value-type="float">
            <text:p>0.54</text:p>
          </table:table-cell>
          <table:table-cell office:value-type="float" office:value="1036.323" calcext:value-type="float">
            <text:p>1036.323</text:p>
          </table:table-cell>
          <table:table-cell office:value-type="float" office:value="-0.304441" calcext:value-type="float">
            <text:p>-0.304441</text:p>
          </table:table-cell>
          <table:table-cell office:value-type="float" office:value="-1.5" calcext:value-type="float">
            <text:p>-1.5</text:p>
          </table:table-cell>
          <table:table-cell office:value-type="float" office:value="0.98854" calcext:value-type="float">
            <text:p>0.98854</text:p>
          </table:table-cell>
          <table:table-cell office:value-type="float" office:value="8" calcext:value-type="float">
            <text:p>8</text:p>
          </table:table-cell>
          <table:table-cell office:value-type="float" office:value="128.276672" calcext:value-type="float">
            <text:p>128.276672</text:p>
          </table:table-cell>
          <table:table-cell office:value-type="float" office:value="0" calcext:value-type="float">
            <text:p>0</text:p>
          </table:table-cell>
          <table:table-cell office:value-type="float" office:value="-0.027579" calcext:value-type="float">
            <text:p>-0.02757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5] &lt;&gt; 0;[.B55]-[.$B$2];&quot;&quot;)" office:value-type="float" office:value="0.550000000000182" calcext:value-type="float">
            <text:p>0.55</text:p>
          </table:table-cell>
          <table:table-cell office:value-type="float" office:value="1036.333" calcext:value-type="float">
            <text:p>1036.333</text:p>
          </table:table-cell>
          <table:table-cell office:value-type="float" office:value="-0.305823" calcext:value-type="float">
            <text:p>-0.305823</text:p>
          </table:table-cell>
          <table:table-cell office:value-type="float" office:value="-1.5" calcext:value-type="float">
            <text:p>-1.5</text:p>
          </table:table-cell>
          <table:table-cell office:value-type="float" office:value="0.990071" calcext:value-type="float">
            <text:p>0.990071</text:p>
          </table:table-cell>
          <table:table-cell office:value-type="float" office:value="8" calcext:value-type="float">
            <text:p>8</text:p>
          </table:table-cell>
          <table:table-cell office:value-type="float" office:value="128.283722" calcext:value-type="float">
            <text:p>128.283722</text:p>
          </table:table-cell>
          <table:table-cell office:value-type="float" office:value="0" calcext:value-type="float">
            <text:p>0</text:p>
          </table:table-cell>
          <table:table-cell office:value-type="float" office:value="-0.027579" calcext:value-type="float">
            <text:p>-0.02757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6] &lt;&gt; 0;[.B56]-[.$B$2];&quot;&quot;)" office:value-type="float" office:value="0.560000000000173" calcext:value-type="float">
            <text:p>0.56</text:p>
          </table:table-cell>
          <table:table-cell office:value-type="float" office:value="1036.343" calcext:value-type="float">
            <text:p>1036.343</text:p>
          </table:table-cell>
          <table:table-cell office:value-type="float" office:value="-0.309178" calcext:value-type="float">
            <text:p>-0.309178</text:p>
          </table:table-cell>
          <table:table-cell office:value-type="float" office:value="-1.5" calcext:value-type="float">
            <text:p>-1.5</text:p>
          </table:table-cell>
          <table:table-cell office:value-type="float" office:value="0.992322" calcext:value-type="float">
            <text:p>0.992322</text:p>
          </table:table-cell>
          <table:table-cell office:value-type="float" office:value="8" calcext:value-type="float">
            <text:p>8</text:p>
          </table:table-cell>
          <table:table-cell office:value-type="float" office:value="128.296387" calcext:value-type="float">
            <text:p>128.296387</text:p>
          </table:table-cell>
          <table:table-cell office:value-type="float" office:value="0" calcext:value-type="float">
            <text:p>0</text:p>
          </table:table-cell>
          <table:table-cell office:value-type="float" office:value="-0.097525" calcext:value-type="float">
            <text:p>-0.097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7] &lt;&gt; 0;[.B57]-[.$B$2];&quot;&quot;)" office:value-type="float" office:value="0.570000000000164" calcext:value-type="float">
            <text:p>0.57</text:p>
          </table:table-cell>
          <table:table-cell office:value-type="float" office:value="1036.353" calcext:value-type="float">
            <text:p>1036.353</text:p>
          </table:table-cell>
          <table:table-cell office:value-type="float" office:value="-0.310807" calcext:value-type="float">
            <text:p>-0.310807</text:p>
          </table:table-cell>
          <table:table-cell office:value-type="float" office:value="-1.5" calcext:value-type="float">
            <text:p>-1.5</text:p>
          </table:table-cell>
          <table:table-cell office:value-type="float" office:value="0.994318" calcext:value-type="float">
            <text:p>0.994318</text:p>
          </table:table-cell>
          <table:table-cell office:value-type="float" office:value="8" calcext:value-type="float">
            <text:p>8</text:p>
          </table:table-cell>
          <table:table-cell office:value-type="float" office:value="128.305405" calcext:value-type="float">
            <text:p>128.305405</text:p>
          </table:table-cell>
          <table:table-cell office:value-type="float" office:value="0" calcext:value-type="float">
            <text:p>0</text:p>
          </table:table-cell>
          <table:table-cell office:value-type="float" office:value="-0.097525" calcext:value-type="float">
            <text:p>-0.097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8] &lt;&gt; 0;[.B58]-[.$B$2];&quot;&quot;)" office:value-type="float" office:value="0.580000000000155" calcext:value-type="float">
            <text:p>0.58</text:p>
          </table:table-cell>
          <table:table-cell office:value-type="float" office:value="1036.363" calcext:value-type="float">
            <text:p>1036.363</text:p>
          </table:table-cell>
          <table:table-cell office:value-type="float" office:value="-0.312594" calcext:value-type="float">
            <text:p>-0.312594</text:p>
          </table:table-cell>
          <table:table-cell office:value-type="float" office:value="-1.5" calcext:value-type="float">
            <text:p>-1.5</text:p>
          </table:table-cell>
          <table:table-cell office:value-type="float" office:value="0.994794" calcext:value-type="float">
            <text:p>0.994794</text:p>
          </table:table-cell>
          <table:table-cell office:value-type="float" office:value="8" calcext:value-type="float">
            <text:p>8</text:p>
          </table:table-cell>
          <table:table-cell office:value-type="float" office:value="128.316101" calcext:value-type="float">
            <text:p>128.316101</text:p>
          </table:table-cell>
          <table:table-cell office:value-type="float" office:value="0" calcext:value-type="float">
            <text:p>0</text:p>
          </table:table-cell>
          <table:table-cell office:value-type="float" office:value="-0.097525" calcext:value-type="float">
            <text:p>-0.097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59] &lt;&gt; 0;[.B59]-[.$B$2];&quot;&quot;)" office:value-type="float" office:value="0.590000000000146" calcext:value-type="float">
            <text:p>0.59</text:p>
          </table:table-cell>
          <table:table-cell office:value-type="float" office:value="1036.373" calcext:value-type="float">
            <text:p>1036.373</text:p>
          </table:table-cell>
          <table:table-cell office:value-type="float" office:value="-0.3124" calcext:value-type="float">
            <text:p>-0.3124</text:p>
          </table:table-cell>
          <table:table-cell office:value-type="float" office:value="-1.5" calcext:value-type="float">
            <text:p>-1.5</text:p>
          </table:table-cell>
          <table:table-cell office:value-type="float" office:value="0.994753" calcext:value-type="float">
            <text:p>0.994753</text:p>
          </table:table-cell>
          <table:table-cell office:value-type="float" office:value="8" calcext:value-type="float">
            <text:p>8</text:p>
          </table:table-cell>
          <table:table-cell office:value-type="float" office:value="128.323395" calcext:value-type="float">
            <text:p>128.323395</text:p>
          </table:table-cell>
          <table:table-cell office:value-type="float" office:value="0" calcext:value-type="float">
            <text:p>0</text:p>
          </table:table-cell>
          <table:table-cell office:value-type="float" office:value="-0.097525" calcext:value-type="float">
            <text:p>-0.0975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0] &lt;&gt; 0;[.B60]-[.$B$2];&quot;&quot;)" office:value-type="float" office:value="0.600000000000136" calcext:value-type="float">
            <text:p>0.60</text:p>
          </table:table-cell>
          <table:table-cell office:value-type="float" office:value="1036.383" calcext:value-type="float">
            <text:p>1036.383</text:p>
          </table:table-cell>
          <table:table-cell office:value-type="float" office:value="-0.311977" calcext:value-type="float">
            <text:p>-0.311977</text:p>
          </table:table-cell>
          <table:table-cell office:value-type="float" office:value="-1.5" calcext:value-type="float">
            <text:p>-1.5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8" calcext:value-type="float">
            <text:p>8</text:p>
          </table:table-cell>
          <table:table-cell office:value-type="float" office:value="128.333389" calcext:value-type="float">
            <text:p>128.333389</text:p>
          </table:table-cell>
          <table:table-cell office:value-type="float" office:value="0" calcext:value-type="float">
            <text:p>0</text:p>
          </table:table-cell>
          <table:table-cell office:value-type="float" office:value="-0.313528" calcext:value-type="float">
            <text:p>-0.31352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1] &lt;&gt; 0;[.B61]-[.$B$2];&quot;&quot;)" office:value-type="float" office:value="0.610000000000127" calcext:value-type="float">
            <text:p>0.61</text:p>
          </table:table-cell>
          <table:table-cell office:value-type="float" office:value="1036.393" calcext:value-type="float">
            <text:p>1036.393</text:p>
          </table:table-cell>
          <table:table-cell office:value-type="float" office:value="-0.309684" calcext:value-type="float">
            <text:p>-0.309684</text:p>
          </table:table-cell>
          <table:table-cell office:value-type="float" office:value="-1.5" calcext:value-type="float">
            <text:p>-1.5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8" calcext:value-type="float">
            <text:p>8</text:p>
          </table:table-cell>
          <table:table-cell office:value-type="float" office:value="128.341171" calcext:value-type="float">
            <text:p>128.341171</text:p>
          </table:table-cell>
          <table:table-cell office:value-type="float" office:value="0" calcext:value-type="float">
            <text:p>0</text:p>
          </table:table-cell>
          <table:table-cell office:value-type="float" office:value="-0.313528" calcext:value-type="float">
            <text:p>-0.31352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2] &lt;&gt; 0;[.B62]-[.$B$2];&quot;&quot;)" office:value-type="float" office:value="0.620000000000118" calcext:value-type="float">
            <text:p>0.62</text:p>
          </table:table-cell>
          <table:table-cell office:value-type="float" office:value="1036.403" calcext:value-type="float">
            <text:p>1036.403</text:p>
          </table:table-cell>
          <table:table-cell office:value-type="float" office:value="-0.307436" calcext:value-type="float">
            <text:p>-0.307436</text:p>
          </table:table-cell>
          <table:table-cell office:value-type="float" office:value="-1.5" calcext:value-type="float">
            <text:p>-1.5</text:p>
          </table:table-cell>
          <table:table-cell office:value-type="float" office:value="1.002177" calcext:value-type="float">
            <text:p>1.002177</text:p>
          </table:table-cell>
          <table:table-cell office:value-type="float" office:value="8" calcext:value-type="float">
            <text:p>8</text:p>
          </table:table-cell>
          <table:table-cell office:value-type="float" office:value="128.351151" calcext:value-type="float">
            <text:p>128.351151</text:p>
          </table:table-cell>
          <table:table-cell office:value-type="float" office:value="0" calcext:value-type="float">
            <text:p>0</text:p>
          </table:table-cell>
          <table:table-cell office:value-type="float" office:value="-0.313528" calcext:value-type="float">
            <text:p>-0.31352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3] &lt;&gt; 0;[.B63]-[.$B$2];&quot;&quot;)" office:value-type="float" office:value="0.630000000000109" calcext:value-type="float">
            <text:p>0.63</text:p>
          </table:table-cell>
          <table:table-cell office:value-type="float" office:value="1036.413" calcext:value-type="float">
            <text:p>1036.413</text:p>
          </table:table-cell>
          <table:table-cell office:value-type="float" office:value="-0.305016" calcext:value-type="float">
            <text:p>-0.305016</text:p>
          </table:table-cell>
          <table:table-cell office:value-type="float" office:value="-1.5" calcext:value-type="float">
            <text:p>-1.5</text:p>
          </table:table-cell>
          <table:table-cell office:value-type="float" office:value="1.002738" calcext:value-type="float">
            <text:p>1.002738</text:p>
          </table:table-cell>
          <table:table-cell office:value-type="float" office:value="8" calcext:value-type="float">
            <text:p>8</text:p>
          </table:table-cell>
          <table:table-cell office:value-type="float" office:value="128.35675" calcext:value-type="float">
            <text:p>128.35675</text:p>
          </table:table-cell>
          <table:table-cell office:value-type="float" office:value="0" calcext:value-type="float">
            <text:p>0</text:p>
          </table:table-cell>
          <table:table-cell office:value-type="float" office:value="-0.313528" calcext:value-type="float">
            <text:p>-0.31352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4] &lt;&gt; 0;[.B64]-[.$B$2];&quot;&quot;)" office:value-type="float" office:value="0.6400000000001" calcext:value-type="float">
            <text:p>0.64</text:p>
          </table:table-cell>
          <table:table-cell office:value-type="float" office:value="1036.423" calcext:value-type="float">
            <text:p>1036.423</text:p>
          </table:table-cell>
          <table:table-cell office:value-type="float" office:value="-0.304488" calcext:value-type="float">
            <text:p>-0.304488</text:p>
          </table:table-cell>
          <table:table-cell office:value-type="float" office:value="-1.5" calcext:value-type="float">
            <text:p>-1.5</text:p>
          </table:table-cell>
          <table:table-cell office:value-type="float" office:value="1.002654" calcext:value-type="float">
            <text:p>1.002654</text:p>
          </table:table-cell>
          <table:table-cell office:value-type="float" office:value="8" calcext:value-type="float">
            <text:p>8</text:p>
          </table:table-cell>
          <table:table-cell office:value-type="float" office:value="128.365021" calcext:value-type="float">
            <text:p>128.365021</text:p>
          </table:table-cell>
          <table:table-cell office:value-type="float" office:value="0" calcext:value-type="float">
            <text:p>0</text:p>
          </table:table-cell>
          <table:table-cell office:value-type="float" office:value="0.180215" calcext:value-type="float">
            <text:p>0.18021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5] &lt;&gt; 0;[.B65]-[.$B$2];&quot;&quot;)" office:value-type="float" office:value="0.650000000000091" calcext:value-type="float">
            <text:p>0.65</text:p>
          </table:table-cell>
          <table:table-cell office:value-type="float" office:value="1036.433" calcext:value-type="float">
            <text:p>1036.433</text:p>
          </table:table-cell>
          <table:table-cell office:value-type="float" office:value="-0.304151" calcext:value-type="float">
            <text:p>-0.304151</text:p>
          </table:table-cell>
          <table:table-cell office:value-type="float" office:value="-1.5" calcext:value-type="float">
            <text:p>-1.5</text:p>
          </table:table-cell>
          <table:table-cell office:value-type="float" office:value="1.002426" calcext:value-type="float">
            <text:p>1.002426</text:p>
          </table:table-cell>
          <table:table-cell office:value-type="float" office:value="8" calcext:value-type="float">
            <text:p>8</text:p>
          </table:table-cell>
          <table:table-cell office:value-type="float" office:value="128.370117" calcext:value-type="float">
            <text:p>128.370117</text:p>
          </table:table-cell>
          <table:table-cell office:value-type="float" office:value="0" calcext:value-type="float">
            <text:p>0</text:p>
          </table:table-cell>
          <table:table-cell office:value-type="float" office:value="0.180215" calcext:value-type="float">
            <text:p>0.18021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6] &lt;&gt; 0;[.B66]-[.$B$2];&quot;&quot;)" office:value-type="float" office:value="0.660000000000082" calcext:value-type="float">
            <text:p>0.66</text:p>
          </table:table-cell>
          <table:table-cell office:value-type="float" office:value="1036.443" calcext:value-type="float">
            <text:p>1036.443</text:p>
          </table:table-cell>
          <table:table-cell office:value-type="float" office:value="-0.303017" calcext:value-type="float">
            <text:p>-0.303017</text:p>
          </table:table-cell>
          <table:table-cell office:value-type="float" office:value="-1.5" calcext:value-type="float">
            <text:p>-1.5</text:p>
          </table:table-cell>
          <table:table-cell office:value-type="float" office:value="1.00293" calcext:value-type="float">
            <text:p>1.00293</text:p>
          </table:table-cell>
          <table:table-cell office:value-type="float" office:value="8" calcext:value-type="float">
            <text:p>8</text:p>
          </table:table-cell>
          <table:table-cell office:value-type="float" office:value="128.377884" calcext:value-type="float">
            <text:p>128.377884</text:p>
          </table:table-cell>
          <table:table-cell office:value-type="float" office:value="0" calcext:value-type="float">
            <text:p>0</text:p>
          </table:table-cell>
          <table:table-cell office:value-type="float" office:value="0.180215" calcext:value-type="float">
            <text:p>0.18021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7] &lt;&gt; 0;[.B67]-[.$B$2];&quot;&quot;)" office:value-type="float" office:value="0.670000000000073" calcext:value-type="float">
            <text:p>0.67</text:p>
          </table:table-cell>
          <table:table-cell office:value-type="float" office:value="1036.453" calcext:value-type="float">
            <text:p>1036.453</text:p>
          </table:table-cell>
          <table:table-cell office:value-type="float" office:value="-0.303358" calcext:value-type="float">
            <text:p>-0.303358</text:p>
          </table:table-cell>
          <table:table-cell office:value-type="float" office:value="-1.5" calcext:value-type="float">
            <text:p>-1.5</text:p>
          </table:table-cell>
          <table:table-cell office:value-type="float" office:value="1.002744" calcext:value-type="float">
            <text:p>1.002744</text:p>
          </table:table-cell>
          <table:table-cell office:value-type="float" office:value="8" calcext:value-type="float">
            <text:p>8</text:p>
          </table:table-cell>
          <table:table-cell office:value-type="float" office:value="128.383469" calcext:value-type="float">
            <text:p>128.383469</text:p>
          </table:table-cell>
          <table:table-cell office:value-type="float" office:value="0" calcext:value-type="float">
            <text:p>0</text:p>
          </table:table-cell>
          <table:table-cell office:value-type="float" office:value="0.180215" calcext:value-type="float">
            <text:p>0.18021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8] &lt;&gt; 0;[.B68]-[.$B$2];&quot;&quot;)" office:value-type="float" office:value="0.680000000000064" calcext:value-type="float">
            <text:p>0.68</text:p>
          </table:table-cell>
          <table:table-cell office:value-type="float" office:value="1036.463" calcext:value-type="float">
            <text:p>1036.463</text:p>
          </table:table-cell>
          <table:table-cell office:value-type="float" office:value="-0.302495" calcext:value-type="float">
            <text:p>-0.302495</text:p>
          </table:table-cell>
          <table:table-cell office:value-type="float" office:value="-1.5" calcext:value-type="float">
            <text:p>-1.5</text:p>
          </table:table-cell>
          <table:table-cell office:value-type="float" office:value="1.003554" calcext:value-type="float">
            <text:p>1.003554</text:p>
          </table:table-cell>
          <table:table-cell office:value-type="float" office:value="8" calcext:value-type="float">
            <text:p>8</text:p>
          </table:table-cell>
          <table:table-cell office:value-type="float" office:value="128.391251" calcext:value-type="float">
            <text:p>128.391251</text:p>
          </table:table-cell>
          <table:table-cell office:value-type="float" office:value="0" calcext:value-type="float">
            <text:p>0</text:p>
          </table:table-cell>
          <table:table-cell office:value-type="float" office:value="-0.543936" calcext:value-type="float">
            <text:p>-0.54393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69] &lt;&gt; 0;[.B69]-[.$B$2];&quot;&quot;)" office:value-type="float" office:value="0.690000000000055" calcext:value-type="float">
            <text:p>0.69</text:p>
          </table:table-cell>
          <table:table-cell office:value-type="float" office:value="1036.473" calcext:value-type="float">
            <text:p>1036.473</text:p>
          </table:table-cell>
          <table:table-cell office:value-type="float" office:value="-0.302932" calcext:value-type="float">
            <text:p>-0.302932</text:p>
          </table:table-cell>
          <table:table-cell office:value-type="float" office:value="-1.5" calcext:value-type="float">
            <text:p>-1.5</text:p>
          </table:table-cell>
          <table:table-cell office:value-type="float" office:value="1.004359" calcext:value-type="float">
            <text:p>1.004359</text:p>
          </table:table-cell>
          <table:table-cell office:value-type="float" office:value="8" calcext:value-type="float">
            <text:p>8</text:p>
          </table:table-cell>
          <table:table-cell office:value-type="float" office:value="128.397079" calcext:value-type="float">
            <text:p>128.397079</text:p>
          </table:table-cell>
          <table:table-cell office:value-type="float" office:value="0" calcext:value-type="float">
            <text:p>0</text:p>
          </table:table-cell>
          <table:table-cell office:value-type="float" office:value="-0.543936" calcext:value-type="float">
            <text:p>-0.54393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0] &lt;&gt; 0;[.B70]-[.$B$2];&quot;&quot;)" office:value-type="float" office:value="0.710000000000036" calcext:value-type="float">
            <text:p>0.71</text:p>
          </table:table-cell>
          <table:table-cell office:value-type="float" office:value="1036.493" calcext:value-type="float">
            <text:p>1036.493</text:p>
          </table:table-cell>
          <table:table-cell office:value-type="float" office:value="-0.30106" calcext:value-type="float">
            <text:p>-0.30106</text:p>
          </table:table-cell>
          <table:table-cell office:value-type="float" office:value="-1.5" calcext:value-type="float">
            <text:p>-1.5</text:p>
          </table:table-cell>
          <table:table-cell office:value-type="float" office:value="1.009388" calcext:value-type="float">
            <text:p>1.009388</text:p>
          </table:table-cell>
          <table:table-cell office:value-type="float" office:value="8" calcext:value-type="float">
            <text:p>8</text:p>
          </table:table-cell>
          <table:table-cell office:value-type="float" office:value="128.413635" calcext:value-type="float">
            <text:p>128.413635</text:p>
          </table:table-cell>
          <table:table-cell office:value-type="float" office:value="0" calcext:value-type="float">
            <text:p>0</text:p>
          </table:table-cell>
          <table:table-cell office:value-type="float" office:value="-0.543936" calcext:value-type="float">
            <text:p>-0.54393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1] &lt;&gt; 0;[.B71]-[.$B$2];&quot;&quot;)" office:value-type="float" office:value="0.720000000000027" calcext:value-type="float">
            <text:p>0.72</text:p>
          </table:table-cell>
          <table:table-cell office:value-type="float" office:value="1036.503" calcext:value-type="float">
            <text:p>1036.503</text:p>
          </table:table-cell>
          <table:table-cell office:value-type="float" office:value="-0.302185" calcext:value-type="float">
            <text:p>-0.302185</text:p>
          </table:table-cell>
          <table:table-cell office:value-type="float" office:value="-1.5" calcext:value-type="float">
            <text:p>-1.5</text:p>
          </table:table-cell>
          <table:table-cell office:value-type="float" office:value="1.011664" calcext:value-type="float">
            <text:p>1.011664</text:p>
          </table:table-cell>
          <table:table-cell office:value-type="float" office:value="8" calcext:value-type="float">
            <text:p>8</text:p>
          </table:table-cell>
          <table:table-cell office:value-type="float" office:value="128.425568" calcext:value-type="float">
            <text:p>128.425568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2] &lt;&gt; 0;[.B72]-[.$B$2];&quot;&quot;)" office:value-type="float" office:value="0.720000000000027" calcext:value-type="float">
            <text:p>0.72</text:p>
          </table:table-cell>
          <table:table-cell office:value-type="float" office:value="1036.503" calcext:value-type="float">
            <text:p>1036.503</text:p>
          </table:table-cell>
          <table:table-cell office:value-type="float" office:value="-0.302185" calcext:value-type="float">
            <text:p>-0.302185</text:p>
          </table:table-cell>
          <table:table-cell office:value-type="float" office:value="-1.5" calcext:value-type="float">
            <text:p>-1.5</text:p>
          </table:table-cell>
          <table:table-cell office:value-type="float" office:value="1.011664" calcext:value-type="float">
            <text:p>1.011664</text:p>
          </table:table-cell>
          <table:table-cell office:value-type="float" office:value="8" calcext:value-type="float">
            <text:p>8</text:p>
          </table:table-cell>
          <table:table-cell office:value-type="float" office:value="128.425568" calcext:value-type="float">
            <text:p>128.425568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3] &lt;&gt; 0;[.B73]-[.$B$2];&quot;&quot;)" office:value-type="float" office:value="0.740000000000009" calcext:value-type="float">
            <text:p>0.74</text:p>
          </table:table-cell>
          <table:table-cell office:value-type="float" office:value="1036.523" calcext:value-type="float">
            <text:p>1036.523</text:p>
          </table:table-cell>
          <table:table-cell office:value-type="float" office:value="-0.30642" calcext:value-type="float">
            <text:p>-0.30642</text:p>
          </table:table-cell>
          <table:table-cell office:value-type="float" office:value="-1.5" calcext:value-type="float">
            <text:p>-1.5</text:p>
          </table:table-cell>
          <table:table-cell office:value-type="float" office:value="1.011331" calcext:value-type="float">
            <text:p>1.011331</text:p>
          </table:table-cell>
          <table:table-cell office:value-type="float" office:value="8" calcext:value-type="float">
            <text:p>8</text:p>
          </table:table-cell>
          <table:table-cell office:value-type="float" office:value="128.443329" calcext:value-type="float">
            <text:p>128.443329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4] &lt;&gt; 0;[.B74]-[.$B$2];&quot;&quot;)" office:value-type="float" office:value="0.740000000000009" calcext:value-type="float">
            <text:p>0.74</text:p>
          </table:table-cell>
          <table:table-cell office:value-type="float" office:value="1036.523" calcext:value-type="float">
            <text:p>1036.523</text:p>
          </table:table-cell>
          <table:table-cell office:value-type="float" office:value="-0.30642" calcext:value-type="float">
            <text:p>-0.30642</text:p>
          </table:table-cell>
          <table:table-cell office:value-type="float" office:value="-1.5" calcext:value-type="float">
            <text:p>-1.5</text:p>
          </table:table-cell>
          <table:table-cell office:value-type="float" office:value="1.011331" calcext:value-type="float">
            <text:p>1.011331</text:p>
          </table:table-cell>
          <table:table-cell office:value-type="float" office:value="8" calcext:value-type="float">
            <text:p>8</text:p>
          </table:table-cell>
          <table:table-cell office:value-type="float" office:value="128.443329" calcext:value-type="float">
            <text:p>128.443329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5] &lt;&gt; 0;[.B75]-[.$B$2];&quot;&quot;)" office:value-type="float" office:value="0.75" calcext:value-type="float">
            <text:p>0.75</text:p>
          </table:table-cell>
          <table:table-cell office:value-type="float" office:value="1036.533" calcext:value-type="float">
            <text:p>1036.533</text:p>
          </table:table-cell>
          <table:table-cell office:value-type="float" office:value="-0.30888" calcext:value-type="float">
            <text:p>-0.30888</text:p>
          </table:table-cell>
          <table:table-cell office:value-type="float" office:value="-1.5" calcext:value-type="float">
            <text:p>-1.5</text:p>
          </table:table-cell>
          <table:table-cell office:value-type="float" office:value="1.011261" calcext:value-type="float">
            <text:p>1.011261</text:p>
          </table:table-cell>
          <table:table-cell office:value-type="float" office:value="8" calcext:value-type="float">
            <text:p>8</text:p>
          </table:table-cell>
          <table:table-cell office:value-type="float" office:value="128.450378" calcext:value-type="float">
            <text:p>128.450378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6] &lt;&gt; 0;[.B76]-[.$B$2];&quot;&quot;)" office:value-type="float" office:value="0.770000000000209" calcext:value-type="float">
            <text:p>0.77</text:p>
          </table:table-cell>
          <table:table-cell office:value-type="float" office:value="1036.553" calcext:value-type="float">
            <text:p>1036.553</text:p>
          </table:table-cell>
          <table:table-cell office:value-type="float" office:value="-0.311654" calcext:value-type="float">
            <text:p>-0.311654</text:p>
          </table:table-cell>
          <table:table-cell office:value-type="float" office:value="-1.5" calcext:value-type="float">
            <text:p>-1.5</text:p>
          </table:table-cell>
          <table:table-cell office:value-type="float" office:value="1.010031" calcext:value-type="float">
            <text:p>1.010031</text:p>
          </table:table-cell>
          <table:table-cell office:value-type="float" office:value="8" calcext:value-type="float">
            <text:p>8</text:p>
          </table:table-cell>
          <table:table-cell office:value-type="float" office:value="128.464935" calcext:value-type="float">
            <text:p>128.464935</text:p>
          </table:table-cell>
          <table:table-cell office:value-type="float" office:value="0" calcext:value-type="float">
            <text:p>0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7] &lt;&gt; 0;[.B77]-[.$B$2];&quot;&quot;)" office:value-type="float" office:value="0.7800000000002" calcext:value-type="float">
            <text:p>0.78</text:p>
          </table:table-cell>
          <table:table-cell office:value-type="float" office:value="1036.563" calcext:value-type="float">
            <text:p>1036.563</text:p>
          </table:table-cell>
          <table:table-cell office:value-type="float" office:value="-0.312371" calcext:value-type="float">
            <text:p>-0.312371</text:p>
          </table:table-cell>
          <table:table-cell office:value-type="float" office:value="-1.5" calcext:value-type="float">
            <text:p>-1.5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8" calcext:value-type="float">
            <text:p>8</text:p>
          </table:table-cell>
          <table:table-cell office:value-type="float" office:value="128.472946" calcext:value-type="float">
            <text:p>128.472946</text:p>
          </table:table-cell>
          <table:table-cell office:value-type="float" office:value="0" calcext:value-type="float">
            <text:p>0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8] &lt;&gt; 0;[.B78]-[.$B$2];&quot;&quot;)" office:value-type="float" office:value="0.7800000000002" calcext:value-type="float">
            <text:p>0.78</text:p>
          </table:table-cell>
          <table:table-cell office:value-type="float" office:value="1036.563" calcext:value-type="float">
            <text:p>1036.563</text:p>
          </table:table-cell>
          <table:table-cell office:value-type="float" office:value="-0.312371" calcext:value-type="float">
            <text:p>-0.312371</text:p>
          </table:table-cell>
          <table:table-cell office:value-type="float" office:value="-1.5" calcext:value-type="float">
            <text:p>-1.5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8" calcext:value-type="float">
            <text:p>8</text:p>
          </table:table-cell>
          <table:table-cell office:value-type="float" office:value="128.472946" calcext:value-type="float">
            <text:p>128.472946</text:p>
          </table:table-cell>
          <table:table-cell office:value-type="float" office:value="0" calcext:value-type="float">
            <text:p>0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79] &lt;&gt; 0;[.B79]-[.$B$2];&quot;&quot;)" office:value-type="float" office:value="0.7800000000002" calcext:value-type="float">
            <text:p>0.78</text:p>
          </table:table-cell>
          <table:table-cell office:value-type="float" office:value="1036.563" calcext:value-type="float">
            <text:p>1036.563</text:p>
          </table:table-cell>
          <table:table-cell office:value-type="float" office:value="-0.312371" calcext:value-type="float">
            <text:p>-0.312371</text:p>
          </table:table-cell>
          <table:table-cell office:value-type="float" office:value="-1.5" calcext:value-type="float">
            <text:p>-1.5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8" calcext:value-type="float">
            <text:p>8</text:p>
          </table:table-cell>
          <table:table-cell office:value-type="float" office:value="128.472946" calcext:value-type="float">
            <text:p>128.472946</text:p>
          </table:table-cell>
          <table:table-cell office:value-type="float" office:value="0" calcext:value-type="float">
            <text:p>0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0] &lt;&gt; 0;[.B80]-[.$B$2];&quot;&quot;)" office:value-type="float" office:value="0.7800000000002" calcext:value-type="float">
            <text:p>0.78</text:p>
          </table:table-cell>
          <table:table-cell office:value-type="float" office:value="1036.563" calcext:value-type="float">
            <text:p>1036.563</text:p>
          </table:table-cell>
          <table:table-cell office:value-type="float" office:value="-0.312371" calcext:value-type="float">
            <text:p>-0.312371</text:p>
          </table:table-cell>
          <table:table-cell office:value-type="float" office:value="-1.5" calcext:value-type="float">
            <text:p>-1.5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8" calcext:value-type="float">
            <text:p>8</text:p>
          </table:table-cell>
          <table:table-cell office:value-type="float" office:value="128.472946" calcext:value-type="float">
            <text:p>128.472946</text:p>
          </table:table-cell>
          <table:table-cell office:value-type="float" office:value="0" calcext:value-type="float">
            <text:p>0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1] &lt;&gt; 0;[.B81]-[.$B$2];&quot;&quot;)" office:value-type="float" office:value="0.820000000000164" calcext:value-type="float">
            <text:p>0.82</text:p>
          </table:table-cell>
          <table:table-cell office:value-type="float" office:value="1036.603" calcext:value-type="float">
            <text:p>1036.603</text:p>
          </table:table-cell>
          <table:table-cell office:value-type="float" office:value="-0.308042" calcext:value-type="float">
            <text:p>-0.308042</text:p>
          </table:table-cell>
          <table:table-cell office:value-type="float" office:value="-1.5" calcext:value-type="float">
            <text:p>-1.5</text:p>
          </table:table-cell>
          <table:table-cell office:value-type="float" office:value="1.017307" calcext:value-type="float">
            <text:p>1.017307</text:p>
          </table:table-cell>
          <table:table-cell office:value-type="float" office:value="8" calcext:value-type="float">
            <text:p>8</text:p>
          </table:table-cell>
          <table:table-cell office:value-type="float" office:value="128.498703" calcext:value-type="float">
            <text:p>128.498703</text:p>
          </table:table-cell>
          <table:table-cell office:value-type="float" office:value="0" calcext:value-type="float">
            <text:p>0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2] &lt;&gt; 0;[.B82]-[.$B$2];&quot;&quot;)" office:value-type="float" office:value="0.820000000000164" calcext:value-type="float">
            <text:p>0.82</text:p>
          </table:table-cell>
          <table:table-cell office:value-type="float" office:value="1036.603" calcext:value-type="float">
            <text:p>1036.603</text:p>
          </table:table-cell>
          <table:table-cell office:value-type="float" office:value="-0.308042" calcext:value-type="float">
            <text:p>-0.308042</text:p>
          </table:table-cell>
          <table:table-cell office:value-type="float" office:value="-1.5" calcext:value-type="float">
            <text:p>-1.5</text:p>
          </table:table-cell>
          <table:table-cell office:value-type="float" office:value="1.017307" calcext:value-type="float">
            <text:p>1.017307</text:p>
          </table:table-cell>
          <table:table-cell office:value-type="float" office:value="8" calcext:value-type="float">
            <text:p>8</text:p>
          </table:table-cell>
          <table:table-cell office:value-type="float" office:value="128.498703" calcext:value-type="float">
            <text:p>128.498703</text:p>
          </table:table-cell>
          <table:table-cell office:value-type="float" office:value="0" calcext:value-type="float">
            <text:p>0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3] &lt;&gt; 0;[.B83]-[.$B$2];&quot;&quot;)" office:value-type="float" office:value="0.840000000000146" calcext:value-type="float">
            <text:p>0.84</text:p>
          </table:table-cell>
          <table:table-cell office:value-type="float" office:value="1036.623" calcext:value-type="float">
            <text:p>1036.623</text:p>
          </table:table-cell>
          <table:table-cell office:value-type="float" office:value="-0.296457" calcext:value-type="float">
            <text:p>-0.296457</text:p>
          </table:table-cell>
          <table:table-cell office:value-type="float" office:value="-1.5" calcext:value-type="float">
            <text:p>-1.5</text:p>
          </table:table-cell>
          <table:table-cell office:value-type="float" office:value="1.027937" calcext:value-type="float">
            <text:p>1.027937</text:p>
          </table:table-cell>
          <table:table-cell office:value-type="float" office:value="8" calcext:value-type="float">
            <text:p>8</text:p>
          </table:table-cell>
          <table:table-cell office:value-type="float" office:value="128.501099" calcext:value-type="float">
            <text:p>128.501099</text:p>
          </table:table-cell>
          <table:table-cell office:value-type="float" office:value="0" calcext:value-type="float">
            <text:p>0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4] &lt;&gt; 0;[.B84]-[.$B$2];&quot;&quot;)" office:value-type="float" office:value="0.850000000000136" calcext:value-type="float">
            <text:p>0.85</text:p>
          </table:table-cell>
          <table:table-cell office:value-type="float" office:value="1036.633" calcext:value-type="float">
            <text:p>1036.633</text:p>
          </table:table-cell>
          <table:table-cell office:value-type="float" office:value="-0.296873" calcext:value-type="float">
            <text:p>-0.296873</text:p>
          </table:table-cell>
          <table:table-cell office:value-type="float" office:value="-1.5" calcext:value-type="float">
            <text:p>-1.5</text:p>
          </table:table-cell>
          <table:table-cell office:value-type="float" office:value="1.039328" calcext:value-type="float">
            <text:p>1.039328</text:p>
          </table:table-cell>
          <table:table-cell office:value-type="float" office:value="8" calcext:value-type="float">
            <text:p>8</text:p>
          </table:table-cell>
          <table:table-cell office:value-type="float" office:value="128.498688" calcext:value-type="float">
            <text:p>128.498688</text:p>
          </table:table-cell>
          <table:table-cell office:value-type="float" office:value="0" calcext:value-type="float">
            <text:p>0</text:p>
          </table:table-cell>
          <table:table-cell office:value-type="float" office:value="0.18638" calcext:value-type="float">
            <text:p>0.186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5] &lt;&gt; 0;[.B85]-[.$B$2];&quot;&quot;)" office:value-type="float" office:value="0.860000000000127" calcext:value-type="float">
            <text:p>0.86</text:p>
          </table:table-cell>
          <table:table-cell office:value-type="float" office:value="1036.643" calcext:value-type="float">
            <text:p>1036.643</text:p>
          </table:table-cell>
          <table:table-cell office:value-type="float" office:value="-0.286523" calcext:value-type="float">
            <text:p>-0.286523</text:p>
          </table:table-cell>
          <table:table-cell office:value-type="float" office:value="-1.5" calcext:value-type="float">
            <text:p>-1.5</text:p>
          </table:table-cell>
          <table:table-cell office:value-type="float" office:value="1.039982" calcext:value-type="float">
            <text:p>1.039982</text:p>
          </table:table-cell>
          <table:table-cell office:value-type="float" office:value="8" calcext:value-type="float">
            <text:p>8</text:p>
          </table:table-cell>
          <table:table-cell office:value-type="float" office:value="128.505203" calcext:value-type="float">
            <text:p>128.505203</text:p>
          </table:table-cell>
          <table:table-cell office:value-type="float" office:value="0" calcext:value-type="float">
            <text:p>0</text:p>
          </table:table-cell>
          <table:table-cell office:value-type="float" office:value="0.18638" calcext:value-type="float">
            <text:p>0.186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6] &lt;&gt; 0;[.B86]-[.$B$2];&quot;&quot;)" office:value-type="float" office:value="0.870000000000118" calcext:value-type="float">
            <text:p>0.87</text:p>
          </table:table-cell>
          <table:table-cell office:value-type="float" office:value="1036.653" calcext:value-type="float">
            <text:p>1036.653</text:p>
          </table:table-cell>
          <table:table-cell office:value-type="float" office:value="-0.27393" calcext:value-type="float">
            <text:p>-0.27393</text:p>
          </table:table-cell>
          <table:table-cell office:value-type="float" office:value="-1.5" calcext:value-type="float">
            <text:p>-1.5</text:p>
          </table:table-cell>
          <table:table-cell office:value-type="float" office:value="1.054839" calcext:value-type="float">
            <text:p>1.054839</text:p>
          </table:table-cell>
          <table:table-cell office:value-type="float" office:value="8" calcext:value-type="float">
            <text:p>8</text:p>
          </table:table-cell>
          <table:table-cell office:value-type="float" office:value="128.50354" calcext:value-type="float">
            <text:p>128.50354</text:p>
          </table:table-cell>
          <table:table-cell office:value-type="float" office:value="0" calcext:value-type="float">
            <text:p>0</text:p>
          </table:table-cell>
          <table:table-cell office:value-type="float" office:value="0.18638" calcext:value-type="float">
            <text:p>0.186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7] &lt;&gt; 0;[.B87]-[.$B$2];&quot;&quot;)" office:value-type="float" office:value="0.880000000000109" calcext:value-type="float">
            <text:p>0.88</text:p>
          </table:table-cell>
          <table:table-cell office:value-type="float" office:value="1036.663" calcext:value-type="float">
            <text:p>1036.663</text:p>
          </table:table-cell>
          <table:table-cell office:value-type="float" office:value="-0.260126" calcext:value-type="float">
            <text:p>-0.260126</text:p>
          </table:table-cell>
          <table:table-cell office:value-type="float" office:value="-1.5" calcext:value-type="float">
            <text:p>-1.5</text:p>
          </table:table-cell>
          <table:table-cell office:value-type="float" office:value="1.064777" calcext:value-type="float">
            <text:p>1.064777</text:p>
          </table:table-cell>
          <table:table-cell office:value-type="float" office:value="8" calcext:value-type="float">
            <text:p>8</text:p>
          </table:table-cell>
          <table:table-cell office:value-type="float" office:value="128.50914" calcext:value-type="float">
            <text:p>128.50914</text:p>
          </table:table-cell>
          <table:table-cell office:value-type="float" office:value="0" calcext:value-type="float">
            <text:p>0</text:p>
          </table:table-cell>
          <table:table-cell office:value-type="float" office:value="0.18638" calcext:value-type="float">
            <text:p>0.1863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8] &lt;&gt; 0;[.B88]-[.$B$2];&quot;&quot;)" office:value-type="float" office:value="0.8900000000001" calcext:value-type="float">
            <text:p>0.89</text:p>
          </table:table-cell>
          <table:table-cell office:value-type="float" office:value="1036.673" calcext:value-type="float">
            <text:p>1036.673</text:p>
          </table:table-cell>
          <table:table-cell office:value-type="float" office:value="-0.250609" calcext:value-type="float">
            <text:p>-0.250609</text:p>
          </table:table-cell>
          <table:table-cell office:value-type="float" office:value="-1.5" calcext:value-type="float">
            <text:p>-1.5</text:p>
          </table:table-cell>
          <table:table-cell office:value-type="float" office:value="1.074428" calcext:value-type="float">
            <text:p>1.074428</text:p>
          </table:table-cell>
          <table:table-cell office:value-type="float" office:value="8" calcext:value-type="float">
            <text:p>8</text:p>
          </table:table-cell>
          <table:table-cell office:value-type="float" office:value="128.508911" calcext:value-type="float">
            <text:p>128.508911</text:p>
          </table:table-cell>
          <table:table-cell office:value-type="float" office:value="0" calcext:value-type="float">
            <text:p>0</text:p>
          </table:table-cell>
          <table:table-cell office:value-type="float" office:value="-0.18598" calcext:value-type="float">
            <text:p>-0.18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89] &lt;&gt; 0;[.B89]-[.$B$2];&quot;&quot;)" office:value-type="float" office:value="0.900000000000091" calcext:value-type="float">
            <text:p>0.90</text:p>
          </table:table-cell>
          <table:table-cell office:value-type="float" office:value="1036.683" calcext:value-type="float">
            <text:p>1036.683</text:p>
          </table:table-cell>
          <table:table-cell office:value-type="float" office:value="-0.243209" calcext:value-type="float">
            <text:p>-0.243209</text:p>
          </table:table-cell>
          <table:table-cell office:value-type="float" office:value="-1.5" calcext:value-type="float">
            <text:p>-1.5</text:p>
          </table:table-cell>
          <table:table-cell office:value-type="float" office:value="1.079602" calcext:value-type="float">
            <text:p>1.079602</text:p>
          </table:table-cell>
          <table:table-cell office:value-type="float" office:value="8" calcext:value-type="float">
            <text:p>8</text:p>
          </table:table-cell>
          <table:table-cell office:value-type="float" office:value="128.510849" calcext:value-type="float">
            <text:p>128.510849</text:p>
          </table:table-cell>
          <table:table-cell office:value-type="float" office:value="0" calcext:value-type="float">
            <text:p>0</text:p>
          </table:table-cell>
          <table:table-cell office:value-type="float" office:value="-0.18598" calcext:value-type="float">
            <text:p>-0.18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0] &lt;&gt; 0;[.B90]-[.$B$2];&quot;&quot;)" office:value-type="float" office:value="0.910000000000082" calcext:value-type="float">
            <text:p>0.91</text:p>
          </table:table-cell>
          <table:table-cell office:value-type="float" office:value="1036.693" calcext:value-type="float">
            <text:p>1036.693</text:p>
          </table:table-cell>
          <table:table-cell office:value-type="float" office:value="-0.239403" calcext:value-type="float">
            <text:p>-0.239403</text:p>
          </table:table-cell>
          <table:table-cell office:value-type="float" office:value="-1.5" calcext:value-type="float">
            <text:p>-1.5</text:p>
          </table:table-cell>
          <table:table-cell office:value-type="float" office:value="1.084339" calcext:value-type="float">
            <text:p>1.084339</text:p>
          </table:table-cell>
          <table:table-cell office:value-type="float" office:value="8" calcext:value-type="float">
            <text:p>8</text:p>
          </table:table-cell>
          <table:table-cell office:value-type="float" office:value="128.511581" calcext:value-type="float">
            <text:p>128.511581</text:p>
          </table:table-cell>
          <table:table-cell office:value-type="float" office:value="0" calcext:value-type="float">
            <text:p>0</text:p>
          </table:table-cell>
          <table:table-cell office:value-type="float" office:value="-0.18598" calcext:value-type="float">
            <text:p>-0.18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1] &lt;&gt; 0;[.B91]-[.$B$2];&quot;&quot;)" office:value-type="float" office:value="0.910000000000082" calcext:value-type="float">
            <text:p>0.91</text:p>
          </table:table-cell>
          <table:table-cell office:value-type="float" office:value="1036.693" calcext:value-type="float">
            <text:p>1036.693</text:p>
          </table:table-cell>
          <table:table-cell office:value-type="float" office:value="-0.239403" calcext:value-type="float">
            <text:p>-0.239403</text:p>
          </table:table-cell>
          <table:table-cell office:value-type="float" office:value="-1.5" calcext:value-type="float">
            <text:p>-1.5</text:p>
          </table:table-cell>
          <table:table-cell office:value-type="float" office:value="1.084339" calcext:value-type="float">
            <text:p>1.084339</text:p>
          </table:table-cell>
          <table:table-cell office:value-type="float" office:value="8" calcext:value-type="float">
            <text:p>8</text:p>
          </table:table-cell>
          <table:table-cell office:value-type="float" office:value="128.511581" calcext:value-type="float">
            <text:p>128.511581</text:p>
          </table:table-cell>
          <table:table-cell office:value-type="float" office:value="0" calcext:value-type="float">
            <text:p>0</text:p>
          </table:table-cell>
          <table:table-cell office:value-type="float" office:value="-0.18598" calcext:value-type="float">
            <text:p>-0.18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2] &lt;&gt; 0;[.B92]-[.$B$2];&quot;&quot;)" office:value-type="float" office:value="0.910000000000082" calcext:value-type="float">
            <text:p>0.91</text:p>
          </table:table-cell>
          <table:table-cell office:value-type="float" office:value="1036.693" calcext:value-type="float">
            <text:p>1036.693</text:p>
          </table:table-cell>
          <table:table-cell office:value-type="float" office:value="-0.239403" calcext:value-type="float">
            <text:p>-0.239403</text:p>
          </table:table-cell>
          <table:table-cell office:value-type="float" office:value="-1.5" calcext:value-type="float">
            <text:p>-1.5</text:p>
          </table:table-cell>
          <table:table-cell office:value-type="float" office:value="1.084339" calcext:value-type="float">
            <text:p>1.084339</text:p>
          </table:table-cell>
          <table:table-cell office:value-type="float" office:value="8" calcext:value-type="float">
            <text:p>8</text:p>
          </table:table-cell>
          <table:table-cell office:value-type="float" office:value="128.511581" calcext:value-type="float">
            <text:p>128.511581</text:p>
          </table:table-cell>
          <table:table-cell office:value-type="float" office:value="0" calcext:value-type="float">
            <text:p>0</text:p>
          </table:table-cell>
          <table:table-cell office:value-type="float" office:value="-0.18598" calcext:value-type="float">
            <text:p>-0.18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3] &lt;&gt; 0;[.B93]-[.$B$2];&quot;&quot;)" office:value-type="float" office:value="0.940000000000055" calcext:value-type="float">
            <text:p>0.94</text:p>
          </table:table-cell>
          <table:table-cell office:value-type="float" office:value="1036.723" calcext:value-type="float">
            <text:p>1036.723</text:p>
          </table:table-cell>
          <table:table-cell office:value-type="float" office:value="-0.229913" calcext:value-type="float">
            <text:p>-0.229913</text:p>
          </table:table-cell>
          <table:table-cell office:value-type="float" office:value="-1.5" calcext:value-type="float">
            <text:p>-1.5</text:p>
          </table:table-cell>
          <table:table-cell office:value-type="float" office:value="1.102771" calcext:value-type="float">
            <text:p>1.102771</text:p>
          </table:table-cell>
          <table:table-cell office:value-type="float" office:value="8" calcext:value-type="float">
            <text:p>8</text:p>
          </table:table-cell>
          <table:table-cell office:value-type="float" office:value="128.529846" calcext:value-type="float">
            <text:p>128.529846</text:p>
          </table:table-cell>
          <table:table-cell office:value-type="float" office:value="0" calcext:value-type="float">
            <text:p>0</text:p>
          </table:table-cell>
          <table:table-cell office:value-type="float" office:value="-0.017294" calcext:value-type="float">
            <text:p>-0.01729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4] &lt;&gt; 0;[.B94]-[.$B$2];&quot;&quot;)" office:value-type="float" office:value="0.950000000000046" calcext:value-type="float">
            <text:p>0.95</text:p>
          </table:table-cell>
          <table:table-cell office:value-type="float" office:value="1036.733" calcext:value-type="float">
            <text:p>1036.733</text:p>
          </table:table-cell>
          <table:table-cell office:value-type="float" office:value="-0.233903" calcext:value-type="float">
            <text:p>-0.233903</text:p>
          </table:table-cell>
          <table:table-cell office:value-type="float" office:value="-1.5" calcext:value-type="float">
            <text:p>-1.5</text:p>
          </table:table-cell>
          <table:table-cell office:value-type="float" office:value="1.10795" calcext:value-type="float">
            <text:p>1.10795</text:p>
          </table:table-cell>
          <table:table-cell office:value-type="float" office:value="8" calcext:value-type="float">
            <text:p>8</text:p>
          </table:table-cell>
          <table:table-cell office:value-type="float" office:value="128.529358" calcext:value-type="float">
            <text:p>128.529358</text:p>
          </table:table-cell>
          <table:table-cell office:value-type="float" office:value="0" calcext:value-type="float">
            <text:p>0</text:p>
          </table:table-cell>
          <table:table-cell office:value-type="float" office:value="-0.017294" calcext:value-type="float">
            <text:p>-0.01729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5] &lt;&gt; 0;[.B95]-[.$B$2];&quot;&quot;)" office:value-type="float" office:value="0.960000000000036" calcext:value-type="float">
            <text:p>0.96</text:p>
          </table:table-cell>
          <table:table-cell office:value-type="float" office:value="1036.743" calcext:value-type="float">
            <text:p>1036.743</text:p>
          </table:table-cell>
          <table:table-cell office:value-type="float" office:value="-0.229196" calcext:value-type="float">
            <text:p>-0.229196</text:p>
          </table:table-cell>
          <table:table-cell office:value-type="float" office:value="-1.5" calcext:value-type="float">
            <text:p>-1.5</text:p>
          </table:table-cell>
          <table:table-cell office:value-type="float" office:value="1.115581" calcext:value-type="float">
            <text:p>1.115581</text:p>
          </table:table-cell>
          <table:table-cell office:value-type="float" office:value="8" calcext:value-type="float">
            <text:p>8</text:p>
          </table:table-cell>
          <table:table-cell office:value-type="float" office:value="128.532532" calcext:value-type="float">
            <text:p>128.532532</text:p>
          </table:table-cell>
          <table:table-cell office:value-type="float" office:value="0" calcext:value-type="float">
            <text:p>0</text:p>
          </table:table-cell>
          <table:table-cell office:value-type="float" office:value="-0.017294" calcext:value-type="float">
            <text:p>-0.01729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6] &lt;&gt; 0;[.B96]-[.$B$2];&quot;&quot;)" office:value-type="float" office:value="0.970000000000027" calcext:value-type="float">
            <text:p>0.97</text:p>
          </table:table-cell>
          <table:table-cell office:value-type="float" office:value="1036.753" calcext:value-type="float">
            <text:p>1036.753</text:p>
          </table:table-cell>
          <table:table-cell office:value-type="float" office:value="-0.224295" calcext:value-type="float">
            <text:p>-0.224295</text:p>
          </table:table-cell>
          <table:table-cell office:value-type="float" office:value="-1.5" calcext:value-type="float">
            <text:p>-1.5</text:p>
          </table:table-cell>
          <table:table-cell office:value-type="float" office:value="1.121426" calcext:value-type="float">
            <text:p>1.121426</text:p>
          </table:table-cell>
          <table:table-cell office:value-type="float" office:value="8" calcext:value-type="float">
            <text:p>8</text:p>
          </table:table-cell>
          <table:table-cell office:value-type="float" office:value="128.534225" calcext:value-type="float">
            <text:p>128.534225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7] &lt;&gt; 0;[.B97]-[.$B$2];&quot;&quot;)" office:value-type="float" office:value="0.980000000000018" calcext:value-type="float">
            <text:p>0.98</text:p>
          </table:table-cell>
          <table:table-cell office:value-type="float" office:value="1036.763" calcext:value-type="float">
            <text:p>1036.763</text:p>
          </table:table-cell>
          <table:table-cell office:value-type="float" office:value="-0.215595" calcext:value-type="float">
            <text:p>-0.215595</text:p>
          </table:table-cell>
          <table:table-cell office:value-type="float" office:value="-1.5" calcext:value-type="float">
            <text:p>-1.5</text:p>
          </table:table-cell>
          <table:table-cell office:value-type="float" office:value="1.13325" calcext:value-type="float">
            <text:p>1.13325</text:p>
          </table:table-cell>
          <table:table-cell office:value-type="float" office:value="8" calcext:value-type="float">
            <text:p>8</text:p>
          </table:table-cell>
          <table:table-cell office:value-type="float" office:value="128.537643" calcext:value-type="float">
            <text:p>128.537643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8] &lt;&gt; 0;[.B98]-[.$B$2];&quot;&quot;)" office:value-type="float" office:value="0.990000000000009" calcext:value-type="float">
            <text:p>0.99</text:p>
          </table:table-cell>
          <table:table-cell office:value-type="float" office:value="1036.773" calcext:value-type="float">
            <text:p>1036.773</text:p>
          </table:table-cell>
          <table:table-cell office:value-type="float" office:value="-0.21098" calcext:value-type="float">
            <text:p>-0.21098</text:p>
          </table:table-cell>
          <table:table-cell office:value-type="float" office:value="-1.5" calcext:value-type="float">
            <text:p>-1.5</text:p>
          </table:table-cell>
          <table:table-cell office:value-type="float" office:value="1.137576" calcext:value-type="float">
            <text:p>1.137576</text:p>
          </table:table-cell>
          <table:table-cell office:value-type="float" office:value="8" calcext:value-type="float">
            <text:p>8</text:p>
          </table:table-cell>
          <table:table-cell office:value-type="float" office:value="128.539825" calcext:value-type="float">
            <text:p>128.539825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99] &lt;&gt; 0;[.B99]-[.$B$2];&quot;&quot;)" office:value-type="float" office:value="1" calcext:value-type="float">
            <text:p>1.00</text:p>
          </table:table-cell>
          <table:table-cell office:value-type="float" office:value="1036.783" calcext:value-type="float">
            <text:p>1036.783</text:p>
          </table:table-cell>
          <table:table-cell office:value-type="float" office:value="-0.20606" calcext:value-type="float">
            <text:p>-0.20606</text:p>
          </table:table-cell>
          <table:table-cell office:value-type="float" office:value="-1.5" calcext:value-type="float">
            <text:p>-1.5</text:p>
          </table:table-cell>
          <table:table-cell office:value-type="float" office:value="1.142077" calcext:value-type="float">
            <text:p>1.142077</text:p>
          </table:table-cell>
          <table:table-cell office:value-type="float" office:value="8" calcext:value-type="float">
            <text:p>8</text:p>
          </table:table-cell>
          <table:table-cell office:value-type="float" office:value="128.541245" calcext:value-type="float">
            <text:p>128.541245</text:p>
          </table:table-cell>
          <table:table-cell office:value-type="float" office:value="0" calcext:value-type="float">
            <text:p>0</text:p>
          </table:table-cell>
          <table:table-cell office:value-type="float" office:value="-0.085181" calcext:value-type="float">
            <text:p>-0.0851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0] &lt;&gt; 0;[.B100]-[.$B$2];&quot;&quot;)" office:value-type="float" office:value="1.00999999999999" calcext:value-type="float">
            <text:p>1.01</text:p>
          </table:table-cell>
          <table:table-cell office:value-type="float" office:value="1036.793" calcext:value-type="float">
            <text:p>1036.793</text:p>
          </table:table-cell>
          <table:table-cell office:value-type="float" office:value="-0.204343" calcext:value-type="float">
            <text:p>-0.204343</text:p>
          </table:table-cell>
          <table:table-cell office:value-type="float" office:value="-1.5" calcext:value-type="float">
            <text:p>-1.5</text:p>
          </table:table-cell>
          <table:table-cell office:value-type="float" office:value="1.142947" calcext:value-type="float">
            <text:p>1.142947</text:p>
          </table:table-cell>
          <table:table-cell office:value-type="float" office:value="8" calcext:value-type="float">
            <text:p>8</text:p>
          </table:table-cell>
          <table:table-cell office:value-type="float" office:value="128.541687" calcext:value-type="float">
            <text:p>128.541687</text:p>
          </table:table-cell>
          <table:table-cell office:value-type="float" office:value="0" calcext:value-type="float">
            <text:p>0</text:p>
          </table:table-cell>
          <table:table-cell office:value-type="float" office:value="0.37977" calcext:value-type="float">
            <text:p>0.3797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1] &lt;&gt; 0;[.B101]-[.$B$2];&quot;&quot;)" office:value-type="float" office:value="1.02000000000021" calcext:value-type="float">
            <text:p>1.02</text:p>
          </table:table-cell>
          <table:table-cell office:value-type="float" office:value="1036.803" calcext:value-type="float">
            <text:p>1036.803</text:p>
          </table:table-cell>
          <table:table-cell office:value-type="float" office:value="-0.217043" calcext:value-type="float">
            <text:p>-0.217043</text:p>
          </table:table-cell>
          <table:table-cell office:value-type="float" office:value="-1.5" calcext:value-type="float">
            <text:p>-1.5</text:p>
          </table:table-cell>
          <table:table-cell office:value-type="float" office:value="1.132614" calcext:value-type="float">
            <text:p>1.132614</text:p>
          </table:table-cell>
          <table:table-cell office:value-type="float" office:value="8" calcext:value-type="float">
            <text:p>8</text:p>
          </table:table-cell>
          <table:table-cell office:value-type="float" office:value="128.532562" calcext:value-type="float">
            <text:p>128.532562</text:p>
          </table:table-cell>
          <table:table-cell office:value-type="float" office:value="0" calcext:value-type="float">
            <text:p>0</text:p>
          </table:table-cell>
          <table:table-cell office:value-type="float" office:value="0.37977" calcext:value-type="float">
            <text:p>0.3797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2] &lt;&gt; 0;[.B102]-[.$B$2];&quot;&quot;)" office:value-type="float" office:value="1.0300000000002" calcext:value-type="float">
            <text:p>1.03</text:p>
          </table:table-cell>
          <table:table-cell office:value-type="float" office:value="1036.813" calcext:value-type="float">
            <text:p>1036.813</text:p>
          </table:table-cell>
          <table:table-cell office:value-type="float" office:value="-0.221264" calcext:value-type="float">
            <text:p>-0.221264</text:p>
          </table:table-cell>
          <table:table-cell office:value-type="float" office:value="-1.5" calcext:value-type="float">
            <text:p>-1.5</text:p>
          </table:table-cell>
          <table:table-cell office:value-type="float" office:value="1.121748" calcext:value-type="float">
            <text:p>1.121748</text:p>
          </table:table-cell>
          <table:table-cell office:value-type="float" office:value="8" calcext:value-type="float">
            <text:p>8</text:p>
          </table:table-cell>
          <table:table-cell office:value-type="float" office:value="128.529785" calcext:value-type="float">
            <text:p>128.529785</text:p>
          </table:table-cell>
          <table:table-cell office:value-type="float" office:value="0" calcext:value-type="float">
            <text:p>0</text:p>
          </table:table-cell>
          <table:table-cell office:value-type="float" office:value="0.37977" calcext:value-type="float">
            <text:p>0.3797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3] &lt;&gt; 0;[.B103]-[.$B$2];&quot;&quot;)" office:value-type="float" office:value="1.04000000000019" calcext:value-type="float">
            <text:p>1.04</text:p>
          </table:table-cell>
          <table:table-cell office:value-type="float" office:value="1036.823" calcext:value-type="float">
            <text:p>1036.823</text:p>
          </table:table-cell>
          <table:table-cell office:value-type="float" office:value="-0.237014" calcext:value-type="float">
            <text:p>-0.237014</text:p>
          </table:table-cell>
          <table:table-cell office:value-type="float" office:value="-1.5" calcext:value-type="float">
            <text:p>-1.5</text:p>
          </table:table-cell>
          <table:table-cell office:value-type="float" office:value="1.10525" calcext:value-type="float">
            <text:p>1.10525</text:p>
          </table:table-cell>
          <table:table-cell office:value-type="float" office:value="8" calcext:value-type="float">
            <text:p>8</text:p>
          </table:table-cell>
          <table:table-cell office:value-type="float" office:value="128.522827" calcext:value-type="float">
            <text:p>128.522827</text:p>
          </table:table-cell>
          <table:table-cell office:value-type="float" office:value="0" calcext:value-type="float">
            <text:p>0</text:p>
          </table:table-cell>
          <table:table-cell office:value-type="float" office:value="0.37977" calcext:value-type="float">
            <text:p>0.3797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4] &lt;&gt; 0;[.B104]-[.$B$2];&quot;&quot;)" office:value-type="float" office:value="1.05000000000018" calcext:value-type="float">
            <text:p>1.05</text:p>
          </table:table-cell>
          <table:table-cell office:value-type="float" office:value="1036.833" calcext:value-type="float">
            <text:p>1036.833</text:p>
          </table:table-cell>
          <table:table-cell office:value-type="float" office:value="-0.257767" calcext:value-type="float">
            <text:p>-0.257767</text:p>
          </table:table-cell>
          <table:table-cell office:value-type="float" office:value="-1.5" calcext:value-type="float">
            <text:p>-1.5</text:p>
          </table:table-cell>
          <table:table-cell office:value-type="float" office:value="1.079609" calcext:value-type="float">
            <text:p>1.079609</text:p>
          </table:table-cell>
          <table:table-cell office:value-type="float" office:value="8" calcext:value-type="float">
            <text:p>8</text:p>
          </table:table-cell>
          <table:table-cell office:value-type="float" office:value="128.507294" calcext:value-type="float">
            <text:p>128.507294</text:p>
          </table:table-cell>
          <table:table-cell office:value-type="float" office:value="0" calcext:value-type="float">
            <text:p>0</text:p>
          </table:table-cell>
          <table:table-cell office:value-type="float" office:value="0.283075" calcext:value-type="float">
            <text:p>0.28307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5] &lt;&gt; 0;[.B105]-[.$B$2];&quot;&quot;)" office:value-type="float" office:value="1.05000000000018" calcext:value-type="float">
            <text:p>1.05</text:p>
          </table:table-cell>
          <table:table-cell office:value-type="float" office:value="1036.833" calcext:value-type="float">
            <text:p>1036.833</text:p>
          </table:table-cell>
          <table:table-cell office:value-type="float" office:value="-0.257767" calcext:value-type="float">
            <text:p>-0.257767</text:p>
          </table:table-cell>
          <table:table-cell office:value-type="float" office:value="-1.5" calcext:value-type="float">
            <text:p>-1.5</text:p>
          </table:table-cell>
          <table:table-cell office:value-type="float" office:value="1.079609" calcext:value-type="float">
            <text:p>1.079609</text:p>
          </table:table-cell>
          <table:table-cell office:value-type="float" office:value="8" calcext:value-type="float">
            <text:p>8</text:p>
          </table:table-cell>
          <table:table-cell office:value-type="float" office:value="128.507294" calcext:value-type="float">
            <text:p>128.507294</text:p>
          </table:table-cell>
          <table:table-cell office:value-type="float" office:value="0" calcext:value-type="float">
            <text:p>0</text:p>
          </table:table-cell>
          <table:table-cell office:value-type="float" office:value="0.283075" calcext:value-type="float">
            <text:p>0.28307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6] &lt;&gt; 0;[.B106]-[.$B$2];&quot;&quot;)" office:value-type="float" office:value="1.07000000000016" calcext:value-type="float">
            <text:p>1.07</text:p>
          </table:table-cell>
          <table:table-cell office:value-type="float" office:value="1036.853" calcext:value-type="float">
            <text:p>1036.853</text:p>
          </table:table-cell>
          <table:table-cell office:value-type="float" office:value="-0.392038" calcext:value-type="float">
            <text:p>-0.392038</text:p>
          </table:table-cell>
          <table:table-cell office:value-type="float" office:value="-1.5" calcext:value-type="float">
            <text:p>-1.5</text:p>
          </table:table-cell>
          <table:table-cell office:value-type="float" office:value="0.960768" calcext:value-type="float">
            <text:p>0.960768</text:p>
          </table:table-cell>
          <table:table-cell office:value-type="float" office:value="8" calcext:value-type="float">
            <text:p>8</text:p>
          </table:table-cell>
          <table:table-cell office:value-type="float" office:value="128.430588" calcext:value-type="float">
            <text:p>128.430588</text:p>
          </table:table-cell>
          <table:table-cell office:value-type="float" office:value="0" calcext:value-type="float">
            <text:p>0</text:p>
          </table:table-cell>
          <table:table-cell office:value-type="float" office:value="0.283075" calcext:value-type="float">
            <text:p>0.28307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7] &lt;&gt; 0;[.B107]-[.$B$2];&quot;&quot;)" office:value-type="float" office:value="1.08000000000015" calcext:value-type="float">
            <text:p>1.08</text:p>
          </table:table-cell>
          <table:table-cell office:value-type="float" office:value="1036.863" calcext:value-type="float">
            <text:p>1036.863</text:p>
          </table:table-cell>
          <table:table-cell office:value-type="float" office:value="-0.51225" calcext:value-type="float">
            <text:p>-0.51225</text:p>
          </table:table-cell>
          <table:table-cell office:value-type="float" office:value="-1.5" calcext:value-type="float">
            <text:p>-1.5</text:p>
          </table:table-cell>
          <table:table-cell office:value-type="float" office:value="0.859972" calcext:value-type="float">
            <text:p>0.859972</text:p>
          </table:table-cell>
          <table:table-cell office:value-type="float" office:value="8" calcext:value-type="float">
            <text:p>8</text:p>
          </table:table-cell>
          <table:table-cell office:value-type="float" office:value="128.341751" calcext:value-type="float">
            <text:p>128.341751</text:p>
          </table:table-cell>
          <table:table-cell office:value-type="float" office:value="0" calcext:value-type="float">
            <text:p>0</text:p>
          </table:table-cell>
          <table:table-cell office:value-type="float" office:value="0.283075" calcext:value-type="float">
            <text:p>0.28307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8] &lt;&gt; 0;[.B108]-[.$B$2];&quot;&quot;)" office:value-type="float" office:value="1.09000000000015" calcext:value-type="float">
            <text:p>1.09</text:p>
          </table:table-cell>
          <table:table-cell office:value-type="float" office:value="1036.873" calcext:value-type="float">
            <text:p>1036.873</text:p>
          </table:table-cell>
          <table:table-cell office:value-type="float" office:value="-0.61879" calcext:value-type="float">
            <text:p>-0.61879</text:p>
          </table:table-cell>
          <table:table-cell office:value-type="float" office:value="-1.5" calcext:value-type="float">
            <text:p>-1.5</text:p>
          </table:table-cell>
          <table:table-cell office:value-type="float" office:value="0.734921" calcext:value-type="float">
            <text:p>0.734921</text:p>
          </table:table-cell>
          <table:table-cell office:value-type="float" office:value="8" calcext:value-type="float">
            <text:p>8</text:p>
          </table:table-cell>
          <table:table-cell office:value-type="float" office:value="128.277496" calcext:value-type="float">
            <text:p>128.277496</text:p>
          </table:table-cell>
          <table:table-cell office:value-type="float" office:value="0" calcext:value-type="float">
            <text:p>0</text:p>
          </table:table-cell>
          <table:table-cell office:value-type="float" office:value="-0.19216" calcext:value-type="float">
            <text:p>-0.192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09] &lt;&gt; 0;[.B109]-[.$B$2];&quot;&quot;)" office:value-type="float" office:value="1.10000000000014" calcext:value-type="float">
            <text:p>1.10</text:p>
          </table:table-cell>
          <table:table-cell office:value-type="float" office:value="1036.883" calcext:value-type="float">
            <text:p>1036.883</text:p>
          </table:table-cell>
          <table:table-cell office:value-type="float" office:value="-0.808048" calcext:value-type="float">
            <text:p>-0.808048</text:p>
          </table:table-cell>
          <table:table-cell office:value-type="float" office:value="-1.5" calcext:value-type="float">
            <text:p>-1.5</text:p>
          </table:table-cell>
          <table:table-cell office:value-type="float" office:value="0.534092" calcext:value-type="float">
            <text:p>0.534092</text:p>
          </table:table-cell>
          <table:table-cell office:value-type="float" office:value="8" calcext:value-type="float">
            <text:p>8</text:p>
          </table:table-cell>
          <table:table-cell office:value-type="float" office:value="128.032516" calcext:value-type="float">
            <text:p>128.032516</text:p>
          </table:table-cell>
          <table:table-cell office:value-type="float" office:value="0" calcext:value-type="float">
            <text:p>0</text:p>
          </table:table-cell>
          <table:table-cell office:value-type="float" office:value="-0.19216" calcext:value-type="float">
            <text:p>-0.192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0] &lt;&gt; 0;[.B110]-[.$B$2];&quot;&quot;)" office:value-type="float" office:value="1.12000000000012" calcext:value-type="float">
            <text:p>1.12</text:p>
          </table:table-cell>
          <table:table-cell office:value-type="float" office:value="1036.903" calcext:value-type="float">
            <text:p>1036.903</text:p>
          </table:table-cell>
          <table:table-cell office:value-type="float" office:value="-0.824874" calcext:value-type="float">
            <text:p>-0.824874</text:p>
          </table:table-cell>
          <table:table-cell office:value-type="float" office:value="-1.5" calcext:value-type="float">
            <text:p>-1.5</text:p>
          </table:table-cell>
          <table:table-cell office:value-type="float" office:value="-0.206899" calcext:value-type="float">
            <text:p>-0.206899</text:p>
          </table:table-cell>
          <table:table-cell office:value-type="float" office:value="8" calcext:value-type="float">
            <text:p>8</text:p>
          </table:table-cell>
          <table:table-cell office:value-type="float" office:value="127.488052" calcext:value-type="float">
            <text:p>127.488052</text:p>
          </table:table-cell>
          <table:table-cell office:value-type="float" office:value="0" calcext:value-type="float">
            <text:p>0</text:p>
          </table:table-cell>
          <table:table-cell office:value-type="float" office:value="-0.19216" calcext:value-type="float">
            <text:p>-0.192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1] &lt;&gt; 0;[.B111]-[.$B$2];&quot;&quot;)" office:value-type="float" office:value="1.12000000000012" calcext:value-type="float">
            <text:p>1.12</text:p>
          </table:table-cell>
          <table:table-cell office:value-type="float" office:value="1036.903" calcext:value-type="float">
            <text:p>1036.903</text:p>
          </table:table-cell>
          <table:table-cell office:value-type="float" office:value="-0.824874" calcext:value-type="float">
            <text:p>-0.824874</text:p>
          </table:table-cell>
          <table:table-cell office:value-type="float" office:value="-1.5" calcext:value-type="float">
            <text:p>-1.5</text:p>
          </table:table-cell>
          <table:table-cell office:value-type="float" office:value="-0.206899" calcext:value-type="float">
            <text:p>-0.206899</text:p>
          </table:table-cell>
          <table:table-cell office:value-type="float" office:value="8" calcext:value-type="float">
            <text:p>8</text:p>
          </table:table-cell>
          <table:table-cell office:value-type="float" office:value="127.488052" calcext:value-type="float">
            <text:p>127.488052</text:p>
          </table:table-cell>
          <table:table-cell office:value-type="float" office:value="0" calcext:value-type="float">
            <text:p>0</text:p>
          </table:table-cell>
          <table:table-cell office:value-type="float" office:value="-0.19216" calcext:value-type="float">
            <text:p>-0.1921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2] &lt;&gt; 0;[.B112]-[.$B$2];&quot;&quot;)" office:value-type="float" office:value="1.1400000000001" calcext:value-type="float">
            <text:p>1.14</text:p>
          </table:table-cell>
          <table:table-cell office:value-type="float" office:value="1036.923" calcext:value-type="float">
            <text:p>1036.923</text:p>
          </table:table-cell>
          <table:table-cell office:value-type="float" office:value="-0.545251" calcext:value-type="float">
            <text:p>-0.545251</text:p>
          </table:table-cell>
          <table:table-cell office:value-type="float" office:value="-1.5" calcext:value-type="float">
            <text:p>-1.5</text:p>
          </table:table-cell>
          <table:table-cell office:value-type="float" office:value="-1.190703" calcext:value-type="float">
            <text:p>-1.190703</text:p>
          </table:table-cell>
          <table:table-cell office:value-type="float" office:value="8" calcext:value-type="float">
            <text:p>8</text:p>
          </table:table-cell>
          <table:table-cell office:value-type="float" office:value="126.705284" calcext:value-type="float">
            <text:p>126.705284</text:p>
          </table:table-cell>
          <table:table-cell office:value-type="float" office:value="0" calcext:value-type="float">
            <text:p>0</text:p>
          </table:table-cell>
          <table:table-cell office:value-type="float" office:value="-0.048148" calcext:value-type="float">
            <text:p>-0.04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3] &lt;&gt; 0;[.B113]-[.$B$2];&quot;&quot;)" office:value-type="float" office:value="1.1400000000001" calcext:value-type="float">
            <text:p>1.14</text:p>
          </table:table-cell>
          <table:table-cell office:value-type="float" office:value="1036.923" calcext:value-type="float">
            <text:p>1036.923</text:p>
          </table:table-cell>
          <table:table-cell office:value-type="float" office:value="-0.545251" calcext:value-type="float">
            <text:p>-0.545251</text:p>
          </table:table-cell>
          <table:table-cell office:value-type="float" office:value="-1.5" calcext:value-type="float">
            <text:p>-1.5</text:p>
          </table:table-cell>
          <table:table-cell office:value-type="float" office:value="-1.190703" calcext:value-type="float">
            <text:p>-1.190703</text:p>
          </table:table-cell>
          <table:table-cell office:value-type="float" office:value="8" calcext:value-type="float">
            <text:p>8</text:p>
          </table:table-cell>
          <table:table-cell office:value-type="float" office:value="126.705284" calcext:value-type="float">
            <text:p>126.705284</text:p>
          </table:table-cell>
          <table:table-cell office:value-type="float" office:value="0" calcext:value-type="float">
            <text:p>0</text:p>
          </table:table-cell>
          <table:table-cell office:value-type="float" office:value="-0.048148" calcext:value-type="float">
            <text:p>-0.04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4] &lt;&gt; 0;[.B114]-[.$B$2];&quot;&quot;)" office:value-type="float" office:value="1.16000000000008" calcext:value-type="float">
            <text:p>1.16</text:p>
          </table:table-cell>
          <table:table-cell office:value-type="float" office:value="1036.943" calcext:value-type="float">
            <text:p>1036.943</text:p>
          </table:table-cell>
          <table:table-cell office:value-type="float" office:value="0.463587" calcext:value-type="float">
            <text:p>0.463587</text:p>
          </table:table-cell>
          <table:table-cell office:value-type="float" office:value="-1.5" calcext:value-type="float">
            <text:p>-1.5</text:p>
          </table:table-cell>
          <table:table-cell office:value-type="float" office:value="-2.31969" calcext:value-type="float">
            <text:p>-2.31969</text:p>
          </table:table-cell>
          <table:table-cell office:value-type="float" office:value="8" calcext:value-type="float">
            <text:p>8</text:p>
          </table:table-cell>
          <table:table-cell office:value-type="float" office:value="126.070023" calcext:value-type="float">
            <text:p>126.070023</text:p>
          </table:table-cell>
          <table:table-cell office:value-type="float" office:value="0" calcext:value-type="float">
            <text:p>0</text:p>
          </table:table-cell>
          <table:table-cell office:value-type="float" office:value="-0.048148" calcext:value-type="float">
            <text:p>-0.04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5] &lt;&gt; 0;[.B115]-[.$B$2];&quot;&quot;)" office:value-type="float" office:value="1.16000000000008" calcext:value-type="float">
            <text:p>1.16</text:p>
          </table:table-cell>
          <table:table-cell office:value-type="float" office:value="1036.943" calcext:value-type="float">
            <text:p>1036.943</text:p>
          </table:table-cell>
          <table:table-cell office:value-type="float" office:value="0.463587" calcext:value-type="float">
            <text:p>0.463587</text:p>
          </table:table-cell>
          <table:table-cell office:value-type="float" office:value="-1.5" calcext:value-type="float">
            <text:p>-1.5</text:p>
          </table:table-cell>
          <table:table-cell office:value-type="float" office:value="-2.31969" calcext:value-type="float">
            <text:p>-2.31969</text:p>
          </table:table-cell>
          <table:table-cell office:value-type="float" office:value="8" calcext:value-type="float">
            <text:p>8</text:p>
          </table:table-cell>
          <table:table-cell office:value-type="float" office:value="126.070023" calcext:value-type="float">
            <text:p>126.070023</text:p>
          </table:table-cell>
          <table:table-cell office:value-type="float" office:value="0" calcext:value-type="float">
            <text:p>0</text:p>
          </table:table-cell>
          <table:table-cell office:value-type="float" office:value="-0.048148" calcext:value-type="float">
            <text:p>-0.04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6] &lt;&gt; 0;[.B116]-[.$B$2];&quot;&quot;)" office:value-type="float" office:value="1.17000000000007" calcext:value-type="float">
            <text:p>1.17</text:p>
          </table:table-cell>
          <table:table-cell office:value-type="float" office:value="1036.953" calcext:value-type="float">
            <text:p>1036.953</text:p>
          </table:table-cell>
          <table:table-cell office:value-type="float" office:value="0.945792" calcext:value-type="float">
            <text:p>0.945792</text:p>
          </table:table-cell>
          <table:table-cell office:value-type="float" office:value="-1.5" calcext:value-type="float">
            <text:p>-1.5</text:p>
          </table:table-cell>
          <table:table-cell office:value-type="float" office:value="-2.955728" calcext:value-type="float">
            <text:p>-2.955728</text:p>
          </table:table-cell>
          <table:table-cell office:value-type="float" office:value="8" calcext:value-type="float">
            <text:p>8</text:p>
          </table:table-cell>
          <table:table-cell office:value-type="float" office:value="125.835182" calcext:value-type="float">
            <text:p>125.835182</text:p>
          </table:table-cell>
          <table:table-cell office:value-type="float" office:value="0" calcext:value-type="float">
            <text:p>0</text:p>
          </table:table-cell>
          <table:table-cell office:value-type="float" office:value="-0.048148" calcext:value-type="float">
            <text:p>-0.04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7] &lt;&gt; 0;[.B117]-[.$B$2];&quot;&quot;)" office:value-type="float" office:value="1.18000000000006" calcext:value-type="float">
            <text:p>1.18</text:p>
          </table:table-cell>
          <table:table-cell office:value-type="float" office:value="1036.963" calcext:value-type="float">
            <text:p>1036.963</text:p>
          </table:table-cell>
          <table:table-cell office:value-type="float" office:value="1.942313" calcext:value-type="float">
            <text:p>1.942313</text:p>
          </table:table-cell>
          <table:table-cell office:value-type="float" office:value="-1.5" calcext:value-type="float">
            <text:p>-1.5</text:p>
          </table:table-cell>
          <table:table-cell office:value-type="float" office:value="-4.116868" calcext:value-type="float">
            <text:p>-4.116868</text:p>
          </table:table-cell>
          <table:table-cell office:value-type="float" office:value="8" calcext:value-type="float">
            <text:p>8</text:p>
          </table:table-cell>
          <table:table-cell office:value-type="float" office:value="125.524712" calcext:value-type="float">
            <text:p>125.524712</text:p>
          </table:table-cell>
          <table:table-cell office:value-type="float" office:value="0" calcext:value-type="float">
            <text:p>0</text:p>
          </table:table-cell>
          <table:table-cell office:value-type="float" office:value="0.272791" calcext:value-type="float">
            <text:p>0.2727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8] &lt;&gt; 0;[.B118]-[.$B$2];&quot;&quot;)" office:value-type="float" office:value="1.20000000000005" calcext:value-type="float">
            <text:p>1.20</text:p>
          </table:table-cell>
          <table:table-cell office:value-type="float" office:value="1036.983" calcext:value-type="float">
            <text:p>1036.983</text:p>
          </table:table-cell>
          <table:table-cell office:value-type="float" office:value="3.987934" calcext:value-type="float">
            <text:p>3.987934</text:p>
          </table:table-cell>
          <table:table-cell office:value-type="float" office:value="-1.5" calcext:value-type="float">
            <text:p>-1.5</text:p>
          </table:table-cell>
          <table:table-cell office:value-type="float" office:value="-6.673497" calcext:value-type="float">
            <text:p>-6.673497</text:p>
          </table:table-cell>
          <table:table-cell office:value-type="float" office:value="8" calcext:value-type="float">
            <text:p>8</text:p>
          </table:table-cell>
          <table:table-cell office:value-type="float" office:value="125.024849" calcext:value-type="float">
            <text:p>125.024849</text:p>
          </table:table-cell>
          <table:table-cell office:value-type="float" office:value="0" calcext:value-type="float">
            <text:p>0</text:p>
          </table:table-cell>
          <table:table-cell office:value-type="float" office:value="0.272791" calcext:value-type="float">
            <text:p>0.2727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19] &lt;&gt; 0;[.B119]-[.$B$2];&quot;&quot;)" office:value-type="float" office:value="1.20000000000005" calcext:value-type="float">
            <text:p>1.20</text:p>
          </table:table-cell>
          <table:table-cell office:value-type="float" office:value="1036.983" calcext:value-type="float">
            <text:p>1036.983</text:p>
          </table:table-cell>
          <table:table-cell office:value-type="float" office:value="3.987934" calcext:value-type="float">
            <text:p>3.987934</text:p>
          </table:table-cell>
          <table:table-cell office:value-type="float" office:value="-1.5" calcext:value-type="float">
            <text:p>-1.5</text:p>
          </table:table-cell>
          <table:table-cell office:value-type="float" office:value="-6.673497" calcext:value-type="float">
            <text:p>-6.673497</text:p>
          </table:table-cell>
          <table:table-cell office:value-type="float" office:value="8" calcext:value-type="float">
            <text:p>8</text:p>
          </table:table-cell>
          <table:table-cell office:value-type="float" office:value="125.024849" calcext:value-type="float">
            <text:p>125.024849</text:p>
          </table:table-cell>
          <table:table-cell office:value-type="float" office:value="0" calcext:value-type="float">
            <text:p>0</text:p>
          </table:table-cell>
          <table:table-cell office:value-type="float" office:value="0.272791" calcext:value-type="float">
            <text:p>0.2727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0] &lt;&gt; 0;[.B120]-[.$B$2];&quot;&quot;)" office:value-type="float" office:value="1.22000000000003" calcext:value-type="float">
            <text:p>1.22</text:p>
          </table:table-cell>
          <table:table-cell office:value-type="float" office:value="1037.003" calcext:value-type="float">
            <text:p>1037.003</text:p>
          </table:table-cell>
          <table:table-cell office:value-type="float" office:value="5.747334" calcext:value-type="float">
            <text:p>5.747334</text:p>
          </table:table-cell>
          <table:table-cell office:value-type="float" office:value="-1.5" calcext:value-type="float">
            <text:p>-1.5</text:p>
          </table:table-cell>
          <table:table-cell office:value-type="float" office:value="-9.430082" calcext:value-type="float">
            <text:p>-9.430082</text:p>
          </table:table-cell>
          <table:table-cell office:value-type="float" office:value="8" calcext:value-type="float">
            <text:p>8</text:p>
          </table:table-cell>
          <table:table-cell office:value-type="float" office:value="124.840401" calcext:value-type="float">
            <text:p>124.840401</text:p>
          </table:table-cell>
          <table:table-cell office:value-type="float" office:value="0" calcext:value-type="float">
            <text:p>0</text:p>
          </table:table-cell>
          <table:table-cell office:value-type="float" office:value="0.608148" calcext:value-type="float">
            <text:p>0.60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1] &lt;&gt; 0;[.B121]-[.$B$2];&quot;&quot;)" office:value-type="float" office:value="1.22000000000003" calcext:value-type="float">
            <text:p>1.22</text:p>
          </table:table-cell>
          <table:table-cell office:value-type="float" office:value="1037.003" calcext:value-type="float">
            <text:p>1037.003</text:p>
          </table:table-cell>
          <table:table-cell office:value-type="float" office:value="5.747334" calcext:value-type="float">
            <text:p>5.747334</text:p>
          </table:table-cell>
          <table:table-cell office:value-type="float" office:value="-1.5" calcext:value-type="float">
            <text:p>-1.5</text:p>
          </table:table-cell>
          <table:table-cell office:value-type="float" office:value="-9.430082" calcext:value-type="float">
            <text:p>-9.430082</text:p>
          </table:table-cell>
          <table:table-cell office:value-type="float" office:value="8" calcext:value-type="float">
            <text:p>8</text:p>
          </table:table-cell>
          <table:table-cell office:value-type="float" office:value="124.840401" calcext:value-type="float">
            <text:p>124.840401</text:p>
          </table:table-cell>
          <table:table-cell office:value-type="float" office:value="0" calcext:value-type="float">
            <text:p>0</text:p>
          </table:table-cell>
          <table:table-cell office:value-type="float" office:value="0.608148" calcext:value-type="float">
            <text:p>0.60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2] &lt;&gt; 0;[.B122]-[.$B$2];&quot;&quot;)" office:value-type="float" office:value="1.24000000000001" calcext:value-type="float">
            <text:p>1.24</text:p>
          </table:table-cell>
          <table:table-cell office:value-type="float" office:value="1037.023" calcext:value-type="float">
            <text:p>1037.023</text:p>
          </table:table-cell>
          <table:table-cell office:value-type="float" office:value="6.086567" calcext:value-type="float">
            <text:p>6.086567</text:p>
          </table:table-cell>
          <table:table-cell office:value-type="float" office:value="-1.5" calcext:value-type="float">
            <text:p>-1.5</text:p>
          </table:table-cell>
          <table:table-cell office:value-type="float" office:value="-11.03931" calcext:value-type="float">
            <text:p>-11.03931</text:p>
          </table:table-cell>
          <table:table-cell office:value-type="float" office:value="8" calcext:value-type="float">
            <text:p>8</text:p>
          </table:table-cell>
          <table:table-cell office:value-type="float" office:value="124.775642" calcext:value-type="float">
            <text:p>124.775642</text:p>
          </table:table-cell>
          <table:table-cell office:value-type="float" office:value="0" calcext:value-type="float">
            <text:p>0</text:p>
          </table:table-cell>
          <table:table-cell office:value-type="float" office:value="0.608148" calcext:value-type="float">
            <text:p>0.60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3] &lt;&gt; 0;[.B123]-[.$B$2];&quot;&quot;)" office:value-type="float" office:value="1.25" calcext:value-type="float">
            <text:p>1.25</text:p>
          </table:table-cell>
          <table:table-cell office:value-type="float" office:value="1037.033" calcext:value-type="float">
            <text:p>1037.033</text:p>
          </table:table-cell>
          <table:table-cell office:value-type="float" office:value="6.071111" calcext:value-type="float">
            <text:p>6.071111</text:p>
          </table:table-cell>
          <table:table-cell office:value-type="float" office:value="-1.5" calcext:value-type="float">
            <text:p>-1.5</text:p>
          </table:table-cell>
          <table:table-cell office:value-type="float" office:value="-11.552147" calcext:value-type="float">
            <text:p>-11.552147</text:p>
          </table:table-cell>
          <table:table-cell office:value-type="float" office:value="8" calcext:value-type="float">
            <text:p>8</text:p>
          </table:table-cell>
          <table:table-cell office:value-type="float" office:value="124.758286" calcext:value-type="float">
            <text:p>124.758286</text:p>
          </table:table-cell>
          <table:table-cell office:value-type="float" office:value="0" calcext:value-type="float">
            <text:p>0</text:p>
          </table:table-cell>
          <table:table-cell office:value-type="float" office:value="0.608148" calcext:value-type="float">
            <text:p>0.60814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4] &lt;&gt; 0;[.B124]-[.$B$2];&quot;&quot;)" office:value-type="float" office:value="1.25999999999999" calcext:value-type="float">
            <text:p>1.26</text:p>
          </table:table-cell>
          <table:table-cell office:value-type="float" office:value="1037.043" calcext:value-type="float">
            <text:p>1037.043</text:p>
          </table:table-cell>
          <table:table-cell office:value-type="float" office:value="6.071527" calcext:value-type="float">
            <text:p>6.071527</text:p>
          </table:table-cell>
          <table:table-cell office:value-type="float" office:value="-1.5" calcext:value-type="float">
            <text:p>-1.5</text:p>
          </table:table-cell>
          <table:table-cell office:value-type="float" office:value="-12.304484" calcext:value-type="float">
            <text:p>-12.304484</text:p>
          </table:table-cell>
          <table:table-cell office:value-type="float" office:value="8" calcext:value-type="float">
            <text:p>8</text:p>
          </table:table-cell>
          <table:table-cell office:value-type="float" office:value="124.755875" calcext:value-type="float">
            <text:p>124.755875</text:p>
          </table:table-cell>
          <table:table-cell office:value-type="float" office:value="0" calcext:value-type="float">
            <text:p>0</text:p>
          </table:table-cell>
          <table:table-cell office:value-type="float" office:value="0.702783" calcext:value-type="float">
            <text:p>0.70278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5] &lt;&gt; 0;[.B125]-[.$B$2];&quot;&quot;)" office:value-type="float" office:value="1.27000000000021" calcext:value-type="float">
            <text:p>1.27</text:p>
          </table:table-cell>
          <table:table-cell office:value-type="float" office:value="1037.053" calcext:value-type="float">
            <text:p>1037.053</text:p>
          </table:table-cell>
          <table:table-cell office:value-type="float" office:value="6.153698" calcext:value-type="float">
            <text:p>6.153698</text:p>
          </table:table-cell>
          <table:table-cell office:value-type="float" office:value="-1.5" calcext:value-type="float">
            <text:p>-1.5</text:p>
          </table:table-cell>
          <table:table-cell office:value-type="float" office:value="-12.764469" calcext:value-type="float">
            <text:p>-12.764469</text:p>
          </table:table-cell>
          <table:table-cell office:value-type="float" office:value="8" calcext:value-type="float">
            <text:p>8</text:p>
          </table:table-cell>
          <table:table-cell office:value-type="float" office:value="124.756454" calcext:value-type="float">
            <text:p>124.756454</text:p>
          </table:table-cell>
          <table:table-cell office:value-type="float" office:value="0" calcext:value-type="float">
            <text:p>0</text:p>
          </table:table-cell>
          <table:table-cell office:value-type="float" office:value="0.702783" calcext:value-type="float">
            <text:p>0.70278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6] &lt;&gt; 0;[.B126]-[.$B$2];&quot;&quot;)" office:value-type="float" office:value="1.2800000000002" calcext:value-type="float">
            <text:p>1.28</text:p>
          </table:table-cell>
          <table:table-cell office:value-type="float" office:value="1037.063" calcext:value-type="float">
            <text:p>1037.063</text:p>
          </table:table-cell>
          <table:table-cell office:value-type="float" office:value="6.408325" calcext:value-type="float">
            <text:p>6.408325</text:p>
          </table:table-cell>
          <table:table-cell office:value-type="float" office:value="-1.5" calcext:value-type="float">
            <text:p>-1.5</text:p>
          </table:table-cell>
          <table:table-cell office:value-type="float" office:value="-13.337689" calcext:value-type="float">
            <text:p>-13.337689</text:p>
          </table:table-cell>
          <table:table-cell office:value-type="float" office:value="8" calcext:value-type="float">
            <text:p>8</text:p>
          </table:table-cell>
          <table:table-cell office:value-type="float" office:value="124.780807" calcext:value-type="float">
            <text:p>124.780807</text:p>
          </table:table-cell>
          <table:table-cell office:value-type="float" office:value="0" calcext:value-type="float">
            <text:p>0</text:p>
          </table:table-cell>
          <table:table-cell office:value-type="float" office:value="0.702783" calcext:value-type="float">
            <text:p>0.70278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7] &lt;&gt; 0;[.B127]-[.$B$2];&quot;&quot;)" office:value-type="float" office:value="1.29000000000019" calcext:value-type="float">
            <text:p>1.29</text:p>
          </table:table-cell>
          <table:table-cell office:value-type="float" office:value="1037.073" calcext:value-type="float">
            <text:p>1037.073</text:p>
          </table:table-cell>
          <table:table-cell office:value-type="float" office:value="6.610636" calcext:value-type="float">
            <text:p>6.610636</text:p>
          </table:table-cell>
          <table:table-cell office:value-type="float" office:value="-1.5" calcext:value-type="float">
            <text:p>-1.5</text:p>
          </table:table-cell>
          <table:table-cell office:value-type="float" office:value="-13.661481" calcext:value-type="float">
            <text:p>-13.661481</text:p>
          </table:table-cell>
          <table:table-cell office:value-type="float" office:value="8" calcext:value-type="float">
            <text:p>8</text:p>
          </table:table-cell>
          <table:table-cell office:value-type="float" office:value="124.755051" calcext:value-type="float">
            <text:p>124.755051</text:p>
          </table:table-cell>
          <table:table-cell office:value-type="float" office:value="0" calcext:value-type="float">
            <text:p>0</text:p>
          </table:table-cell>
          <table:table-cell office:value-type="float" office:value="0.702783" calcext:value-type="float">
            <text:p>0.70278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8] &lt;&gt; 0;[.B128]-[.$B$2];&quot;&quot;)" office:value-type="float" office:value="1.30000000000018" calcext:value-type="float">
            <text:p>1.30</text:p>
          </table:table-cell>
          <table:table-cell office:value-type="float" office:value="1037.083" calcext:value-type="float">
            <text:p>1037.083</text:p>
          </table:table-cell>
          <table:table-cell office:value-type="float" office:value="6.901805" calcext:value-type="float">
            <text:p>6.901805</text:p>
          </table:table-cell>
          <table:table-cell office:value-type="float" office:value="-1.5" calcext:value-type="float">
            <text:p>-1.5</text:p>
          </table:table-cell>
          <table:table-cell office:value-type="float" office:value="-13.946929" calcext:value-type="float">
            <text:p>-13.946929</text:p>
          </table:table-cell>
          <table:table-cell office:value-type="float" office:value="8" calcext:value-type="float">
            <text:p>8</text:p>
          </table:table-cell>
          <table:table-cell office:value-type="float" office:value="124.596642" calcext:value-type="float">
            <text:p>124.596642</text:p>
          </table:table-cell>
          <table:table-cell office:value-type="float" office:value="0" calcext:value-type="float">
            <text:p>0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29] &lt;&gt; 0;[.B129]-[.$B$2];&quot;&quot;)" office:value-type="float" office:value="1.31000000000017" calcext:value-type="float">
            <text:p>1.31</text:p>
          </table:table-cell>
          <table:table-cell office:value-type="float" office:value="1037.093" calcext:value-type="float">
            <text:p>1037.093</text:p>
          </table:table-cell>
          <table:table-cell office:value-type="float" office:value="7.014017" calcext:value-type="float">
            <text:p>7.014017</text:p>
          </table:table-cell>
          <table:table-cell office:value-type="float" office:value="-1.5" calcext:value-type="float">
            <text:p>-1.5</text:p>
          </table:table-cell>
          <table:table-cell office:value-type="float" office:value="-13.943119" calcext:value-type="float">
            <text:p>-13.943119</text:p>
          </table:table-cell>
          <table:table-cell office:value-type="float" office:value="8" calcext:value-type="float">
            <text:p>8</text:p>
          </table:table-cell>
          <table:table-cell office:value-type="float" office:value="124.421761" calcext:value-type="float">
            <text:p>124.421761</text:p>
          </table:table-cell>
          <table:table-cell office:value-type="float" office:value="0" calcext:value-type="float">
            <text:p>0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0] &lt;&gt; 0;[.B130]-[.$B$2];&quot;&quot;)" office:value-type="float" office:value="1.31000000000017" calcext:value-type="float">
            <text:p>1.31</text:p>
          </table:table-cell>
          <table:table-cell office:value-type="float" office:value="1037.093" calcext:value-type="float">
            <text:p>1037.093</text:p>
          </table:table-cell>
          <table:table-cell office:value-type="float" office:value="7.014017" calcext:value-type="float">
            <text:p>7.014017</text:p>
          </table:table-cell>
          <table:table-cell office:value-type="float" office:value="-1.5" calcext:value-type="float">
            <text:p>-1.5</text:p>
          </table:table-cell>
          <table:table-cell office:value-type="float" office:value="-13.943119" calcext:value-type="float">
            <text:p>-13.943119</text:p>
          </table:table-cell>
          <table:table-cell office:value-type="float" office:value="8" calcext:value-type="float">
            <text:p>8</text:p>
          </table:table-cell>
          <table:table-cell office:value-type="float" office:value="124.421761" calcext:value-type="float">
            <text:p>124.421761</text:p>
          </table:table-cell>
          <table:table-cell office:value-type="float" office:value="0" calcext:value-type="float">
            <text:p>0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1] &lt;&gt; 0;[.B131]-[.$B$2];&quot;&quot;)" office:value-type="float" office:value="1.33000000000015" calcext:value-type="float">
            <text:p>1.33</text:p>
          </table:table-cell>
          <table:table-cell office:value-type="float" office:value="1037.113" calcext:value-type="float">
            <text:p>1037.113</text:p>
          </table:table-cell>
          <table:table-cell office:value-type="float" office:value="7.171742" calcext:value-type="float">
            <text:p>7.171742</text:p>
          </table:table-cell>
          <table:table-cell office:value-type="float" office:value="-1.5" calcext:value-type="float">
            <text:p>-1.5</text:p>
          </table:table-cell>
          <table:table-cell office:value-type="float" office:value="-13.307326" calcext:value-type="float">
            <text:p>-13.307326</text:p>
          </table:table-cell>
          <table:table-cell office:value-type="float" office:value="8" calcext:value-type="float">
            <text:p>8</text:p>
          </table:table-cell>
          <table:table-cell office:value-type="float" office:value="123.786858" calcext:value-type="float">
            <text:p>123.786858</text:p>
          </table:table-cell>
          <table:table-cell office:value-type="float" office:value="0" calcext:value-type="float">
            <text:p>0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2] &lt;&gt; 0;[.B132]-[.$B$2];&quot;&quot;)" office:value-type="float" office:value="1.34000000000015" calcext:value-type="float">
            <text:p>1.34</text:p>
          </table:table-cell>
          <table:table-cell office:value-type="float" office:value="1037.123" calcext:value-type="float">
            <text:p>1037.123</text:p>
          </table:table-cell>
          <table:table-cell office:value-type="float" office:value="7.29468" calcext:value-type="float">
            <text:p>7.29468</text:p>
          </table:table-cell>
          <table:table-cell office:value-type="float" office:value="-1.5" calcext:value-type="float">
            <text:p>-1.5</text:p>
          </table:table-cell>
          <table:table-cell office:value-type="float" office:value="-12.718188" calcext:value-type="float">
            <text:p>-12.718188</text:p>
          </table:table-cell>
          <table:table-cell office:value-type="float" office:value="8" calcext:value-type="float">
            <text:p>8</text:p>
          </table:table-cell>
          <table:table-cell office:value-type="float" office:value="123.244492" calcext:value-type="float">
            <text:p>123.244492</text:p>
          </table:table-cell>
          <table:table-cell office:value-type="float" office:value="0" calcext:value-type="float">
            <text:p>0</text:p>
          </table:table-cell>
          <table:table-cell office:value-type="float" office:value="0.486765" calcext:value-type="float">
            <text:p>0.4867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3] &lt;&gt; 0;[.B133]-[.$B$2];&quot;&quot;)" office:value-type="float" office:value="1.35000000000014" calcext:value-type="float">
            <text:p>1.35</text:p>
          </table:table-cell>
          <table:table-cell office:value-type="float" office:value="1037.133" calcext:value-type="float">
            <text:p>1037.133</text:p>
          </table:table-cell>
          <table:table-cell office:value-type="float" office:value="7.313241" calcext:value-type="float">
            <text:p>7.313241</text:p>
          </table:table-cell>
          <table:table-cell office:value-type="float" office:value="-1.5" calcext:value-type="float">
            <text:p>-1.5</text:p>
          </table:table-cell>
          <table:table-cell office:value-type="float" office:value="-12.252366" calcext:value-type="float">
            <text:p>-12.252366</text:p>
          </table:table-cell>
          <table:table-cell office:value-type="float" office:value="8" calcext:value-type="float">
            <text:p>8</text:p>
          </table:table-cell>
          <table:table-cell office:value-type="float" office:value="122.83828" calcext:value-type="float">
            <text:p>122.83828</text:p>
          </table:table-cell>
          <table:table-cell office:value-type="float" office:value="0" calcext:value-type="float">
            <text:p>0</text:p>
          </table:table-cell>
          <table:table-cell office:value-type="float" office:value="0.486765" calcext:value-type="float">
            <text:p>0.4867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4] &lt;&gt; 0;[.B134]-[.$B$2];&quot;&quot;)" office:value-type="float" office:value="1.36000000000013" calcext:value-type="float">
            <text:p>1.36</text:p>
          </table:table-cell>
          <table:table-cell office:value-type="float" office:value="1037.143" calcext:value-type="float">
            <text:p>1037.143</text:p>
          </table:table-cell>
          <table:table-cell office:value-type="float" office:value="7.126711" calcext:value-type="float">
            <text:p>7.126711</text:p>
          </table:table-cell>
          <table:table-cell office:value-type="float" office:value="-1.5" calcext:value-type="float">
            <text:p>-1.5</text:p>
          </table:table-cell>
          <table:table-cell office:value-type="float" office:value="-11.436179" calcext:value-type="float">
            <text:p>-11.436179</text:p>
          </table:table-cell>
          <table:table-cell office:value-type="float" office:value="8" calcext:value-type="float">
            <text:p>8</text:p>
          </table:table-cell>
          <table:table-cell office:value-type="float" office:value="122.15451" calcext:value-type="float">
            <text:p>122.15451</text:p>
          </table:table-cell>
          <table:table-cell office:value-type="float" office:value="0" calcext:value-type="float">
            <text:p>0</text:p>
          </table:table-cell>
          <table:table-cell office:value-type="float" office:value="0.486765" calcext:value-type="float">
            <text:p>0.4867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5] &lt;&gt; 0;[.B135]-[.$B$2];&quot;&quot;)" office:value-type="float" office:value="1.37000000000012" calcext:value-type="float">
            <text:p>1.37</text:p>
          </table:table-cell>
          <table:table-cell office:value-type="float" office:value="1037.153" calcext:value-type="float">
            <text:p>1037.153</text:p>
          </table:table-cell>
          <table:table-cell office:value-type="float" office:value="6.994146" calcext:value-type="float">
            <text:p>6.994146</text:p>
          </table:table-cell>
          <table:table-cell office:value-type="float" office:value="-1.5" calcext:value-type="float">
            <text:p>-1.5</text:p>
          </table:table-cell>
          <table:table-cell office:value-type="float" office:value="-10.798271" calcext:value-type="float">
            <text:p>-10.798271</text:p>
          </table:table-cell>
          <table:table-cell office:value-type="float" office:value="8" calcext:value-type="float">
            <text:p>8</text:p>
          </table:table-cell>
          <table:table-cell office:value-type="float" office:value="121.677238" calcext:value-type="float">
            <text:p>121.677238</text:p>
          </table:table-cell>
          <table:table-cell office:value-type="float" office:value="0" calcext:value-type="float">
            <text:p>0</text:p>
          </table:table-cell>
          <table:table-cell office:value-type="float" office:value="0.486765" calcext:value-type="float">
            <text:p>0.4867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6] &lt;&gt; 0;[.B136]-[.$B$2];&quot;&quot;)" office:value-type="float" office:value="1.38000000000011" calcext:value-type="float">
            <text:p>1.38</text:p>
          </table:table-cell>
          <table:table-cell office:value-type="float" office:value="1037.163" calcext:value-type="float">
            <text:p>1037.163</text:p>
          </table:table-cell>
          <table:table-cell office:value-type="float" office:value="6.921827" calcext:value-type="float">
            <text:p>6.921827</text:p>
          </table:table-cell>
          <table:table-cell office:value-type="float" office:value="-1.5" calcext:value-type="float">
            <text:p>-1.5</text:p>
          </table:table-cell>
          <table:table-cell office:value-type="float" office:value="-9.801982" calcext:value-type="float">
            <text:p>-9.801982</text:p>
          </table:table-cell>
          <table:table-cell office:value-type="float" office:value="8" calcext:value-type="float">
            <text:p>8</text:p>
          </table:table-cell>
          <table:table-cell office:value-type="float" office:value="120.976524" calcext:value-type="float">
            <text:p>120.976524</text:p>
          </table:table-cell>
          <table:table-cell office:value-type="float" office:value="0" calcext:value-type="float">
            <text:p>0</text:p>
          </table:table-cell>
          <table:table-cell office:value-type="float" office:value="0.369485" calcext:value-type="float">
            <text:p>0.3694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7] &lt;&gt; 0;[.B137]-[.$B$2];&quot;&quot;)" office:value-type="float" office:value="1.3900000000001" calcext:value-type="float">
            <text:p>1.39</text:p>
          </table:table-cell>
          <table:table-cell office:value-type="float" office:value="1037.173" calcext:value-type="float">
            <text:p>1037.173</text:p>
          </table:table-cell>
          <table:table-cell office:value-type="float" office:value="6.903365" calcext:value-type="float">
            <text:p>6.903365</text:p>
          </table:table-cell>
          <table:table-cell office:value-type="float" office:value="-1.5" calcext:value-type="float">
            <text:p>-1.5</text:p>
          </table:table-cell>
          <table:table-cell office:value-type="float" office:value="-9.149858" calcext:value-type="float">
            <text:p>-9.149858</text:p>
          </table:table-cell>
          <table:table-cell office:value-type="float" office:value="8" calcext:value-type="float">
            <text:p>8</text:p>
          </table:table-cell>
          <table:table-cell office:value-type="float" office:value="120.533264" calcext:value-type="float">
            <text:p>120.533264</text:p>
          </table:table-cell>
          <table:table-cell office:value-type="float" office:value="0" calcext:value-type="float">
            <text:p>0</text:p>
          </table:table-cell>
          <table:table-cell office:value-type="float" office:value="0.369485" calcext:value-type="float">
            <text:p>0.3694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8] &lt;&gt; 0;[.B138]-[.$B$2];&quot;&quot;)" office:value-type="float" office:value="1.40000000000009" calcext:value-type="float">
            <text:p>1.40</text:p>
          </table:table-cell>
          <table:table-cell office:value-type="float" office:value="1037.183" calcext:value-type="float">
            <text:p>1037.183</text:p>
          </table:table-cell>
          <table:table-cell office:value-type="float" office:value="6.879255" calcext:value-type="float">
            <text:p>6.879255</text:p>
          </table:table-cell>
          <table:table-cell office:value-type="float" office:value="-1.5" calcext:value-type="float">
            <text:p>-1.5</text:p>
          </table:table-cell>
          <table:table-cell office:value-type="float" office:value="-8.138165" calcext:value-type="float">
            <text:p>-8.138165</text:p>
          </table:table-cell>
          <table:table-cell office:value-type="float" office:value="8" calcext:value-type="float">
            <text:p>8</text:p>
          </table:table-cell>
          <table:table-cell office:value-type="float" office:value="120.044724" calcext:value-type="float">
            <text:p>120.044724</text:p>
          </table:table-cell>
          <table:table-cell office:value-type="float" office:value="0" calcext:value-type="float">
            <text:p>0</text:p>
          </table:table-cell>
          <table:table-cell office:value-type="float" office:value="0.369485" calcext:value-type="float">
            <text:p>0.3694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39] &lt;&gt; 0;[.B139]-[.$B$2];&quot;&quot;)" office:value-type="float" office:value="1.41000000000008" calcext:value-type="float">
            <text:p>1.41</text:p>
          </table:table-cell>
          <table:table-cell office:value-type="float" office:value="1037.193" calcext:value-type="float">
            <text:p>1037.193</text:p>
          </table:table-cell>
          <table:table-cell office:value-type="float" office:value="6.746293" calcext:value-type="float">
            <text:p>6.746293</text:p>
          </table:table-cell>
          <table:table-cell office:value-type="float" office:value="-1.5" calcext:value-type="float">
            <text:p>-1.5</text:p>
          </table:table-cell>
          <table:table-cell office:value-type="float" office:value="-7.405187" calcext:value-type="float">
            <text:p>-7.405187</text:p>
          </table:table-cell>
          <table:table-cell office:value-type="float" office:value="8" calcext:value-type="float">
            <text:p>8</text:p>
          </table:table-cell>
          <table:table-cell office:value-type="float" office:value="119.870842" calcext:value-type="float">
            <text:p>119.870842</text:p>
          </table:table-cell>
          <table:table-cell office:value-type="float" office:value="0" calcext:value-type="float">
            <text:p>0</text:p>
          </table:table-cell>
          <table:table-cell office:value-type="float" office:value="0.369485" calcext:value-type="float">
            <text:p>0.3694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0] &lt;&gt; 0;[.B140]-[.$B$2];&quot;&quot;)" office:value-type="float" office:value="1.42000000000007" calcext:value-type="float">
            <text:p>1.42</text:p>
          </table:table-cell>
          <table:table-cell office:value-type="float" office:value="1037.203" calcext:value-type="float">
            <text:p>1037.203</text:p>
          </table:table-cell>
          <table:table-cell office:value-type="float" office:value="6.305586" calcext:value-type="float">
            <text:p>6.305586</text:p>
          </table:table-cell>
          <table:table-cell office:value-type="float" office:value="-1.5" calcext:value-type="float">
            <text:p>-1.5</text:p>
          </table:table-cell>
          <table:table-cell office:value-type="float" office:value="-6.193691" calcext:value-type="float">
            <text:p>-6.193691</text:p>
          </table:table-cell>
          <table:table-cell office:value-type="float" office:value="8" calcext:value-type="float">
            <text:p>8</text:p>
          </table:table-cell>
          <table:table-cell office:value-type="float" office:value="119.707207" calcext:value-type="float">
            <text:p>119.707207</text:p>
          </table:table-cell>
          <table:table-cell office:value-type="float" office:value="0" calcext:value-type="float">
            <text:p>0</text:p>
          </table:table-cell>
          <table:table-cell office:value-type="float" office:value="0.7604" calcext:value-type="float">
            <text:p>0.760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1] &lt;&gt; 0;[.B141]-[.$B$2];&quot;&quot;)" office:value-type="float" office:value="1.43000000000006" calcext:value-type="float">
            <text:p>1.43</text:p>
          </table:table-cell>
          <table:table-cell office:value-type="float" office:value="1037.213" calcext:value-type="float">
            <text:p>1037.213</text:p>
          </table:table-cell>
          <table:table-cell office:value-type="float" office:value="5.971156" calcext:value-type="float">
            <text:p>5.971156</text:p>
          </table:table-cell>
          <table:table-cell office:value-type="float" office:value="-1.5" calcext:value-type="float">
            <text:p>-1.5</text:p>
          </table:table-cell>
          <table:table-cell office:value-type="float" office:value="-5.408981" calcext:value-type="float">
            <text:p>-5.408981</text:p>
          </table:table-cell>
          <table:table-cell office:value-type="float" office:value="8" calcext:value-type="float">
            <text:p>8</text:p>
          </table:table-cell>
          <table:table-cell office:value-type="float" office:value="119.652306" calcext:value-type="float">
            <text:p>119.652306</text:p>
          </table:table-cell>
          <table:table-cell office:value-type="float" office:value="0" calcext:value-type="float">
            <text:p>0</text:p>
          </table:table-cell>
          <table:table-cell office:value-type="float" office:value="0.7604" calcext:value-type="float">
            <text:p>0.760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2] &lt;&gt; 0;[.B142]-[.$B$2];&quot;&quot;)" office:value-type="float" office:value="1.43000000000006" calcext:value-type="float">
            <text:p>1.43</text:p>
          </table:table-cell>
          <table:table-cell office:value-type="float" office:value="1037.213" calcext:value-type="float">
            <text:p>1037.213</text:p>
          </table:table-cell>
          <table:table-cell office:value-type="float" office:value="5.971156" calcext:value-type="float">
            <text:p>5.971156</text:p>
          </table:table-cell>
          <table:table-cell office:value-type="float" office:value="-1.5" calcext:value-type="float">
            <text:p>-1.5</text:p>
          </table:table-cell>
          <table:table-cell office:value-type="float" office:value="-5.408981" calcext:value-type="float">
            <text:p>-5.408981</text:p>
          </table:table-cell>
          <table:table-cell office:value-type="float" office:value="8" calcext:value-type="float">
            <text:p>8</text:p>
          </table:table-cell>
          <table:table-cell office:value-type="float" office:value="119.652306" calcext:value-type="float">
            <text:p>119.652306</text:p>
          </table:table-cell>
          <table:table-cell office:value-type="float" office:value="0" calcext:value-type="float">
            <text:p>0</text:p>
          </table:table-cell>
          <table:table-cell office:value-type="float" office:value="0.7604" calcext:value-type="float">
            <text:p>0.760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3] &lt;&gt; 0;[.B143]-[.$B$2];&quot;&quot;)" office:value-type="float" office:value="1.45000000000005" calcext:value-type="float">
            <text:p>1.45</text:p>
          </table:table-cell>
          <table:table-cell office:value-type="float" office:value="1037.233" calcext:value-type="float">
            <text:p>1037.233</text:p>
          </table:table-cell>
          <table:table-cell office:value-type="float" office:value="5.567977" calcext:value-type="float">
            <text:p>5.567977</text:p>
          </table:table-cell>
          <table:table-cell office:value-type="float" office:value="-1.5" calcext:value-type="float">
            <text:p>-1.5</text:p>
          </table:table-cell>
          <table:table-cell office:value-type="float" office:value="-3.915847" calcext:value-type="float">
            <text:p>-3.915847</text:p>
          </table:table-cell>
          <table:table-cell office:value-type="float" office:value="8" calcext:value-type="float">
            <text:p>8</text:p>
          </table:table-cell>
          <table:table-cell office:value-type="float" office:value="119.650673" calcext:value-type="float">
            <text:p>119.650673</text:p>
          </table:table-cell>
          <table:table-cell office:value-type="float" office:value="0" calcext:value-type="float">
            <text:p>0</text:p>
          </table:table-cell>
          <table:table-cell office:value-type="float" office:value="0.7604" calcext:value-type="float">
            <text:p>0.760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4] &lt;&gt; 0;[.B144]-[.$B$2];&quot;&quot;)" office:value-type="float" office:value="1.47000000000003" calcext:value-type="float">
            <text:p>1.47</text:p>
          </table:table-cell>
          <table:table-cell office:value-type="float" office:value="1037.253" calcext:value-type="float">
            <text:p>1037.253</text:p>
          </table:table-cell>
          <table:table-cell office:value-type="float" office:value="5.310097" calcext:value-type="float">
            <text:p>5.310097</text:p>
          </table:table-cell>
          <table:table-cell office:value-type="float" office:value="-1.5" calcext:value-type="float">
            <text:p>-1.5</text:p>
          </table:table-cell>
          <table:table-cell office:value-type="float" office:value="-2.619053" calcext:value-type="float">
            <text:p>-2.619053</text:p>
          </table:table-cell>
          <table:table-cell office:value-type="float" office:value="8" calcext:value-type="float">
            <text:p>8</text:p>
          </table:table-cell>
          <table:table-cell office:value-type="float" office:value="119.84893" calcext:value-type="float">
            <text:p>119.84893</text:p>
          </table:table-cell>
          <table:table-cell office:value-type="float" office:value="0" calcext:value-type="float">
            <text:p>0</text:p>
          </table:table-cell>
          <table:table-cell office:value-type="float" office:value="0.818002" calcext:value-type="float">
            <text:p>0.81800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5] &lt;&gt; 0;[.B145]-[.$B$2];&quot;&quot;)" office:value-type="float" office:value="1.48000000000002" calcext:value-type="float">
            <text:p>1.48</text:p>
          </table:table-cell>
          <table:table-cell office:value-type="float" office:value="1037.263" calcext:value-type="float">
            <text:p>1037.263</text:p>
          </table:table-cell>
          <table:table-cell office:value-type="float" office:value="4.908033" calcext:value-type="float">
            <text:p>4.908033</text:p>
          </table:table-cell>
          <table:table-cell office:value-type="float" office:value="-1.5" calcext:value-type="float">
            <text:p>-1.5</text:p>
          </table:table-cell>
          <table:table-cell office:value-type="float" office:value="-1.749655" calcext:value-type="float">
            <text:p>-1.749655</text:p>
          </table:table-cell>
          <table:table-cell office:value-type="float" office:value="8" calcext:value-type="float">
            <text:p>8</text:p>
          </table:table-cell>
          <table:table-cell office:value-type="float" office:value="120.084328" calcext:value-type="float">
            <text:p>120.084328</text:p>
          </table:table-cell>
          <table:table-cell office:value-type="float" office:value="0" calcext:value-type="float">
            <text:p>0</text:p>
          </table:table-cell>
          <table:table-cell office:value-type="float" office:value="0.818002" calcext:value-type="float">
            <text:p>0.81800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6] &lt;&gt; 0;[.B146]-[.$B$2];&quot;&quot;)" office:value-type="float" office:value="1.48000000000002" calcext:value-type="float">
            <text:p>1.48</text:p>
          </table:table-cell>
          <table:table-cell office:value-type="float" office:value="1037.263" calcext:value-type="float">
            <text:p>1037.263</text:p>
          </table:table-cell>
          <table:table-cell office:value-type="float" office:value="4.908033" calcext:value-type="float">
            <text:p>4.908033</text:p>
          </table:table-cell>
          <table:table-cell office:value-type="float" office:value="-1.5" calcext:value-type="float">
            <text:p>-1.5</text:p>
          </table:table-cell>
          <table:table-cell office:value-type="float" office:value="-1.749655" calcext:value-type="float">
            <text:p>-1.749655</text:p>
          </table:table-cell>
          <table:table-cell office:value-type="float" office:value="8" calcext:value-type="float">
            <text:p>8</text:p>
          </table:table-cell>
          <table:table-cell office:value-type="float" office:value="120.084328" calcext:value-type="float">
            <text:p>120.084328</text:p>
          </table:table-cell>
          <table:table-cell office:value-type="float" office:value="0" calcext:value-type="float">
            <text:p>0</text:p>
          </table:table-cell>
          <table:table-cell office:value-type="float" office:value="0.818002" calcext:value-type="float">
            <text:p>0.81800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7] &lt;&gt; 0;[.B147]-[.$B$2];&quot;&quot;)" office:value-type="float" office:value="1.5" calcext:value-type="float">
            <text:p>1.50</text:p>
          </table:table-cell>
          <table:table-cell office:value-type="float" office:value="1037.283" calcext:value-type="float">
            <text:p>1037.283</text:p>
          </table:table-cell>
          <table:table-cell office:value-type="float" office:value="4.376197" calcext:value-type="float">
            <text:p>4.376197</text:p>
          </table:table-cell>
          <table:table-cell office:value-type="float" office:value="-1.5" calcext:value-type="float">
            <text:p>-1.5</text:p>
          </table:table-cell>
          <table:table-cell office:value-type="float" office:value="-0.508573" calcext:value-type="float">
            <text:p>-0.508573</text:p>
          </table:table-cell>
          <table:table-cell office:value-type="float" office:value="8" calcext:value-type="float">
            <text:p>8</text:p>
          </table:table-cell>
          <table:table-cell office:value-type="float" office:value="120.426468" calcext:value-type="float">
            <text:p>120.426468</text:p>
          </table:table-cell>
          <table:table-cell office:value-type="float" office:value="0" calcext:value-type="float">
            <text:p>0</text:p>
          </table:table-cell>
          <table:table-cell office:value-type="float" office:value="0.818002" calcext:value-type="float">
            <text:p>0.81800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8] &lt;&gt; 0;[.B148]-[.$B$2];&quot;&quot;)" office:value-type="float" office:value="1.50999999999999" calcext:value-type="float">
            <text:p>1.51</text:p>
          </table:table-cell>
          <table:table-cell office:value-type="float" office:value="1037.293" calcext:value-type="float">
            <text:p>1037.293</text:p>
          </table:table-cell>
          <table:table-cell office:value-type="float" office:value="4.293286" calcext:value-type="float">
            <text:p>4.293286</text:p>
          </table:table-cell>
          <table:table-cell office:value-type="float" office:value="-1.5" calcext:value-type="float">
            <text:p>-1.5</text:p>
          </table:table-cell>
          <table:table-cell office:value-type="float" office:value="-0.107029" calcext:value-type="float">
            <text:p>-0.107029</text:p>
          </table:table-cell>
          <table:table-cell office:value-type="float" office:value="8" calcext:value-type="float">
            <text:p>8</text:p>
          </table:table-cell>
          <table:table-cell office:value-type="float" office:value="120.504471" calcext:value-type="float">
            <text:p>120.504471</text:p>
          </table:table-cell>
          <table:table-cell office:value-type="float" office:value="0" calcext:value-type="float">
            <text:p>0</text:p>
          </table:table-cell>
          <table:table-cell office:value-type="float" office:value="0.542307" calcext:value-type="float">
            <text:p>0.54230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49] &lt;&gt; 0;[.B149]-[.$B$2];&quot;&quot;)" office:value-type="float" office:value="1.52000000000021" calcext:value-type="float">
            <text:p>1.52</text:p>
          </table:table-cell>
          <table:table-cell office:value-type="float" office:value="1037.303" calcext:value-type="float">
            <text:p>1037.303</text:p>
          </table:table-cell>
          <table:table-cell office:value-type="float" office:value="4.230386" calcext:value-type="float">
            <text:p>4.230386</text:p>
          </table:table-cell>
          <table:table-cell office:value-type="float" office:value="-1.5" calcext:value-type="float">
            <text:p>-1.5</text:p>
          </table:table-cell>
          <table:table-cell office:value-type="float" office:value="0.440869" calcext:value-type="float">
            <text:p>0.440869</text:p>
          </table:table-cell>
          <table:table-cell office:value-type="float" office:value="8" calcext:value-type="float">
            <text:p>8</text:p>
          </table:table-cell>
          <table:table-cell office:value-type="float" office:value="120.537071" calcext:value-type="float">
            <text:p>120.537071</text:p>
          </table:table-cell>
          <table:table-cell office:value-type="float" office:value="0" calcext:value-type="float">
            <text:p>0</text:p>
          </table:table-cell>
          <table:table-cell office:value-type="float" office:value="0.542307" calcext:value-type="float">
            <text:p>0.54230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0] &lt;&gt; 0;[.B150]-[.$B$2];&quot;&quot;)" office:value-type="float" office:value="1.52000000000021" calcext:value-type="float">
            <text:p>1.52</text:p>
          </table:table-cell>
          <table:table-cell office:value-type="float" office:value="1037.303" calcext:value-type="float">
            <text:p>1037.303</text:p>
          </table:table-cell>
          <table:table-cell office:value-type="float" office:value="4.230386" calcext:value-type="float">
            <text:p>4.230386</text:p>
          </table:table-cell>
          <table:table-cell office:value-type="float" office:value="-1.5" calcext:value-type="float">
            <text:p>-1.5</text:p>
          </table:table-cell>
          <table:table-cell office:value-type="float" office:value="0.440869" calcext:value-type="float">
            <text:p>0.440869</text:p>
          </table:table-cell>
          <table:table-cell office:value-type="float" office:value="8" calcext:value-type="float">
            <text:p>8</text:p>
          </table:table-cell>
          <table:table-cell office:value-type="float" office:value="120.537071" calcext:value-type="float">
            <text:p>120.537071</text:p>
          </table:table-cell>
          <table:table-cell office:value-type="float" office:value="0" calcext:value-type="float">
            <text:p>0</text:p>
          </table:table-cell>
          <table:table-cell office:value-type="float" office:value="0.542307" calcext:value-type="float">
            <text:p>0.54230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1] &lt;&gt; 0;[.B151]-[.$B$2];&quot;&quot;)" office:value-type="float" office:value="1.54000000000019" calcext:value-type="float">
            <text:p>1.54</text:p>
          </table:table-cell>
          <table:table-cell office:value-type="float" office:value="1037.323" calcext:value-type="float">
            <text:p>1037.323</text:p>
          </table:table-cell>
          <table:table-cell office:value-type="float" office:value="3.997496" calcext:value-type="float">
            <text:p>3.997496</text:p>
          </table:table-cell>
          <table:table-cell office:value-type="float" office:value="-1.5" calcext:value-type="float">
            <text:p>-1.5</text:p>
          </table:table-cell>
          <table:table-cell office:value-type="float" office:value="1.415288" calcext:value-type="float">
            <text:p>1.415288</text:p>
          </table:table-cell>
          <table:table-cell office:value-type="float" office:value="8" calcext:value-type="float">
            <text:p>8</text:p>
          </table:table-cell>
          <table:table-cell office:value-type="float" office:value="120.371979" calcext:value-type="float">
            <text:p>120.371979</text:p>
          </table:table-cell>
          <table:table-cell office:value-type="float" office:value="0" calcext:value-type="float">
            <text:p>0</text:p>
          </table:table-cell>
          <table:table-cell office:value-type="float" office:value="0.542307" calcext:value-type="float">
            <text:p>0.54230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2] &lt;&gt; 0;[.B152]-[.$B$2];&quot;&quot;)" office:value-type="float" office:value="1.54000000000019" calcext:value-type="float">
            <text:p>1.54</text:p>
          </table:table-cell>
          <table:table-cell office:value-type="float" office:value="1037.323" calcext:value-type="float">
            <text:p>1037.323</text:p>
          </table:table-cell>
          <table:table-cell office:value-type="float" office:value="3.997496" calcext:value-type="float">
            <text:p>3.997496</text:p>
          </table:table-cell>
          <table:table-cell office:value-type="float" office:value="-1.5" calcext:value-type="float">
            <text:p>-1.5</text:p>
          </table:table-cell>
          <table:table-cell office:value-type="float" office:value="1.415288" calcext:value-type="float">
            <text:p>1.415288</text:p>
          </table:table-cell>
          <table:table-cell office:value-type="float" office:value="8" calcext:value-type="float">
            <text:p>8</text:p>
          </table:table-cell>
          <table:table-cell office:value-type="float" office:value="120.371979" calcext:value-type="float">
            <text:p>120.371979</text:p>
          </table:table-cell>
          <table:table-cell office:value-type="float" office:value="0" calcext:value-type="float">
            <text:p>0</text:p>
          </table:table-cell>
          <table:table-cell office:value-type="float" office:value="0.542307" calcext:value-type="float">
            <text:p>0.542307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3] &lt;&gt; 0;[.B153]-[.$B$2];&quot;&quot;)" office:value-type="float" office:value="1.56000000000017" calcext:value-type="float">
            <text:p>1.56</text:p>
          </table:table-cell>
          <table:table-cell office:value-type="float" office:value="1037.343" calcext:value-type="float">
            <text:p>1037.343</text:p>
          </table:table-cell>
          <table:table-cell office:value-type="float" office:value="3.692704" calcext:value-type="float">
            <text:p>3.692704</text:p>
          </table:table-cell>
          <table:table-cell office:value-type="float" office:value="-1.5" calcext:value-type="float">
            <text:p>-1.5</text:p>
          </table:table-cell>
          <table:table-cell office:value-type="float" office:value="2.335717" calcext:value-type="float">
            <text:p>2.335717</text:p>
          </table:table-cell>
          <table:table-cell office:value-type="float" office:value="8" calcext:value-type="float">
            <text:p>8</text:p>
          </table:table-cell>
          <table:table-cell office:value-type="float" office:value="119.955765" calcext:value-type="float">
            <text:p>119.955765</text:p>
          </table:table-cell>
          <table:table-cell office:value-type="float" office:value="0" calcext:value-type="float">
            <text:p>0</text:p>
          </table:table-cell>
          <table:table-cell office:value-type="float" office:value="0.38801" calcext:value-type="float">
            <text:p>0.3880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4] &lt;&gt; 0;[.B154]-[.$B$2];&quot;&quot;)" office:value-type="float" office:value="1.56000000000017" calcext:value-type="float">
            <text:p>1.56</text:p>
          </table:table-cell>
          <table:table-cell office:value-type="float" office:value="1037.343" calcext:value-type="float">
            <text:p>1037.343</text:p>
          </table:table-cell>
          <table:table-cell office:value-type="float" office:value="3.692704" calcext:value-type="float">
            <text:p>3.692704</text:p>
          </table:table-cell>
          <table:table-cell office:value-type="float" office:value="-1.5" calcext:value-type="float">
            <text:p>-1.5</text:p>
          </table:table-cell>
          <table:table-cell office:value-type="float" office:value="2.335717" calcext:value-type="float">
            <text:p>2.335717</text:p>
          </table:table-cell>
          <table:table-cell office:value-type="float" office:value="8" calcext:value-type="float">
            <text:p>8</text:p>
          </table:table-cell>
          <table:table-cell office:value-type="float" office:value="119.955765" calcext:value-type="float">
            <text:p>119.955765</text:p>
          </table:table-cell>
          <table:table-cell office:value-type="float" office:value="0" calcext:value-type="float">
            <text:p>0</text:p>
          </table:table-cell>
          <table:table-cell office:value-type="float" office:value="0.38801" calcext:value-type="float">
            <text:p>0.3880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5] &lt;&gt; 0;[.B155]-[.$B$2];&quot;&quot;)" office:value-type="float" office:value="1.56000000000017" calcext:value-type="float">
            <text:p>1.56</text:p>
          </table:table-cell>
          <table:table-cell office:value-type="float" office:value="1037.343" calcext:value-type="float">
            <text:p>1037.343</text:p>
          </table:table-cell>
          <table:table-cell office:value-type="float" office:value="3.692704" calcext:value-type="float">
            <text:p>3.692704</text:p>
          </table:table-cell>
          <table:table-cell office:value-type="float" office:value="-1.5" calcext:value-type="float">
            <text:p>-1.5</text:p>
          </table:table-cell>
          <table:table-cell office:value-type="float" office:value="2.335717" calcext:value-type="float">
            <text:p>2.335717</text:p>
          </table:table-cell>
          <table:table-cell office:value-type="float" office:value="8" calcext:value-type="float">
            <text:p>8</text:p>
          </table:table-cell>
          <table:table-cell office:value-type="float" office:value="119.955765" calcext:value-type="float">
            <text:p>119.955765</text:p>
          </table:table-cell>
          <table:table-cell office:value-type="float" office:value="0" calcext:value-type="float">
            <text:p>0</text:p>
          </table:table-cell>
          <table:table-cell office:value-type="float" office:value="0.38801" calcext:value-type="float">
            <text:p>0.3880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6] &lt;&gt; 0;[.B156]-[.$B$2];&quot;&quot;)" office:value-type="float" office:value="1.59000000000015" calcext:value-type="float">
            <text:p>1.59</text:p>
          </table:table-cell>
          <table:table-cell office:value-type="float" office:value="1037.373" calcext:value-type="float">
            <text:p>1037.373</text:p>
          </table:table-cell>
          <table:table-cell office:value-type="float" office:value="3.66482" calcext:value-type="float">
            <text:p>3.66482</text:p>
          </table:table-cell>
          <table:table-cell office:value-type="float" office:value="-1.5" calcext:value-type="float">
            <text:p>-1.5</text:p>
          </table:table-cell>
          <table:table-cell office:value-type="float" office:value="3.223882" calcext:value-type="float">
            <text:p>3.223882</text:p>
          </table:table-cell>
          <table:table-cell office:value-type="float" office:value="8" calcext:value-type="float">
            <text:p>8</text:p>
          </table:table-cell>
          <table:table-cell office:value-type="float" office:value="119.414726" calcext:value-type="float">
            <text:p>119.414726</text:p>
          </table:table-cell>
          <table:table-cell office:value-type="float" office:value="0" calcext:value-type="float">
            <text:p>0</text:p>
          </table:table-cell>
          <table:table-cell office:value-type="float" office:value="0.285135" calcext:value-type="float">
            <text:p>0.2851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7] &lt;&gt; 0;[.B157]-[.$B$2];&quot;&quot;)" office:value-type="float" office:value="1.60000000000014" calcext:value-type="float">
            <text:p>1.60</text:p>
          </table:table-cell>
          <table:table-cell office:value-type="float" office:value="1037.383" calcext:value-type="float">
            <text:p>1037.383</text:p>
          </table:table-cell>
          <table:table-cell office:value-type="float" office:value="3.827898" calcext:value-type="float">
            <text:p>3.827898</text:p>
          </table:table-cell>
          <table:table-cell office:value-type="float" office:value="-1.5" calcext:value-type="float">
            <text:p>-1.5</text:p>
          </table:table-cell>
          <table:table-cell office:value-type="float" office:value="3.401279" calcext:value-type="float">
            <text:p>3.401279</text:p>
          </table:table-cell>
          <table:table-cell office:value-type="float" office:value="8" calcext:value-type="float">
            <text:p>8</text:p>
          </table:table-cell>
          <table:table-cell office:value-type="float" office:value="119.348946" calcext:value-type="float">
            <text:p>119.348946</text:p>
          </table:table-cell>
          <table:table-cell office:value-type="float" office:value="0" calcext:value-type="float">
            <text:p>0</text:p>
          </table:table-cell>
          <table:table-cell office:value-type="float" office:value="0.285135" calcext:value-type="float">
            <text:p>0.2851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8] &lt;&gt; 0;[.B158]-[.$B$2];&quot;&quot;)" office:value-type="float" office:value="1.61000000000013" calcext:value-type="float">
            <text:p>1.61</text:p>
          </table:table-cell>
          <table:table-cell office:value-type="float" office:value="1037.393" calcext:value-type="float">
            <text:p>1037.393</text:p>
          </table:table-cell>
          <table:table-cell office:value-type="float" office:value="4.007565" calcext:value-type="float">
            <text:p>4.007565</text:p>
          </table:table-cell>
          <table:table-cell office:value-type="float" office:value="-1.5" calcext:value-type="float">
            <text:p>-1.5</text:p>
          </table:table-cell>
          <table:table-cell office:value-type="float" office:value="3.4826" calcext:value-type="float">
            <text:p>3.4826</text:p>
          </table:table-cell>
          <table:table-cell office:value-type="float" office:value="8" calcext:value-type="float">
            <text:p>8</text:p>
          </table:table-cell>
          <table:table-cell office:value-type="float" office:value="119.365555" calcext:value-type="float">
            <text:p>119.365555</text:p>
          </table:table-cell>
          <table:table-cell office:value-type="float" office:value="0" calcext:value-type="float">
            <text:p>0</text:p>
          </table:table-cell>
          <table:table-cell office:value-type="float" office:value="0.285135" calcext:value-type="float">
            <text:p>0.2851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59] &lt;&gt; 0;[.B159]-[.$B$2];&quot;&quot;)" office:value-type="float" office:value="1.62000000000012" calcext:value-type="float">
            <text:p>1.62</text:p>
          </table:table-cell>
          <table:table-cell office:value-type="float" office:value="1037.403" calcext:value-type="float">
            <text:p>1037.403</text:p>
          </table:table-cell>
          <table:table-cell office:value-type="float" office:value="4.347093" calcext:value-type="float">
            <text:p>4.347093</text:p>
          </table:table-cell>
          <table:table-cell office:value-type="float" office:value="-1.5" calcext:value-type="float">
            <text:p>-1.5</text:p>
          </table:table-cell>
          <table:table-cell office:value-type="float" office:value="3.531063" calcext:value-type="float">
            <text:p>3.531063</text:p>
          </table:table-cell>
          <table:table-cell office:value-type="float" office:value="8" calcext:value-type="float">
            <text:p>8</text:p>
          </table:table-cell>
          <table:table-cell office:value-type="float" office:value="119.40889" calcext:value-type="float">
            <text:p>119.40889</text:p>
          </table:table-cell>
          <table:table-cell office:value-type="float" office:value="0" calcext:value-type="float">
            <text:p>0</text:p>
          </table:table-cell>
          <table:table-cell office:value-type="float" office:value="0.285135" calcext:value-type="float">
            <text:p>0.2851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0] &lt;&gt; 0;[.B160]-[.$B$2];&quot;&quot;)" office:value-type="float" office:value="1.63000000000011" calcext:value-type="float">
            <text:p>1.63</text:p>
          </table:table-cell>
          <table:table-cell office:value-type="float" office:value="1037.413" calcext:value-type="float">
            <text:p>1037.413</text:p>
          </table:table-cell>
          <table:table-cell office:value-type="float" office:value="4.608028" calcext:value-type="float">
            <text:p>4.608028</text:p>
          </table:table-cell>
          <table:table-cell office:value-type="float" office:value="-1.5" calcext:value-type="float">
            <text:p>-1.5</text:p>
          </table:table-cell>
          <table:table-cell office:value-type="float" office:value="3.513605" calcext:value-type="float">
            <text:p>3.513605</text:p>
          </table:table-cell>
          <table:table-cell office:value-type="float" office:value="8" calcext:value-type="float">
            <text:p>8</text:p>
          </table:table-cell>
          <table:table-cell office:value-type="float" office:value="119.428749" calcext:value-type="float">
            <text:p>119.428749</text:p>
          </table:table-cell>
          <table:table-cell office:value-type="float" office:value="0" calcext:value-type="float">
            <text:p>0</text:p>
          </table:table-cell>
          <table:table-cell office:value-type="float" office:value="1.005243" calcext:value-type="float">
            <text:p>1.0052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1] &lt;&gt; 0;[.B161]-[.$B$2];&quot;&quot;)" office:value-type="float" office:value="1.6400000000001" calcext:value-type="float">
            <text:p>1.64</text:p>
          </table:table-cell>
          <table:table-cell office:value-type="float" office:value="1037.423" calcext:value-type="float">
            <text:p>1037.423</text:p>
          </table:table-cell>
          <table:table-cell office:value-type="float" office:value="4.987192" calcext:value-type="float">
            <text:p>4.987192</text:p>
          </table:table-cell>
          <table:table-cell office:value-type="float" office:value="-1.5" calcext:value-type="float">
            <text:p>-1.5</text:p>
          </table:table-cell>
          <table:table-cell office:value-type="float" office:value="3.408778" calcext:value-type="float">
            <text:p>3.408778</text:p>
          </table:table-cell>
          <table:table-cell office:value-type="float" office:value="8" calcext:value-type="float">
            <text:p>8</text:p>
          </table:table-cell>
          <table:table-cell office:value-type="float" office:value="119.445541" calcext:value-type="float">
            <text:p>119.445541</text:p>
          </table:table-cell>
          <table:table-cell office:value-type="float" office:value="0" calcext:value-type="float">
            <text:p>0</text:p>
          </table:table-cell>
          <table:table-cell office:value-type="float" office:value="1.005243" calcext:value-type="float">
            <text:p>1.0052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2] &lt;&gt; 0;[.B162]-[.$B$2];&quot;&quot;)" office:value-type="float" office:value="1.65000000000009" calcext:value-type="float">
            <text:p>1.65</text:p>
          </table:table-cell>
          <table:table-cell office:value-type="float" office:value="1037.433" calcext:value-type="float">
            <text:p>1037.433</text:p>
          </table:table-cell>
          <table:table-cell office:value-type="float" office:value="5.204173" calcext:value-type="float">
            <text:p>5.204173</text:p>
          </table:table-cell>
          <table:table-cell office:value-type="float" office:value="-1.5" calcext:value-type="float">
            <text:p>-1.5</text:p>
          </table:table-cell>
          <table:table-cell office:value-type="float" office:value="3.289299" calcext:value-type="float">
            <text:p>3.289299</text:p>
          </table:table-cell>
          <table:table-cell office:value-type="float" office:value="8" calcext:value-type="float">
            <text:p>8</text:p>
          </table:table-cell>
          <table:table-cell office:value-type="float" office:value="119.448723" calcext:value-type="float">
            <text:p>119.448723</text:p>
          </table:table-cell>
          <table:table-cell office:value-type="float" office:value="0" calcext:value-type="float">
            <text:p>0</text:p>
          </table:table-cell>
          <table:table-cell office:value-type="float" office:value="1.005243" calcext:value-type="float">
            <text:p>1.0052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3] &lt;&gt; 0;[.B163]-[.$B$2];&quot;&quot;)" office:value-type="float" office:value="1.66000000000008" calcext:value-type="float">
            <text:p>1.66</text:p>
          </table:table-cell>
          <table:table-cell office:value-type="float" office:value="1037.443" calcext:value-type="float">
            <text:p>1037.443</text:p>
          </table:table-cell>
          <table:table-cell office:value-type="float" office:value="5.509788" calcext:value-type="float">
            <text:p>5.509788</text:p>
          </table:table-cell>
          <table:table-cell office:value-type="float" office:value="-1.5" calcext:value-type="float">
            <text:p>-1.5</text:p>
          </table:table-cell>
          <table:table-cell office:value-type="float" office:value="3.068507" calcext:value-type="float">
            <text:p>3.068507</text:p>
          </table:table-cell>
          <table:table-cell office:value-type="float" office:value="8" calcext:value-type="float">
            <text:p>8</text:p>
          </table:table-cell>
          <table:table-cell office:value-type="float" office:value="119.467827" calcext:value-type="float">
            <text:p>119.467827</text:p>
          </table:table-cell>
          <table:table-cell office:value-type="float" office:value="0" calcext:value-type="float">
            <text:p>0</text:p>
          </table:table-cell>
          <table:table-cell office:value-type="float" office:value="1.005243" calcext:value-type="float">
            <text:p>1.0052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4] &lt;&gt; 0;[.B164]-[.$B$2];&quot;&quot;)" office:value-type="float" office:value="1.67000000000007" calcext:value-type="float">
            <text:p>1.67</text:p>
          </table:table-cell>
          <table:table-cell office:value-type="float" office:value="1037.453" calcext:value-type="float">
            <text:p>1037.453</text:p>
          </table:table-cell>
          <table:table-cell office:value-type="float" office:value="5.712305" calcext:value-type="float">
            <text:p>5.712305</text:p>
          </table:table-cell>
          <table:table-cell office:value-type="float" office:value="-1.5" calcext:value-type="float">
            <text:p>-1.5</text:p>
          </table:table-cell>
          <table:table-cell office:value-type="float" office:value="2.954494" calcext:value-type="float">
            <text:p>2.954494</text:p>
          </table:table-cell>
          <table:table-cell office:value-type="float" office:value="8" calcext:value-type="float">
            <text:p>8</text:p>
          </table:table-cell>
          <table:table-cell office:value-type="float" office:value="119.492668" calcext:value-type="float">
            <text:p>119.492668</text:p>
          </table:table-cell>
          <table:table-cell office:value-type="float" office:value="0" calcext:value-type="float">
            <text:p>0</text:p>
          </table:table-cell>
          <table:table-cell office:value-type="float" office:value="0.682214" calcext:value-type="float">
            <text:p>0.68221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5] &lt;&gt; 0;[.B165]-[.$B$2];&quot;&quot;)" office:value-type="float" office:value="1.68000000000006" calcext:value-type="float">
            <text:p>1.68</text:p>
          </table:table-cell>
          <table:table-cell office:value-type="float" office:value="1037.463" calcext:value-type="float">
            <text:p>1037.463</text:p>
          </table:table-cell>
          <table:table-cell office:value-type="float" office:value="5.881865" calcext:value-type="float">
            <text:p>5.881865</text:p>
          </table:table-cell>
          <table:table-cell office:value-type="float" office:value="-1.5" calcext:value-type="float">
            <text:p>-1.5</text:p>
          </table:table-cell>
          <table:table-cell office:value-type="float" office:value="2.961937" calcext:value-type="float">
            <text:p>2.961937</text:p>
          </table:table-cell>
          <table:table-cell office:value-type="float" office:value="8" calcext:value-type="float">
            <text:p>8</text:p>
          </table:table-cell>
          <table:table-cell office:value-type="float" office:value="119.532806" calcext:value-type="float">
            <text:p>119.532806</text:p>
          </table:table-cell>
          <table:table-cell office:value-type="float" office:value="0" calcext:value-type="float">
            <text:p>0</text:p>
          </table:table-cell>
          <table:table-cell office:value-type="float" office:value="0.682214" calcext:value-type="float">
            <text:p>0.68221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6] &lt;&gt; 0;[.B166]-[.$B$2];&quot;&quot;)" office:value-type="float" office:value="1.69000000000005" calcext:value-type="float">
            <text:p>1.69</text:p>
          </table:table-cell>
          <table:table-cell office:value-type="float" office:value="1037.473" calcext:value-type="float">
            <text:p>1037.473</text:p>
          </table:table-cell>
          <table:table-cell office:value-type="float" office:value="5.922534" calcext:value-type="float">
            <text:p>5.922534</text:p>
          </table:table-cell>
          <table:table-cell office:value-type="float" office:value="-1.5" calcext:value-type="float">
            <text:p>-1.5</text:p>
          </table:table-cell>
          <table:table-cell office:value-type="float" office:value="3.020902" calcext:value-type="float">
            <text:p>3.020902</text:p>
          </table:table-cell>
          <table:table-cell office:value-type="float" office:value="8" calcext:value-type="float">
            <text:p>8</text:p>
          </table:table-cell>
          <table:table-cell office:value-type="float" office:value="119.508392" calcext:value-type="float">
            <text:p>119.508392</text:p>
          </table:table-cell>
          <table:table-cell office:value-type="float" office:value="0" calcext:value-type="float">
            <text:p>0</text:p>
          </table:table-cell>
          <table:table-cell office:value-type="float" office:value="0.682214" calcext:value-type="float">
            <text:p>0.68221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7] &lt;&gt; 0;[.B167]-[.$B$2];&quot;&quot;)" office:value-type="float" office:value="1.70000000000005" calcext:value-type="float">
            <text:p>1.70</text:p>
          </table:table-cell>
          <table:table-cell office:value-type="float" office:value="1037.483" calcext:value-type="float">
            <text:p>1037.483</text:p>
          </table:table-cell>
          <table:table-cell office:value-type="float" office:value="5.895328" calcext:value-type="float">
            <text:p>5.895328</text:p>
          </table:table-cell>
          <table:table-cell office:value-type="float" office:value="-1.5" calcext:value-type="float">
            <text:p>-1.5</text:p>
          </table:table-cell>
          <table:table-cell office:value-type="float" office:value="2.994362" calcext:value-type="float">
            <text:p>2.994362</text:p>
          </table:table-cell>
          <table:table-cell office:value-type="float" office:value="8" calcext:value-type="float">
            <text:p>8</text:p>
          </table:table-cell>
          <table:table-cell office:value-type="float" office:value="119.38102" calcext:value-type="float">
            <text:p>119.38102</text:p>
          </table:table-cell>
          <table:table-cell office:value-type="float" office:value="0" calcext:value-type="float">
            <text:p>0</text:p>
          </table:table-cell>
          <table:table-cell office:value-type="float" office:value="0.682214" calcext:value-type="float">
            <text:p>0.68221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8] &lt;&gt; 0;[.B168]-[.$B$2];&quot;&quot;)" office:value-type="float" office:value="1.71000000000004" calcext:value-type="float">
            <text:p>1.71</text:p>
          </table:table-cell>
          <table:table-cell office:value-type="float" office:value="1037.493" calcext:value-type="float">
            <text:p>1037.493</text:p>
          </table:table-cell>
          <table:table-cell office:value-type="float" office:value="5.845061" calcext:value-type="float">
            <text:p>5.845061</text:p>
          </table:table-cell>
          <table:table-cell office:value-type="float" office:value="-1.5" calcext:value-type="float">
            <text:p>-1.5</text:p>
          </table:table-cell>
          <table:table-cell office:value-type="float" office:value="2.887349" calcext:value-type="float">
            <text:p>2.887349</text:p>
          </table:table-cell>
          <table:table-cell office:value-type="float" office:value="8" calcext:value-type="float">
            <text:p>8</text:p>
          </table:table-cell>
          <table:table-cell office:value-type="float" office:value="119.278069" calcext:value-type="float">
            <text:p>119.278069</text:p>
          </table:table-cell>
          <table:table-cell office:value-type="float" office:value="0" calcext:value-type="float">
            <text:p>0</text:p>
          </table:table-cell>
          <table:table-cell office:value-type="float" office:value="0.480585" calcext:value-type="float">
            <text:p>0.4805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69] &lt;&gt; 0;[.B169]-[.$B$2];&quot;&quot;)" office:value-type="float" office:value="1.72000000000003" calcext:value-type="float">
            <text:p>1.72</text:p>
          </table:table-cell>
          <table:table-cell office:value-type="float" office:value="1037.503" calcext:value-type="float">
            <text:p>1037.503</text:p>
          </table:table-cell>
          <table:table-cell office:value-type="float" office:value="5.85398" calcext:value-type="float">
            <text:p>5.85398</text:p>
          </table:table-cell>
          <table:table-cell office:value-type="float" office:value="-1.5" calcext:value-type="float">
            <text:p>-1.5</text:p>
          </table:table-cell>
          <table:table-cell office:value-type="float" office:value="2.714972" calcext:value-type="float">
            <text:p>2.714972</text:p>
          </table:table-cell>
          <table:table-cell office:value-type="float" office:value="8" calcext:value-type="float">
            <text:p>8</text:p>
          </table:table-cell>
          <table:table-cell office:value-type="float" office:value="119.172096" calcext:value-type="float">
            <text:p>119.172096</text:p>
          </table:table-cell>
          <table:table-cell office:value-type="float" office:value="0" calcext:value-type="float">
            <text:p>0</text:p>
          </table:table-cell>
          <table:table-cell office:value-type="float" office:value="0.480585" calcext:value-type="float">
            <text:p>0.4805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0] &lt;&gt; 0;[.B170]-[.$B$2];&quot;&quot;)" office:value-type="float" office:value="1.73000000000002" calcext:value-type="float">
            <text:p>1.73</text:p>
          </table:table-cell>
          <table:table-cell office:value-type="float" office:value="1037.513" calcext:value-type="float">
            <text:p>1037.513</text:p>
          </table:table-cell>
          <table:table-cell office:value-type="float" office:value="6.011997" calcext:value-type="float">
            <text:p>6.011997</text:p>
          </table:table-cell>
          <table:table-cell office:value-type="float" office:value="-1.5" calcext:value-type="float">
            <text:p>-1.5</text:p>
          </table:table-cell>
          <table:table-cell office:value-type="float" office:value="2.679366" calcext:value-type="float">
            <text:p>2.679366</text:p>
          </table:table-cell>
          <table:table-cell office:value-type="float" office:value="8" calcext:value-type="float">
            <text:p>8</text:p>
          </table:table-cell>
          <table:table-cell office:value-type="float" office:value="119.182007" calcext:value-type="float">
            <text:p>119.182007</text:p>
          </table:table-cell>
          <table:table-cell office:value-type="float" office:value="0" calcext:value-type="float">
            <text:p>0</text:p>
          </table:table-cell>
          <table:table-cell office:value-type="float" office:value="0.480585" calcext:value-type="float">
            <text:p>0.4805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1] &lt;&gt; 0;[.B171]-[.$B$2];&quot;&quot;)" office:value-type="float" office:value="1.74000000000001" calcext:value-type="float">
            <text:p>1.74</text:p>
          </table:table-cell>
          <table:table-cell office:value-type="float" office:value="1037.523" calcext:value-type="float">
            <text:p>1037.523</text:p>
          </table:table-cell>
          <table:table-cell office:value-type="float" office:value="6.548093" calcext:value-type="float">
            <text:p>6.548093</text:p>
          </table:table-cell>
          <table:table-cell office:value-type="float" office:value="-1.5" calcext:value-type="float">
            <text:p>-1.5</text:p>
          </table:table-cell>
          <table:table-cell office:value-type="float" office:value="2.762136" calcext:value-type="float">
            <text:p>2.762136</text:p>
          </table:table-cell>
          <table:table-cell office:value-type="float" office:value="8" calcext:value-type="float">
            <text:p>8</text:p>
          </table:table-cell>
          <table:table-cell office:value-type="float" office:value="119.295731" calcext:value-type="float">
            <text:p>119.295731</text:p>
          </table:table-cell>
          <table:table-cell office:value-type="float" office:value="0" calcext:value-type="float">
            <text:p>0</text:p>
          </table:table-cell>
          <table:table-cell office:value-type="float" office:value="0.480585" calcext:value-type="float">
            <text:p>0.48058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2] &lt;&gt; 0;[.B172]-[.$B$2];&quot;&quot;)" office:value-type="float" office:value="1.75" calcext:value-type="float">
            <text:p>1.75</text:p>
          </table:table-cell>
          <table:table-cell office:value-type="float" office:value="1037.533" calcext:value-type="float">
            <text:p>1037.533</text:p>
          </table:table-cell>
          <table:table-cell office:value-type="float" office:value="7.104144" calcext:value-type="float">
            <text:p>7.104144</text:p>
          </table:table-cell>
          <table:table-cell office:value-type="float" office:value="-1.5" calcext:value-type="float">
            <text:p>-1.5</text:p>
          </table:table-cell>
          <table:table-cell office:value-type="float" office:value="2.815399" calcext:value-type="float">
            <text:p>2.815399</text:p>
          </table:table-cell>
          <table:table-cell office:value-type="float" office:value="8" calcext:value-type="float">
            <text:p>8</text:p>
          </table:table-cell>
          <table:table-cell office:value-type="float" office:value="119.381538" calcext:value-type="float">
            <text:p>119.381538</text:p>
          </table:table-cell>
          <table:table-cell office:value-type="float" office:value="0" calcext:value-type="float">
            <text:p>0</text:p>
          </table:table-cell>
          <table:table-cell office:value-type="float" office:value="0.564935" calcext:value-type="float">
            <text:p>0.5649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3] &lt;&gt; 0;[.B173]-[.$B$2];&quot;&quot;)" office:value-type="float" office:value="1.75999999999999" calcext:value-type="float">
            <text:p>1.76</text:p>
          </table:table-cell>
          <table:table-cell office:value-type="float" office:value="1037.543" calcext:value-type="float">
            <text:p>1037.543</text:p>
          </table:table-cell>
          <table:table-cell office:value-type="float" office:value="8.219049" calcext:value-type="float">
            <text:p>8.219049</text:p>
          </table:table-cell>
          <table:table-cell office:value-type="float" office:value="-1.5" calcext:value-type="float">
            <text:p>-1.5</text:p>
          </table:table-cell>
          <table:table-cell office:value-type="float" office:value="2.804824" calcext:value-type="float">
            <text:p>2.804824</text:p>
          </table:table-cell>
          <table:table-cell office:value-type="float" office:value="8" calcext:value-type="float">
            <text:p>8</text:p>
          </table:table-cell>
          <table:table-cell office:value-type="float" office:value="119.50985" calcext:value-type="float">
            <text:p>119.50985</text:p>
          </table:table-cell>
          <table:table-cell office:value-type="float" office:value="0" calcext:value-type="float">
            <text:p>0</text:p>
          </table:table-cell>
          <table:table-cell office:value-type="float" office:value="0.564935" calcext:value-type="float">
            <text:p>0.5649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4] &lt;&gt; 0;[.B174]-[.$B$2];&quot;&quot;)" office:value-type="float" office:value="1.77000000000021" calcext:value-type="float">
            <text:p>1.77</text:p>
          </table:table-cell>
          <table:table-cell office:value-type="float" office:value="1037.553" calcext:value-type="float">
            <text:p>1037.553</text:p>
          </table:table-cell>
          <table:table-cell office:value-type="float" office:value="9.044499" calcext:value-type="float">
            <text:p>9.044499</text:p>
          </table:table-cell>
          <table:table-cell office:value-type="float" office:value="-1.5" calcext:value-type="float">
            <text:p>-1.5</text:p>
          </table:table-cell>
          <table:table-cell office:value-type="float" office:value="2.80212" calcext:value-type="float">
            <text:p>2.80212</text:p>
          </table:table-cell>
          <table:table-cell office:value-type="float" office:value="8" calcext:value-type="float">
            <text:p>8</text:p>
          </table:table-cell>
          <table:table-cell office:value-type="float" office:value="119.579941" calcext:value-type="float">
            <text:p>119.579941</text:p>
          </table:table-cell>
          <table:table-cell office:value-type="float" office:value="0" calcext:value-type="float">
            <text:p>0</text:p>
          </table:table-cell>
          <table:table-cell office:value-type="float" office:value="0.564935" calcext:value-type="float">
            <text:p>0.56493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5] &lt;&gt; 0;[.B175]-[.$B$2];&quot;&quot;)" office:value-type="float" office:value="1.79000000000019" calcext:value-type="float">
            <text:p>1.79</text:p>
          </table:table-cell>
          <table:table-cell office:value-type="float" office:value="1037.573" calcext:value-type="float">
            <text:p>1037.573</text:p>
          </table:table-cell>
          <table:table-cell office:value-type="float" office:value="11.041045" calcext:value-type="float">
            <text:p>11.041045</text:p>
          </table:table-cell>
          <table:table-cell office:value-type="float" office:value="-1.5" calcext:value-type="float">
            <text:p>-1.5</text:p>
          </table:table-cell>
          <table:table-cell office:value-type="float" office:value="2.843946" calcext:value-type="float">
            <text:p>2.843946</text:p>
          </table:table-cell>
          <table:table-cell office:value-type="float" office:value="8" calcext:value-type="float">
            <text:p>8</text:p>
          </table:table-cell>
          <table:table-cell office:value-type="float" office:value="119.609894" calcext:value-type="float">
            <text:p>119.609894</text:p>
          </table:table-cell>
          <table:table-cell office:value-type="float" office:value="0" calcext:value-type="float">
            <text:p>0</text:p>
          </table:table-cell>
          <table:table-cell office:value-type="float" office:value="0.801553" calcext:value-type="float">
            <text:p>0.8015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6] &lt;&gt; 0;[.B176]-[.$B$2];&quot;&quot;)" office:value-type="float" office:value="1.79000000000019" calcext:value-type="float">
            <text:p>1.79</text:p>
          </table:table-cell>
          <table:table-cell office:value-type="float" office:value="1037.573" calcext:value-type="float">
            <text:p>1037.573</text:p>
          </table:table-cell>
          <table:table-cell office:value-type="float" office:value="11.041045" calcext:value-type="float">
            <text:p>11.041045</text:p>
          </table:table-cell>
          <table:table-cell office:value-type="float" office:value="-1.5" calcext:value-type="float">
            <text:p>-1.5</text:p>
          </table:table-cell>
          <table:table-cell office:value-type="float" office:value="2.843946" calcext:value-type="float">
            <text:p>2.843946</text:p>
          </table:table-cell>
          <table:table-cell office:value-type="float" office:value="8" calcext:value-type="float">
            <text:p>8</text:p>
          </table:table-cell>
          <table:table-cell office:value-type="float" office:value="119.609894" calcext:value-type="float">
            <text:p>119.609894</text:p>
          </table:table-cell>
          <table:table-cell office:value-type="float" office:value="0" calcext:value-type="float">
            <text:p>0</text:p>
          </table:table-cell>
          <table:table-cell office:value-type="float" office:value="0.801553" calcext:value-type="float">
            <text:p>0.8015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7] &lt;&gt; 0;[.B177]-[.$B$2];&quot;&quot;)" office:value-type="float" office:value="1.80000000000018" calcext:value-type="float">
            <text:p>1.80</text:p>
          </table:table-cell>
          <table:table-cell office:value-type="float" office:value="1037.583" calcext:value-type="float">
            <text:p>1037.583</text:p>
          </table:table-cell>
          <table:table-cell office:value-type="float" office:value="12.042074" calcext:value-type="float">
            <text:p>12.042074</text:p>
          </table:table-cell>
          <table:table-cell office:value-type="float" office:value="-1.5" calcext:value-type="float">
            <text:p>-1.5</text:p>
          </table:table-cell>
          <table:table-cell office:value-type="float" office:value="2.946117" calcext:value-type="float">
            <text:p>2.946117</text:p>
          </table:table-cell>
          <table:table-cell office:value-type="float" office:value="8" calcext:value-type="float">
            <text:p>8</text:p>
          </table:table-cell>
          <table:table-cell office:value-type="float" office:value="119.496574" calcext:value-type="float">
            <text:p>119.496574</text:p>
          </table:table-cell>
          <table:table-cell office:value-type="float" office:value="0" calcext:value-type="float">
            <text:p>0</text:p>
          </table:table-cell>
          <table:table-cell office:value-type="float" office:value="0.801553" calcext:value-type="float">
            <text:p>0.8015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8] &lt;&gt; 0;[.B178]-[.$B$2];&quot;&quot;)" office:value-type="float" office:value="1.82000000000016" calcext:value-type="float">
            <text:p>1.82</text:p>
          </table:table-cell>
          <table:table-cell office:value-type="float" office:value="1037.603" calcext:value-type="float">
            <text:p>1037.603</text:p>
          </table:table-cell>
          <table:table-cell office:value-type="float" office:value="12.790968" calcext:value-type="float">
            <text:p>12.790968</text:p>
          </table:table-cell>
          <table:table-cell office:value-type="float" office:value="-1.5" calcext:value-type="float">
            <text:p>-1.5</text:p>
          </table:table-cell>
          <table:table-cell office:value-type="float" office:value="3.136809" calcext:value-type="float">
            <text:p>3.136809</text:p>
          </table:table-cell>
          <table:table-cell office:value-type="float" office:value="8" calcext:value-type="float">
            <text:p>8</text:p>
          </table:table-cell>
          <table:table-cell office:value-type="float" office:value="119.049538" calcext:value-type="float">
            <text:p>119.049538</text:p>
          </table:table-cell>
          <table:table-cell office:value-type="float" office:value="0" calcext:value-type="float">
            <text:p>0</text:p>
          </table:table-cell>
          <table:table-cell office:value-type="float" office:value="0.801553" calcext:value-type="float">
            <text:p>0.8015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79] &lt;&gt; 0;[.B179]-[.$B$2];&quot;&quot;)" office:value-type="float" office:value="1.82000000000016" calcext:value-type="float">
            <text:p>1.82</text:p>
          </table:table-cell>
          <table:table-cell office:value-type="float" office:value="1037.603" calcext:value-type="float">
            <text:p>1037.603</text:p>
          </table:table-cell>
          <table:table-cell office:value-type="float" office:value="12.790968" calcext:value-type="float">
            <text:p>12.790968</text:p>
          </table:table-cell>
          <table:table-cell office:value-type="float" office:value="-1.5" calcext:value-type="float">
            <text:p>-1.5</text:p>
          </table:table-cell>
          <table:table-cell office:value-type="float" office:value="3.136809" calcext:value-type="float">
            <text:p>3.136809</text:p>
          </table:table-cell>
          <table:table-cell office:value-type="float" office:value="8" calcext:value-type="float">
            <text:p>8</text:p>
          </table:table-cell>
          <table:table-cell office:value-type="float" office:value="119.049538" calcext:value-type="float">
            <text:p>119.049538</text:p>
          </table:table-cell>
          <table:table-cell office:value-type="float" office:value="0" calcext:value-type="float">
            <text:p>0</text:p>
          </table:table-cell>
          <table:table-cell office:value-type="float" office:value="0.801553" calcext:value-type="float">
            <text:p>0.8015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0] &lt;&gt; 0;[.B180]-[.$B$2];&quot;&quot;)" office:value-type="float" office:value="1.82000000000016" calcext:value-type="float">
            <text:p>1.82</text:p>
          </table:table-cell>
          <table:table-cell office:value-type="float" office:value="1037.603" calcext:value-type="float">
            <text:p>1037.603</text:p>
          </table:table-cell>
          <table:table-cell office:value-type="float" office:value="12.790968" calcext:value-type="float">
            <text:p>12.790968</text:p>
          </table:table-cell>
          <table:table-cell office:value-type="float" office:value="-1.5" calcext:value-type="float">
            <text:p>-1.5</text:p>
          </table:table-cell>
          <table:table-cell office:value-type="float" office:value="3.136809" calcext:value-type="float">
            <text:p>3.136809</text:p>
          </table:table-cell>
          <table:table-cell office:value-type="float" office:value="8" calcext:value-type="float">
            <text:p>8</text:p>
          </table:table-cell>
          <table:table-cell office:value-type="float" office:value="119.049538" calcext:value-type="float">
            <text:p>119.049538</text:p>
          </table:table-cell>
          <table:table-cell office:value-type="float" office:value="0" calcext:value-type="float">
            <text:p>0</text:p>
          </table:table-cell>
          <table:table-cell office:value-type="float" office:value="0.801553" calcext:value-type="float">
            <text:p>0.80155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1] &lt;&gt; 0;[.B181]-[.$B$2];&quot;&quot;)" office:value-type="float" office:value="1.85000000000014" calcext:value-type="float">
            <text:p>1.85</text:p>
          </table:table-cell>
          <table:table-cell office:value-type="float" office:value="1037.633" calcext:value-type="float">
            <text:p>1037.633</text:p>
          </table:table-cell>
          <table:table-cell office:value-type="float" office:value="12.760346" calcext:value-type="float">
            <text:p>12.760346</text:p>
          </table:table-cell>
          <table:table-cell office:value-type="float" office:value="-1.5" calcext:value-type="float">
            <text:p>-1.5</text:p>
          </table:table-cell>
          <table:table-cell office:value-type="float" office:value="3.161006" calcext:value-type="float">
            <text:p>3.161006</text:p>
          </table:table-cell>
          <table:table-cell office:value-type="float" office:value="8" calcext:value-type="float">
            <text:p>8</text:p>
          </table:table-cell>
          <table:table-cell office:value-type="float" office:value="118.018272" calcext:value-type="float">
            <text:p>118.018272</text:p>
          </table:table-cell>
          <table:table-cell office:value-type="float" office:value="0" calcext:value-type="float">
            <text:p>0</text:p>
          </table:table-cell>
          <table:table-cell office:value-type="float" office:value="0.696619" calcext:value-type="float">
            <text:p>0.6966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2] &lt;&gt; 0;[.B182]-[.$B$2];&quot;&quot;)" office:value-type="float" office:value="1.85000000000014" calcext:value-type="float">
            <text:p>1.85</text:p>
          </table:table-cell>
          <table:table-cell office:value-type="float" office:value="1037.633" calcext:value-type="float">
            <text:p>1037.633</text:p>
          </table:table-cell>
          <table:table-cell office:value-type="float" office:value="12.760346" calcext:value-type="float">
            <text:p>12.760346</text:p>
          </table:table-cell>
          <table:table-cell office:value-type="float" office:value="-1.5" calcext:value-type="float">
            <text:p>-1.5</text:p>
          </table:table-cell>
          <table:table-cell office:value-type="float" office:value="3.161006" calcext:value-type="float">
            <text:p>3.161006</text:p>
          </table:table-cell>
          <table:table-cell office:value-type="float" office:value="8" calcext:value-type="float">
            <text:p>8</text:p>
          </table:table-cell>
          <table:table-cell office:value-type="float" office:value="118.018272" calcext:value-type="float">
            <text:p>118.018272</text:p>
          </table:table-cell>
          <table:table-cell office:value-type="float" office:value="0" calcext:value-type="float">
            <text:p>0</text:p>
          </table:table-cell>
          <table:table-cell office:value-type="float" office:value="0.696619" calcext:value-type="float">
            <text:p>0.6966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3] &lt;&gt; 0;[.B183]-[.$B$2];&quot;&quot;)" office:value-type="float" office:value="1.87000000000012" calcext:value-type="float">
            <text:p>1.87</text:p>
          </table:table-cell>
          <table:table-cell office:value-type="float" office:value="1037.653" calcext:value-type="float">
            <text:p>1037.653</text:p>
          </table:table-cell>
          <table:table-cell office:value-type="float" office:value="13.255694" calcext:value-type="float">
            <text:p>13.255694</text:p>
          </table:table-cell>
          <table:table-cell office:value-type="float" office:value="-1.5" calcext:value-type="float">
            <text:p>-1.5</text:p>
          </table:table-cell>
          <table:table-cell office:value-type="float" office:value="3.385623" calcext:value-type="float">
            <text:p>3.385623</text:p>
          </table:table-cell>
          <table:table-cell office:value-type="float" office:value="8" calcext:value-type="float">
            <text:p>8</text:p>
          </table:table-cell>
          <table:table-cell office:value-type="float" office:value="117.448235" calcext:value-type="float">
            <text:p>117.448235</text:p>
          </table:table-cell>
          <table:table-cell office:value-type="float" office:value="0" calcext:value-type="float">
            <text:p>0</text:p>
          </table:table-cell>
          <table:table-cell office:value-type="float" office:value="0.696619" calcext:value-type="float">
            <text:p>0.6966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4] &lt;&gt; 0;[.B184]-[.$B$2];&quot;&quot;)" office:value-type="float" office:value="1.87000000000012" calcext:value-type="float">
            <text:p>1.87</text:p>
          </table:table-cell>
          <table:table-cell office:value-type="float" office:value="1037.653" calcext:value-type="float">
            <text:p>1037.653</text:p>
          </table:table-cell>
          <table:table-cell office:value-type="float" office:value="13.255694" calcext:value-type="float">
            <text:p>13.255694</text:p>
          </table:table-cell>
          <table:table-cell office:value-type="float" office:value="-1.5" calcext:value-type="float">
            <text:p>-1.5</text:p>
          </table:table-cell>
          <table:table-cell office:value-type="float" office:value="3.385623" calcext:value-type="float">
            <text:p>3.385623</text:p>
          </table:table-cell>
          <table:table-cell office:value-type="float" office:value="8" calcext:value-type="float">
            <text:p>8</text:p>
          </table:table-cell>
          <table:table-cell office:value-type="float" office:value="117.448235" calcext:value-type="float">
            <text:p>117.448235</text:p>
          </table:table-cell>
          <table:table-cell office:value-type="float" office:value="0" calcext:value-type="float">
            <text:p>0</text:p>
          </table:table-cell>
          <table:table-cell office:value-type="float" office:value="0.696619" calcext:value-type="float">
            <text:p>0.6966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5] &lt;&gt; 0;[.B185]-[.$B$2];&quot;&quot;)" office:value-type="float" office:value="1.8900000000001" calcext:value-type="float">
            <text:p>1.89</text:p>
          </table:table-cell>
          <table:table-cell office:value-type="float" office:value="1037.673" calcext:value-type="float">
            <text:p>1037.673</text:p>
          </table:table-cell>
          <table:table-cell office:value-type="float" office:value="14.56848" calcext:value-type="float">
            <text:p>14.56848</text:p>
          </table:table-cell>
          <table:table-cell office:value-type="float" office:value="-1.5" calcext:value-type="float">
            <text:p>-1.5</text:p>
          </table:table-cell>
          <table:table-cell office:value-type="float" office:value="3.561873" calcext:value-type="float">
            <text:p>3.561873</text:p>
          </table:table-cell>
          <table:table-cell office:value-type="float" office:value="8" calcext:value-type="float">
            <text:p>8</text:p>
          </table:table-cell>
          <table:table-cell office:value-type="float" office:value="117.12664" calcext:value-type="float">
            <text:p>117.12664</text:p>
          </table:table-cell>
          <table:table-cell office:value-type="float" office:value="0" calcext:value-type="float">
            <text:p>0</text:p>
          </table:table-cell>
          <table:table-cell office:value-type="float" office:value="1.066965" calcext:value-type="float">
            <text:p>1.0669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6] &lt;&gt; 0;[.B186]-[.$B$2];&quot;&quot;)" office:value-type="float" office:value="1.90000000000009" calcext:value-type="float">
            <text:p>1.90</text:p>
          </table:table-cell>
          <table:table-cell office:value-type="float" office:value="1037.683" calcext:value-type="float">
            <text:p>1037.683</text:p>
          </table:table-cell>
          <table:table-cell office:value-type="float" office:value="15.738892" calcext:value-type="float">
            <text:p>15.738892</text:p>
          </table:table-cell>
          <table:table-cell office:value-type="float" office:value="-1.5" calcext:value-type="float">
            <text:p>-1.5</text:p>
          </table:table-cell>
          <table:table-cell office:value-type="float" office:value="3.554787" calcext:value-type="float">
            <text:p>3.554787</text:p>
          </table:table-cell>
          <table:table-cell office:value-type="float" office:value="8" calcext:value-type="float">
            <text:p>8</text:p>
          </table:table-cell>
          <table:table-cell office:value-type="float" office:value="117.002762" calcext:value-type="float">
            <text:p>117.002762</text:p>
          </table:table-cell>
          <table:table-cell office:value-type="float" office:value="0" calcext:value-type="float">
            <text:p>0</text:p>
          </table:table-cell>
          <table:table-cell office:value-type="float" office:value="1.066965" calcext:value-type="float">
            <text:p>1.0669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7] &lt;&gt; 0;[.B187]-[.$B$2];&quot;&quot;)" office:value-type="float" office:value="1.90000000000009" calcext:value-type="float">
            <text:p>1.90</text:p>
          </table:table-cell>
          <table:table-cell office:value-type="float" office:value="1037.683" calcext:value-type="float">
            <text:p>1037.683</text:p>
          </table:table-cell>
          <table:table-cell office:value-type="float" office:value="15.738892" calcext:value-type="float">
            <text:p>15.738892</text:p>
          </table:table-cell>
          <table:table-cell office:value-type="float" office:value="-1.5" calcext:value-type="float">
            <text:p>-1.5</text:p>
          </table:table-cell>
          <table:table-cell office:value-type="float" office:value="3.554787" calcext:value-type="float">
            <text:p>3.554787</text:p>
          </table:table-cell>
          <table:table-cell office:value-type="float" office:value="8" calcext:value-type="float">
            <text:p>8</text:p>
          </table:table-cell>
          <table:table-cell office:value-type="float" office:value="117.002762" calcext:value-type="float">
            <text:p>117.002762</text:p>
          </table:table-cell>
          <table:table-cell office:value-type="float" office:value="0" calcext:value-type="float">
            <text:p>0</text:p>
          </table:table-cell>
          <table:table-cell office:value-type="float" office:value="1.066965" calcext:value-type="float">
            <text:p>1.06696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8] &lt;&gt; 0;[.B188]-[.$B$2];&quot;&quot;)" office:value-type="float" office:value="1.92000000000007" calcext:value-type="float">
            <text:p>1.92</text:p>
          </table:table-cell>
          <table:table-cell office:value-type="float" office:value="1037.703" calcext:value-type="float">
            <text:p>1037.703</text:p>
          </table:table-cell>
          <table:table-cell office:value-type="float" office:value="17.836302" calcext:value-type="float">
            <text:p>17.836302</text:p>
          </table:table-cell>
          <table:table-cell office:value-type="float" office:value="-1.5" calcext:value-type="float">
            <text:p>-1.5</text:p>
          </table:table-cell>
          <table:table-cell office:value-type="float" office:value="3.521778" calcext:value-type="float">
            <text:p>3.521778</text:p>
          </table:table-cell>
          <table:table-cell office:value-type="float" office:value="8" calcext:value-type="float">
            <text:p>8</text:p>
          </table:table-cell>
          <table:table-cell office:value-type="float" office:value="116.772377" calcext:value-type="float">
            <text:p>116.772377</text:p>
          </table:table-cell>
          <table:table-cell office:value-type="float" office:value="0" calcext:value-type="float">
            <text:p>0</text:p>
          </table:table-cell>
          <table:table-cell office:value-type="float" office:value="1.303598" calcext:value-type="float">
            <text:p>1.303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89] &lt;&gt; 0;[.B189]-[.$B$2];&quot;&quot;)" office:value-type="float" office:value="1.93000000000006" calcext:value-type="float">
            <text:p>1.93</text:p>
          </table:table-cell>
          <table:table-cell office:value-type="float" office:value="1037.713" calcext:value-type="float">
            <text:p>1037.713</text:p>
          </table:table-cell>
          <table:table-cell office:value-type="float" office:value="18.179337" calcext:value-type="float">
            <text:p>18.179337</text:p>
          </table:table-cell>
          <table:table-cell office:value-type="float" office:value="-1.5" calcext:value-type="float">
            <text:p>-1.5</text:p>
          </table:table-cell>
          <table:table-cell office:value-type="float" office:value="3.618304" calcext:value-type="float">
            <text:p>3.618304</text:p>
          </table:table-cell>
          <table:table-cell office:value-type="float" office:value="8" calcext:value-type="float">
            <text:p>8</text:p>
          </table:table-cell>
          <table:table-cell office:value-type="float" office:value="116.597168" calcext:value-type="float">
            <text:p>116.597168</text:p>
          </table:table-cell>
          <table:table-cell office:value-type="float" office:value="0" calcext:value-type="float">
            <text:p>0</text:p>
          </table:table-cell>
          <table:table-cell office:value-type="float" office:value="1.303598" calcext:value-type="float">
            <text:p>1.303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0] &lt;&gt; 0;[.B190]-[.$B$2];&quot;&quot;)" office:value-type="float" office:value="1.93000000000006" calcext:value-type="float">
            <text:p>1.93</text:p>
          </table:table-cell>
          <table:table-cell office:value-type="float" office:value="1037.713" calcext:value-type="float">
            <text:p>1037.713</text:p>
          </table:table-cell>
          <table:table-cell office:value-type="float" office:value="18.179337" calcext:value-type="float">
            <text:p>18.179337</text:p>
          </table:table-cell>
          <table:table-cell office:value-type="float" office:value="-1.5" calcext:value-type="float">
            <text:p>-1.5</text:p>
          </table:table-cell>
          <table:table-cell office:value-type="float" office:value="3.618304" calcext:value-type="float">
            <text:p>3.618304</text:p>
          </table:table-cell>
          <table:table-cell office:value-type="float" office:value="8" calcext:value-type="float">
            <text:p>8</text:p>
          </table:table-cell>
          <table:table-cell office:value-type="float" office:value="116.597168" calcext:value-type="float">
            <text:p>116.597168</text:p>
          </table:table-cell>
          <table:table-cell office:value-type="float" office:value="0" calcext:value-type="float">
            <text:p>0</text:p>
          </table:table-cell>
          <table:table-cell office:value-type="float" office:value="1.303598" calcext:value-type="float">
            <text:p>1.303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1] &lt;&gt; 0;[.B191]-[.$B$2];&quot;&quot;)" office:value-type="float" office:value="1.95000000000005" calcext:value-type="float">
            <text:p>1.95</text:p>
          </table:table-cell>
          <table:table-cell office:value-type="float" office:value="1037.733" calcext:value-type="float">
            <text:p>1037.733</text:p>
          </table:table-cell>
          <table:table-cell office:value-type="float" office:value="17.103291" calcext:value-type="float">
            <text:p>17.103291</text:p>
          </table:table-cell>
          <table:table-cell office:value-type="float" office:value="-1.5" calcext:value-type="float">
            <text:p>-1.5</text:p>
          </table:table-cell>
          <table:table-cell office:value-type="float" office:value="3.959798" calcext:value-type="float">
            <text:p>3.959798</text:p>
          </table:table-cell>
          <table:table-cell office:value-type="float" office:value="8" calcext:value-type="float">
            <text:p>8</text:p>
          </table:table-cell>
          <table:table-cell office:value-type="float" office:value="115.884041" calcext:value-type="float">
            <text:p>115.884041</text:p>
          </table:table-cell>
          <table:table-cell office:value-type="float" office:value="0" calcext:value-type="float">
            <text:p>0</text:p>
          </table:table-cell>
          <table:table-cell office:value-type="float" office:value="1.303598" calcext:value-type="float">
            <text:p>1.303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2] &lt;&gt; 0;[.B192]-[.$B$2];&quot;&quot;)" office:value-type="float" office:value="1.95000000000005" calcext:value-type="float">
            <text:p>1.95</text:p>
          </table:table-cell>
          <table:table-cell office:value-type="float" office:value="1037.733" calcext:value-type="float">
            <text:p>1037.733</text:p>
          </table:table-cell>
          <table:table-cell office:value-type="float" office:value="17.103291" calcext:value-type="float">
            <text:p>17.103291</text:p>
          </table:table-cell>
          <table:table-cell office:value-type="float" office:value="-1.5" calcext:value-type="float">
            <text:p>-1.5</text:p>
          </table:table-cell>
          <table:table-cell office:value-type="float" office:value="3.959798" calcext:value-type="float">
            <text:p>3.959798</text:p>
          </table:table-cell>
          <table:table-cell office:value-type="float" office:value="8" calcext:value-type="float">
            <text:p>8</text:p>
          </table:table-cell>
          <table:table-cell office:value-type="float" office:value="115.884041" calcext:value-type="float">
            <text:p>115.884041</text:p>
          </table:table-cell>
          <table:table-cell office:value-type="float" office:value="0" calcext:value-type="float">
            <text:p>0</text:p>
          </table:table-cell>
          <table:table-cell office:value-type="float" office:value="1.303598" calcext:value-type="float">
            <text:p>1.303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3] &lt;&gt; 0;[.B193]-[.$B$2];&quot;&quot;)" office:value-type="float" office:value="1.95000000000005" calcext:value-type="float">
            <text:p>1.95</text:p>
          </table:table-cell>
          <table:table-cell office:value-type="float" office:value="1037.733" calcext:value-type="float">
            <text:p>1037.733</text:p>
          </table:table-cell>
          <table:table-cell office:value-type="float" office:value="17.103291" calcext:value-type="float">
            <text:p>17.103291</text:p>
          </table:table-cell>
          <table:table-cell office:value-type="float" office:value="-1.5" calcext:value-type="float">
            <text:p>-1.5</text:p>
          </table:table-cell>
          <table:table-cell office:value-type="float" office:value="3.959798" calcext:value-type="float">
            <text:p>3.959798</text:p>
          </table:table-cell>
          <table:table-cell office:value-type="float" office:value="8" calcext:value-type="float">
            <text:p>8</text:p>
          </table:table-cell>
          <table:table-cell office:value-type="float" office:value="115.884041" calcext:value-type="float">
            <text:p>115.884041</text:p>
          </table:table-cell>
          <table:table-cell office:value-type="float" office:value="0" calcext:value-type="float">
            <text:p>0</text:p>
          </table:table-cell>
          <table:table-cell office:value-type="float" office:value="1.303598" calcext:value-type="float">
            <text:p>1.30359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4] &lt;&gt; 0;[.B194]-[.$B$2];&quot;&quot;)" office:value-type="float" office:value="1.98000000000002" calcext:value-type="float">
            <text:p>1.98</text:p>
          </table:table-cell>
          <table:table-cell office:value-type="float" office:value="1037.763" calcext:value-type="float">
            <text:p>1037.763</text:p>
          </table:table-cell>
          <table:table-cell office:value-type="float" office:value="12.757953" calcext:value-type="float">
            <text:p>12.757953</text:p>
          </table:table-cell>
          <table:table-cell office:value-type="float" office:value="-1.5" calcext:value-type="float">
            <text:p>-1.5</text:p>
          </table:table-cell>
          <table:table-cell office:value-type="float" office:value="3.680079" calcext:value-type="float">
            <text:p>3.680079</text:p>
          </table:table-cell>
          <table:table-cell office:value-type="float" office:value="8" calcext:value-type="float">
            <text:p>8</text:p>
          </table:table-cell>
          <table:table-cell office:value-type="float" office:value="115.124557" calcext:value-type="float">
            <text:p>115.124557</text:p>
          </table:table-cell>
          <table:table-cell office:value-type="float" office:value="0" calcext:value-type="float">
            <text:p>0</text:p>
          </table:table-cell>
          <table:table-cell office:value-type="float" office:value="0.999063" calcext:value-type="float">
            <text:p>0.99906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5] &lt;&gt; 0;[.B195]-[.$B$2];&quot;&quot;)" office:value-type="float" office:value="1.99000000000001" calcext:value-type="float">
            <text:p>1.99</text:p>
          </table:table-cell>
          <table:table-cell office:value-type="float" office:value="1037.773" calcext:value-type="float">
            <text:p>1037.773</text:p>
          </table:table-cell>
          <table:table-cell office:value-type="float" office:value="12.042846" calcext:value-type="float">
            <text:p>12.042846</text:p>
          </table:table-cell>
          <table:table-cell office:value-type="float" office:value="-1.5" calcext:value-type="float">
            <text:p>-1.5</text:p>
          </table:table-cell>
          <table:table-cell office:value-type="float" office:value="3.505657" calcext:value-type="float">
            <text:p>3.505657</text:p>
          </table:table-cell>
          <table:table-cell office:value-type="float" office:value="8" calcext:value-type="float">
            <text:p>8</text:p>
          </table:table-cell>
          <table:table-cell office:value-type="float" office:value="115.058861" calcext:value-type="float">
            <text:p>115.058861</text:p>
          </table:table-cell>
          <table:table-cell office:value-type="float" office:value="0" calcext:value-type="float">
            <text:p>0</text:p>
          </table:table-cell>
          <table:table-cell office:value-type="float" office:value="0.999063" calcext:value-type="float">
            <text:p>0.99906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6] &lt;&gt; 0;[.B196]-[.$B$2];&quot;&quot;)" office:value-type="float" office:value="2" calcext:value-type="float">
            <text:p>2.00</text:p>
          </table:table-cell>
          <table:table-cell office:value-type="float" office:value="1037.783" calcext:value-type="float">
            <text:p>1037.783</text:p>
          </table:table-cell>
          <table:table-cell office:value-type="float" office:value="11.487895" calcext:value-type="float">
            <text:p>11.487895</text:p>
          </table:table-cell>
          <table:table-cell office:value-type="float" office:value="-1.5" calcext:value-type="float">
            <text:p>-1.5</text:p>
          </table:table-cell>
          <table:table-cell office:value-type="float" office:value="3.233992" calcext:value-type="float">
            <text:p>3.233992</text:p>
          </table:table-cell>
          <table:table-cell office:value-type="float" office:value="8" calcext:value-type="float">
            <text:p>8</text:p>
          </table:table-cell>
          <table:table-cell office:value-type="float" office:value="115.016914" calcext:value-type="float">
            <text:p>115.016914</text:p>
          </table:table-cell>
          <table:table-cell office:value-type="float" office:value="0" calcext:value-type="float">
            <text:p>0</text:p>
          </table:table-cell>
          <table:table-cell office:value-type="float" office:value="1.299478" calcext:value-type="float">
            <text:p>1.29947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7] &lt;&gt; 0;[.B197]-[.$B$2];&quot;&quot;)" office:value-type="float" office:value="2.00999999999999" calcext:value-type="float">
            <text:p>2.01</text:p>
          </table:table-cell>
          <table:table-cell office:value-type="float" office:value="1037.793" calcext:value-type="float">
            <text:p>1037.793</text:p>
          </table:table-cell>
          <table:table-cell office:value-type="float" office:value="11.414948" calcext:value-type="float">
            <text:p>11.414948</text:p>
          </table:table-cell>
          <table:table-cell office:value-type="float" office:value="-1.5" calcext:value-type="float">
            <text:p>-1.5</text:p>
          </table:table-cell>
          <table:table-cell office:value-type="float" office:value="3.070694" calcext:value-type="float">
            <text:p>3.070694</text:p>
          </table:table-cell>
          <table:table-cell office:value-type="float" office:value="8" calcext:value-type="float">
            <text:p>8</text:p>
          </table:table-cell>
          <table:table-cell office:value-type="float" office:value="115.030159" calcext:value-type="float">
            <text:p>115.030159</text:p>
          </table:table-cell>
          <table:table-cell office:value-type="float" office:value="0" calcext:value-type="float">
            <text:p>0</text:p>
          </table:table-cell>
          <table:table-cell office:value-type="float" office:value="1.299478" calcext:value-type="float">
            <text:p>1.29947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8] &lt;&gt; 0;[.B198]-[.$B$2];&quot;&quot;)" office:value-type="float" office:value="2.02000000000021" calcext:value-type="float">
            <text:p>2.02</text:p>
          </table:table-cell>
          <table:table-cell office:value-type="float" office:value="1037.803" calcext:value-type="float">
            <text:p>1037.803</text:p>
          </table:table-cell>
          <table:table-cell office:value-type="float" office:value="11.714808" calcext:value-type="float">
            <text:p>11.714808</text:p>
          </table:table-cell>
          <table:table-cell office:value-type="float" office:value="-1.5" calcext:value-type="float">
            <text:p>-1.5</text:p>
          </table:table-cell>
          <table:table-cell office:value-type="float" office:value="2.846581" calcext:value-type="float">
            <text:p>2.846581</text:p>
          </table:table-cell>
          <table:table-cell office:value-type="float" office:value="8" calcext:value-type="float">
            <text:p>8</text:p>
          </table:table-cell>
          <table:table-cell office:value-type="float" office:value="115.041023" calcext:value-type="float">
            <text:p>115.041023</text:p>
          </table:table-cell>
          <table:table-cell office:value-type="float" office:value="0" calcext:value-type="float">
            <text:p>0</text:p>
          </table:table-cell>
          <table:table-cell office:value-type="float" office:value="1.299478" calcext:value-type="float">
            <text:p>1.29947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199] &lt;&gt; 0;[.B199]-[.$B$2];&quot;&quot;)" office:value-type="float" office:value="2.0300000000002" calcext:value-type="float">
            <text:p>2.03</text:p>
          </table:table-cell>
          <table:table-cell office:value-type="float" office:value="1037.813" calcext:value-type="float">
            <text:p>1037.813</text:p>
          </table:table-cell>
          <table:table-cell office:value-type="float" office:value="12.104532" calcext:value-type="float">
            <text:p>12.104532</text:p>
          </table:table-cell>
          <table:table-cell office:value-type="float" office:value="-1.5" calcext:value-type="float">
            <text:p>-1.5</text:p>
          </table:table-cell>
          <table:table-cell office:value-type="float" office:value="2.66711" calcext:value-type="float">
            <text:p>2.66711</text:p>
          </table:table-cell>
          <table:table-cell office:value-type="float" office:value="8" calcext:value-type="float">
            <text:p>8</text:p>
          </table:table-cell>
          <table:table-cell office:value-type="float" office:value="115.034378" calcext:value-type="float">
            <text:p>115.034378</text:p>
          </table:table-cell>
          <table:table-cell office:value-type="float" office:value="0" calcext:value-type="float">
            <text:p>0</text:p>
          </table:table-cell>
          <table:table-cell office:value-type="float" office:value="1.299478" calcext:value-type="float">
            <text:p>1.29947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0] &lt;&gt; 0;[.B200]-[.$B$2];&quot;&quot;)" office:value-type="float" office:value="2.04000000000019" calcext:value-type="float">
            <text:p>2.04</text:p>
          </table:table-cell>
          <table:table-cell office:value-type="float" office:value="1037.823" calcext:value-type="float">
            <text:p>1037.823</text:p>
          </table:table-cell>
          <table:table-cell office:value-type="float" office:value="12.647227" calcext:value-type="float">
            <text:p>12.647227</text:p>
          </table:table-cell>
          <table:table-cell office:value-type="float" office:value="-1.5" calcext:value-type="float">
            <text:p>-1.5</text:p>
          </table:table-cell>
          <table:table-cell office:value-type="float" office:value="2.371548" calcext:value-type="float">
            <text:p>2.371548</text:p>
          </table:table-cell>
          <table:table-cell office:value-type="float" office:value="8" calcext:value-type="float">
            <text:p>8</text:p>
          </table:table-cell>
          <table:table-cell office:value-type="float" office:value="115.074944" calcext:value-type="float">
            <text:p>115.074944</text:p>
          </table:table-cell>
          <table:table-cell office:value-type="float" office:value="0" calcext:value-type="float">
            <text:p>0</text:p>
          </table:table-cell>
          <table:table-cell office:value-type="float" office:value="1.396188" calcext:value-type="float">
            <text:p>1.39618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1] &lt;&gt; 0;[.B201]-[.$B$2];&quot;&quot;)" office:value-type="float" office:value="2.05000000000018" calcext:value-type="float">
            <text:p>2.05</text:p>
          </table:table-cell>
          <table:table-cell office:value-type="float" office:value="1037.833" calcext:value-type="float">
            <text:p>1037.833</text:p>
          </table:table-cell>
          <table:table-cell office:value-type="float" office:value="12.874278" calcext:value-type="float">
            <text:p>12.874278</text:p>
          </table:table-cell>
          <table:table-cell office:value-type="float" office:value="-1.5" calcext:value-type="float">
            <text:p>-1.5</text:p>
          </table:table-cell>
          <table:table-cell office:value-type="float" office:value="2.165487" calcext:value-type="float">
            <text:p>2.165487</text:p>
          </table:table-cell>
          <table:table-cell office:value-type="float" office:value="8" calcext:value-type="float">
            <text:p>8</text:p>
          </table:table-cell>
          <table:table-cell office:value-type="float" office:value="115.121353" calcext:value-type="float">
            <text:p>115.121353</text:p>
          </table:table-cell>
          <table:table-cell office:value-type="float" office:value="0" calcext:value-type="float">
            <text:p>0</text:p>
          </table:table-cell>
          <table:table-cell office:value-type="float" office:value="1.396188" calcext:value-type="float">
            <text:p>1.39618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2] &lt;&gt; 0;[.B202]-[.$B$2];&quot;&quot;)" office:value-type="float" office:value="2.07000000000016" calcext:value-type="float">
            <text:p>2.07</text:p>
          </table:table-cell>
          <table:table-cell office:value-type="float" office:value="1037.853" calcext:value-type="float">
            <text:p>1037.853</text:p>
          </table:table-cell>
          <table:table-cell office:value-type="float" office:value="13.089314" calcext:value-type="float">
            <text:p>13.089314</text:p>
          </table:table-cell>
          <table:table-cell office:value-type="float" office:value="-1.5" calcext:value-type="float">
            <text:p>-1.5</text:p>
          </table:table-cell>
          <table:table-cell office:value-type="float" office:value="1.673954" calcext:value-type="float">
            <text:p>1.673954</text:p>
          </table:table-cell>
          <table:table-cell office:value-type="float" office:value="8" calcext:value-type="float">
            <text:p>8</text:p>
          </table:table-cell>
          <table:table-cell office:value-type="float" office:value="115.225281" calcext:value-type="float">
            <text:p>115.225281</text:p>
          </table:table-cell>
          <table:table-cell office:value-type="float" office:value="0" calcext:value-type="float">
            <text:p>0</text:p>
          </table:table-cell>
          <table:table-cell office:value-type="float" office:value="1.396188" calcext:value-type="float">
            <text:p>1.39618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3] &lt;&gt; 0;[.B203]-[.$B$2];&quot;&quot;)" office:value-type="float" office:value="2.07000000000016" calcext:value-type="float">
            <text:p>2.07</text:p>
          </table:table-cell>
          <table:table-cell office:value-type="float" office:value="1037.853" calcext:value-type="float">
            <text:p>1037.853</text:p>
          </table:table-cell>
          <table:table-cell office:value-type="float" office:value="13.089314" calcext:value-type="float">
            <text:p>13.089314</text:p>
          </table:table-cell>
          <table:table-cell office:value-type="float" office:value="-1.5" calcext:value-type="float">
            <text:p>-1.5</text:p>
          </table:table-cell>
          <table:table-cell office:value-type="float" office:value="1.673954" calcext:value-type="float">
            <text:p>1.673954</text:p>
          </table:table-cell>
          <table:table-cell office:value-type="float" office:value="8" calcext:value-type="float">
            <text:p>8</text:p>
          </table:table-cell>
          <table:table-cell office:value-type="float" office:value="115.225281" calcext:value-type="float">
            <text:p>115.225281</text:p>
          </table:table-cell>
          <table:table-cell office:value-type="float" office:value="0" calcext:value-type="float">
            <text:p>0</text:p>
          </table:table-cell>
          <table:table-cell office:value-type="float" office:value="1.396188" calcext:value-type="float">
            <text:p>1.396188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4] &lt;&gt; 0;[.B204]-[.$B$2];&quot;&quot;)" office:value-type="float" office:value="2.08000000000015" calcext:value-type="float">
            <text:p>2.08</text:p>
          </table:table-cell>
          <table:table-cell office:value-type="float" office:value="1037.863" calcext:value-type="float">
            <text:p>1037.863</text:p>
          </table:table-cell>
          <table:table-cell office:value-type="float" office:value="13.038119" calcext:value-type="float">
            <text:p>13.038119</text:p>
          </table:table-cell>
          <table:table-cell office:value-type="float" office:value="-1.5" calcext:value-type="float">
            <text:p>-1.5</text:p>
          </table:table-cell>
          <table:table-cell office:value-type="float" office:value="1.431096" calcext:value-type="float">
            <text:p>1.431096</text:p>
          </table:table-cell>
          <table:table-cell office:value-type="float" office:value="8" calcext:value-type="float">
            <text:p>8</text:p>
          </table:table-cell>
          <table:table-cell office:value-type="float" office:value="115.288612" calcext:value-type="float">
            <text:p>115.288612</text:p>
          </table:table-cell>
          <table:table-cell office:value-type="float" office:value="0" calcext:value-type="float">
            <text:p>0</text:p>
          </table:table-cell>
          <table:table-cell office:value-type="float" office:value="1.083429" calcext:value-type="float">
            <text:p>1.0834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5] &lt;&gt; 0;[.B205]-[.$B$2];&quot;&quot;)" office:value-type="float" office:value="2.09000000000015" calcext:value-type="float">
            <text:p>2.09</text:p>
          </table:table-cell>
          <table:table-cell office:value-type="float" office:value="1037.873" calcext:value-type="float">
            <text:p>1037.873</text:p>
          </table:table-cell>
          <table:table-cell office:value-type="float" office:value="12.954977" calcext:value-type="float">
            <text:p>12.954977</text:p>
          </table:table-cell>
          <table:table-cell office:value-type="float" office:value="-1.5" calcext:value-type="float">
            <text:p>-1.5</text:p>
          </table:table-cell>
          <table:table-cell office:value-type="float" office:value="1.209689" calcext:value-type="float">
            <text:p>1.209689</text:p>
          </table:table-cell>
          <table:table-cell office:value-type="float" office:value="8" calcext:value-type="float">
            <text:p>8</text:p>
          </table:table-cell>
          <table:table-cell office:value-type="float" office:value="115.327988" calcext:value-type="float">
            <text:p>115.327988</text:p>
          </table:table-cell>
          <table:table-cell office:value-type="float" office:value="0" calcext:value-type="float">
            <text:p>0</text:p>
          </table:table-cell>
          <table:table-cell office:value-type="float" office:value="1.083429" calcext:value-type="float">
            <text:p>1.0834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6] &lt;&gt; 0;[.B206]-[.$B$2];&quot;&quot;)" office:value-type="float" office:value="2.11000000000013" calcext:value-type="float">
            <text:p>2.11</text:p>
          </table:table-cell>
          <table:table-cell office:value-type="float" office:value="1037.893" calcext:value-type="float">
            <text:p>1037.893</text:p>
          </table:table-cell>
          <table:table-cell office:value-type="float" office:value="12.550922" calcext:value-type="float">
            <text:p>12.550922</text:p>
          </table:table-cell>
          <table:table-cell office:value-type="float" office:value="-1.5" calcext:value-type="float">
            <text:p>-1.5</text:p>
          </table:table-cell>
          <table:table-cell office:value-type="float" office:value="0.369189" calcext:value-type="float">
            <text:p>0.369189</text:p>
          </table:table-cell>
          <table:table-cell office:value-type="float" office:value="8" calcext:value-type="float">
            <text:p>8</text:p>
          </table:table-cell>
          <table:table-cell office:value-type="float" office:value="115.34124" calcext:value-type="float">
            <text:p>115.34124</text:p>
          </table:table-cell>
          <table:table-cell office:value-type="float" office:value="0" calcext:value-type="float">
            <text:p>0</text:p>
          </table:table-cell>
          <table:table-cell office:value-type="float" office:value="1.083429" calcext:value-type="float">
            <text:p>1.0834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7] &lt;&gt; 0;[.B207]-[.$B$2];&quot;&quot;)" office:value-type="float" office:value="2.11000000000013" calcext:value-type="float">
            <text:p>2.11</text:p>
          </table:table-cell>
          <table:table-cell office:value-type="float" office:value="1037.893" calcext:value-type="float">
            <text:p>1037.893</text:p>
          </table:table-cell>
          <table:table-cell office:value-type="float" office:value="12.550922" calcext:value-type="float">
            <text:p>12.550922</text:p>
          </table:table-cell>
          <table:table-cell office:value-type="float" office:value="-1.5" calcext:value-type="float">
            <text:p>-1.5</text:p>
          </table:table-cell>
          <table:table-cell office:value-type="float" office:value="0.369189" calcext:value-type="float">
            <text:p>0.369189</text:p>
          </table:table-cell>
          <table:table-cell office:value-type="float" office:value="8" calcext:value-type="float">
            <text:p>8</text:p>
          </table:table-cell>
          <table:table-cell office:value-type="float" office:value="115.34124" calcext:value-type="float">
            <text:p>115.34124</text:p>
          </table:table-cell>
          <table:table-cell office:value-type="float" office:value="0" calcext:value-type="float">
            <text:p>0</text:p>
          </table:table-cell>
          <table:table-cell office:value-type="float" office:value="1.083429" calcext:value-type="float">
            <text:p>1.08342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8] &lt;&gt; 0;[.B208]-[.$B$2];&quot;&quot;)" office:value-type="float" office:value="2.13000000000011" calcext:value-type="float">
            <text:p>2.13</text:p>
          </table:table-cell>
          <table:table-cell office:value-type="float" office:value="1037.913" calcext:value-type="float">
            <text:p>1037.913</text:p>
          </table:table-cell>
          <table:table-cell office:value-type="float" office:value="11.943071" calcext:value-type="float">
            <text:p>11.943071</text:p>
          </table:table-cell>
          <table:table-cell office:value-type="float" office:value="-1.5" calcext:value-type="float">
            <text:p>-1.5</text:p>
          </table:table-cell>
          <table:table-cell office:value-type="float" office:value="-0.613543" calcext:value-type="float">
            <text:p>-0.613543</text:p>
          </table:table-cell>
          <table:table-cell office:value-type="float" office:value="8" calcext:value-type="float">
            <text:p>8</text:p>
          </table:table-cell>
          <table:table-cell office:value-type="float" office:value="115.213142" calcext:value-type="float">
            <text:p>115.213142</text:p>
          </table:table-cell>
          <table:table-cell office:value-type="float" office:value="0" calcext:value-type="float">
            <text:p>0</text:p>
          </table:table-cell>
          <table:table-cell office:value-type="float" office:value="1.476434" calcext:value-type="float">
            <text:p>1.47643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09] &lt;&gt; 0;[.B209]-[.$B$2];&quot;&quot;)" office:value-type="float" office:value="2.13000000000011" calcext:value-type="float">
            <text:p>2.13</text:p>
          </table:table-cell>
          <table:table-cell office:value-type="float" office:value="1037.913" calcext:value-type="float">
            <text:p>1037.913</text:p>
          </table:table-cell>
          <table:table-cell office:value-type="float" office:value="11.943071" calcext:value-type="float">
            <text:p>11.943071</text:p>
          </table:table-cell>
          <table:table-cell office:value-type="float" office:value="-1.5" calcext:value-type="float">
            <text:p>-1.5</text:p>
          </table:table-cell>
          <table:table-cell office:value-type="float" office:value="-0.613543" calcext:value-type="float">
            <text:p>-0.613543</text:p>
          </table:table-cell>
          <table:table-cell office:value-type="float" office:value="8" calcext:value-type="float">
            <text:p>8</text:p>
          </table:table-cell>
          <table:table-cell office:value-type="float" office:value="115.213142" calcext:value-type="float">
            <text:p>115.213142</text:p>
          </table:table-cell>
          <table:table-cell office:value-type="float" office:value="0" calcext:value-type="float">
            <text:p>0</text:p>
          </table:table-cell>
          <table:table-cell office:value-type="float" office:value="1.476434" calcext:value-type="float">
            <text:p>1.47643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0] &lt;&gt; 0;[.B210]-[.$B$2];&quot;&quot;)" office:value-type="float" office:value="2.1400000000001" calcext:value-type="float">
            <text:p>2.14</text:p>
          </table:table-cell>
          <table:table-cell office:value-type="float" office:value="1037.923" calcext:value-type="float">
            <text:p>1037.923</text:p>
          </table:table-cell>
          <table:table-cell office:value-type="float" office:value="11.609075" calcext:value-type="float">
            <text:p>11.609075</text:p>
          </table:table-cell>
          <table:table-cell office:value-type="float" office:value="-1.5" calcext:value-type="float">
            <text:p>-1.5</text:p>
          </table:table-cell>
          <table:table-cell office:value-type="float" office:value="-1.177541" calcext:value-type="float">
            <text:p>-1.177541</text:p>
          </table:table-cell>
          <table:table-cell office:value-type="float" office:value="8" calcext:value-type="float">
            <text:p>8</text:p>
          </table:table-cell>
          <table:table-cell office:value-type="float" office:value="115.092171" calcext:value-type="float">
            <text:p>115.092171</text:p>
          </table:table-cell>
          <table:table-cell office:value-type="float" office:value="0" calcext:value-type="float">
            <text:p>0</text:p>
          </table:table-cell>
          <table:table-cell office:value-type="float" office:value="1.476434" calcext:value-type="float">
            <text:p>1.47643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1] &lt;&gt; 0;[.B211]-[.$B$2];&quot;&quot;)" office:value-type="float" office:value="2.16000000000008" calcext:value-type="float">
            <text:p>2.16</text:p>
          </table:table-cell>
          <table:table-cell office:value-type="float" office:value="1037.943" calcext:value-type="float">
            <text:p>1037.943</text:p>
          </table:table-cell>
          <table:table-cell office:value-type="float" office:value="11.147673" calcext:value-type="float">
            <text:p>11.147673</text:p>
          </table:table-cell>
          <table:table-cell office:value-type="float" office:value="-1.5" calcext:value-type="float">
            <text:p>-1.5</text:p>
          </table:table-cell>
          <table:table-cell office:value-type="float" office:value="-2.204817" calcext:value-type="float">
            <text:p>-2.204817</text:p>
          </table:table-cell>
          <table:table-cell office:value-type="float" office:value="8" calcext:value-type="float">
            <text:p>8</text:p>
          </table:table-cell>
          <table:table-cell office:value-type="float" office:value="114.8367" calcext:value-type="float">
            <text:p>114.8367</text:p>
          </table:table-cell>
          <table:table-cell office:value-type="float" office:value="0" calcext:value-type="float">
            <text:p>0</text:p>
          </table:table-cell>
          <table:table-cell office:value-type="float" office:value="1.476434" calcext:value-type="float">
            <text:p>1.47643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2] &lt;&gt; 0;[.B212]-[.$B$2];&quot;&quot;)" office:value-type="float" office:value="2.17000000000007" calcext:value-type="float">
            <text:p>2.17</text:p>
          </table:table-cell>
          <table:table-cell office:value-type="float" office:value="1037.953" calcext:value-type="float">
            <text:p>1037.953</text:p>
          </table:table-cell>
          <table:table-cell office:value-type="float" office:value="10.885115" calcext:value-type="float">
            <text:p>10.885115</text:p>
          </table:table-cell>
          <table:table-cell office:value-type="float" office:value="-1.5" calcext:value-type="float">
            <text:p>-1.5</text:p>
          </table:table-cell>
          <table:table-cell office:value-type="float" office:value="-2.597945" calcext:value-type="float">
            <text:p>-2.597945</text:p>
          </table:table-cell>
          <table:table-cell office:value-type="float" office:value="8" calcext:value-type="float">
            <text:p>8</text:p>
          </table:table-cell>
          <table:table-cell office:value-type="float" office:value="114.733894" calcext:value-type="float">
            <text:p>114.733894</text:p>
          </table:table-cell>
          <table:table-cell office:value-type="float" office:value="0" calcext:value-type="float">
            <text:p>0</text:p>
          </table:table-cell>
          <table:table-cell office:value-type="float" office:value="1.171899" calcext:value-type="float">
            <text:p>1.17189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3] &lt;&gt; 0;[.B213]-[.$B$2];&quot;&quot;)" office:value-type="float" office:value="2.17000000000007" calcext:value-type="float">
            <text:p>2.17</text:p>
          </table:table-cell>
          <table:table-cell office:value-type="float" office:value="1037.953" calcext:value-type="float">
            <text:p>1037.953</text:p>
          </table:table-cell>
          <table:table-cell office:value-type="float" office:value="10.885115" calcext:value-type="float">
            <text:p>10.885115</text:p>
          </table:table-cell>
          <table:table-cell office:value-type="float" office:value="-1.5" calcext:value-type="float">
            <text:p>-1.5</text:p>
          </table:table-cell>
          <table:table-cell office:value-type="float" office:value="-2.597945" calcext:value-type="float">
            <text:p>-2.597945</text:p>
          </table:table-cell>
          <table:table-cell office:value-type="float" office:value="8" calcext:value-type="float">
            <text:p>8</text:p>
          </table:table-cell>
          <table:table-cell office:value-type="float" office:value="114.733894" calcext:value-type="float">
            <text:p>114.733894</text:p>
          </table:table-cell>
          <table:table-cell office:value-type="float" office:value="0" calcext:value-type="float">
            <text:p>0</text:p>
          </table:table-cell>
          <table:table-cell office:value-type="float" office:value="1.171899" calcext:value-type="float">
            <text:p>1.17189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4] &lt;&gt; 0;[.B214]-[.$B$2];&quot;&quot;)" office:value-type="float" office:value="2.19000000000005" calcext:value-type="float">
            <text:p>2.19</text:p>
          </table:table-cell>
          <table:table-cell office:value-type="float" office:value="1037.973" calcext:value-type="float">
            <text:p>1037.973</text:p>
          </table:table-cell>
          <table:table-cell office:value-type="float" office:value="10.175712" calcext:value-type="float">
            <text:p>10.175712</text:p>
          </table:table-cell>
          <table:table-cell office:value-type="float" office:value="-1.5" calcext:value-type="float">
            <text:p>-1.5</text:p>
          </table:table-cell>
          <table:table-cell office:value-type="float" office:value="-3.462965" calcext:value-type="float">
            <text:p>-3.462965</text:p>
          </table:table-cell>
          <table:table-cell office:value-type="float" office:value="8" calcext:value-type="float">
            <text:p>8</text:p>
          </table:table-cell>
          <table:table-cell office:value-type="float" office:value="114.533379" calcext:value-type="float">
            <text:p>114.533379</text:p>
          </table:table-cell>
          <table:table-cell office:value-type="float" office:value="0" calcext:value-type="float">
            <text:p>0</text:p>
          </table:table-cell>
          <table:table-cell office:value-type="float" office:value="1.171899" calcext:value-type="float">
            <text:p>1.17189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5] &lt;&gt; 0;[.B215]-[.$B$2];&quot;&quot;)" office:value-type="float" office:value="2.19000000000005" calcext:value-type="float">
            <text:p>2.19</text:p>
          </table:table-cell>
          <table:table-cell office:value-type="float" office:value="1037.973" calcext:value-type="float">
            <text:p>1037.973</text:p>
          </table:table-cell>
          <table:table-cell office:value-type="float" office:value="10.175712" calcext:value-type="float">
            <text:p>10.175712</text:p>
          </table:table-cell>
          <table:table-cell office:value-type="float" office:value="-1.5" calcext:value-type="float">
            <text:p>-1.5</text:p>
          </table:table-cell>
          <table:table-cell office:value-type="float" office:value="-3.462965" calcext:value-type="float">
            <text:p>-3.462965</text:p>
          </table:table-cell>
          <table:table-cell office:value-type="float" office:value="8" calcext:value-type="float">
            <text:p>8</text:p>
          </table:table-cell>
          <table:table-cell office:value-type="float" office:value="114.533379" calcext:value-type="float">
            <text:p>114.533379</text:p>
          </table:table-cell>
          <table:table-cell office:value-type="float" office:value="0" calcext:value-type="float">
            <text:p>0</text:p>
          </table:table-cell>
          <table:table-cell office:value-type="float" office:value="1.171899" calcext:value-type="float">
            <text:p>1.17189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6] &lt;&gt; 0;[.B216]-[.$B$2];&quot;&quot;)" office:value-type="float" office:value="2.21000000000004" calcext:value-type="float">
            <text:p>2.21</text:p>
          </table:table-cell>
          <table:table-cell office:value-type="float" office:value="1037.993" calcext:value-type="float">
            <text:p>1037.993</text:p>
          </table:table-cell>
          <table:table-cell office:value-type="float" office:value="9.383213" calcext:value-type="float">
            <text:p>9.383213</text:p>
          </table:table-cell>
          <table:table-cell office:value-type="float" office:value="-1.5" calcext:value-type="float">
            <text:p>-1.5</text:p>
          </table:table-cell>
          <table:table-cell office:value-type="float" office:value="-4.492834" calcext:value-type="float">
            <text:p>-4.492834</text:p>
          </table:table-cell>
          <table:table-cell office:value-type="float" office:value="8" calcext:value-type="float">
            <text:p>8</text:p>
          </table:table-cell>
          <table:table-cell office:value-type="float" office:value="114.493095" calcext:value-type="float">
            <text:p>114.493095</text:p>
          </table:table-cell>
          <table:table-cell office:value-type="float" office:value="0" calcext:value-type="float">
            <text:p>0</text:p>
          </table:table-cell>
          <table:table-cell office:value-type="float" office:value="1.194543" calcext:value-type="float">
            <text:p>1.1945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7] &lt;&gt; 0;[.B217]-[.$B$2];&quot;&quot;)" office:value-type="float" office:value="2.21000000000004" calcext:value-type="float">
            <text:p>2.21</text:p>
          </table:table-cell>
          <table:table-cell office:value-type="float" office:value="1037.993" calcext:value-type="float">
            <text:p>1037.993</text:p>
          </table:table-cell>
          <table:table-cell office:value-type="float" office:value="9.383213" calcext:value-type="float">
            <text:p>9.383213</text:p>
          </table:table-cell>
          <table:table-cell office:value-type="float" office:value="-1.5" calcext:value-type="float">
            <text:p>-1.5</text:p>
          </table:table-cell>
          <table:table-cell office:value-type="float" office:value="-4.492834" calcext:value-type="float">
            <text:p>-4.492834</text:p>
          </table:table-cell>
          <table:table-cell office:value-type="float" office:value="8" calcext:value-type="float">
            <text:p>8</text:p>
          </table:table-cell>
          <table:table-cell office:value-type="float" office:value="114.493095" calcext:value-type="float">
            <text:p>114.493095</text:p>
          </table:table-cell>
          <table:table-cell office:value-type="float" office:value="0" calcext:value-type="float">
            <text:p>0</text:p>
          </table:table-cell>
          <table:table-cell office:value-type="float" office:value="1.194543" calcext:value-type="float">
            <text:p>1.1945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8] &lt;&gt; 0;[.B218]-[.$B$2];&quot;&quot;)" office:value-type="float" office:value="2.21000000000004" calcext:value-type="float">
            <text:p>2.21</text:p>
          </table:table-cell>
          <table:table-cell office:value-type="float" office:value="1037.993" calcext:value-type="float">
            <text:p>1037.993</text:p>
          </table:table-cell>
          <table:table-cell office:value-type="float" office:value="9.383213" calcext:value-type="float">
            <text:p>9.383213</text:p>
          </table:table-cell>
          <table:table-cell office:value-type="float" office:value="-1.5" calcext:value-type="float">
            <text:p>-1.5</text:p>
          </table:table-cell>
          <table:table-cell office:value-type="float" office:value="-4.492834" calcext:value-type="float">
            <text:p>-4.492834</text:p>
          </table:table-cell>
          <table:table-cell office:value-type="float" office:value="8" calcext:value-type="float">
            <text:p>8</text:p>
          </table:table-cell>
          <table:table-cell office:value-type="float" office:value="114.493095" calcext:value-type="float">
            <text:p>114.493095</text:p>
          </table:table-cell>
          <table:table-cell office:value-type="float" office:value="0" calcext:value-type="float">
            <text:p>0</text:p>
          </table:table-cell>
          <table:table-cell office:value-type="float" office:value="1.194543" calcext:value-type="float">
            <text:p>1.1945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19] &lt;&gt; 0;[.B219]-[.$B$2];&quot;&quot;)" office:value-type="float" office:value="2.24000000000001" calcext:value-type="float">
            <text:p>2.24</text:p>
          </table:table-cell>
          <table:table-cell office:value-type="float" office:value="1038.023" calcext:value-type="float">
            <text:p>1038.023</text:p>
          </table:table-cell>
          <table:table-cell office:value-type="float" office:value="9.508425" calcext:value-type="float">
            <text:p>9.508425</text:p>
          </table:table-cell>
          <table:table-cell office:value-type="float" office:value="-1.5" calcext:value-type="float">
            <text:p>-1.5</text:p>
          </table:table-cell>
          <table:table-cell office:value-type="float" office:value="-6.439169" calcext:value-type="float">
            <text:p>-6.439169</text:p>
          </table:table-cell>
          <table:table-cell office:value-type="float" office:value="8" calcext:value-type="float">
            <text:p>8</text:p>
          </table:table-cell>
          <table:table-cell office:value-type="float" office:value="114.629333" calcext:value-type="float">
            <text:p>114.629333</text:p>
          </table:table-cell>
          <table:table-cell office:value-type="float" office:value="0" calcext:value-type="float">
            <text:p>0</text:p>
          </table:table-cell>
          <table:table-cell office:value-type="float" office:value="1.194543" calcext:value-type="float">
            <text:p>1.19454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0] &lt;&gt; 0;[.B220]-[.$B$2];&quot;&quot;)" office:value-type="float" office:value="2.25" calcext:value-type="float">
            <text:p>2.25</text:p>
          </table:table-cell>
          <table:table-cell office:value-type="float" office:value="1038.033" calcext:value-type="float">
            <text:p>1038.033</text:p>
          </table:table-cell>
          <table:table-cell office:value-type="float" office:value="9.807117" calcext:value-type="float">
            <text:p>9.807117</text:p>
          </table:table-cell>
          <table:table-cell office:value-type="float" office:value="-1.5" calcext:value-type="float">
            <text:p>-1.5</text:p>
          </table:table-cell>
          <table:table-cell office:value-type="float" office:value="-6.848305" calcext:value-type="float">
            <text:p>-6.848305</text:p>
          </table:table-cell>
          <table:table-cell office:value-type="float" office:value="8" calcext:value-type="float">
            <text:p>8</text:p>
          </table:table-cell>
          <table:table-cell office:value-type="float" office:value="114.722481" calcext:value-type="float">
            <text:p>114.722481</text:p>
          </table:table-cell>
          <table:table-cell office:value-type="float" office:value="0" calcext:value-type="float">
            <text:p>0</text:p>
          </table:table-cell>
          <table:table-cell office:value-type="float" office:value="1.252145" calcext:value-type="float">
            <text:p>1.25214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1] &lt;&gt; 0;[.B221]-[.$B$2];&quot;&quot;)" office:value-type="float" office:value="2.25" calcext:value-type="float">
            <text:p>2.25</text:p>
          </table:table-cell>
          <table:table-cell office:value-type="float" office:value="1038.033" calcext:value-type="float">
            <text:p>1038.033</text:p>
          </table:table-cell>
          <table:table-cell office:value-type="float" office:value="9.807117" calcext:value-type="float">
            <text:p>9.807117</text:p>
          </table:table-cell>
          <table:table-cell office:value-type="float" office:value="-1.5" calcext:value-type="float">
            <text:p>-1.5</text:p>
          </table:table-cell>
          <table:table-cell office:value-type="float" office:value="-6.848305" calcext:value-type="float">
            <text:p>-6.848305</text:p>
          </table:table-cell>
          <table:table-cell office:value-type="float" office:value="8" calcext:value-type="float">
            <text:p>8</text:p>
          </table:table-cell>
          <table:table-cell office:value-type="float" office:value="114.722481" calcext:value-type="float">
            <text:p>114.722481</text:p>
          </table:table-cell>
          <table:table-cell office:value-type="float" office:value="0" calcext:value-type="float">
            <text:p>0</text:p>
          </table:table-cell>
          <table:table-cell office:value-type="float" office:value="1.252145" calcext:value-type="float">
            <text:p>1.25214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2] &lt;&gt; 0;[.B222]-[.$B$2];&quot;&quot;)" office:value-type="float" office:value="2.27000000000021" calcext:value-type="float">
            <text:p>2.27</text:p>
          </table:table-cell>
          <table:table-cell office:value-type="float" office:value="1038.053" calcext:value-type="float">
            <text:p>1038.053</text:p>
          </table:table-cell>
          <table:table-cell office:value-type="float" office:value="10.437103" calcext:value-type="float">
            <text:p>10.437103</text:p>
          </table:table-cell>
          <table:table-cell office:value-type="float" office:value="-1.5" calcext:value-type="float">
            <text:p>-1.5</text:p>
          </table:table-cell>
          <table:table-cell office:value-type="float" office:value="-7.806986" calcext:value-type="float">
            <text:p>-7.806986</text:p>
          </table:table-cell>
          <table:table-cell office:value-type="float" office:value="8" calcext:value-type="float">
            <text:p>8</text:p>
          </table:table-cell>
          <table:table-cell office:value-type="float" office:value="115.11039" calcext:value-type="float">
            <text:p>115.11039</text:p>
          </table:table-cell>
          <table:table-cell office:value-type="float" office:value="0" calcext:value-type="float">
            <text:p>0</text:p>
          </table:table-cell>
          <table:table-cell office:value-type="float" office:value="1.252145" calcext:value-type="float">
            <text:p>1.25214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3] &lt;&gt; 0;[.B223]-[.$B$2];&quot;&quot;)" office:value-type="float" office:value="2.2800000000002" calcext:value-type="float">
            <text:p>2.28</text:p>
          </table:table-cell>
          <table:table-cell office:value-type="float" office:value="1038.063" calcext:value-type="float">
            <text:p>1038.063</text:p>
          </table:table-cell>
          <table:table-cell office:value-type="float" office:value="10.514002" calcext:value-type="float">
            <text:p>10.514002</text:p>
          </table:table-cell>
          <table:table-cell office:value-type="float" office:value="-1.5" calcext:value-type="float">
            <text:p>-1.5</text:p>
          </table:table-cell>
          <table:table-cell office:value-type="float" office:value="-8.388892" calcext:value-type="float">
            <text:p>-8.388892</text:p>
          </table:table-cell>
          <table:table-cell office:value-type="float" office:value="8" calcext:value-type="float">
            <text:p>8</text:p>
          </table:table-cell>
          <table:table-cell office:value-type="float" office:value="115.46096" calcext:value-type="float">
            <text:p>115.46096</text:p>
          </table:table-cell>
          <table:table-cell office:value-type="float" office:value="0" calcext:value-type="float">
            <text:p>0</text:p>
          </table:table-cell>
          <table:table-cell office:value-type="float" office:value="1.252145" calcext:value-type="float">
            <text:p>1.25214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4] &lt;&gt; 0;[.B224]-[.$B$2];&quot;&quot;)" office:value-type="float" office:value="2.2800000000002" calcext:value-type="float">
            <text:p>2.28</text:p>
          </table:table-cell>
          <table:table-cell office:value-type="float" office:value="1038.063" calcext:value-type="float">
            <text:p>1038.063</text:p>
          </table:table-cell>
          <table:table-cell office:value-type="float" office:value="10.514002" calcext:value-type="float">
            <text:p>10.514002</text:p>
          </table:table-cell>
          <table:table-cell office:value-type="float" office:value="-1.5" calcext:value-type="float">
            <text:p>-1.5</text:p>
          </table:table-cell>
          <table:table-cell office:value-type="float" office:value="-8.388892" calcext:value-type="float">
            <text:p>-8.388892</text:p>
          </table:table-cell>
          <table:table-cell office:value-type="float" office:value="8" calcext:value-type="float">
            <text:p>8</text:p>
          </table:table-cell>
          <table:table-cell office:value-type="float" office:value="115.46096" calcext:value-type="float">
            <text:p>115.46096</text:p>
          </table:table-cell>
          <table:table-cell office:value-type="float" office:value="0" calcext:value-type="float">
            <text:p>0</text:p>
          </table:table-cell>
          <table:table-cell office:value-type="float" office:value="1.252145" calcext:value-type="float">
            <text:p>1.25214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5] &lt;&gt; 0;[.B225]-[.$B$2];&quot;&quot;)" office:value-type="float" office:value="2.30000000000018" calcext:value-type="float">
            <text:p>2.30</text:p>
          </table:table-cell>
          <table:table-cell office:value-type="float" office:value="1038.083" calcext:value-type="float">
            <text:p>1038.083</text:p>
          </table:table-cell>
          <table:table-cell office:value-type="float" office:value="10.13703" calcext:value-type="float">
            <text:p>10.13703</text:p>
          </table:table-cell>
          <table:table-cell office:value-type="float" office:value="-1.5" calcext:value-type="float">
            <text:p>-1.5</text:p>
          </table:table-cell>
          <table:table-cell office:value-type="float" office:value="-9.151593" calcext:value-type="float">
            <text:p>-9.151593</text:p>
          </table:table-cell>
          <table:table-cell office:value-type="float" office:value="8" calcext:value-type="float">
            <text:p>8</text:p>
          </table:table-cell>
          <table:table-cell office:value-type="float" office:value="116.121338" calcext:value-type="float">
            <text:p>116.121338</text:p>
          </table:table-cell>
          <table:table-cell office:value-type="float" office:value="0" calcext:value-type="float">
            <text:p>0</text:p>
          </table:table-cell>
          <table:table-cell office:value-type="float" office:value="1.235696" calcext:value-type="float">
            <text:p>1.23569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6] &lt;&gt; 0;[.B226]-[.$B$2];&quot;&quot;)" office:value-type="float" office:value="2.31000000000017" calcext:value-type="float">
            <text:p>2.31</text:p>
          </table:table-cell>
          <table:table-cell office:value-type="float" office:value="1038.093" calcext:value-type="float">
            <text:p>1038.093</text:p>
          </table:table-cell>
          <table:table-cell office:value-type="float" office:value="9.880511" calcext:value-type="float">
            <text:p>9.880511</text:p>
          </table:table-cell>
          <table:table-cell office:value-type="float" office:value="-1.5" calcext:value-type="float">
            <text:p>-1.5</text:p>
          </table:table-cell>
          <table:table-cell office:value-type="float" office:value="-9.366308" calcext:value-type="float">
            <text:p>-9.366308</text:p>
          </table:table-cell>
          <table:table-cell office:value-type="float" office:value="8" calcext:value-type="float">
            <text:p>8</text:p>
          </table:table-cell>
          <table:table-cell office:value-type="float" office:value="116.441795" calcext:value-type="float">
            <text:p>116.441795</text:p>
          </table:table-cell>
          <table:table-cell office:value-type="float" office:value="0" calcext:value-type="float">
            <text:p>0</text:p>
          </table:table-cell>
          <table:table-cell office:value-type="float" office:value="1.235696" calcext:value-type="float">
            <text:p>1.23569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7] &lt;&gt; 0;[.B227]-[.$B$2];&quot;&quot;)" office:value-type="float" office:value="2.32000000000016" calcext:value-type="float">
            <text:p>2.32</text:p>
          </table:table-cell>
          <table:table-cell office:value-type="float" office:value="1038.103" calcext:value-type="float">
            <text:p>1038.103</text:p>
          </table:table-cell>
          <table:table-cell office:value-type="float" office:value="9.459154" calcext:value-type="float">
            <text:p>9.459154</text:p>
          </table:table-cell>
          <table:table-cell office:value-type="float" office:value="-1.5" calcext:value-type="float">
            <text:p>-1.5</text:p>
          </table:table-cell>
          <table:table-cell office:value-type="float" office:value="-9.583646" calcext:value-type="float">
            <text:p>-9.583646</text:p>
          </table:table-cell>
          <table:table-cell office:value-type="float" office:value="8" calcext:value-type="float">
            <text:p>8</text:p>
          </table:table-cell>
          <table:table-cell office:value-type="float" office:value="116.993324" calcext:value-type="float">
            <text:p>116.993324</text:p>
          </table:table-cell>
          <table:table-cell office:value-type="float" office:value="0" calcext:value-type="float">
            <text:p>0</text:p>
          </table:table-cell>
          <table:table-cell office:value-type="float" office:value="1.235696" calcext:value-type="float">
            <text:p>1.23569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8] &lt;&gt; 0;[.B228]-[.$B$2];&quot;&quot;)" office:value-type="float" office:value="2.33000000000015" calcext:value-type="float">
            <text:p>2.33</text:p>
          </table:table-cell>
          <table:table-cell office:value-type="float" office:value="1038.113" calcext:value-type="float">
            <text:p>1038.113</text:p>
          </table:table-cell>
          <table:table-cell office:value-type="float" office:value="9.2142" calcext:value-type="float">
            <text:p>9.2142</text:p>
          </table:table-cell>
          <table:table-cell office:value-type="float" office:value="-1.5" calcext:value-type="float">
            <text:p>-1.5</text:p>
          </table:table-cell>
          <table:table-cell office:value-type="float" office:value="-9.670053" calcext:value-type="float">
            <text:p>-9.670053</text:p>
          </table:table-cell>
          <table:table-cell office:value-type="float" office:value="8" calcext:value-type="float">
            <text:p>8</text:p>
          </table:table-cell>
          <table:table-cell office:value-type="float" office:value="117.384026" calcext:value-type="float">
            <text:p>117.384026</text:p>
          </table:table-cell>
          <table:table-cell office:value-type="float" office:value="0" calcext:value-type="float">
            <text:p>0</text:p>
          </table:table-cell>
          <table:table-cell office:value-type="float" office:value="1.606073" calcext:value-type="float">
            <text:p>1.60607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29] &lt;&gt; 0;[.B229]-[.$B$2];&quot;&quot;)" office:value-type="float" office:value="2.33000000000015" calcext:value-type="float">
            <text:p>2.33</text:p>
          </table:table-cell>
          <table:table-cell office:value-type="float" office:value="1038.113" calcext:value-type="float">
            <text:p>1038.113</text:p>
          </table:table-cell>
          <table:table-cell office:value-type="float" office:value="9.2142" calcext:value-type="float">
            <text:p>9.2142</text:p>
          </table:table-cell>
          <table:table-cell office:value-type="float" office:value="-1.5" calcext:value-type="float">
            <text:p>-1.5</text:p>
          </table:table-cell>
          <table:table-cell office:value-type="float" office:value="-9.670053" calcext:value-type="float">
            <text:p>-9.670053</text:p>
          </table:table-cell>
          <table:table-cell office:value-type="float" office:value="8" calcext:value-type="float">
            <text:p>8</text:p>
          </table:table-cell>
          <table:table-cell office:value-type="float" office:value="117.384026" calcext:value-type="float">
            <text:p>117.384026</text:p>
          </table:table-cell>
          <table:table-cell office:value-type="float" office:value="0" calcext:value-type="float">
            <text:p>0</text:p>
          </table:table-cell>
          <table:table-cell office:value-type="float" office:value="1.606073" calcext:value-type="float">
            <text:p>1.60607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0] &lt;&gt; 0;[.B230]-[.$B$2];&quot;&quot;)" office:value-type="float" office:value="2.34000000000015" calcext:value-type="float">
            <text:p>2.34</text:p>
          </table:table-cell>
          <table:table-cell office:value-type="float" office:value="1038.123" calcext:value-type="float">
            <text:p>1038.123</text:p>
          </table:table-cell>
          <table:table-cell office:value-type="float" office:value="8.98469" calcext:value-type="float">
            <text:p>8.98469</text:p>
          </table:table-cell>
          <table:table-cell office:value-type="float" office:value="-1.5" calcext:value-type="float">
            <text:p>-1.5</text:p>
          </table:table-cell>
          <table:table-cell office:value-type="float" office:value="-9.750247" calcext:value-type="float">
            <text:p>-9.750247</text:p>
          </table:table-cell>
          <table:table-cell office:value-type="float" office:value="8" calcext:value-type="float">
            <text:p>8</text:p>
          </table:table-cell>
          <table:table-cell office:value-type="float" office:value="117.955032" calcext:value-type="float">
            <text:p>117.955032</text:p>
          </table:table-cell>
          <table:table-cell office:value-type="float" office:value="0" calcext:value-type="float">
            <text:p>0</text:p>
          </table:table-cell>
          <table:table-cell office:value-type="float" office:value="1.606073" calcext:value-type="float">
            <text:p>1.60607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1] &lt;&gt; 0;[.B231]-[.$B$2];&quot;&quot;)" office:value-type="float" office:value="2.36000000000013" calcext:value-type="float">
            <text:p>2.36</text:p>
          </table:table-cell>
          <table:table-cell office:value-type="float" office:value="1038.143" calcext:value-type="float">
            <text:p>1038.143</text:p>
          </table:table-cell>
          <table:table-cell office:value-type="float" office:value="8.964087" calcext:value-type="float">
            <text:p>8.964087</text:p>
          </table:table-cell>
          <table:table-cell office:value-type="float" office:value="-1.5" calcext:value-type="float">
            <text:p>-1.5</text:p>
          </table:table-cell>
          <table:table-cell office:value-type="float" office:value="-9.799916" calcext:value-type="float">
            <text:p>-9.799916</text:p>
          </table:table-cell>
          <table:table-cell office:value-type="float" office:value="8" calcext:value-type="float">
            <text:p>8</text:p>
          </table:table-cell>
          <table:table-cell office:value-type="float" office:value="118.69854" calcext:value-type="float">
            <text:p>118.69854</text:p>
          </table:table-cell>
          <table:table-cell office:value-type="float" office:value="0" calcext:value-type="float">
            <text:p>0</text:p>
          </table:table-cell>
          <table:table-cell office:value-type="float" office:value="1.606073" calcext:value-type="float">
            <text:p>1.60607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2] &lt;&gt; 0;[.B232]-[.$B$2];&quot;&quot;)" office:value-type="float" office:value="2.37000000000012" calcext:value-type="float">
            <text:p>2.37</text:p>
          </table:table-cell>
          <table:table-cell office:value-type="float" office:value="1038.153" calcext:value-type="float">
            <text:p>1038.153</text:p>
          </table:table-cell>
          <table:table-cell office:value-type="float" office:value="9.094103" calcext:value-type="float">
            <text:p>9.094103</text:p>
          </table:table-cell>
          <table:table-cell office:value-type="float" office:value="-1.5" calcext:value-type="float">
            <text:p>-1.5</text:p>
          </table:table-cell>
          <table:table-cell office:value-type="float" office:value="-9.819273" calcext:value-type="float">
            <text:p>-9.819273</text:p>
          </table:table-cell>
          <table:table-cell office:value-type="float" office:value="8" calcext:value-type="float">
            <text:p>8</text:p>
          </table:table-cell>
          <table:table-cell office:value-type="float" office:value="118.830597" calcext:value-type="float">
            <text:p>118.830597</text:p>
          </table:table-cell>
          <table:table-cell office:value-type="float" office:value="0" calcext:value-type="float">
            <text:p>0</text:p>
          </table:table-cell>
          <table:table-cell office:value-type="float" office:value="1.136926" calcext:value-type="float">
            <text:p>1.13692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3] &lt;&gt; 0;[.B233]-[.$B$2];&quot;&quot;)" office:value-type="float" office:value="2.38000000000011" calcext:value-type="float">
            <text:p>2.38</text:p>
          </table:table-cell>
          <table:table-cell office:value-type="float" office:value="1038.163" calcext:value-type="float">
            <text:p>1038.163</text:p>
          </table:table-cell>
          <table:table-cell office:value-type="float" office:value="9.164585" calcext:value-type="float">
            <text:p>9.164585</text:p>
          </table:table-cell>
          <table:table-cell office:value-type="float" office:value="-1.5" calcext:value-type="float">
            <text:p>-1.5</text:p>
          </table:table-cell>
          <table:table-cell office:value-type="float" office:value="-9.787033" calcext:value-type="float">
            <text:p>-9.787033</text:p>
          </table:table-cell>
          <table:table-cell office:value-type="float" office:value="8" calcext:value-type="float">
            <text:p>8</text:p>
          </table:table-cell>
          <table:table-cell office:value-type="float" office:value="118.919022" calcext:value-type="float">
            <text:p>118.919022</text:p>
          </table:table-cell>
          <table:table-cell office:value-type="float" office:value="0" calcext:value-type="float">
            <text:p>0</text:p>
          </table:table-cell>
          <table:table-cell office:value-type="float" office:value="1.136926" calcext:value-type="float">
            <text:p>1.13692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4] &lt;&gt; 0;[.B234]-[.$B$2];&quot;&quot;)" office:value-type="float" office:value="2.3900000000001" calcext:value-type="float">
            <text:p>2.39</text:p>
          </table:table-cell>
          <table:table-cell office:value-type="float" office:value="1038.173" calcext:value-type="float">
            <text:p>1038.173</text:p>
          </table:table-cell>
          <table:table-cell office:value-type="float" office:value="9.021173" calcext:value-type="float">
            <text:p>9.021173</text:p>
          </table:table-cell>
          <table:table-cell office:value-type="float" office:value="-1.5" calcext:value-type="float">
            <text:p>-1.5</text:p>
          </table:table-cell>
          <table:table-cell office:value-type="float" office:value="-9.675389" calcext:value-type="float">
            <text:p>-9.675389</text:p>
          </table:table-cell>
          <table:table-cell office:value-type="float" office:value="8" calcext:value-type="float">
            <text:p>8</text:p>
          </table:table-cell>
          <table:table-cell office:value-type="float" office:value="118.936775" calcext:value-type="float">
            <text:p>118.936775</text:p>
          </table:table-cell>
          <table:table-cell office:value-type="float" office:value="0" calcext:value-type="float">
            <text:p>0</text:p>
          </table:table-cell>
          <table:table-cell office:value-type="float" office:value="1.136926" calcext:value-type="float">
            <text:p>1.13692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5] &lt;&gt; 0;[.B235]-[.$B$2];&quot;&quot;)" office:value-type="float" office:value="2.40000000000009" calcext:value-type="float">
            <text:p>2.40</text:p>
          </table:table-cell>
          <table:table-cell office:value-type="float" office:value="1038.183" calcext:value-type="float">
            <text:p>1038.183</text:p>
          </table:table-cell>
          <table:table-cell office:value-type="float" office:value="8.744913" calcext:value-type="float">
            <text:p>8.744913</text:p>
          </table:table-cell>
          <table:table-cell office:value-type="float" office:value="-1.5" calcext:value-type="float">
            <text:p>-1.5</text:p>
          </table:table-cell>
          <table:table-cell office:value-type="float" office:value="-9.477408" calcext:value-type="float">
            <text:p>-9.477408</text:p>
          </table:table-cell>
          <table:table-cell office:value-type="float" office:value="8" calcext:value-type="float">
            <text:p>8</text:p>
          </table:table-cell>
          <table:table-cell office:value-type="float" office:value="118.86702" calcext:value-type="float">
            <text:p>118.86702</text:p>
          </table:table-cell>
          <table:table-cell office:value-type="float" office:value="0" calcext:value-type="float">
            <text:p>0</text:p>
          </table:table-cell>
          <table:table-cell office:value-type="float" office:value="1.136926" calcext:value-type="float">
            <text:p>1.136926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6] &lt;&gt; 0;[.B236]-[.$B$2];&quot;&quot;)" office:value-type="float" office:value="2.41000000000008" calcext:value-type="float">
            <text:p>2.41</text:p>
          </table:table-cell>
          <table:table-cell office:value-type="float" office:value="1038.193" calcext:value-type="float">
            <text:p>1038.193</text:p>
          </table:table-cell>
          <table:table-cell office:value-type="float" office:value="8.585676" calcext:value-type="float">
            <text:p>8.585676</text:p>
          </table:table-cell>
          <table:table-cell office:value-type="float" office:value="-1.5" calcext:value-type="float">
            <text:p>-1.5</text:p>
          </table:table-cell>
          <table:table-cell office:value-type="float" office:value="-9.3906" calcext:value-type="float">
            <text:p>-9.3906</text:p>
          </table:table-cell>
          <table:table-cell office:value-type="float" office:value="8" calcext:value-type="float">
            <text:p>8</text:p>
          </table:table-cell>
          <table:table-cell office:value-type="float" office:value="118.794334" calcext:value-type="float">
            <text:p>118.794334</text:p>
          </table:table-cell>
          <table:table-cell office:value-type="float" office:value="0" calcext:value-type="float">
            <text:p>0</text:p>
          </table:table-cell>
          <table:table-cell office:value-type="float" office:value="1.239801" calcext:value-type="float">
            <text:p>1.23980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7] &lt;&gt; 0;[.B237]-[.$B$2];&quot;&quot;)" office:value-type="float" office:value="2.42000000000007" calcext:value-type="float">
            <text:p>2.42</text:p>
          </table:table-cell>
          <table:table-cell office:value-type="float" office:value="1038.203" calcext:value-type="float">
            <text:p>1038.203</text:p>
          </table:table-cell>
          <table:table-cell office:value-type="float" office:value="8.419551" calcext:value-type="float">
            <text:p>8.419551</text:p>
          </table:table-cell>
          <table:table-cell office:value-type="float" office:value="-1.5" calcext:value-type="float">
            <text:p>-1.5</text:p>
          </table:table-cell>
          <table:table-cell office:value-type="float" office:value="-9.297737" calcext:value-type="float">
            <text:p>-9.297737</text:p>
          </table:table-cell>
          <table:table-cell office:value-type="float" office:value="8" calcext:value-type="float">
            <text:p>8</text:p>
          </table:table-cell>
          <table:table-cell office:value-type="float" office:value="118.726822" calcext:value-type="float">
            <text:p>118.726822</text:p>
          </table:table-cell>
          <table:table-cell office:value-type="float" office:value="0" calcext:value-type="float">
            <text:p>0</text:p>
          </table:table-cell>
          <table:table-cell office:value-type="float" office:value="1.239801" calcext:value-type="float">
            <text:p>1.23980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8] &lt;&gt; 0;[.B238]-[.$B$2];&quot;&quot;)" office:value-type="float" office:value="2.43000000000006" calcext:value-type="float">
            <text:p>2.43</text:p>
          </table:table-cell>
          <table:table-cell office:value-type="float" office:value="1038.213" calcext:value-type="float">
            <text:p>1038.213</text:p>
          </table:table-cell>
          <table:table-cell office:value-type="float" office:value="8.336246" calcext:value-type="float">
            <text:p>8.336246</text:p>
          </table:table-cell>
          <table:table-cell office:value-type="float" office:value="-1.5" calcext:value-type="float">
            <text:p>-1.5</text:p>
          </table:table-cell>
          <table:table-cell office:value-type="float" office:value="-9.200458" calcext:value-type="float">
            <text:p>-9.200458</text:p>
          </table:table-cell>
          <table:table-cell office:value-type="float" office:value="8" calcext:value-type="float">
            <text:p>8</text:p>
          </table:table-cell>
          <table:table-cell office:value-type="float" office:value="118.729782" calcext:value-type="float">
            <text:p>118.729782</text:p>
          </table:table-cell>
          <table:table-cell office:value-type="float" office:value="0" calcext:value-type="float">
            <text:p>0</text:p>
          </table:table-cell>
          <table:table-cell office:value-type="float" office:value="1.239801" calcext:value-type="float">
            <text:p>1.23980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39] &lt;&gt; 0;[.B239]-[.$B$2];&quot;&quot;)" office:value-type="float" office:value="2.45000000000005" calcext:value-type="float">
            <text:p>2.45</text:p>
          </table:table-cell>
          <table:table-cell office:value-type="float" office:value="1038.233" calcext:value-type="float">
            <text:p>1038.233</text:p>
          </table:table-cell>
          <table:table-cell office:value-type="float" office:value="8.524234" calcext:value-type="float">
            <text:p>8.524234</text:p>
          </table:table-cell>
          <table:table-cell office:value-type="float" office:value="-1.5" calcext:value-type="float">
            <text:p>-1.5</text:p>
          </table:table-cell>
          <table:table-cell office:value-type="float" office:value="-8.790664" calcext:value-type="float">
            <text:p>-8.790664</text:p>
          </table:table-cell>
          <table:table-cell office:value-type="float" office:value="8" calcext:value-type="float">
            <text:p>8</text:p>
          </table:table-cell>
          <table:table-cell office:value-type="float" office:value="118.908188" calcext:value-type="float">
            <text:p>118.908188</text:p>
          </table:table-cell>
          <table:table-cell office:value-type="float" office:value="0" calcext:value-type="float">
            <text:p>0</text:p>
          </table:table-cell>
          <table:table-cell office:value-type="float" office:value="1.756281" calcext:value-type="float">
            <text:p>1.756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0] &lt;&gt; 0;[.B240]-[.$B$2];&quot;&quot;)" office:value-type="float" office:value="2.45000000000005" calcext:value-type="float">
            <text:p>2.45</text:p>
          </table:table-cell>
          <table:table-cell office:value-type="float" office:value="1038.233" calcext:value-type="float">
            <text:p>1038.233</text:p>
          </table:table-cell>
          <table:table-cell office:value-type="float" office:value="8.524234" calcext:value-type="float">
            <text:p>8.524234</text:p>
          </table:table-cell>
          <table:table-cell office:value-type="float" office:value="-1.5" calcext:value-type="float">
            <text:p>-1.5</text:p>
          </table:table-cell>
          <table:table-cell office:value-type="float" office:value="-8.790664" calcext:value-type="float">
            <text:p>-8.790664</text:p>
          </table:table-cell>
          <table:table-cell office:value-type="float" office:value="8" calcext:value-type="float">
            <text:p>8</text:p>
          </table:table-cell>
          <table:table-cell office:value-type="float" office:value="118.908188" calcext:value-type="float">
            <text:p>118.908188</text:p>
          </table:table-cell>
          <table:table-cell office:value-type="float" office:value="0" calcext:value-type="float">
            <text:p>0</text:p>
          </table:table-cell>
          <table:table-cell office:value-type="float" office:value="1.756281" calcext:value-type="float">
            <text:p>1.756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1] &lt;&gt; 0;[.B241]-[.$B$2];&quot;&quot;)" office:value-type="float" office:value="2.47000000000003" calcext:value-type="float">
            <text:p>2.47</text:p>
          </table:table-cell>
          <table:table-cell office:value-type="float" office:value="1038.253" calcext:value-type="float">
            <text:p>1038.253</text:p>
          </table:table-cell>
          <table:table-cell office:value-type="float" office:value="9.341798" calcext:value-type="float">
            <text:p>9.341798</text:p>
          </table:table-cell>
          <table:table-cell office:value-type="float" office:value="-1.5" calcext:value-type="float">
            <text:p>-1.5</text:p>
          </table:table-cell>
          <table:table-cell office:value-type="float" office:value="-8.743374" calcext:value-type="float">
            <text:p>-8.743374</text:p>
          </table:table-cell>
          <table:table-cell office:value-type="float" office:value="8" calcext:value-type="float">
            <text:p>8</text:p>
          </table:table-cell>
          <table:table-cell office:value-type="float" office:value="119.296837" calcext:value-type="float">
            <text:p>119.296837</text:p>
          </table:table-cell>
          <table:table-cell office:value-type="float" office:value="0" calcext:value-type="float">
            <text:p>0</text:p>
          </table:table-cell>
          <table:table-cell office:value-type="float" office:value="1.756281" calcext:value-type="float">
            <text:p>1.756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2] &lt;&gt; 0;[.B242]-[.$B$2];&quot;&quot;)" office:value-type="float" office:value="2.47000000000003" calcext:value-type="float">
            <text:p>2.47</text:p>
          </table:table-cell>
          <table:table-cell office:value-type="float" office:value="1038.253" calcext:value-type="float">
            <text:p>1038.253</text:p>
          </table:table-cell>
          <table:table-cell office:value-type="float" office:value="9.341798" calcext:value-type="float">
            <text:p>9.341798</text:p>
          </table:table-cell>
          <table:table-cell office:value-type="float" office:value="-1.5" calcext:value-type="float">
            <text:p>-1.5</text:p>
          </table:table-cell>
          <table:table-cell office:value-type="float" office:value="-8.743374" calcext:value-type="float">
            <text:p>-8.743374</text:p>
          </table:table-cell>
          <table:table-cell office:value-type="float" office:value="8" calcext:value-type="float">
            <text:p>8</text:p>
          </table:table-cell>
          <table:table-cell office:value-type="float" office:value="119.296837" calcext:value-type="float">
            <text:p>119.296837</text:p>
          </table:table-cell>
          <table:table-cell office:value-type="float" office:value="0" calcext:value-type="float">
            <text:p>0</text:p>
          </table:table-cell>
          <table:table-cell office:value-type="float" office:value="1.756281" calcext:value-type="float">
            <text:p>1.756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3] &lt;&gt; 0;[.B243]-[.$B$2];&quot;&quot;)" office:value-type="float" office:value="2.47000000000003" calcext:value-type="float">
            <text:p>2.47</text:p>
          </table:table-cell>
          <table:table-cell office:value-type="float" office:value="1038.253" calcext:value-type="float">
            <text:p>1038.253</text:p>
          </table:table-cell>
          <table:table-cell office:value-type="float" office:value="9.341798" calcext:value-type="float">
            <text:p>9.341798</text:p>
          </table:table-cell>
          <table:table-cell office:value-type="float" office:value="-1.5" calcext:value-type="float">
            <text:p>-1.5</text:p>
          </table:table-cell>
          <table:table-cell office:value-type="float" office:value="-8.743374" calcext:value-type="float">
            <text:p>-8.743374</text:p>
          </table:table-cell>
          <table:table-cell office:value-type="float" office:value="8" calcext:value-type="float">
            <text:p>8</text:p>
          </table:table-cell>
          <table:table-cell office:value-type="float" office:value="119.296837" calcext:value-type="float">
            <text:p>119.296837</text:p>
          </table:table-cell>
          <table:table-cell office:value-type="float" office:value="0" calcext:value-type="float">
            <text:p>0</text:p>
          </table:table-cell>
          <table:table-cell office:value-type="float" office:value="1.756281" calcext:value-type="float">
            <text:p>1.756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4] &lt;&gt; 0;[.B244]-[.$B$2];&quot;&quot;)" office:value-type="float" office:value="2.5" calcext:value-type="float">
            <text:p>2.50</text:p>
          </table:table-cell>
          <table:table-cell office:value-type="float" office:value="1038.283" calcext:value-type="float">
            <text:p>1038.283</text:p>
          </table:table-cell>
          <table:table-cell office:value-type="float" office:value="10.51664" calcext:value-type="float">
            <text:p>10.51664</text:p>
          </table:table-cell>
          <table:table-cell office:value-type="float" office:value="-1.5" calcext:value-type="float">
            <text:p>-1.5</text:p>
          </table:table-cell>
          <table:table-cell office:value-type="float" office:value="-9.558472" calcext:value-type="float">
            <text:p>-9.558472</text:p>
          </table:table-cell>
          <table:table-cell office:value-type="float" office:value="8" calcext:value-type="float">
            <text:p>8</text:p>
          </table:table-cell>
          <table:table-cell office:value-type="float" office:value="119.553192" calcext:value-type="float">
            <text:p>119.553192</text:p>
          </table:table-cell>
          <table:table-cell office:value-type="float" office:value="0" calcext:value-type="float">
            <text:p>0</text:p>
          </table:table-cell>
          <table:table-cell office:value-type="float" office:value="1.931192" calcext:value-type="float">
            <text:p>1.9311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5] &lt;&gt; 0;[.B245]-[.$B$2];&quot;&quot;)" office:value-type="float" office:value="2.5" calcext:value-type="float">
            <text:p>2.50</text:p>
          </table:table-cell>
          <table:table-cell office:value-type="float" office:value="1038.283" calcext:value-type="float">
            <text:p>1038.283</text:p>
          </table:table-cell>
          <table:table-cell office:value-type="float" office:value="10.51664" calcext:value-type="float">
            <text:p>10.51664</text:p>
          </table:table-cell>
          <table:table-cell office:value-type="float" office:value="-1.5" calcext:value-type="float">
            <text:p>-1.5</text:p>
          </table:table-cell>
          <table:table-cell office:value-type="float" office:value="-9.558472" calcext:value-type="float">
            <text:p>-9.558472</text:p>
          </table:table-cell>
          <table:table-cell office:value-type="float" office:value="8" calcext:value-type="float">
            <text:p>8</text:p>
          </table:table-cell>
          <table:table-cell office:value-type="float" office:value="119.553192" calcext:value-type="float">
            <text:p>119.553192</text:p>
          </table:table-cell>
          <table:table-cell office:value-type="float" office:value="0" calcext:value-type="float">
            <text:p>0</text:p>
          </table:table-cell>
          <table:table-cell office:value-type="float" office:value="1.931192" calcext:value-type="float">
            <text:p>1.9311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6] &lt;&gt; 0;[.B246]-[.$B$2];&quot;&quot;)" office:value-type="float" office:value="2.52000000000021" calcext:value-type="float">
            <text:p>2.52</text:p>
          </table:table-cell>
          <table:table-cell office:value-type="float" office:value="1038.303" calcext:value-type="float">
            <text:p>1038.303</text:p>
          </table:table-cell>
          <table:table-cell office:value-type="float" office:value="10.476109" calcext:value-type="float">
            <text:p>10.476109</text:p>
          </table:table-cell>
          <table:table-cell office:value-type="float" office:value="-1.5" calcext:value-type="float">
            <text:p>-1.5</text:p>
          </table:table-cell>
          <table:table-cell office:value-type="float" office:value="-10.199903" calcext:value-type="float">
            <text:p>-10.199903</text:p>
          </table:table-cell>
          <table:table-cell office:value-type="float" office:value="8" calcext:value-type="float">
            <text:p>8</text:p>
          </table:table-cell>
          <table:table-cell office:value-type="float" office:value="119.618149" calcext:value-type="float">
            <text:p>119.618149</text:p>
          </table:table-cell>
          <table:table-cell office:value-type="float" office:value="0" calcext:value-type="float">
            <text:p>0</text:p>
          </table:table-cell>
          <table:table-cell office:value-type="float" office:value="1.931192" calcext:value-type="float">
            <text:p>1.9311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7] &lt;&gt; 0;[.B247]-[.$B$2];&quot;&quot;)" office:value-type="float" office:value="2.5300000000002" calcext:value-type="float">
            <text:p>2.53</text:p>
          </table:table-cell>
          <table:table-cell office:value-type="float" office:value="1038.313" calcext:value-type="float">
            <text:p>1038.313</text:p>
          </table:table-cell>
          <table:table-cell office:value-type="float" office:value="10.212582" calcext:value-type="float">
            <text:p>10.212582</text:p>
          </table:table-cell>
          <table:table-cell office:value-type="float" office:value="-1.5" calcext:value-type="float">
            <text:p>-1.5</text:p>
          </table:table-cell>
          <table:table-cell office:value-type="float" office:value="-10.467866" calcext:value-type="float">
            <text:p>-10.467866</text:p>
          </table:table-cell>
          <table:table-cell office:value-type="float" office:value="8" calcext:value-type="float">
            <text:p>8</text:p>
          </table:table-cell>
          <table:table-cell office:value-type="float" office:value="119.642365" calcext:value-type="float">
            <text:p>119.642365</text:p>
          </table:table-cell>
          <table:table-cell office:value-type="float" office:value="0" calcext:value-type="float">
            <text:p>0</text:p>
          </table:table-cell>
          <table:table-cell office:value-type="float" office:value="1.931192" calcext:value-type="float">
            <text:p>1.9311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8] &lt;&gt; 0;[.B248]-[.$B$2];&quot;&quot;)" office:value-type="float" office:value="2.54000000000019" calcext:value-type="float">
            <text:p>2.54</text:p>
          </table:table-cell>
          <table:table-cell office:value-type="float" office:value="1038.323" calcext:value-type="float">
            <text:p>1038.323</text:p>
          </table:table-cell>
          <table:table-cell office:value-type="float" office:value="9.627488" calcext:value-type="float">
            <text:p>9.627488</text:p>
          </table:table-cell>
          <table:table-cell office:value-type="float" office:value="-1.5" calcext:value-type="float">
            <text:p>-1.5</text:p>
          </table:table-cell>
          <table:table-cell office:value-type="float" office:value="-10.91202" calcext:value-type="float">
            <text:p>-10.91202</text:p>
          </table:table-cell>
          <table:table-cell office:value-type="float" office:value="8" calcext:value-type="float">
            <text:p>8</text:p>
          </table:table-cell>
          <table:table-cell office:value-type="float" office:value="119.66478" calcext:value-type="float">
            <text:p>119.66478</text:p>
          </table:table-cell>
          <table:table-cell office:value-type="float" office:value="0" calcext:value-type="float">
            <text:p>0</text:p>
          </table:table-cell>
          <table:table-cell office:value-type="float" office:value="1.192484" calcext:value-type="float">
            <text:p>1.19248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49] &lt;&gt; 0;[.B249]-[.$B$2];&quot;&quot;)" office:value-type="float" office:value="2.54000000000019" calcext:value-type="float">
            <text:p>2.54</text:p>
          </table:table-cell>
          <table:table-cell office:value-type="float" office:value="1038.323" calcext:value-type="float">
            <text:p>1038.323</text:p>
          </table:table-cell>
          <table:table-cell office:value-type="float" office:value="9.627488" calcext:value-type="float">
            <text:p>9.627488</text:p>
          </table:table-cell>
          <table:table-cell office:value-type="float" office:value="-1.5" calcext:value-type="float">
            <text:p>-1.5</text:p>
          </table:table-cell>
          <table:table-cell office:value-type="float" office:value="-10.91202" calcext:value-type="float">
            <text:p>-10.91202</text:p>
          </table:table-cell>
          <table:table-cell office:value-type="float" office:value="8" calcext:value-type="float">
            <text:p>8</text:p>
          </table:table-cell>
          <table:table-cell office:value-type="float" office:value="119.66478" calcext:value-type="float">
            <text:p>119.66478</text:p>
          </table:table-cell>
          <table:table-cell office:value-type="float" office:value="0" calcext:value-type="float">
            <text:p>0</text:p>
          </table:table-cell>
          <table:table-cell office:value-type="float" office:value="1.192484" calcext:value-type="float">
            <text:p>1.19248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0] &lt;&gt; 0;[.B250]-[.$B$2];&quot;&quot;)" office:value-type="float" office:value="2.55000000000018" calcext:value-type="float">
            <text:p>2.55</text:p>
          </table:table-cell>
          <table:table-cell office:value-type="float" office:value="1038.333" calcext:value-type="float">
            <text:p>1038.333</text:p>
          </table:table-cell>
          <table:table-cell office:value-type="float" office:value="9.238222" calcext:value-type="float">
            <text:p>9.238222</text:p>
          </table:table-cell>
          <table:table-cell office:value-type="float" office:value="-1.5" calcext:value-type="float">
            <text:p>-1.5</text:p>
          </table:table-cell>
          <table:table-cell office:value-type="float" office:value="-11.285316" calcext:value-type="float">
            <text:p>-11.285316</text:p>
          </table:table-cell>
          <table:table-cell office:value-type="float" office:value="8" calcext:value-type="float">
            <text:p>8</text:p>
          </table:table-cell>
          <table:table-cell office:value-type="float" office:value="119.703606" calcext:value-type="float">
            <text:p>119.703606</text:p>
          </table:table-cell>
          <table:table-cell office:value-type="float" office:value="0" calcext:value-type="float">
            <text:p>0</text:p>
          </table:table-cell>
          <table:table-cell office:value-type="float" office:value="1.192484" calcext:value-type="float">
            <text:p>1.19248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1] &lt;&gt; 0;[.B251]-[.$B$2];&quot;&quot;)" office:value-type="float" office:value="2.57000000000016" calcext:value-type="float">
            <text:p>2.57</text:p>
          </table:table-cell>
          <table:table-cell office:value-type="float" office:value="1038.353" calcext:value-type="float">
            <text:p>1038.353</text:p>
          </table:table-cell>
          <table:table-cell office:value-type="float" office:value="8.661032" calcext:value-type="float">
            <text:p>8.661032</text:p>
          </table:table-cell>
          <table:table-cell office:value-type="float" office:value="-1.5" calcext:value-type="float">
            <text:p>-1.5</text:p>
          </table:table-cell>
          <table:table-cell office:value-type="float" office:value="-12.400011" calcext:value-type="float">
            <text:p>-12.400011</text:p>
          </table:table-cell>
          <table:table-cell office:value-type="float" office:value="8" calcext:value-type="float">
            <text:p>8</text:p>
          </table:table-cell>
          <table:table-cell office:value-type="float" office:value="119.911896" calcext:value-type="float">
            <text:p>119.911896</text:p>
          </table:table-cell>
          <table:table-cell office:value-type="float" office:value="0" calcext:value-type="float">
            <text:p>0</text:p>
          </table:table-cell>
          <table:table-cell office:value-type="float" office:value="1.192484" calcext:value-type="float">
            <text:p>1.192484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2] &lt;&gt; 0;[.B252]-[.$B$2];&quot;&quot;)" office:value-type="float" office:value="2.58000000000015" calcext:value-type="float">
            <text:p>2.58</text:p>
          </table:table-cell>
          <table:table-cell office:value-type="float" office:value="1038.363" calcext:value-type="float">
            <text:p>1038.363</text:p>
          </table:table-cell>
          <table:table-cell office:value-type="float" office:value="8.688933" calcext:value-type="float">
            <text:p>8.688933</text:p>
          </table:table-cell>
          <table:table-cell office:value-type="float" office:value="-1.5" calcext:value-type="float">
            <text:p>-1.5</text:p>
          </table:table-cell>
          <table:table-cell office:value-type="float" office:value="-13.225636" calcext:value-type="float">
            <text:p>-13.225636</text:p>
          </table:table-cell>
          <table:table-cell office:value-type="float" office:value="8" calcext:value-type="float">
            <text:p>8</text:p>
          </table:table-cell>
          <table:table-cell office:value-type="float" office:value="120.118652" calcext:value-type="float">
            <text:p>120.118652</text:p>
          </table:table-cell>
          <table:table-cell office:value-type="float" office:value="0" calcext:value-type="float">
            <text:p>0</text:p>
          </table:table-cell>
          <table:table-cell office:value-type="float" office:value="1.486719" calcext:value-type="float">
            <text:p>1.4867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3] &lt;&gt; 0;[.B253]-[.$B$2];&quot;&quot;)" office:value-type="float" office:value="2.58000000000015" calcext:value-type="float">
            <text:p>2.58</text:p>
          </table:table-cell>
          <table:table-cell office:value-type="float" office:value="1038.363" calcext:value-type="float">
            <text:p>1038.363</text:p>
          </table:table-cell>
          <table:table-cell office:value-type="float" office:value="8.688933" calcext:value-type="float">
            <text:p>8.688933</text:p>
          </table:table-cell>
          <table:table-cell office:value-type="float" office:value="-1.5" calcext:value-type="float">
            <text:p>-1.5</text:p>
          </table:table-cell>
          <table:table-cell office:value-type="float" office:value="-13.225636" calcext:value-type="float">
            <text:p>-13.225636</text:p>
          </table:table-cell>
          <table:table-cell office:value-type="float" office:value="8" calcext:value-type="float">
            <text:p>8</text:p>
          </table:table-cell>
          <table:table-cell office:value-type="float" office:value="120.118652" calcext:value-type="float">
            <text:p>120.118652</text:p>
          </table:table-cell>
          <table:table-cell office:value-type="float" office:value="0" calcext:value-type="float">
            <text:p>0</text:p>
          </table:table-cell>
          <table:table-cell office:value-type="float" office:value="1.486719" calcext:value-type="float">
            <text:p>1.4867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4] &lt;&gt; 0;[.B254]-[.$B$2];&quot;&quot;)" office:value-type="float" office:value="2.60000000000014" calcext:value-type="float">
            <text:p>2.60</text:p>
          </table:table-cell>
          <table:table-cell office:value-type="float" office:value="1038.383" calcext:value-type="float">
            <text:p>1038.383</text:p>
          </table:table-cell>
          <table:table-cell office:value-type="float" office:value="9.038613" calcext:value-type="float">
            <text:p>9.038613</text:p>
          </table:table-cell>
          <table:table-cell office:value-type="float" office:value="-1.5" calcext:value-type="float">
            <text:p>-1.5</text:p>
          </table:table-cell>
          <table:table-cell office:value-type="float" office:value="-14.607185" calcext:value-type="float">
            <text:p>-14.607185</text:p>
          </table:table-cell>
          <table:table-cell office:value-type="float" office:value="8" calcext:value-type="float">
            <text:p>8</text:p>
          </table:table-cell>
          <table:table-cell office:value-type="float" office:value="120.490013" calcext:value-type="float">
            <text:p>120.490013</text:p>
          </table:table-cell>
          <table:table-cell office:value-type="float" office:value="0" calcext:value-type="float">
            <text:p>0</text:p>
          </table:table-cell>
          <table:table-cell office:value-type="float" office:value="1.486719" calcext:value-type="float">
            <text:p>1.4867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5] &lt;&gt; 0;[.B255]-[.$B$2];&quot;&quot;)" office:value-type="float" office:value="2.60000000000014" calcext:value-type="float">
            <text:p>2.60</text:p>
          </table:table-cell>
          <table:table-cell office:value-type="float" office:value="1038.383" calcext:value-type="float">
            <text:p>1038.383</text:p>
          </table:table-cell>
          <table:table-cell office:value-type="float" office:value="9.038613" calcext:value-type="float">
            <text:p>9.038613</text:p>
          </table:table-cell>
          <table:table-cell office:value-type="float" office:value="-1.5" calcext:value-type="float">
            <text:p>-1.5</text:p>
          </table:table-cell>
          <table:table-cell office:value-type="float" office:value="-14.607185" calcext:value-type="float">
            <text:p>-14.607185</text:p>
          </table:table-cell>
          <table:table-cell office:value-type="float" office:value="8" calcext:value-type="float">
            <text:p>8</text:p>
          </table:table-cell>
          <table:table-cell office:value-type="float" office:value="120.490013" calcext:value-type="float">
            <text:p>120.490013</text:p>
          </table:table-cell>
          <table:table-cell office:value-type="float" office:value="0" calcext:value-type="float">
            <text:p>0</text:p>
          </table:table-cell>
          <table:table-cell office:value-type="float" office:value="1.486719" calcext:value-type="float">
            <text:p>1.4867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6] &lt;&gt; 0;[.B256]-[.$B$2];&quot;&quot;)" office:value-type="float" office:value="2.60000000000014" calcext:value-type="float">
            <text:p>2.60</text:p>
          </table:table-cell>
          <table:table-cell office:value-type="float" office:value="1038.383" calcext:value-type="float">
            <text:p>1038.383</text:p>
          </table:table-cell>
          <table:table-cell office:value-type="float" office:value="9.038613" calcext:value-type="float">
            <text:p>9.038613</text:p>
          </table:table-cell>
          <table:table-cell office:value-type="float" office:value="-1.5" calcext:value-type="float">
            <text:p>-1.5</text:p>
          </table:table-cell>
          <table:table-cell office:value-type="float" office:value="-14.607185" calcext:value-type="float">
            <text:p>-14.607185</text:p>
          </table:table-cell>
          <table:table-cell office:value-type="float" office:value="8" calcext:value-type="float">
            <text:p>8</text:p>
          </table:table-cell>
          <table:table-cell office:value-type="float" office:value="120.490013" calcext:value-type="float">
            <text:p>120.490013</text:p>
          </table:table-cell>
          <table:table-cell office:value-type="float" office:value="0" calcext:value-type="float">
            <text:p>0</text:p>
          </table:table-cell>
          <table:table-cell office:value-type="float" office:value="1.486719" calcext:value-type="float">
            <text:p>1.486719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7] &lt;&gt; 0;[.B257]-[.$B$2];&quot;&quot;)" office:value-type="float" office:value="2.63000000000011" calcext:value-type="float">
            <text:p>2.63</text:p>
          </table:table-cell>
          <table:table-cell office:value-type="float" office:value="1038.413" calcext:value-type="float">
            <text:p>1038.413</text:p>
          </table:table-cell>
          <table:table-cell office:value-type="float" office:value="9.692454" calcext:value-type="float">
            <text:p>9.692454</text:p>
          </table:table-cell>
          <table:table-cell office:value-type="float" office:value="-1.5" calcext:value-type="float">
            <text:p>-1.5</text:p>
          </table:table-cell>
          <table:table-cell office:value-type="float" office:value="-16.323534" calcext:value-type="float">
            <text:p>-16.323534</text:p>
          </table:table-cell>
          <table:table-cell office:value-type="float" office:value="8" calcext:value-type="float">
            <text:p>8</text:p>
          </table:table-cell>
          <table:table-cell office:value-type="float" office:value="121.003113" calcext:value-type="float">
            <text:p>121.003113</text:p>
          </table:table-cell>
          <table:table-cell office:value-type="float" office:value="0" calcext:value-type="float">
            <text:p>0</text:p>
          </table:table-cell>
          <table:table-cell office:value-type="float" office:value="1.840662" calcext:value-type="float">
            <text:p>1.84066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8] &lt;&gt; 0;[.B258]-[.$B$2];&quot;&quot;)" office:value-type="float" office:value="2.6400000000001" calcext:value-type="float">
            <text:p>2.64</text:p>
          </table:table-cell>
          <table:table-cell office:value-type="float" office:value="1038.423" calcext:value-type="float">
            <text:p>1038.423</text:p>
          </table:table-cell>
          <table:table-cell office:value-type="float" office:value="9.910279" calcext:value-type="float">
            <text:p>9.910279</text:p>
          </table:table-cell>
          <table:table-cell office:value-type="float" office:value="-1.5" calcext:value-type="float">
            <text:p>-1.5</text:p>
          </table:table-cell>
          <table:table-cell office:value-type="float" office:value="-16.934042" calcext:value-type="float">
            <text:p>-16.934042</text:p>
          </table:table-cell>
          <table:table-cell office:value-type="float" office:value="8" calcext:value-type="float">
            <text:p>8</text:p>
          </table:table-cell>
          <table:table-cell office:value-type="float" office:value="121.16098" calcext:value-type="float">
            <text:p>121.16098</text:p>
          </table:table-cell>
          <table:table-cell office:value-type="float" office:value="0" calcext:value-type="float">
            <text:p>0</text:p>
          </table:table-cell>
          <table:table-cell office:value-type="float" office:value="1.840662" calcext:value-type="float">
            <text:p>1.84066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59] &lt;&gt; 0;[.B259]-[.$B$2];&quot;&quot;)" office:value-type="float" office:value="2.65000000000009" calcext:value-type="float">
            <text:p>2.65</text:p>
          </table:table-cell>
          <table:table-cell office:value-type="float" office:value="1038.433" calcext:value-type="float">
            <text:p>1038.433</text:p>
          </table:table-cell>
          <table:table-cell office:value-type="float" office:value="9.952826" calcext:value-type="float">
            <text:p>9.952826</text:p>
          </table:table-cell>
          <table:table-cell office:value-type="float" office:value="-1.5" calcext:value-type="float">
            <text:p>-1.5</text:p>
          </table:table-cell>
          <table:table-cell office:value-type="float" office:value="-17.289629" calcext:value-type="float">
            <text:p>-17.289629</text:p>
          </table:table-cell>
          <table:table-cell office:value-type="float" office:value="8" calcext:value-type="float">
            <text:p>8</text:p>
          </table:table-cell>
          <table:table-cell office:value-type="float" office:value="121.249786" calcext:value-type="float">
            <text:p>121.249786</text:p>
          </table:table-cell>
          <table:table-cell office:value-type="float" office:value="0" calcext:value-type="float">
            <text:p>0</text:p>
          </table:table-cell>
          <table:table-cell office:value-type="float" office:value="1.840662" calcext:value-type="float">
            <text:p>1.84066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0] &lt;&gt; 0;[.B260]-[.$B$2];&quot;&quot;)" office:value-type="float" office:value="2.66000000000008" calcext:value-type="float">
            <text:p>2.66</text:p>
          </table:table-cell>
          <table:table-cell office:value-type="float" office:value="1038.443" calcext:value-type="float">
            <text:p>1038.443</text:p>
          </table:table-cell>
          <table:table-cell office:value-type="float" office:value="9.891089" calcext:value-type="float">
            <text:p>9.891089</text:p>
          </table:table-cell>
          <table:table-cell office:value-type="float" office:value="-1.5" calcext:value-type="float">
            <text:p>-1.5</text:p>
          </table:table-cell>
          <table:table-cell office:value-type="float" office:value="-17.67017" calcext:value-type="float">
            <text:p>-17.67017</text:p>
          </table:table-cell>
          <table:table-cell office:value-type="float" office:value="8" calcext:value-type="float">
            <text:p>8</text:p>
          </table:table-cell>
          <table:table-cell office:value-type="float" office:value="121.383354" calcext:value-type="float">
            <text:p>121.383354</text:p>
          </table:table-cell>
          <table:table-cell office:value-type="float" office:value="0" calcext:value-type="float">
            <text:p>0</text:p>
          </table:table-cell>
          <table:table-cell office:value-type="float" office:value="1.56492" calcext:value-type="float">
            <text:p>1.564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1] &lt;&gt; 0;[.B261]-[.$B$2];&quot;&quot;)" office:value-type="float" office:value="2.67000000000007" calcext:value-type="float">
            <text:p>2.67</text:p>
          </table:table-cell>
          <table:table-cell office:value-type="float" office:value="1038.453" calcext:value-type="float">
            <text:p>1038.453</text:p>
          </table:table-cell>
          <table:table-cell office:value-type="float" office:value="9.873071" calcext:value-type="float">
            <text:p>9.873071</text:p>
          </table:table-cell>
          <table:table-cell office:value-type="float" office:value="-1.5" calcext:value-type="float">
            <text:p>-1.5</text:p>
          </table:table-cell>
          <table:table-cell office:value-type="float" office:value="-17.833414" calcext:value-type="float">
            <text:p>-17.833414</text:p>
          </table:table-cell>
          <table:table-cell office:value-type="float" office:value="8" calcext:value-type="float">
            <text:p>8</text:p>
          </table:table-cell>
          <table:table-cell office:value-type="float" office:value="121.471657" calcext:value-type="float">
            <text:p>121.471657</text:p>
          </table:table-cell>
          <table:table-cell office:value-type="float" office:value="0" calcext:value-type="float">
            <text:p>0</text:p>
          </table:table-cell>
          <table:table-cell office:value-type="float" office:value="1.56492" calcext:value-type="float">
            <text:p>1.564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2] &lt;&gt; 0;[.B262]-[.$B$2];&quot;&quot;)" office:value-type="float" office:value="2.68000000000006" calcext:value-type="float">
            <text:p>2.68</text:p>
          </table:table-cell>
          <table:table-cell office:value-type="float" office:value="1038.463" calcext:value-type="float">
            <text:p>1038.463</text:p>
          </table:table-cell>
          <table:table-cell office:value-type="float" office:value="9.974063" calcext:value-type="float">
            <text:p>9.974063</text:p>
          </table:table-cell>
          <table:table-cell office:value-type="float" office:value="-1.5" calcext:value-type="float">
            <text:p>-1.5</text:p>
          </table:table-cell>
          <table:table-cell office:value-type="float" office:value="-18.027763" calcext:value-type="float">
            <text:p>-18.027763</text:p>
          </table:table-cell>
          <table:table-cell office:value-type="float" office:value="8" calcext:value-type="float">
            <text:p>8</text:p>
          </table:table-cell>
          <table:table-cell office:value-type="float" office:value="121.645973" calcext:value-type="float">
            <text:p>121.645973</text:p>
          </table:table-cell>
          <table:table-cell office:value-type="float" office:value="0" calcext:value-type="float">
            <text:p>0</text:p>
          </table:table-cell>
          <table:table-cell office:value-type="float" office:value="1.56492" calcext:value-type="float">
            <text:p>1.564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3] &lt;&gt; 0;[.B263]-[.$B$2];&quot;&quot;)" office:value-type="float" office:value="2.69000000000005" calcext:value-type="float">
            <text:p>2.69</text:p>
          </table:table-cell>
          <table:table-cell office:value-type="float" office:value="1038.473" calcext:value-type="float">
            <text:p>1038.473</text:p>
          </table:table-cell>
          <table:table-cell office:value-type="float" office:value="10.166252" calcext:value-type="float">
            <text:p>10.166252</text:p>
          </table:table-cell>
          <table:table-cell office:value-type="float" office:value="-1.5" calcext:value-type="float">
            <text:p>-1.5</text:p>
          </table:table-cell>
          <table:table-cell office:value-type="float" office:value="-18.145454" calcext:value-type="float">
            <text:p>-18.145454</text:p>
          </table:table-cell>
          <table:table-cell office:value-type="float" office:value="8" calcext:value-type="float">
            <text:p>8</text:p>
          </table:table-cell>
          <table:table-cell office:value-type="float" office:value="121.813705" calcext:value-type="float">
            <text:p>121.813705</text:p>
          </table:table-cell>
          <table:table-cell office:value-type="float" office:value="0" calcext:value-type="float">
            <text:p>0</text:p>
          </table:table-cell>
          <table:table-cell office:value-type="float" office:value="1.56492" calcext:value-type="float">
            <text:p>1.5649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4] &lt;&gt; 0;[.B264]-[.$B$2];&quot;&quot;)" office:value-type="float" office:value="2.71000000000004" calcext:value-type="float">
            <text:p>2.71</text:p>
          </table:table-cell>
          <table:table-cell office:value-type="float" office:value="1038.493" calcext:value-type="float">
            <text:p>1038.493</text:p>
          </table:table-cell>
          <table:table-cell office:value-type="float" office:value="10.91348" calcext:value-type="float">
            <text:p>10.91348</text:p>
          </table:table-cell>
          <table:table-cell office:value-type="float" office:value="-1.5" calcext:value-type="float">
            <text:p>-1.5</text:p>
          </table:table-cell>
          <table:table-cell office:value-type="float" office:value="-18.329153" calcext:value-type="float">
            <text:p>-18.329153</text:p>
          </table:table-cell>
          <table:table-cell office:value-type="float" office:value="8" calcext:value-type="float">
            <text:p>8</text:p>
          </table:table-cell>
          <table:table-cell office:value-type="float" office:value="122.36068" calcext:value-type="float">
            <text:p>122.36068</text:p>
          </table:table-cell>
          <table:table-cell office:value-type="float" office:value="0" calcext:value-type="float">
            <text:p>0</text:p>
          </table:table-cell>
          <table:table-cell office:value-type="float" office:value="1.608133" calcext:value-type="float">
            <text:p>1.60813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5] &lt;&gt; 0;[.B265]-[.$B$2];&quot;&quot;)" office:value-type="float" office:value="2.71000000000004" calcext:value-type="float">
            <text:p>2.71</text:p>
          </table:table-cell>
          <table:table-cell office:value-type="float" office:value="1038.493" calcext:value-type="float">
            <text:p>1038.493</text:p>
          </table:table-cell>
          <table:table-cell office:value-type="float" office:value="10.91348" calcext:value-type="float">
            <text:p>10.91348</text:p>
          </table:table-cell>
          <table:table-cell office:value-type="float" office:value="-1.5" calcext:value-type="float">
            <text:p>-1.5</text:p>
          </table:table-cell>
          <table:table-cell office:value-type="float" office:value="-18.329153" calcext:value-type="float">
            <text:p>-18.329153</text:p>
          </table:table-cell>
          <table:table-cell office:value-type="float" office:value="8" calcext:value-type="float">
            <text:p>8</text:p>
          </table:table-cell>
          <table:table-cell office:value-type="float" office:value="122.36068" calcext:value-type="float">
            <text:p>122.36068</text:p>
          </table:table-cell>
          <table:table-cell office:value-type="float" office:value="0" calcext:value-type="float">
            <text:p>0</text:p>
          </table:table-cell>
          <table:table-cell office:value-type="float" office:value="1.608133" calcext:value-type="float">
            <text:p>1.60813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6] &lt;&gt; 0;[.B266]-[.$B$2];&quot;&quot;)" office:value-type="float" office:value="2.72000000000003" calcext:value-type="float">
            <text:p>2.72</text:p>
          </table:table-cell>
          <table:table-cell office:value-type="float" office:value="1038.503" calcext:value-type="float">
            <text:p>1038.503</text:p>
          </table:table-cell>
          <table:table-cell office:value-type="float" office:value="11.485211" calcext:value-type="float">
            <text:p>11.485211</text:p>
          </table:table-cell>
          <table:table-cell office:value-type="float" office:value="-1.5" calcext:value-type="float">
            <text:p>-1.5</text:p>
          </table:table-cell>
          <table:table-cell office:value-type="float" office:value="-18.36167" calcext:value-type="float">
            <text:p>-18.36167</text:p>
          </table:table-cell>
          <table:table-cell office:value-type="float" office:value="8" calcext:value-type="float">
            <text:p>8</text:p>
          </table:table-cell>
          <table:table-cell office:value-type="float" office:value="122.722427" calcext:value-type="float">
            <text:p>122.722427</text:p>
          </table:table-cell>
          <table:table-cell office:value-type="float" office:value="0" calcext:value-type="float">
            <text:p>0</text:p>
          </table:table-cell>
          <table:table-cell office:value-type="float" office:value="1.608133" calcext:value-type="float">
            <text:p>1.60813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7] &lt;&gt; 0;[.B267]-[.$B$2];&quot;&quot;)" office:value-type="float" office:value="2.73000000000002" calcext:value-type="float">
            <text:p>2.73</text:p>
          </table:table-cell>
          <table:table-cell office:value-type="float" office:value="1038.513" calcext:value-type="float">
            <text:p>1038.513</text:p>
          </table:table-cell>
          <table:table-cell office:value-type="float" office:value="11.875876" calcext:value-type="float">
            <text:p>11.875876</text:p>
          </table:table-cell>
          <table:table-cell office:value-type="float" office:value="-1.5" calcext:value-type="float">
            <text:p>-1.5</text:p>
          </table:table-cell>
          <table:table-cell office:value-type="float" office:value="-18.386183" calcext:value-type="float">
            <text:p>-18.386183</text:p>
          </table:table-cell>
          <table:table-cell office:value-type="float" office:value="8" calcext:value-type="float">
            <text:p>8</text:p>
          </table:table-cell>
          <table:table-cell office:value-type="float" office:value="122.967644" calcext:value-type="float">
            <text:p>122.967644</text:p>
          </table:table-cell>
          <table:table-cell office:value-type="float" office:value="0" calcext:value-type="float">
            <text:p>0</text:p>
          </table:table-cell>
          <table:table-cell office:value-type="float" office:value="1.608133" calcext:value-type="float">
            <text:p>1.60813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8] &lt;&gt; 0;[.B268]-[.$B$2];&quot;&quot;)" office:value-type="float" office:value="2.73000000000002" calcext:value-type="float">
            <text:p>2.73</text:p>
          </table:table-cell>
          <table:table-cell office:value-type="float" office:value="1038.513" calcext:value-type="float">
            <text:p>1038.513</text:p>
          </table:table-cell>
          <table:table-cell office:value-type="float" office:value="11.875876" calcext:value-type="float">
            <text:p>11.875876</text:p>
          </table:table-cell>
          <table:table-cell office:value-type="float" office:value="-1.5" calcext:value-type="float">
            <text:p>-1.5</text:p>
          </table:table-cell>
          <table:table-cell office:value-type="float" office:value="-18.386183" calcext:value-type="float">
            <text:p>-18.386183</text:p>
          </table:table-cell>
          <table:table-cell office:value-type="float" office:value="8" calcext:value-type="float">
            <text:p>8</text:p>
          </table:table-cell>
          <table:table-cell office:value-type="float" office:value="122.967644" calcext:value-type="float">
            <text:p>122.967644</text:p>
          </table:table-cell>
          <table:table-cell office:value-type="float" office:value="0" calcext:value-type="float">
            <text:p>0</text:p>
          </table:table-cell>
          <table:table-cell office:value-type="float" office:value="1.608133" calcext:value-type="float">
            <text:p>1.60813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69] &lt;&gt; 0;[.B269]-[.$B$2];&quot;&quot;)" office:value-type="float" office:value="2.73000000000002" calcext:value-type="float">
            <text:p>2.73</text:p>
          </table:table-cell>
          <table:table-cell office:value-type="float" office:value="1038.513" calcext:value-type="float">
            <text:p>1038.513</text:p>
          </table:table-cell>
          <table:table-cell office:value-type="float" office:value="11.875876" calcext:value-type="float">
            <text:p>11.875876</text:p>
          </table:table-cell>
          <table:table-cell office:value-type="float" office:value="-1.5" calcext:value-type="float">
            <text:p>-1.5</text:p>
          </table:table-cell>
          <table:table-cell office:value-type="float" office:value="-18.386183" calcext:value-type="float">
            <text:p>-18.386183</text:p>
          </table:table-cell>
          <table:table-cell office:value-type="float" office:value="8" calcext:value-type="float">
            <text:p>8</text:p>
          </table:table-cell>
          <table:table-cell office:value-type="float" office:value="122.967644" calcext:value-type="float">
            <text:p>122.967644</text:p>
          </table:table-cell>
          <table:table-cell office:value-type="float" office:value="0" calcext:value-type="float">
            <text:p>0</text:p>
          </table:table-cell>
          <table:table-cell office:value-type="float" office:value="1.608133" calcext:value-type="float">
            <text:p>1.608133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0] &lt;&gt; 0;[.B270]-[.$B$2];&quot;&quot;)" office:value-type="float" office:value="2.77000000000021" calcext:value-type="float">
            <text:p>2.77</text:p>
          </table:table-cell>
          <table:table-cell office:value-type="float" office:value="1038.553" calcext:value-type="float">
            <text:p>1038.553</text:p>
          </table:table-cell>
          <table:table-cell office:value-type="float" office:value="13.228173" calcext:value-type="float">
            <text:p>13.228173</text:p>
          </table:table-cell>
          <table:table-cell office:value-type="float" office:value="-1.5" calcext:value-type="float">
            <text:p>-1.5</text:p>
          </table:table-cell>
          <table:table-cell office:value-type="float" office:value="-18.905525" calcext:value-type="float">
            <text:p>-18.905525</text:p>
          </table:table-cell>
          <table:table-cell office:value-type="float" office:value="8" calcext:value-type="float">
            <text:p>8</text:p>
          </table:table-cell>
          <table:table-cell office:value-type="float" office:value="123.764351" calcext:value-type="float">
            <text:p>123.764351</text:p>
          </table:table-cell>
          <table:table-cell office:value-type="float" office:value="0" calcext:value-type="float">
            <text:p>0</text:p>
          </table:table-cell>
          <table:table-cell office:value-type="float" office:value="1.435281" calcext:value-type="float">
            <text:p>1.435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1] &lt;&gt; 0;[.B271]-[.$B$2];&quot;&quot;)" office:value-type="float" office:value="2.77000000000021" calcext:value-type="float">
            <text:p>2.77</text:p>
          </table:table-cell>
          <table:table-cell office:value-type="float" office:value="1038.553" calcext:value-type="float">
            <text:p>1038.553</text:p>
          </table:table-cell>
          <table:table-cell office:value-type="float" office:value="13.228173" calcext:value-type="float">
            <text:p>13.228173</text:p>
          </table:table-cell>
          <table:table-cell office:value-type="float" office:value="-1.5" calcext:value-type="float">
            <text:p>-1.5</text:p>
          </table:table-cell>
          <table:table-cell office:value-type="float" office:value="-18.905525" calcext:value-type="float">
            <text:p>-18.905525</text:p>
          </table:table-cell>
          <table:table-cell office:value-type="float" office:value="8" calcext:value-type="float">
            <text:p>8</text:p>
          </table:table-cell>
          <table:table-cell office:value-type="float" office:value="123.764351" calcext:value-type="float">
            <text:p>123.764351</text:p>
          </table:table-cell>
          <table:table-cell office:value-type="float" office:value="0" calcext:value-type="float">
            <text:p>0</text:p>
          </table:table-cell>
          <table:table-cell office:value-type="float" office:value="1.435281" calcext:value-type="float">
            <text:p>1.435281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2] &lt;&gt; 0;[.B272]-[.$B$2];&quot;&quot;)" office:value-type="float" office:value="2.7800000000002" calcext:value-type="float">
            <text:p>2.78</text:p>
          </table:table-cell>
          <table:table-cell office:value-type="float" office:value="1038.563" calcext:value-type="float">
            <text:p>1038.563</text:p>
          </table:table-cell>
          <table:table-cell office:value-type="float" office:value="13.399072" calcext:value-type="float">
            <text:p>13.399072</text:p>
          </table:table-cell>
          <table:table-cell office:value-type="float" office:value="-1.5" calcext:value-type="float">
            <text:p>-1.5</text:p>
          </table:table-cell>
          <table:table-cell office:value-type="float" office:value="-19.15593" calcext:value-type="float">
            <text:p>-19.15593</text:p>
          </table:table-cell>
          <table:table-cell office:value-type="float" office:value="8" calcext:value-type="float">
            <text:p>8</text:p>
          </table:table-cell>
          <table:table-cell office:value-type="float" office:value="123.881683" calcext:value-type="float">
            <text:p>123.881683</text:p>
          </table:table-cell>
          <table:table-cell office:value-type="float" office:value="0" calcext:value-type="float">
            <text:p>0</text:p>
          </table:table-cell>
          <table:table-cell office:value-type="float" office:value="1.313882" calcext:value-type="float">
            <text:p>1.3138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3] &lt;&gt; 0;[.B273]-[.$B$2];&quot;&quot;)" office:value-type="float" office:value="2.80000000000018" calcext:value-type="float">
            <text:p>2.80</text:p>
          </table:table-cell>
          <table:table-cell office:value-type="float" office:value="1038.583" calcext:value-type="float">
            <text:p>1038.583</text:p>
          </table:table-cell>
          <table:table-cell office:value-type="float" office:value="13.452518" calcext:value-type="float">
            <text:p>13.452518</text:p>
          </table:table-cell>
          <table:table-cell office:value-type="float" office:value="-1.5" calcext:value-type="float">
            <text:p>-1.5</text:p>
          </table:table-cell>
          <table:table-cell office:value-type="float" office:value="-19.533291" calcext:value-type="float">
            <text:p>-19.533291</text:p>
          </table:table-cell>
          <table:table-cell office:value-type="float" office:value="8" calcext:value-type="float">
            <text:p>8</text:p>
          </table:table-cell>
          <table:table-cell office:value-type="float" office:value="123.938194" calcext:value-type="float">
            <text:p>123.938194</text:p>
          </table:table-cell>
          <table:table-cell office:value-type="float" office:value="0" calcext:value-type="float">
            <text:p>0</text:p>
          </table:table-cell>
          <table:table-cell office:value-type="float" office:value="1.313882" calcext:value-type="float">
            <text:p>1.3138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4] &lt;&gt; 0;[.B274]-[.$B$2];&quot;&quot;)" office:value-type="float" office:value="2.80000000000018" calcext:value-type="float">
            <text:p>2.80</text:p>
          </table:table-cell>
          <table:table-cell office:value-type="float" office:value="1038.583" calcext:value-type="float">
            <text:p>1038.583</text:p>
          </table:table-cell>
          <table:table-cell office:value-type="float" office:value="13.452518" calcext:value-type="float">
            <text:p>13.452518</text:p>
          </table:table-cell>
          <table:table-cell office:value-type="float" office:value="-1.5" calcext:value-type="float">
            <text:p>-1.5</text:p>
          </table:table-cell>
          <table:table-cell office:value-type="float" office:value="-19.533291" calcext:value-type="float">
            <text:p>-19.533291</text:p>
          </table:table-cell>
          <table:table-cell office:value-type="float" office:value="8" calcext:value-type="float">
            <text:p>8</text:p>
          </table:table-cell>
          <table:table-cell office:value-type="float" office:value="123.938194" calcext:value-type="float">
            <text:p>123.938194</text:p>
          </table:table-cell>
          <table:table-cell office:value-type="float" office:value="0" calcext:value-type="float">
            <text:p>0</text:p>
          </table:table-cell>
          <table:table-cell office:value-type="float" office:value="1.313882" calcext:value-type="float">
            <text:p>1.313882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5] &lt;&gt; 0;[.B275]-[.$B$2];&quot;&quot;)" office:value-type="float" office:value="2.82000000000016" calcext:value-type="float">
            <text:p>2.82</text:p>
          </table:table-cell>
          <table:table-cell office:value-type="float" office:value="1038.603" calcext:value-type="float">
            <text:p>1038.603</text:p>
          </table:table-cell>
          <table:table-cell office:value-type="float" office:value="13.533847" calcext:value-type="float">
            <text:p>13.533847</text:p>
          </table:table-cell>
          <table:table-cell office:value-type="float" office:value="-1.5" calcext:value-type="float">
            <text:p>-1.5</text:p>
          </table:table-cell>
          <table:table-cell office:value-type="float" office:value="-19.95467" calcext:value-type="float">
            <text:p>-19.95467</text:p>
          </table:table-cell>
          <table:table-cell office:value-type="float" office:value="8" calcext:value-type="float">
            <text:p>8</text:p>
          </table:table-cell>
          <table:table-cell office:value-type="float" office:value="123.842529" calcext:value-type="float">
            <text:p>123.842529</text:p>
          </table:table-cell>
          <table:table-cell office:value-type="float" office:value="0" calcext:value-type="float">
            <text:p>0</text:p>
          </table:table-cell>
          <table:table-cell office:value-type="float" office:value="1.258325" calcext:value-type="float">
            <text:p>1.2583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6] &lt;&gt; 0;[.B276]-[.$B$2];&quot;&quot;)" office:value-type="float" office:value="2.82000000000016" calcext:value-type="float">
            <text:p>2.82</text:p>
          </table:table-cell>
          <table:table-cell office:value-type="float" office:value="1038.603" calcext:value-type="float">
            <text:p>1038.603</text:p>
          </table:table-cell>
          <table:table-cell office:value-type="float" office:value="13.533847" calcext:value-type="float">
            <text:p>13.533847</text:p>
          </table:table-cell>
          <table:table-cell office:value-type="float" office:value="-1.5" calcext:value-type="float">
            <text:p>-1.5</text:p>
          </table:table-cell>
          <table:table-cell office:value-type="float" office:value="-19.95467" calcext:value-type="float">
            <text:p>-19.95467</text:p>
          </table:table-cell>
          <table:table-cell office:value-type="float" office:value="8" calcext:value-type="float">
            <text:p>8</text:p>
          </table:table-cell>
          <table:table-cell office:value-type="float" office:value="123.842529" calcext:value-type="float">
            <text:p>123.842529</text:p>
          </table:table-cell>
          <table:table-cell office:value-type="float" office:value="0" calcext:value-type="float">
            <text:p>0</text:p>
          </table:table-cell>
          <table:table-cell office:value-type="float" office:value="1.258325" calcext:value-type="float">
            <text:p>1.2583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7] &lt;&gt; 0;[.B277]-[.$B$2];&quot;&quot;)" office:value-type="float" office:value="2.84000000000015" calcext:value-type="float">
            <text:p>2.84</text:p>
          </table:table-cell>
          <table:table-cell office:value-type="float" office:value="1038.623" calcext:value-type="float">
            <text:p>1038.623</text:p>
          </table:table-cell>
          <table:table-cell office:value-type="float" office:value="13.84776" calcext:value-type="float">
            <text:p>13.84776</text:p>
          </table:table-cell>
          <table:table-cell office:value-type="float" office:value="-1.5" calcext:value-type="float">
            <text:p>-1.5</text:p>
          </table:table-cell>
          <table:table-cell office:value-type="float" office:value="-20.122473" calcext:value-type="float">
            <text:p>-20.122473</text:p>
          </table:table-cell>
          <table:table-cell office:value-type="float" office:value="8" calcext:value-type="float">
            <text:p>8</text:p>
          </table:table-cell>
          <table:table-cell office:value-type="float" office:value="123.685974" calcext:value-type="float">
            <text:p>123.685974</text:p>
          </table:table-cell>
          <table:table-cell office:value-type="float" office:value="0" calcext:value-type="float">
            <text:p>0</text:p>
          </table:table-cell>
          <table:table-cell office:value-type="float" office:value="1.258325" calcext:value-type="float">
            <text:p>1.258325</text:p>
          </table:table-cell>
          <table:table-cell office:value-type="float" office:value="38000" calcext:value-type="float">
            <text:p>38000</text:p>
          </table:table-cell>
          <table:table-cell table:number-columns-repeated="1014"/>
        </table:table-row>
        <table:table-row table:style-name="ro2">
          <table:table-cell table:formula="of:=IF([.B278] &lt;&gt; 0;[.B278]-[.$B$2];&quot;&quot;)">
            <text:p/>
          </table:table-cell>
          <table:table-cell table:number-columns-repeated="1023"/>
        </table:table-row>
        <table:table-row table:style-name="ro2">
          <table:table-cell table:formula="of:=IF([.B279] &lt;&gt; 0;[.B279]-[.$B$2];&quot;&quot;)">
            <text:p/>
          </table:table-cell>
          <table:table-cell table:number-columns-repeated="1023"/>
        </table:table-row>
        <table:table-row table:style-name="ro2">
          <table:table-cell table:formula="of:=IF([.B280] &lt;&gt; 0;[.B280]-[.$B$2];&quot;&quot;)">
            <text:p/>
          </table:table-cell>
          <table:table-cell table:number-columns-repeated="1023"/>
        </table:table-row>
        <table:table-row table:style-name="ro2">
          <table:table-cell table:formula="of:=IF([.B281] &lt;&gt; 0;[.B281]-[.$B$2];&quot;&quot;)">
            <text:p/>
          </table:table-cell>
          <table:table-cell table:number-columns-repeated="1023"/>
        </table:table-row>
        <table:table-row table:style-name="ro2">
          <table:table-cell table:formula="of:=IF([.B282] &lt;&gt; 0;[.B282]-[.$B$2];&quot;&quot;)">
            <text:p/>
          </table:table-cell>
          <table:table-cell table:number-columns-repeated="1023"/>
        </table:table-row>
        <table:table-row table:style-name="ro2">
          <table:table-cell table:formula="of:=IF([.B283] &lt;&gt; 0;[.B283]-[.$B$2];&quot;&quot;)">
            <text:p/>
          </table:table-cell>
          <table:table-cell table:number-columns-repeated="1023"/>
        </table:table-row>
        <table:table-row table:style-name="ro2">
          <table:table-cell table:formula="of:=IF([.B284] &lt;&gt; 0;[.B284]-[.$B$2];&quot;&quot;)">
            <text:p/>
          </table:table-cell>
          <table:table-cell table:number-columns-repeated="1023"/>
        </table:table-row>
        <table:table-row table:style-name="ro2">
          <table:table-cell table:formula="of:=IF([.B285] &lt;&gt; 0;[.B285]-[.$B$2];&quot;&quot;)">
            <text:p/>
          </table:table-cell>
          <table:table-cell table:number-columns-repeated="1023"/>
        </table:table-row>
        <table:table-row table:style-name="ro2">
          <table:table-cell table:formula="of:=IF([.B286] &lt;&gt; 0;[.B286]-[.$B$2];&quot;&quot;)">
            <text:p/>
          </table:table-cell>
          <table:table-cell table:number-columns-repeated="1023"/>
        </table:table-row>
        <table:table-row table:style-name="ro2">
          <table:table-cell table:formula="of:=IF([.B287] &lt;&gt; 0;[.B287]-[.$B$2];&quot;&quot;)">
            <text:p/>
          </table:table-cell>
          <table:table-cell table:number-columns-repeated="1023"/>
        </table:table-row>
        <table:table-row table:style-name="ro2">
          <table:table-cell table:formula="of:=IF([.B288] &lt;&gt; 0;[.B288]-[.$B$2];&quot;&quot;)">
            <text:p/>
          </table:table-cell>
          <table:table-cell table:number-columns-repeated="1023"/>
        </table:table-row>
        <table:table-row table:style-name="ro2">
          <table:table-cell table:formula="of:=IF([.B289] &lt;&gt; 0;[.B289]-[.$B$2];&quot;&quot;)">
            <text:p/>
          </table:table-cell>
          <table:table-cell table:number-columns-repeated="1023"/>
        </table:table-row>
        <table:table-row table:style-name="ro2">
          <table:table-cell table:formula="of:=IF([.B290] &lt;&gt; 0;[.B290]-[.$B$2];&quot;&quot;)">
            <text:p/>
          </table:table-cell>
          <table:table-cell table:number-columns-repeated="1023"/>
        </table:table-row>
        <table:table-row table:style-name="ro2">
          <table:table-cell table:formula="of:=IF([.B291] &lt;&gt; 0;[.B291]-[.$B$2];&quot;&quot;)">
            <text:p/>
          </table:table-cell>
          <table:table-cell table:number-columns-repeated="1023"/>
        </table:table-row>
        <table:table-row table:style-name="ro2">
          <table:table-cell table:formula="of:=IF([.B292] &lt;&gt; 0;[.B292]-[.$B$2];&quot;&quot;)">
            <text:p/>
          </table:table-cell>
          <table:table-cell table:number-columns-repeated="1023"/>
        </table:table-row>
        <table:table-row table:style-name="ro2">
          <table:table-cell table:formula="of:=IF([.B293] &lt;&gt; 0;[.B293]-[.$B$2];&quot;&quot;)">
            <text:p/>
          </table:table-cell>
          <table:table-cell table:number-columns-repeated="1023"/>
        </table:table-row>
        <table:table-row table:style-name="ro2">
          <table:table-cell table:formula="of:=IF([.B294] &lt;&gt; 0;[.B294]-[.$B$2];&quot;&quot;)">
            <text:p/>
          </table:table-cell>
          <table:table-cell table:number-columns-repeated="1023"/>
        </table:table-row>
        <table:table-row table:style-name="ro2">
          <table:table-cell table:formula="of:=IF([.B295] &lt;&gt; 0;[.B295]-[.$B$2];&quot;&quot;)">
            <text:p/>
          </table:table-cell>
          <table:table-cell table:number-columns-repeated="1023"/>
        </table:table-row>
        <table:table-row table:style-name="ro2">
          <table:table-cell table:formula="of:=IF([.B296] &lt;&gt; 0;[.B296]-[.$B$2];&quot;&quot;)">
            <text:p/>
          </table:table-cell>
          <table:table-cell table:number-columns-repeated="1023"/>
        </table:table-row>
        <table:table-row table:style-name="ro2">
          <table:table-cell table:formula="of:=IF([.B297] &lt;&gt; 0;[.B297]-[.$B$2];&quot;&quot;)">
            <text:p/>
          </table:table-cell>
          <table:table-cell table:number-columns-repeated="1023"/>
        </table:table-row>
        <table:table-row table:style-name="ro2">
          <table:table-cell table:formula="of:=IF([.B298] &lt;&gt; 0;[.B298]-[.$B$2];&quot;&quot;)">
            <text:p/>
          </table:table-cell>
          <table:table-cell table:number-columns-repeated="1023"/>
        </table:table-row>
        <table:table-row table:style-name="ro2">
          <table:table-cell table:formula="of:=IF([.B299] &lt;&gt; 0;[.B299]-[.$B$2];&quot;&quot;)">
            <text:p/>
          </table:table-cell>
          <table:table-cell table:number-columns-repeated="1023"/>
        </table:table-row>
        <table:table-row table:style-name="ro2">
          <table:table-cell table:formula="of:=IF([.B300] &lt;&gt; 0;[.B300]-[.$B$2];&quot;&quot;)">
            <text:p/>
          </table:table-cell>
          <table:table-cell table:number-columns-repeated="1023"/>
        </table:table-row>
        <table:table-row table:style-name="ro2">
          <table:table-cell table:formula="of:=IF([.B301] &lt;&gt; 0;[.B301]-[.$B$2];&quot;&quot;)">
            <text:p/>
          </table:table-cell>
          <table:table-cell table:number-columns-repeated="1023"/>
        </table:table-row>
        <table:table-row table:style-name="ro2">
          <table:table-cell table:formula="of:=IF([.B302] &lt;&gt; 0;[.B302]-[.$B$2];&quot;&quot;)">
            <text:p/>
          </table:table-cell>
          <table:table-cell table:number-columns-repeated="1023"/>
        </table:table-row>
        <table:table-row table:style-name="ro2">
          <table:table-cell table:formula="of:=IF([.B303] &lt;&gt; 0;[.B303]-[.$B$2];&quot;&quot;)">
            <text:p/>
          </table:table-cell>
          <table:table-cell table:number-columns-repeated="1023"/>
        </table:table-row>
        <table:table-row table:style-name="ro2">
          <table:table-cell table:formula="of:=IF([.B304] &lt;&gt; 0;[.B304]-[.$B$2];&quot;&quot;)">
            <text:p/>
          </table:table-cell>
          <table:table-cell table:number-columns-repeated="1023"/>
        </table:table-row>
        <table:table-row table:style-name="ro2">
          <table:table-cell table:formula="of:=IF([.B305] &lt;&gt; 0;[.B305]-[.$B$2];&quot;&quot;)">
            <text:p/>
          </table:table-cell>
          <table:table-cell table:number-columns-repeated="1023"/>
        </table:table-row>
        <table:table-row table:style-name="ro2">
          <table:table-cell table:formula="of:=IF([.B306] &lt;&gt; 0;[.B306]-[.$B$2];&quot;&quot;)">
            <text:p/>
          </table:table-cell>
          <table:table-cell table:number-columns-repeated="1023"/>
        </table:table-row>
        <table:table-row table:style-name="ro2">
          <table:table-cell table:formula="of:=IF([.B307] &lt;&gt; 0;[.B307]-[.$B$2];&quot;&quot;)">
            <text:p/>
          </table:table-cell>
          <table:table-cell table:number-columns-repeated="1023"/>
        </table:table-row>
        <table:table-row table:style-name="ro2">
          <table:table-cell table:formula="of:=IF([.B308] &lt;&gt; 0;[.B308]-[.$B$2];&quot;&quot;)">
            <text:p/>
          </table:table-cell>
          <table:table-cell table:number-columns-repeated="1023"/>
        </table:table-row>
        <table:table-row table:style-name="ro2">
          <table:table-cell table:formula="of:=IF([.B309] &lt;&gt; 0;[.B309]-[.$B$2];&quot;&quot;)">
            <text:p/>
          </table:table-cell>
          <table:table-cell table:number-columns-repeated="1023"/>
        </table:table-row>
        <table:table-row table:style-name="ro2">
          <table:table-cell table:formula="of:=IF([.B310] &lt;&gt; 0;[.B310]-[.$B$2];&quot;&quot;)">
            <text:p/>
          </table:table-cell>
          <table:table-cell table:number-columns-repeated="1023"/>
        </table:table-row>
        <table:table-row table:style-name="ro2">
          <table:table-cell table:formula="of:=IF([.B311] &lt;&gt; 0;[.B311]-[.$B$2];&quot;&quot;)">
            <text:p/>
          </table:table-cell>
          <table:table-cell table:number-columns-repeated="1023"/>
        </table:table-row>
        <table:table-row table:style-name="ro2">
          <table:table-cell table:formula="of:=IF([.B312] &lt;&gt; 0;[.B312]-[.$B$2];&quot;&quot;)">
            <text:p/>
          </table:table-cell>
          <table:table-cell table:number-columns-repeated="1023"/>
        </table:table-row>
        <table:table-row table:style-name="ro2">
          <table:table-cell table:formula="of:=IF([.B313] &lt;&gt; 0;[.B313]-[.$B$2];&quot;&quot;)">
            <text:p/>
          </table:table-cell>
          <table:table-cell table:number-columns-repeated="1023"/>
        </table:table-row>
        <table:table-row table:style-name="ro2">
          <table:table-cell table:formula="of:=IF([.B314] &lt;&gt; 0;[.B314]-[.$B$2];&quot;&quot;)">
            <text:p/>
          </table:table-cell>
          <table:table-cell table:number-columns-repeated="1023"/>
        </table:table-row>
        <table:table-row table:style-name="ro2">
          <table:table-cell table:formula="of:=IF([.B315] &lt;&gt; 0;[.B315]-[.$B$2];&quot;&quot;)">
            <text:p/>
          </table:table-cell>
          <table:table-cell table:number-columns-repeated="1023"/>
        </table:table-row>
        <table:table-row table:style-name="ro2">
          <table:table-cell table:formula="of:=IF([.B316] &lt;&gt; 0;[.B316]-[.$B$2];&quot;&quot;)">
            <text:p/>
          </table:table-cell>
          <table:table-cell table:number-columns-repeated="1023"/>
        </table:table-row>
        <table:table-row table:style-name="ro2">
          <table:table-cell table:formula="of:=IF([.B317] &lt;&gt; 0;[.B317]-[.$B$2];&quot;&quot;)">
            <text:p/>
          </table:table-cell>
          <table:table-cell table:number-columns-repeated="1023"/>
        </table:table-row>
        <table:table-row table:style-name="ro2">
          <table:table-cell table:formula="of:=IF([.B318] &lt;&gt; 0;[.B318]-[.$B$2];&quot;&quot;)">
            <text:p/>
          </table:table-cell>
          <table:table-cell table:number-columns-repeated="1023"/>
        </table:table-row>
        <table:table-row table:style-name="ro2">
          <table:table-cell table:formula="of:=IF([.B319] &lt;&gt; 0;[.B319]-[.$B$2];&quot;&quot;)">
            <text:p/>
          </table:table-cell>
          <table:table-cell table:number-columns-repeated="1023"/>
        </table:table-row>
        <table:table-row table:style-name="ro2">
          <table:table-cell table:formula="of:=IF([.B320] &lt;&gt; 0;[.B320]-[.$B$2];&quot;&quot;)">
            <text:p/>
          </table:table-cell>
          <table:table-cell table:number-columns-repeated="1023"/>
        </table:table-row>
        <table:table-row table:style-name="ro2">
          <table:table-cell table:formula="of:=IF([.B321] &lt;&gt; 0;[.B321]-[.$B$2];&quot;&quot;)">
            <text:p/>
          </table:table-cell>
          <table:table-cell table:number-columns-repeated="1023"/>
        </table:table-row>
        <table:table-row table:style-name="ro2">
          <table:table-cell table:formula="of:=IF([.B322] &lt;&gt; 0;[.B322]-[.$B$2];&quot;&quot;)">
            <text:p/>
          </table:table-cell>
          <table:table-cell table:number-columns-repeated="1023"/>
        </table:table-row>
        <table:table-row table:style-name="ro2">
          <table:table-cell table:formula="of:=IF([.B323] &lt;&gt; 0;[.B323]-[.$B$2];&quot;&quot;)">
            <text:p/>
          </table:table-cell>
          <table:table-cell table:number-columns-repeated="1023"/>
        </table:table-row>
        <table:table-row table:style-name="ro2">
          <table:table-cell table:formula="of:=IF([.B324] &lt;&gt; 0;[.B324]-[.$B$2];&quot;&quot;)">
            <text:p/>
          </table:table-cell>
          <table:table-cell table:number-columns-repeated="1023"/>
        </table:table-row>
        <table:table-row table:style-name="ro2">
          <table:table-cell table:formula="of:=IF([.B325] &lt;&gt; 0;[.B325]-[.$B$2];&quot;&quot;)">
            <text:p/>
          </table:table-cell>
          <table:table-cell table:number-columns-repeated="1023"/>
        </table:table-row>
        <table:table-row table:style-name="ro2">
          <table:table-cell table:formula="of:=IF([.B326] &lt;&gt; 0;[.B326]-[.$B$2];&quot;&quot;)">
            <text:p/>
          </table:table-cell>
          <table:table-cell table:number-columns-repeated="1023"/>
        </table:table-row>
        <table:table-row table:style-name="ro2">
          <table:table-cell table:formula="of:=IF([.B327] &lt;&gt; 0;[.B327]-[.$B$2];&quot;&quot;)">
            <text:p/>
          </table:table-cell>
          <table:table-cell table:number-columns-repeated="1023"/>
        </table:table-row>
        <table:table-row table:style-name="ro2">
          <table:table-cell table:formula="of:=IF([.B328] &lt;&gt; 0;[.B328]-[.$B$2];&quot;&quot;)">
            <text:p/>
          </table:table-cell>
          <table:table-cell table:number-columns-repeated="1023"/>
        </table:table-row>
        <table:table-row table:style-name="ro2">
          <table:table-cell table:formula="of:=IF([.B329] &lt;&gt; 0;[.B329]-[.$B$2];&quot;&quot;)">
            <text:p/>
          </table:table-cell>
          <table:table-cell table:number-columns-repeated="1023"/>
        </table:table-row>
        <table:table-row table:style-name="ro2">
          <table:table-cell table:formula="of:=IF([.B330] &lt;&gt; 0;[.B330]-[.$B$2];&quot;&quot;)">
            <text:p/>
          </table:table-cell>
          <table:table-cell table:number-columns-repeated="1023"/>
        </table:table-row>
        <table:table-row table:style-name="ro2">
          <table:table-cell table:formula="of:=IF([.B331] &lt;&gt; 0;[.B331]-[.$B$2];&quot;&quot;)">
            <text:p/>
          </table:table-cell>
          <table:table-cell table:number-columns-repeated="1023"/>
        </table:table-row>
        <table:table-row table:style-name="ro2">
          <table:table-cell table:formula="of:=IF([.B332] &lt;&gt; 0;[.B332]-[.$B$2];&quot;&quot;)">
            <text:p/>
          </table:table-cell>
          <table:table-cell table:number-columns-repeated="1023"/>
        </table:table-row>
        <table:table-row table:style-name="ro2">
          <table:table-cell table:formula="of:=IF([.B333] &lt;&gt; 0;[.B333]-[.$B$2];&quot;&quot;)">
            <text:p/>
          </table:table-cell>
          <table:table-cell table:number-columns-repeated="1023"/>
        </table:table-row>
        <table:table-row table:style-name="ro2">
          <table:table-cell table:formula="of:=IF([.B334] &lt;&gt; 0;[.B334]-[.$B$2];&quot;&quot;)">
            <text:p/>
          </table:table-cell>
          <table:table-cell table:number-columns-repeated="1023"/>
        </table:table-row>
        <table:table-row table:style-name="ro2">
          <table:table-cell table:formula="of:=IF([.B335] &lt;&gt; 0;[.B335]-[.$B$2];&quot;&quot;)">
            <text:p/>
          </table:table-cell>
          <table:table-cell table:number-columns-repeated="1023"/>
        </table:table-row>
        <table:table-row table:style-name="ro2">
          <table:table-cell table:formula="of:=IF([.B336] &lt;&gt; 0;[.B336]-[.$B$2];&quot;&quot;)">
            <text:p/>
          </table:table-cell>
          <table:table-cell table:number-columns-repeated="1023"/>
        </table:table-row>
        <table:table-row table:style-name="ro2">
          <table:table-cell table:formula="of:=IF([.B337] &lt;&gt; 0;[.B337]-[.$B$2];&quot;&quot;)">
            <text:p/>
          </table:table-cell>
          <table:table-cell table:number-columns-repeated="1023"/>
        </table:table-row>
        <table:table-row table:style-name="ro2">
          <table:table-cell table:formula="of:=IF([.B338] &lt;&gt; 0;[.B338]-[.$B$2];&quot;&quot;)">
            <text:p/>
          </table:table-cell>
          <table:table-cell table:number-columns-repeated="1023"/>
        </table:table-row>
        <table:table-row table:style-name="ro2">
          <table:table-cell table:formula="of:=IF([.B339] &lt;&gt; 0;[.B339]-[.$B$2];&quot;&quot;)">
            <text:p/>
          </table:table-cell>
          <table:table-cell table:number-columns-repeated="1023"/>
        </table:table-row>
        <table:table-row table:style-name="ro2">
          <table:table-cell table:formula="of:=IF([.B340] &lt;&gt; 0;[.B340]-[.$B$2];&quot;&quot;)">
            <text:p/>
          </table:table-cell>
          <table:table-cell table:number-columns-repeated="1023"/>
        </table:table-row>
        <table:table-row table:style-name="ro2">
          <table:table-cell table:formula="of:=IF([.B341] &lt;&gt; 0;[.B341]-[.$B$2];&quot;&quot;)">
            <text:p/>
          </table:table-cell>
          <table:table-cell table:number-columns-repeated="1023"/>
        </table:table-row>
        <table:table-row table:style-name="ro2">
          <table:table-cell table:formula="of:=IF([.B342] &lt;&gt; 0;[.B342]-[.$B$2];&quot;&quot;)">
            <text:p/>
          </table:table-cell>
          <table:table-cell table:number-columns-repeated="1023"/>
        </table:table-row>
        <table:table-row table:style-name="ro2">
          <table:table-cell table:formula="of:=IF([.B343] &lt;&gt; 0;[.B343]-[.$B$2];&quot;&quot;)">
            <text:p/>
          </table:table-cell>
          <table:table-cell table:number-columns-repeated="1023"/>
        </table:table-row>
        <table:table-row table:style-name="ro2">
          <table:table-cell table:formula="of:=IF([.B344] &lt;&gt; 0;[.B344]-[.$B$2];&quot;&quot;)">
            <text:p/>
          </table:table-cell>
          <table:table-cell table:number-columns-repeated="1023"/>
        </table:table-row>
        <table:table-row table:style-name="ro2">
          <table:table-cell table:formula="of:=IF([.B345] &lt;&gt; 0;[.B345]-[.$B$2];&quot;&quot;)">
            <text:p/>
          </table:table-cell>
          <table:table-cell table:number-columns-repeated="1023"/>
        </table:table-row>
        <table:table-row table:style-name="ro2">
          <table:table-cell table:formula="of:=IF([.B346] &lt;&gt; 0;[.B346]-[.$B$2];&quot;&quot;)">
            <text:p/>
          </table:table-cell>
          <table:table-cell table:number-columns-repeated="1023"/>
        </table:table-row>
        <table:table-row table:style-name="ro2">
          <table:table-cell table:formula="of:=IF([.B347] &lt;&gt; 0;[.B347]-[.$B$2];&quot;&quot;)">
            <text:p/>
          </table:table-cell>
          <table:table-cell table:number-columns-repeated="1023"/>
        </table:table-row>
        <table:table-row table:style-name="ro2">
          <table:table-cell table:formula="of:=IF([.B348] &lt;&gt; 0;[.B348]-[.$B$2];&quot;&quot;)">
            <text:p/>
          </table:table-cell>
          <table:table-cell table:number-columns-repeated="1023"/>
        </table:table-row>
        <table:table-row table:style-name="ro2">
          <table:table-cell table:formula="of:=IF([.B349] &lt;&gt; 0;[.B349]-[.$B$2];&quot;&quot;)">
            <text:p/>
          </table:table-cell>
          <table:table-cell table:number-columns-repeated="1023"/>
        </table:table-row>
        <table:table-row table:style-name="ro2">
          <table:table-cell table:formula="of:=IF([.B350] &lt;&gt; 0;[.B350]-[.$B$2];&quot;&quot;)">
            <text:p/>
          </table:table-cell>
          <table:table-cell table:number-columns-repeated="1023"/>
        </table:table-row>
        <table:table-row table:style-name="ro2">
          <table:table-cell table:formula="of:=IF([.B351] &lt;&gt; 0;[.B351]-[.$B$2];&quot;&quot;)">
            <text:p/>
          </table:table-cell>
          <table:table-cell table:number-columns-repeated="1023"/>
        </table:table-row>
        <table:table-row table:style-name="ro2">
          <table:table-cell table:formula="of:=IF([.B352] &lt;&gt; 0;[.B352]-[.$B$2];&quot;&quot;)">
            <text:p/>
          </table:table-cell>
          <table:table-cell table:number-columns-repeated="1023"/>
        </table:table-row>
        <table:table-row table:style-name="ro2">
          <table:table-cell table:formula="of:=IF([.B353] &lt;&gt; 0;[.B353]-[.$B$2];&quot;&quot;)">
            <text:p/>
          </table:table-cell>
          <table:table-cell table:number-columns-repeated="1023"/>
        </table:table-row>
        <table:table-row table:style-name="ro2">
          <table:table-cell table:formula="of:=IF([.B354] &lt;&gt; 0;[.B354]-[.$B$2];&quot;&quot;)">
            <text:p/>
          </table:table-cell>
          <table:table-cell table:number-columns-repeated="1023"/>
        </table:table-row>
        <table:table-row table:style-name="ro2">
          <table:table-cell table:formula="of:=IF([.B355] &lt;&gt; 0;[.B355]-[.$B$2];&quot;&quot;)">
            <text:p/>
          </table:table-cell>
          <table:table-cell table:number-columns-repeated="1023"/>
        </table:table-row>
        <table:table-row table:style-name="ro2">
          <table:table-cell table:formula="of:=IF([.B356] &lt;&gt; 0;[.B356]-[.$B$2];&quot;&quot;)">
            <text:p/>
          </table:table-cell>
          <table:table-cell table:number-columns-repeated="1023"/>
        </table:table-row>
        <table:table-row table:style-name="ro2">
          <table:table-cell table:formula="of:=IF([.B357] &lt;&gt; 0;[.B357]-[.$B$2];&quot;&quot;)">
            <text:p/>
          </table:table-cell>
          <table:table-cell table:number-columns-repeated="1023"/>
        </table:table-row>
        <table:table-row table:style-name="ro2">
          <table:table-cell table:formula="of:=IF([.B358] &lt;&gt; 0;[.B358]-[.$B$2];&quot;&quot;)">
            <text:p/>
          </table:table-cell>
          <table:table-cell table:number-columns-repeated="1023"/>
        </table:table-row>
        <table:table-row table:style-name="ro2">
          <table:table-cell table:formula="of:=IF([.B359] &lt;&gt; 0;[.B359]-[.$B$2];&quot;&quot;)">
            <text:p/>
          </table:table-cell>
          <table:table-cell table:number-columns-repeated="1023"/>
        </table:table-row>
        <table:table-row table:style-name="ro2">
          <table:table-cell table:formula="of:=IF([.B360] &lt;&gt; 0;[.B360]-[.$B$2];&quot;&quot;)">
            <text:p/>
          </table:table-cell>
          <table:table-cell table:number-columns-repeated="1023"/>
        </table:table-row>
        <table:table-row table:style-name="ro2">
          <table:table-cell table:formula="of:=IF([.B361] &lt;&gt; 0;[.B361]-[.$B$2];&quot;&quot;)">
            <text:p/>
          </table:table-cell>
          <table:table-cell table:number-columns-repeated="1023"/>
        </table:table-row>
        <table:table-row table:style-name="ro2">
          <table:table-cell table:formula="of:=IF([.B362] &lt;&gt; 0;[.B362]-[.$B$2];&quot;&quot;)">
            <text:p/>
          </table:table-cell>
          <table:table-cell table:number-columns-repeated="1023"/>
        </table:table-row>
        <table:table-row table:style-name="ro2">
          <table:table-cell table:formula="of:=IF([.B363] &lt;&gt; 0;[.B363]-[.$B$2];&quot;&quot;)">
            <text:p/>
          </table:table-cell>
          <table:table-cell table:number-columns-repeated="1023"/>
        </table:table-row>
        <table:table-row table:style-name="ro2">
          <table:table-cell table:formula="of:=IF([.B364] &lt;&gt; 0;[.B364]-[.$B$2];&quot;&quot;)">
            <text:p/>
          </table:table-cell>
          <table:table-cell table:number-columns-repeated="1023"/>
        </table:table-row>
        <table:table-row table:style-name="ro2">
          <table:table-cell table:formula="of:=IF([.B365] &lt;&gt; 0;[.B365]-[.$B$2];&quot;&quot;)">
            <text:p/>
          </table:table-cell>
          <table:table-cell table:number-columns-repeated="1023"/>
        </table:table-row>
        <table:table-row table:style-name="ro2">
          <table:table-cell table:formula="of:=IF([.B366] &lt;&gt; 0;[.B366]-[.$B$2];&quot;&quot;)">
            <text:p/>
          </table:table-cell>
          <table:table-cell table:number-columns-repeated="1023"/>
        </table:table-row>
        <table:table-row table:style-name="ro2">
          <table:table-cell table:formula="of:=IF([.B367] &lt;&gt; 0;[.B367]-[.$B$2];&quot;&quot;)">
            <text:p/>
          </table:table-cell>
          <table:table-cell table:number-columns-repeated="1023"/>
        </table:table-row>
        <table:table-row table:style-name="ro2">
          <table:table-cell table:formula="of:=IF([.B368] &lt;&gt; 0;[.B368]-[.$B$2];&quot;&quot;)">
            <text:p/>
          </table:table-cell>
          <table:table-cell table:number-columns-repeated="1023"/>
        </table:table-row>
        <table:table-row table:style-name="ro2">
          <table:table-cell table:formula="of:=IF([.B369] &lt;&gt; 0;[.B369]-[.$B$2];&quot;&quot;)">
            <text:p/>
          </table:table-cell>
          <table:table-cell table:number-columns-repeated="1023"/>
        </table:table-row>
        <table:table-row table:style-name="ro2">
          <table:table-cell table:formula="of:=IF([.B370] &lt;&gt; 0;[.B370]-[.$B$2];&quot;&quot;)">
            <text:p/>
          </table:table-cell>
          <table:table-cell table:number-columns-repeated="1023"/>
        </table:table-row>
        <table:table-row table:style-name="ro2">
          <table:table-cell table:formula="of:=IF([.B371] &lt;&gt; 0;[.B371]-[.$B$2];&quot;&quot;)">
            <text:p/>
          </table:table-cell>
          <table:table-cell table:number-columns-repeated="1023"/>
        </table:table-row>
        <table:table-row table:style-name="ro2">
          <table:table-cell table:formula="of:=IF([.B372] &lt;&gt; 0;[.B372]-[.$B$2];&quot;&quot;)">
            <text:p/>
          </table:table-cell>
          <table:table-cell table:number-columns-repeated="1023"/>
        </table:table-row>
        <table:table-row table:style-name="ro2">
          <table:table-cell table:formula="of:=IF([.B373] &lt;&gt; 0;[.B373]-[.$B$2];&quot;&quot;)">
            <text:p/>
          </table:table-cell>
          <table:table-cell table:number-columns-repeated="1023"/>
        </table:table-row>
        <table:table-row table:style-name="ro2">
          <table:table-cell table:formula="of:=IF([.B374] &lt;&gt; 0;[.B374]-[.$B$2];&quot;&quot;)">
            <text:p/>
          </table:table-cell>
          <table:table-cell table:number-columns-repeated="1023"/>
        </table:table-row>
        <table:table-row table:style-name="ro2">
          <table:table-cell table:formula="of:=IF([.B375] &lt;&gt; 0;[.B375]-[.$B$2];&quot;&quot;)">
            <text:p/>
          </table:table-cell>
          <table:table-cell table:number-columns-repeated="1023"/>
        </table:table-row>
        <table:table-row table:style-name="ro2">
          <table:table-cell table:formula="of:=IF([.B376] &lt;&gt; 0;[.B376]-[.$B$2];&quot;&quot;)">
            <text:p/>
          </table:table-cell>
          <table:table-cell table:number-columns-repeated="1023"/>
        </table:table-row>
        <table:table-row table:style-name="ro2">
          <table:table-cell table:formula="of:=IF([.B377] &lt;&gt; 0;[.B377]-[.$B$2];&quot;&quot;)">
            <text:p/>
          </table:table-cell>
          <table:table-cell table:number-columns-repeated="1023"/>
        </table:table-row>
        <table:table-row table:style-name="ro2">
          <table:table-cell table:formula="of:=IF([.B378] &lt;&gt; 0;[.B378]-[.$B$2];&quot;&quot;)">
            <text:p/>
          </table:table-cell>
          <table:table-cell table:number-columns-repeated="1023"/>
        </table:table-row>
        <table:table-row table:style-name="ro2">
          <table:table-cell table:formula="of:=IF([.B379] &lt;&gt; 0;[.B379]-[.$B$2];&quot;&quot;)">
            <text:p/>
          </table:table-cell>
          <table:table-cell table:number-columns-repeated="1023"/>
        </table:table-row>
        <table:table-row table:style-name="ro2">
          <table:table-cell table:formula="of:=IF([.B380] &lt;&gt; 0;[.B380]-[.$B$2];&quot;&quot;)">
            <text:p/>
          </table:table-cell>
          <table:table-cell table:number-columns-repeated="1023"/>
        </table:table-row>
        <table:table-row table:style-name="ro2">
          <table:table-cell table:formula="of:=IF([.B381] &lt;&gt; 0;[.B381]-[.$B$2];&quot;&quot;)">
            <text:p/>
          </table:table-cell>
          <table:table-cell table:number-columns-repeated="1023"/>
        </table:table-row>
        <table:table-row table:style-name="ro2">
          <table:table-cell table:formula="of:=IF([.B382] &lt;&gt; 0;[.B382]-[.$B$2];&quot;&quot;)">
            <text:p/>
          </table:table-cell>
          <table:table-cell table:number-columns-repeated="1023"/>
        </table:table-row>
        <table:table-row table:style-name="ro2">
          <table:table-cell table:formula="of:=IF([.B383] &lt;&gt; 0;[.B383]-[.$B$2];&quot;&quot;)">
            <text:p/>
          </table:table-cell>
          <table:table-cell table:number-columns-repeated="1023"/>
        </table:table-row>
        <table:table-row table:style-name="ro2">
          <table:table-cell table:formula="of:=IF([.B384] &lt;&gt; 0;[.B384]-[.$B$2];&quot;&quot;)">
            <text:p/>
          </table:table-cell>
          <table:table-cell table:number-columns-repeated="1023"/>
        </table:table-row>
        <table:table-row table:style-name="ro2">
          <table:table-cell table:formula="of:=IF([.B385] &lt;&gt; 0;[.B385]-[.$B$2];&quot;&quot;)">
            <text:p/>
          </table:table-cell>
          <table:table-cell table:number-columns-repeated="1023"/>
        </table:table-row>
        <table:table-row table:style-name="ro2">
          <table:table-cell table:formula="of:=IF([.B386] &lt;&gt; 0;[.B386]-[.$B$2];&quot;&quot;)">
            <text:p/>
          </table:table-cell>
          <table:table-cell table:number-columns-repeated="1023"/>
        </table:table-row>
        <table:table-row table:style-name="ro2">
          <table:table-cell table:formula="of:=IF([.B387] &lt;&gt; 0;[.B387]-[.$B$2];&quot;&quot;)">
            <text:p/>
          </table:table-cell>
          <table:table-cell table:number-columns-repeated="1023"/>
        </table:table-row>
        <table:table-row table:style-name="ro2">
          <table:table-cell table:formula="of:=IF([.B388] &lt;&gt; 0;[.B388]-[.$B$2];&quot;&quot;)">
            <text:p/>
          </table:table-cell>
          <table:table-cell table:number-columns-repeated="1023"/>
        </table:table-row>
        <table:table-row table:style-name="ro2">
          <table:table-cell table:formula="of:=IF([.B389] &lt;&gt; 0;[.B389]-[.$B$2];&quot;&quot;)">
            <text:p/>
          </table:table-cell>
          <table:table-cell table:number-columns-repeated="1023"/>
        </table:table-row>
        <table:table-row table:style-name="ro2">
          <table:table-cell table:formula="of:=IF([.B390] &lt;&gt; 0;[.B390]-[.$B$2];&quot;&quot;)">
            <text:p/>
          </table:table-cell>
          <table:table-cell table:number-columns-repeated="1023"/>
        </table:table-row>
        <table:table-row table:style-name="ro2">
          <table:table-cell table:formula="of:=IF([.B391] &lt;&gt; 0;[.B391]-[.$B$2];&quot;&quot;)">
            <text:p/>
          </table:table-cell>
          <table:table-cell table:number-columns-repeated="1023"/>
        </table:table-row>
        <table:table-row table:style-name="ro2">
          <table:table-cell table:formula="of:=IF([.B392] &lt;&gt; 0;[.B392]-[.$B$2];&quot;&quot;)">
            <text:p/>
          </table:table-cell>
          <table:table-cell table:number-columns-repeated="1023"/>
        </table:table-row>
        <table:table-row table:style-name="ro2">
          <table:table-cell table:formula="of:=IF([.B393] &lt;&gt; 0;[.B393]-[.$B$2];&quot;&quot;)">
            <text:p/>
          </table:table-cell>
          <table:table-cell table:number-columns-repeated="1023"/>
        </table:table-row>
        <table:table-row table:style-name="ro2">
          <table:table-cell table:formula="of:=IF([.B394] &lt;&gt; 0;[.B394]-[.$B$2];&quot;&quot;)">
            <text:p/>
          </table:table-cell>
          <table:table-cell table:number-columns-repeated="1023"/>
        </table:table-row>
        <table:table-row table:style-name="ro2">
          <table:table-cell table:formula="of:=IF([.B395] &lt;&gt; 0;[.B395]-[.$B$2];&quot;&quot;)">
            <text:p/>
          </table:table-cell>
          <table:table-cell table:number-columns-repeated="1023"/>
        </table:table-row>
        <table:table-row table:style-name="ro2">
          <table:table-cell table:formula="of:=IF([.B396] &lt;&gt; 0;[.B396]-[.$B$2];&quot;&quot;)">
            <text:p/>
          </table:table-cell>
          <table:table-cell table:number-columns-repeated="1023"/>
        </table:table-row>
        <table:table-row table:style-name="ro2">
          <table:table-cell table:formula="of:=IF([.B397] &lt;&gt; 0;[.B397]-[.$B$2];&quot;&quot;)">
            <text:p/>
          </table:table-cell>
          <table:table-cell table:number-columns-repeated="1023"/>
        </table:table-row>
        <table:table-row table:style-name="ro2">
          <table:table-cell table:formula="of:=IF([.B398] &lt;&gt; 0;[.B398]-[.$B$2];&quot;&quot;)">
            <text:p/>
          </table:table-cell>
          <table:table-cell table:number-columns-repeated="1023"/>
        </table:table-row>
        <table:table-row table:style-name="ro2">
          <table:table-cell table:formula="of:=IF([.B399] &lt;&gt; 0;[.B399]-[.$B$2];&quot;&quot;)">
            <text:p/>
          </table:table-cell>
          <table:table-cell table:number-columns-repeated="1023"/>
        </table:table-row>
        <table:table-row table:style-name="ro2">
          <table:table-cell table:formula="of:=IF([.B400] &lt;&gt; 0;[.B400]-[.$B$2];&quot;&quot;)">
            <text:p/>
          </table:table-cell>
          <table:table-cell table:number-columns-repeated="1023"/>
        </table:table-row>
        <table:table-row table:style-name="ro2">
          <table:table-cell table:formula="of:=IF([.B401] &lt;&gt; 0;[.B401]-[.$B$2];&quot;&quot;)">
            <text:p/>
          </table:table-cell>
          <table:table-cell table:number-columns-repeated="1023"/>
        </table:table-row>
        <table:table-row table:style-name="ro2">
          <table:table-cell table:formula="of:=IF([.B402] &lt;&gt; 0;[.B402]-[.$B$2];&quot;&quot;)">
            <text:p/>
          </table:table-cell>
          <table:table-cell table:number-columns-repeated="1023"/>
        </table:table-row>
        <table:table-row table:style-name="ro2">
          <table:table-cell table:formula="of:=IF([.B403] &lt;&gt; 0;[.B403]-[.$B$2];&quot;&quot;)">
            <text:p/>
          </table:table-cell>
          <table:table-cell table:number-columns-repeated="1023"/>
        </table:table-row>
        <table:table-row table:style-name="ro2">
          <table:table-cell table:formula="of:=IF([.B404] &lt;&gt; 0;[.B404]-[.$B$2];&quot;&quot;)">
            <text:p/>
          </table:table-cell>
          <table:table-cell table:number-columns-repeated="1023"/>
        </table:table-row>
        <table:table-row table:style-name="ro2">
          <table:table-cell table:formula="of:=IF([.B405] &lt;&gt; 0;[.B405]-[.$B$2];&quot;&quot;)">
            <text:p/>
          </table:table-cell>
          <table:table-cell table:number-columns-repeated="1023"/>
        </table:table-row>
        <table:table-row table:style-name="ro2">
          <table:table-cell table:formula="of:=IF([.B406] &lt;&gt; 0;[.B406]-[.$B$2];&quot;&quot;)">
            <text:p/>
          </table:table-cell>
          <table:table-cell table:number-columns-repeated="1023"/>
        </table:table-row>
        <table:table-row table:style-name="ro2">
          <table:table-cell table:formula="of:=IF([.B407] &lt;&gt; 0;[.B407]-[.$B$2];&quot;&quot;)">
            <text:p/>
          </table:table-cell>
          <table:table-cell table:number-columns-repeated="1023"/>
        </table:table-row>
        <table:table-row table:style-name="ro2">
          <table:table-cell table:formula="of:=IF([.B408] &lt;&gt; 0;[.B408]-[.$B$2];&quot;&quot;)">
            <text:p/>
          </table:table-cell>
          <table:table-cell table:number-columns-repeated="1023"/>
        </table:table-row>
        <table:table-row table:style-name="ro2">
          <table:table-cell table:formula="of:=IF([.B409] &lt;&gt; 0;[.B409]-[.$B$2];&quot;&quot;)">
            <text:p/>
          </table:table-cell>
          <table:table-cell table:number-columns-repeated="1023"/>
        </table:table-row>
        <table:table-row table:style-name="ro2">
          <table:table-cell table:formula="of:=IF([.B410] &lt;&gt; 0;[.B410]-[.$B$2];&quot;&quot;)">
            <text:p/>
          </table:table-cell>
          <table:table-cell table:number-columns-repeated="1023"/>
        </table:table-row>
        <table:table-row table:style-name="ro2">
          <table:table-cell table:formula="of:=IF([.B411] &lt;&gt; 0;[.B411]-[.$B$2];&quot;&quot;)">
            <text:p/>
          </table:table-cell>
          <table:table-cell table:number-columns-repeated="1023"/>
        </table:table-row>
        <table:table-row table:style-name="ro2">
          <table:table-cell table:formula="of:=IF([.B412] &lt;&gt; 0;[.B412]-[.$B$2];&quot;&quot;)">
            <text:p/>
          </table:table-cell>
          <table:table-cell table:number-columns-repeated="1023"/>
        </table:table-row>
        <table:table-row table:style-name="ro2">
          <table:table-cell table:formula="of:=IF([.B413] &lt;&gt; 0;[.B413]-[.$B$2];&quot;&quot;)">
            <text:p/>
          </table:table-cell>
          <table:table-cell table:number-columns-repeated="1023"/>
        </table:table-row>
        <table:table-row table:style-name="ro2">
          <table:table-cell table:formula="of:=IF([.B414] &lt;&gt; 0;[.B414]-[.$B$2];&quot;&quot;)">
            <text:p/>
          </table:table-cell>
          <table:table-cell table:number-columns-repeated="1023"/>
        </table:table-row>
        <table:table-row table:style-name="ro2">
          <table:table-cell table:formula="of:=IF([.B415] &lt;&gt; 0;[.B415]-[.$B$2];&quot;&quot;)">
            <text:p/>
          </table:table-cell>
          <table:table-cell table:number-columns-repeated="1023"/>
        </table:table-row>
        <table:table-row table:style-name="ro2">
          <table:table-cell table:formula="of:=IF([.B416] &lt;&gt; 0;[.B416]-[.$B$2];&quot;&quot;)">
            <text:p/>
          </table:table-cell>
          <table:table-cell table:number-columns-repeated="1023"/>
        </table:table-row>
        <table:table-row table:style-name="ro2">
          <table:table-cell table:formula="of:=IF([.B417] &lt;&gt; 0;[.B417]-[.$B$2];&quot;&quot;)">
            <text:p/>
          </table:table-cell>
          <table:table-cell table:number-columns-repeated="1023"/>
        </table:table-row>
        <table:table-row table:style-name="ro2">
          <table:table-cell table:formula="of:=IF([.B418] &lt;&gt; 0;[.B418]-[.$B$2];&quot;&quot;)">
            <text:p/>
          </table:table-cell>
          <table:table-cell table:number-columns-repeated="1023"/>
        </table:table-row>
        <table:table-row table:style-name="ro2" table:number-rows-repeated="82">
          <table:table-cell table:number-columns-repeated="1024"/>
        </table:table-row>
        <table:table-row table:style-name="ro2">
          <table:table-cell table:formula="of:=IF([.B501] &lt;&gt; 0;[.B501]-[.$B$2];&quot;&quot;)">
            <text:p/>
          </table:table-cell>
          <table:table-cell table:number-columns-repeated="1023"/>
        </table:table-row>
        <table:table-row table:style-name="ro2">
          <table:table-cell table:formula="of:=IF([.B502] &lt;&gt; 0;[.B502]-[.$B$2];&quot;&quot;)">
            <text:p/>
          </table:table-cell>
          <table:table-cell table:number-columns-repeated="1023"/>
        </table:table-row>
        <table:table-row table:style-name="ro2">
          <table:table-cell table:formula="of:=IF([.B503] &lt;&gt; 0;[.B503]-[.$B$2];&quot;&quot;)">
            <text:p/>
          </table:table-cell>
          <table:table-cell table:number-columns-repeated="1023"/>
        </table:table-row>
        <table:table-row table:style-name="ro2">
          <table:table-cell table:formula="of:=IF([.B504] &lt;&gt; 0;[.B504]-[.$B$2];&quot;&quot;)">
            <text:p/>
          </table:table-cell>
          <table:table-cell table:number-columns-repeated="1023"/>
        </table:table-row>
        <table:table-row table:style-name="ro2">
          <table:table-cell table:formula="of:=IF([.B505] &lt;&gt; 0;[.B505]-[.$B$2];&quot;&quot;)">
            <text:p/>
          </table:table-cell>
          <table:table-cell table:number-columns-repeated="1023"/>
        </table:table-row>
        <table:table-row table:style-name="ro2">
          <table:table-cell table:formula="of:=IF([.B506] &lt;&gt; 0;[.B506]-[.$B$2];&quot;&quot;)">
            <text:p/>
          </table:table-cell>
          <table:table-cell table:number-columns-repeated="1023"/>
        </table:table-row>
        <table:table-row table:style-name="ro2">
          <table:table-cell table:formula="of:=IF([.B507] &lt;&gt; 0;[.B507]-[.$B$2];&quot;&quot;)">
            <text:p/>
          </table:table-cell>
          <table:table-cell table:number-columns-repeated="1023"/>
        </table:table-row>
        <table:table-row table:style-name="ro2">
          <table:table-cell table:formula="of:=IF([.B508] &lt;&gt; 0;[.B508]-[.$B$2];&quot;&quot;)">
            <text:p/>
          </table:table-cell>
          <table:table-cell table:number-columns-repeated="1023"/>
        </table:table-row>
        <table:table-row table:style-name="ro2">
          <table:table-cell table:formula="of:=IF([.B509] &lt;&gt; 0;[.B509]-[.$B$2];&quot;&quot;)">
            <text:p/>
          </table:table-cell>
          <table:table-cell table:number-columns-repeated="1023"/>
        </table:table-row>
        <table:table-row table:style-name="ro2">
          <table:table-cell table:formula="of:=IF([.B510] &lt;&gt; 0;[.B510]-[.$B$2];&quot;&quot;)">
            <text:p/>
          </table:table-cell>
          <table:table-cell table:number-columns-repeated="1023"/>
        </table:table-row>
        <table:table-row table:style-name="ro2">
          <table:table-cell table:formula="of:=IF([.B511] &lt;&gt; 0;[.B511]-[.$B$2];&quot;&quot;)">
            <text:p/>
          </table:table-cell>
          <table:table-cell table:number-columns-repeated="1023"/>
        </table:table-row>
        <table:table-row table:style-name="ro2">
          <table:table-cell table:formula="of:=IF([.B512] &lt;&gt; 0;[.B512]-[.$B$2];&quot;&quot;)">
            <text:p/>
          </table:table-cell>
          <table:table-cell table:number-columns-repeated="1023"/>
        </table:table-row>
        <table:table-row table:style-name="ro2">
          <table:table-cell table:formula="of:=IF([.B513] &lt;&gt; 0;[.B513]-[.$B$2];&quot;&quot;)">
            <text:p/>
          </table:table-cell>
          <table:table-cell table:number-columns-repeated="1023"/>
        </table:table-row>
        <table:table-row table:style-name="ro2">
          <table:table-cell table:formula="of:=IF([.B514] &lt;&gt; 0;[.B514]-[.$B$2];&quot;&quot;)">
            <text:p/>
          </table:table-cell>
          <table:table-cell table:number-columns-repeated="1023"/>
        </table:table-row>
        <table:table-row table:style-name="ro2">
          <table:table-cell table:formula="of:=IF([.B515] &lt;&gt; 0;[.B515]-[.$B$2];&quot;&quot;)">
            <text:p/>
          </table:table-cell>
          <table:table-cell table:number-columns-repeated="1023"/>
        </table:table-row>
        <table:table-row table:style-name="ro2">
          <table:table-cell table:formula="of:=IF([.B516] &lt;&gt; 0;[.B516]-[.$B$2];&quot;&quot;)">
            <text:p/>
          </table:table-cell>
          <table:table-cell table:number-columns-repeated="1023"/>
        </table:table-row>
        <table:table-row table:style-name="ro2">
          <table:table-cell table:formula="of:=IF([.B517] &lt;&gt; 0;[.B517]-[.$B$2];&quot;&quot;)">
            <text:p/>
          </table:table-cell>
          <table:table-cell table:number-columns-repeated="1023"/>
        </table:table-row>
        <table:table-row table:style-name="ro2">
          <table:table-cell table:formula="of:=IF([.B518] &lt;&gt; 0;[.B518]-[.$B$2];&quot;&quot;)">
            <text:p/>
          </table:table-cell>
          <table:table-cell table:number-columns-repeated="1023"/>
        </table:table-row>
        <table:table-row table:style-name="ro2">
          <table:table-cell table:formula="of:=IF([.B519] &lt;&gt; 0;[.B519]-[.$B$2];&quot;&quot;)">
            <text:p/>
          </table:table-cell>
          <table:table-cell table:number-columns-repeated="1023"/>
        </table:table-row>
        <table:table-row table:style-name="ro2">
          <table:table-cell table:formula="of:=IF([.B520] &lt;&gt; 0;[.B520]-[.$B$2];&quot;&quot;)">
            <text:p/>
          </table:table-cell>
          <table:table-cell table:number-columns-repeated="1023"/>
        </table:table-row>
        <table:table-row table:style-name="ro2">
          <table:table-cell table:formula="of:=IF([.B521] &lt;&gt; 0;[.B521]-[.$B$2];&quot;&quot;)">
            <text:p/>
          </table:table-cell>
          <table:table-cell table:number-columns-repeated="1023"/>
        </table:table-row>
        <table:table-row table:style-name="ro2">
          <table:table-cell table:formula="of:=IF([.B522] &lt;&gt; 0;[.B522]-[.$B$2];&quot;&quot;)">
            <text:p/>
          </table:table-cell>
          <table:table-cell table:number-columns-repeated="1023"/>
        </table:table-row>
        <table:table-row table:style-name="ro2">
          <table:table-cell table:formula="of:=IF([.B523] &lt;&gt; 0;[.B523]-[.$B$2];&quot;&quot;)">
            <text:p/>
          </table:table-cell>
          <table:table-cell table:number-columns-repeated="1023"/>
        </table:table-row>
        <table:table-row table:style-name="ro2">
          <table:table-cell table:formula="of:=IF([.B524] &lt;&gt; 0;[.B524]-[.$B$2];&quot;&quot;)">
            <text:p/>
          </table:table-cell>
          <table:table-cell table:number-columns-repeated="1023"/>
        </table:table-row>
        <table:table-row table:style-name="ro2">
          <table:table-cell table:formula="of:=IF([.B525] &lt;&gt; 0;[.B525]-[.$B$2];&quot;&quot;)">
            <text:p/>
          </table:table-cell>
          <table:table-cell table:number-columns-repeated="1023"/>
        </table:table-row>
        <table:table-row table:style-name="ro2">
          <table:table-cell table:formula="of:=IF([.B526] &lt;&gt; 0;[.B526]-[.$B$2];&quot;&quot;)">
            <text:p/>
          </table:table-cell>
          <table:table-cell table:number-columns-repeated="1023"/>
        </table:table-row>
        <table:table-row table:style-name="ro2">
          <table:table-cell table:formula="of:=IF([.B527] &lt;&gt; 0;[.B527]-[.$B$2];&quot;&quot;)">
            <text:p/>
          </table:table-cell>
          <table:table-cell table:number-columns-repeated="1023"/>
        </table:table-row>
        <table:table-row table:style-name="ro2">
          <table:table-cell table:formula="of:=IF([.B528] &lt;&gt; 0;[.B528]-[.$B$2];&quot;&quot;)">
            <text:p/>
          </table:table-cell>
          <table:table-cell table:number-columns-repeated="1023"/>
        </table:table-row>
        <table:table-row table:style-name="ro2">
          <table:table-cell table:formula="of:=IF([.B529] &lt;&gt; 0;[.B529]-[.$B$2];&quot;&quot;)">
            <text:p/>
          </table:table-cell>
          <table:table-cell table:number-columns-repeated="1023"/>
        </table:table-row>
        <table:table-row table:style-name="ro2">
          <table:table-cell table:formula="of:=IF([.B530] &lt;&gt; 0;[.B530]-[.$B$2];&quot;&quot;)">
            <text:p/>
          </table:table-cell>
          <table:table-cell table:number-columns-repeated="1023"/>
        </table:table-row>
        <table:table-row table:style-name="ro2">
          <table:table-cell table:formula="of:=IF([.B531] &lt;&gt; 0;[.B531]-[.$B$2];&quot;&quot;)">
            <text:p/>
          </table:table-cell>
          <table:table-cell table:number-columns-repeated="1023"/>
        </table:table-row>
        <table:table-row table:style-name="ro2">
          <table:table-cell table:formula="of:=IF([.B532] &lt;&gt; 0;[.B532]-[.$B$2];&quot;&quot;)">
            <text:p/>
          </table:table-cell>
          <table:table-cell table:number-columns-repeated="1023"/>
        </table:table-row>
        <table:table-row table:style-name="ro2">
          <table:table-cell table:formula="of:=IF([.B533] &lt;&gt; 0;[.B533]-[.$B$2];&quot;&quot;)">
            <text:p/>
          </table:table-cell>
          <table:table-cell table:number-columns-repeated="1023"/>
        </table:table-row>
        <table:table-row table:style-name="ro2">
          <table:table-cell table:formula="of:=IF([.B534] &lt;&gt; 0;[.B534]-[.$B$2];&quot;&quot;)">
            <text:p/>
          </table:table-cell>
          <table:table-cell table:number-columns-repeated="1023"/>
        </table:table-row>
        <table:table-row table:style-name="ro2">
          <table:table-cell table:formula="of:=IF([.B535] &lt;&gt; 0;[.B535]-[.$B$2];&quot;&quot;)">
            <text:p/>
          </table:table-cell>
          <table:table-cell table:number-columns-repeated="1023"/>
        </table:table-row>
        <table:table-row table:style-name="ro2">
          <table:table-cell table:formula="of:=IF([.B536] &lt;&gt; 0;[.B536]-[.$B$2];&quot;&quot;)">
            <text:p/>
          </table:table-cell>
          <table:table-cell table:number-columns-repeated="1023"/>
        </table:table-row>
        <table:table-row table:style-name="ro2">
          <table:table-cell table:formula="of:=IF([.B537] &lt;&gt; 0;[.B537]-[.$B$2];&quot;&quot;)">
            <text:p/>
          </table:table-cell>
          <table:table-cell table:number-columns-repeated="1023"/>
        </table:table-row>
        <table:table-row table:style-name="ro2">
          <table:table-cell table:formula="of:=IF([.B538] &lt;&gt; 0;[.B538]-[.$B$2];&quot;&quot;)">
            <text:p/>
          </table:table-cell>
          <table:table-cell table:number-columns-repeated="1023"/>
        </table:table-row>
        <table:table-row table:style-name="ro2">
          <table:table-cell table:formula="of:=IF([.B539] &lt;&gt; 0;[.B539]-[.$B$2];&quot;&quot;)">
            <text:p/>
          </table:table-cell>
          <table:table-cell table:number-columns-repeated="1023"/>
        </table:table-row>
        <table:table-row table:style-name="ro2">
          <table:table-cell table:formula="of:=IF([.B540] &lt;&gt; 0;[.B540]-[.$B$2];&quot;&quot;)">
            <text:p/>
          </table:table-cell>
          <table:table-cell table:number-columns-repeated="1023"/>
        </table:table-row>
        <table:table-row table:style-name="ro2">
          <table:table-cell table:formula="of:=IF([.B541] &lt;&gt; 0;[.B541]-[.$B$2];&quot;&quot;)">
            <text:p/>
          </table:table-cell>
          <table:table-cell table:number-columns-repeated="1023"/>
        </table:table-row>
        <table:table-row table:style-name="ro2">
          <table:table-cell table:formula="of:=IF([.B542] &lt;&gt; 0;[.B542]-[.$B$2];&quot;&quot;)">
            <text:p/>
          </table:table-cell>
          <table:table-cell table:number-columns-repeated="1023"/>
        </table:table-row>
        <table:table-row table:style-name="ro2">
          <table:table-cell table:formula="of:=IF([.B543] &lt;&gt; 0;[.B543]-[.$B$2];&quot;&quot;)">
            <text:p/>
          </table:table-cell>
          <table:table-cell table:number-columns-repeated="1023"/>
        </table:table-row>
        <table:table-row table:style-name="ro2">
          <table:table-cell table:formula="of:=IF([.B544] &lt;&gt; 0;[.B544]-[.$B$2];&quot;&quot;)">
            <text:p/>
          </table:table-cell>
          <table:table-cell table:number-columns-repeated="1023"/>
        </table:table-row>
        <table:table-row table:style-name="ro2">
          <table:table-cell table:formula="of:=IF([.B545] &lt;&gt; 0;[.B545]-[.$B$2];&quot;&quot;)">
            <text:p/>
          </table:table-cell>
          <table:table-cell table:number-columns-repeated="1023"/>
        </table:table-row>
        <table:table-row table:style-name="ro2">
          <table:table-cell table:formula="of:=IF([.B546] &lt;&gt; 0;[.B546]-[.$B$2];&quot;&quot;)">
            <text:p/>
          </table:table-cell>
          <table:table-cell table:number-columns-repeated="1023"/>
        </table:table-row>
        <table:table-row table:style-name="ro2">
          <table:table-cell table:formula="of:=IF([.B547] &lt;&gt; 0;[.B547]-[.$B$2];&quot;&quot;)">
            <text:p/>
          </table:table-cell>
          <table:table-cell table:number-columns-repeated="1023"/>
        </table:table-row>
        <table:table-row table:style-name="ro2">
          <table:table-cell table:formula="of:=IF([.B548] &lt;&gt; 0;[.B548]-[.$B$2];&quot;&quot;)">
            <text:p/>
          </table:table-cell>
          <table:table-cell table:number-columns-repeated="1023"/>
        </table:table-row>
        <table:table-row table:style-name="ro2">
          <table:table-cell table:formula="of:=IF([.B549] &lt;&gt; 0;[.B549]-[.$B$2];&quot;&quot;)">
            <text:p/>
          </table:table-cell>
          <table:table-cell table:number-columns-repeated="1023"/>
        </table:table-row>
        <table:table-row table:style-name="ro2">
          <table:table-cell table:formula="of:=IF([.B550] &lt;&gt; 0;[.B550]-[.$B$2];&quot;&quot;)">
            <text:p/>
          </table:table-cell>
          <table:table-cell table:number-columns-repeated="1023"/>
        </table:table-row>
        <table:table-row table:style-name="ro2">
          <table:table-cell table:formula="of:=IF([.B551] &lt;&gt; 0;[.B551]-[.$B$2];&quot;&quot;)">
            <text:p/>
          </table:table-cell>
          <table:table-cell table:number-columns-repeated="1023"/>
        </table:table-row>
        <table:table-row table:style-name="ro2">
          <table:table-cell table:formula="of:=IF([.B552] &lt;&gt; 0;[.B552]-[.$B$2];&quot;&quot;)">
            <text:p/>
          </table:table-cell>
          <table:table-cell table:number-columns-repeated="1023"/>
        </table:table-row>
        <table:table-row table:style-name="ro2">
          <table:table-cell table:formula="of:=IF([.B553] &lt;&gt; 0;[.B553]-[.$B$2];&quot;&quot;)">
            <text:p/>
          </table:table-cell>
          <table:table-cell table:number-columns-repeated="1023"/>
        </table:table-row>
        <table:table-row table:style-name="ro2">
          <table:table-cell table:formula="of:=IF([.B554] &lt;&gt; 0;[.B554]-[.$B$2];&quot;&quot;)">
            <text:p/>
          </table:table-cell>
          <table:table-cell table:number-columns-repeated="1023"/>
        </table:table-row>
        <table:table-row table:style-name="ro2">
          <table:table-cell table:formula="of:=IF([.B555] &lt;&gt; 0;[.B555]-[.$B$2];&quot;&quot;)">
            <text:p/>
          </table:table-cell>
          <table:table-cell table:number-columns-repeated="1023"/>
        </table:table-row>
        <table:table-row table:style-name="ro2">
          <table:table-cell table:formula="of:=IF([.B556] &lt;&gt; 0;[.B556]-[.$B$2];&quot;&quot;)">
            <text:p/>
          </table:table-cell>
          <table:table-cell table:number-columns-repeated="1023"/>
        </table:table-row>
        <table:table-row table:style-name="ro2">
          <table:table-cell table:formula="of:=IF([.B557] &lt;&gt; 0;[.B557]-[.$B$2];&quot;&quot;)">
            <text:p/>
          </table:table-cell>
          <table:table-cell table:number-columns-repeated="1023"/>
        </table:table-row>
        <table:table-row table:style-name="ro2">
          <table:table-cell table:formula="of:=IF([.B558] &lt;&gt; 0;[.B558]-[.$B$2];&quot;&quot;)">
            <text:p/>
          </table:table-cell>
          <table:table-cell table:number-columns-repeated="1023"/>
        </table:table-row>
        <table:table-row table:style-name="ro2">
          <table:table-cell table:formula="of:=IF([.B559] &lt;&gt; 0;[.B559]-[.$B$2];&quot;&quot;)">
            <text:p/>
          </table:table-cell>
          <table:table-cell table:number-columns-repeated="1023"/>
        </table:table-row>
        <table:table-row table:style-name="ro2">
          <table:table-cell table:formula="of:=IF([.B560] &lt;&gt; 0;[.B560]-[.$B$2];&quot;&quot;)">
            <text:p/>
          </table:table-cell>
          <table:table-cell table:number-columns-repeated="1023"/>
        </table:table-row>
        <table:table-row table:style-name="ro2">
          <table:table-cell table:formula="of:=IF([.B561] &lt;&gt; 0;[.B561]-[.$B$2];&quot;&quot;)">
            <text:p/>
          </table:table-cell>
          <table:table-cell table:number-columns-repeated="1023"/>
        </table:table-row>
        <table:table-row table:style-name="ro2">
          <table:table-cell table:formula="of:=IF([.B562] &lt;&gt; 0;[.B562]-[.$B$2];&quot;&quot;)">
            <text:p/>
          </table:table-cell>
          <table:table-cell table:number-columns-repeated="1023"/>
        </table:table-row>
        <table:table-row table:style-name="ro2">
          <table:table-cell table:formula="of:=IF([.B563] &lt;&gt; 0;[.B563]-[.$B$2];&quot;&quot;)">
            <text:p/>
          </table:table-cell>
          <table:table-cell table:number-columns-repeated="1023"/>
        </table:table-row>
        <table:table-row table:style-name="ro2">
          <table:table-cell table:formula="of:=IF([.B564] &lt;&gt; 0;[.B564]-[.$B$2];&quot;&quot;)">
            <text:p/>
          </table:table-cell>
          <table:table-cell table:number-columns-repeated="1023"/>
        </table:table-row>
        <table:table-row table:style-name="ro2">
          <table:table-cell table:formula="of:=IF([.B565] &lt;&gt; 0;[.B565]-[.$B$2];&quot;&quot;)">
            <text:p/>
          </table:table-cell>
          <table:table-cell table:number-columns-repeated="1023"/>
        </table:table-row>
        <table:table-row table:style-name="ro2">
          <table:table-cell table:formula="of:=IF([.B566] &lt;&gt; 0;[.B566]-[.$B$2];&quot;&quot;)">
            <text:p/>
          </table:table-cell>
          <table:table-cell table:number-columns-repeated="1023"/>
        </table:table-row>
        <table:table-row table:style-name="ro2">
          <table:table-cell table:formula="of:=IF([.B567] &lt;&gt; 0;[.B567]-[.$B$2];&quot;&quot;)">
            <text:p/>
          </table:table-cell>
          <table:table-cell table:number-columns-repeated="1023"/>
        </table:table-row>
        <table:table-row table:style-name="ro2">
          <table:table-cell table:formula="of:=IF([.B568] &lt;&gt; 0;[.B568]-[.$B$2];&quot;&quot;)">
            <text:p/>
          </table:table-cell>
          <table:table-cell table:number-columns-repeated="1023"/>
        </table:table-row>
        <table:table-row table:style-name="ro2">
          <table:table-cell table:formula="of:=IF([.B569] &lt;&gt; 0;[.B569]-[.$B$2];&quot;&quot;)">
            <text:p/>
          </table:table-cell>
          <table:table-cell table:number-columns-repeated="1023"/>
        </table:table-row>
        <table:table-row table:style-name="ro2">
          <table:table-cell table:formula="of:=IF([.B570] &lt;&gt; 0;[.B570]-[.$B$2];&quot;&quot;)">
            <text:p/>
          </table:table-cell>
          <table:table-cell table:number-columns-repeated="1023"/>
        </table:table-row>
        <table:table-row table:style-name="ro2">
          <table:table-cell table:formula="of:=IF([.B571] &lt;&gt; 0;[.B571]-[.$B$2];&quot;&quot;)">
            <text:p/>
          </table:table-cell>
          <table:table-cell table:number-columns-repeated="1023"/>
        </table:table-row>
        <table:table-row table:style-name="ro2">
          <table:table-cell table:formula="of:=IF([.B572] &lt;&gt; 0;[.B572]-[.$B$2];&quot;&quot;)">
            <text:p/>
          </table:table-cell>
          <table:table-cell table:number-columns-repeated="1023"/>
        </table:table-row>
        <table:table-row table:style-name="ro2">
          <table:table-cell table:formula="of:=IF([.B573] &lt;&gt; 0;[.B573]-[.$B$2];&quot;&quot;)">
            <text:p/>
          </table:table-cell>
          <table:table-cell table:number-columns-repeated="1023"/>
        </table:table-row>
        <table:table-row table:style-name="ro2">
          <table:table-cell table:formula="of:=IF([.B574] &lt;&gt; 0;[.B574]-[.$B$2];&quot;&quot;)">
            <text:p/>
          </table:table-cell>
          <table:table-cell table:number-columns-repeated="1023"/>
        </table:table-row>
        <table:table-row table:style-name="ro2">
          <table:table-cell table:formula="of:=IF([.B575] &lt;&gt; 0;[.B575]-[.$B$2];&quot;&quot;)">
            <text:p/>
          </table:table-cell>
          <table:table-cell table:number-columns-repeated="1023"/>
        </table:table-row>
        <table:table-row table:style-name="ro2">
          <table:table-cell table:formula="of:=IF([.B576] &lt;&gt; 0;[.B576]-[.$B$2];&quot;&quot;)">
            <text:p/>
          </table:table-cell>
          <table:table-cell table:number-columns-repeated="1023"/>
        </table:table-row>
        <table:table-row table:style-name="ro2">
          <table:table-cell table:formula="of:=IF([.B577] &lt;&gt; 0;[.B577]-[.$B$2];&quot;&quot;)">
            <text:p/>
          </table:table-cell>
          <table:table-cell table:number-columns-repeated="1023"/>
        </table:table-row>
        <table:table-row table:style-name="ro2">
          <table:table-cell table:formula="of:=IF([.B578] &lt;&gt; 0;[.B578]-[.$B$2];&quot;&quot;)">
            <text:p/>
          </table:table-cell>
          <table:table-cell table:number-columns-repeated="1023"/>
        </table:table-row>
        <table:table-row table:style-name="ro2">
          <table:table-cell table:formula="of:=IF([.B579] &lt;&gt; 0;[.B579]-[.$B$2];&quot;&quot;)">
            <text:p/>
          </table:table-cell>
          <table:table-cell table:number-columns-repeated="1023"/>
        </table:table-row>
        <table:table-row table:style-name="ro2">
          <table:table-cell table:formula="of:=IF([.B580] &lt;&gt; 0;[.B580]-[.$B$2];&quot;&quot;)">
            <text:p/>
          </table:table-cell>
          <table:table-cell table:number-columns-repeated="1023"/>
        </table:table-row>
        <table:table-row table:style-name="ro2">
          <table:table-cell table:formula="of:=IF([.B581] &lt;&gt; 0;[.B581]-[.$B$2];&quot;&quot;)">
            <text:p/>
          </table:table-cell>
          <table:table-cell table:number-columns-repeated="1023"/>
        </table:table-row>
        <table:table-row table:style-name="ro2">
          <table:table-cell table:formula="of:=IF([.B582] &lt;&gt; 0;[.B582]-[.$B$2];&quot;&quot;)">
            <text:p/>
          </table:table-cell>
          <table:table-cell table:number-columns-repeated="1023"/>
        </table:table-row>
        <table:table-row table:style-name="ro2">
          <table:table-cell table:formula="of:=IF([.B583] &lt;&gt; 0;[.B583]-[.$B$2];&quot;&quot;)">
            <text:p/>
          </table:table-cell>
          <table:table-cell table:number-columns-repeated="1023"/>
        </table:table-row>
        <table:table-row table:style-name="ro2">
          <table:table-cell table:formula="of:=IF([.B584] &lt;&gt; 0;[.B584]-[.$B$2];&quot;&quot;)">
            <text:p/>
          </table:table-cell>
          <table:table-cell table:number-columns-repeated="1023"/>
        </table:table-row>
        <table:table-row table:style-name="ro2">
          <table:table-cell table:formula="of:=IF([.B585] &lt;&gt; 0;[.B585]-[.$B$2];&quot;&quot;)">
            <text:p/>
          </table:table-cell>
          <table:table-cell table:number-columns-repeated="1023"/>
        </table:table-row>
        <table:table-row table:style-name="ro2">
          <table:table-cell table:formula="of:=IF([.B586] &lt;&gt; 0;[.B586]-[.$B$2];&quot;&quot;)">
            <text:p/>
          </table:table-cell>
          <table:table-cell table:number-columns-repeated="1023"/>
        </table:table-row>
        <table:table-row table:style-name="ro2">
          <table:table-cell table:formula="of:=IF([.B587] &lt;&gt; 0;[.B587]-[.$B$2];&quot;&quot;)">
            <text:p/>
          </table:table-cell>
          <table:table-cell table:number-columns-repeated="1023"/>
        </table:table-row>
        <table:table-row table:style-name="ro2">
          <table:table-cell table:formula="of:=IF([.B588] &lt;&gt; 0;[.B588]-[.$B$2];&quot;&quot;)">
            <text:p/>
          </table:table-cell>
          <table:table-cell table:number-columns-repeated="1023"/>
        </table:table-row>
        <table:table-row table:style-name="ro2">
          <table:table-cell table:formula="of:=IF([.B589] &lt;&gt; 0;[.B589]-[.$B$2];&quot;&quot;)">
            <text:p/>
          </table:table-cell>
          <table:table-cell table:number-columns-repeated="1023"/>
        </table:table-row>
        <table:table-row table:style-name="ro2">
          <table:table-cell table:formula="of:=IF([.B590] &lt;&gt; 0;[.B590]-[.$B$2];&quot;&quot;)">
            <text:p/>
          </table:table-cell>
          <table:table-cell table:number-columns-repeated="1023"/>
        </table:table-row>
        <table:table-row table:style-name="ro2">
          <table:table-cell table:formula="of:=IF([.B591] &lt;&gt; 0;[.B591]-[.$B$2];&quot;&quot;)">
            <text:p/>
          </table:table-cell>
          <table:table-cell table:number-columns-repeated="1023"/>
        </table:table-row>
        <table:table-row table:style-name="ro2">
          <table:table-cell table:formula="of:=IF([.B592] &lt;&gt; 0;[.B592]-[.$B$2];&quot;&quot;)">
            <text:p/>
          </table:table-cell>
          <table:table-cell table:number-columns-repeated="1023"/>
        </table:table-row>
        <table:table-row table:style-name="ro2">
          <table:table-cell table:formula="of:=IF([.B593] &lt;&gt; 0;[.B593]-[.$B$2];&quot;&quot;)">
            <text:p/>
          </table:table-cell>
          <table:table-cell table:number-columns-repeated="1023"/>
        </table:table-row>
        <table:table-row table:style-name="ro2">
          <table:table-cell table:formula="of:=IF([.B594] &lt;&gt; 0;[.B594]-[.$B$2];&quot;&quot;)">
            <text:p/>
          </table:table-cell>
          <table:table-cell table:number-columns-repeated="1023"/>
        </table:table-row>
        <table:table-row table:style-name="ro2">
          <table:table-cell table:formula="of:=IF([.B595] &lt;&gt; 0;[.B595]-[.$B$2];&quot;&quot;)">
            <text:p/>
          </table:table-cell>
          <table:table-cell table:number-columns-repeated="1023"/>
        </table:table-row>
        <table:table-row table:style-name="ro2">
          <table:table-cell table:formula="of:=IF([.B596] &lt;&gt; 0;[.B596]-[.$B$2];&quot;&quot;)">
            <text:p/>
          </table:table-cell>
          <table:table-cell table:number-columns-repeated="1023"/>
        </table:table-row>
        <table:table-row table:style-name="ro2">
          <table:table-cell table:formula="of:=IF([.B597] &lt;&gt; 0;[.B597]-[.$B$2];&quot;&quot;)">
            <text:p/>
          </table:table-cell>
          <table:table-cell table:number-columns-repeated="1023"/>
        </table:table-row>
        <table:table-row table:style-name="ro2">
          <table:table-cell table:formula="of:=IF([.B598] &lt;&gt; 0;[.B598]-[.$B$2];&quot;&quot;)">
            <text:p/>
          </table:table-cell>
          <table:table-cell table:number-columns-repeated="1023"/>
        </table:table-row>
        <table:table-row table:style-name="ro2">
          <table:table-cell table:formula="of:=IF([.B599] &lt;&gt; 0;[.B599]-[.$B$2];&quot;&quot;)">
            <text:p/>
          </table:table-cell>
          <table:table-cell table:number-columns-repeated="1023"/>
        </table:table-row>
        <table:table-row table:style-name="ro2">
          <table:table-cell table:formula="of:=IF([.B600] &lt;&gt; 0;[.B600]-[.$B$2];&quot;&quot;)">
            <text:p/>
          </table:table-cell>
          <table:table-cell table:number-columns-repeated="1023"/>
        </table:table-row>
        <table:table-row table:style-name="ro2">
          <table:table-cell table:formula="of:=IF([.B601] &lt;&gt; 0;[.B601]-[.$B$2];&quot;&quot;)">
            <text:p/>
          </table:table-cell>
          <table:table-cell table:number-columns-repeated="1023"/>
        </table:table-row>
        <table:table-row table:style-name="ro2">
          <table:table-cell table:formula="of:=IF([.B602] &lt;&gt; 0;[.B602]-[.$B$2];&quot;&quot;)">
            <text:p/>
          </table:table-cell>
          <table:table-cell table:number-columns-repeated="1023"/>
        </table:table-row>
        <table:table-row table:style-name="ro2">
          <table:table-cell table:formula="of:=IF([.B603] &lt;&gt; 0;[.B603]-[.$B$2];&quot;&quot;)">
            <text:p/>
          </table:table-cell>
          <table:table-cell table:number-columns-repeated="1023"/>
        </table:table-row>
        <table:table-row table:style-name="ro2">
          <table:table-cell table:formula="of:=IF([.B604] &lt;&gt; 0;[.B604]-[.$B$2];&quot;&quot;)">
            <text:p/>
          </table:table-cell>
          <table:table-cell table:number-columns-repeated="1023"/>
        </table:table-row>
        <table:table-row table:style-name="ro2">
          <table:table-cell table:formula="of:=IF([.B605] &lt;&gt; 0;[.B605]-[.$B$2];&quot;&quot;)">
            <text:p/>
          </table:table-cell>
          <table:table-cell table:number-columns-repeated="1023"/>
        </table:table-row>
        <table:table-row table:style-name="ro2">
          <table:table-cell table:formula="of:=IF([.B606] &lt;&gt; 0;[.B606]-[.$B$2];&quot;&quot;)">
            <text:p/>
          </table:table-cell>
          <table:table-cell table:number-columns-repeated="1023"/>
        </table:table-row>
        <table:table-row table:style-name="ro2">
          <table:table-cell table:formula="of:=IF([.B607] &lt;&gt; 0;[.B607]-[.$B$2];&quot;&quot;)">
            <text:p/>
          </table:table-cell>
          <table:table-cell table:number-columns-repeated="1023"/>
        </table:table-row>
        <table:table-row table:style-name="ro2">
          <table:table-cell table:formula="of:=IF([.B608] &lt;&gt; 0;[.B608]-[.$B$2];&quot;&quot;)">
            <text:p/>
          </table:table-cell>
          <table:table-cell table:number-columns-repeated="1023"/>
        </table:table-row>
        <table:table-row table:style-name="ro2">
          <table:table-cell table:formula="of:=IF([.B609] &lt;&gt; 0;[.B609]-[.$B$2];&quot;&quot;)">
            <text:p/>
          </table:table-cell>
          <table:table-cell table:number-columns-repeated="1023"/>
        </table:table-row>
        <table:table-row table:style-name="ro2">
          <table:table-cell table:formula="of:=IF([.B610] &lt;&gt; 0;[.B610]-[.$B$2];&quot;&quot;)">
            <text:p/>
          </table:table-cell>
          <table:table-cell table:number-columns-repeated="1023"/>
        </table:table-row>
        <table:table-row table:style-name="ro2">
          <table:table-cell table:formula="of:=IF([.B611] &lt;&gt; 0;[.B611]-[.$B$2];&quot;&quot;)">
            <text:p/>
          </table:table-cell>
          <table:table-cell table:number-columns-repeated="1023"/>
        </table:table-row>
        <table:table-row table:style-name="ro2">
          <table:table-cell table:formula="of:=IF([.B612] &lt;&gt; 0;[.B612]-[.$B$2];&quot;&quot;)">
            <text:p/>
          </table:table-cell>
          <table:table-cell table:number-columns-repeated="1023"/>
        </table:table-row>
        <table:table-row table:style-name="ro2">
          <table:table-cell table:formula="of:=IF([.B613] &lt;&gt; 0;[.B613]-[.$B$2];&quot;&quot;)">
            <text:p/>
          </table:table-cell>
          <table:table-cell table:number-columns-repeated="1023"/>
        </table:table-row>
        <table:table-row table:style-name="ro2">
          <table:table-cell table:formula="of:=IF([.B614] &lt;&gt; 0;[.B614]-[.$B$2];&quot;&quot;)">
            <text:p/>
          </table:table-cell>
          <table:table-cell table:number-columns-repeated="1023"/>
        </table:table-row>
        <table:table-row table:style-name="ro2">
          <table:table-cell table:formula="of:=IF([.B615] &lt;&gt; 0;[.B615]-[.$B$2];&quot;&quot;)">
            <text:p/>
          </table:table-cell>
          <table:table-cell table:number-columns-repeated="1023"/>
        </table:table-row>
        <table:table-row table:style-name="ro2">
          <table:table-cell table:formula="of:=IF([.B616] &lt;&gt; 0;[.B616]-[.$B$2];&quot;&quot;)">
            <text:p/>
          </table:table-cell>
          <table:table-cell table:number-columns-repeated="1023"/>
        </table:table-row>
        <table:table-row table:style-name="ro2">
          <table:table-cell table:formula="of:=IF([.B617] &lt;&gt; 0;[.B617]-[.$B$2];&quot;&quot;)">
            <text:p/>
          </table:table-cell>
          <table:table-cell table:number-columns-repeated="1023"/>
        </table:table-row>
        <table:table-row table:style-name="ro2">
          <table:table-cell table:formula="of:=IF([.B618] &lt;&gt; 0;[.B618]-[.$B$2];&quot;&quot;)">
            <text:p/>
          </table:table-cell>
          <table:table-cell table:number-columns-repeated="1023"/>
        </table:table-row>
        <table:table-row table:style-name="ro2">
          <table:table-cell table:formula="of:=IF([.B619] &lt;&gt; 0;[.B619]-[.$B$2];&quot;&quot;)">
            <text:p/>
          </table:table-cell>
          <table:table-cell table:number-columns-repeated="1023"/>
        </table:table-row>
        <table:table-row table:style-name="ro2">
          <table:table-cell table:formula="of:=IF([.B620] &lt;&gt; 0;[.B620]-[.$B$2];&quot;&quot;)">
            <text:p/>
          </table:table-cell>
          <table:table-cell table:number-columns-repeated="1023"/>
        </table:table-row>
        <table:table-row table:style-name="ro2">
          <table:table-cell table:formula="of:=IF([.B621] &lt;&gt; 0;[.B621]-[.$B$2];&quot;&quot;)">
            <text:p/>
          </table:table-cell>
          <table:table-cell table:number-columns-repeated="1023"/>
        </table:table-row>
        <table:table-row table:style-name="ro2">
          <table:table-cell table:formula="of:=IF([.B622] &lt;&gt; 0;[.B622]-[.$B$2];&quot;&quot;)">
            <text:p/>
          </table:table-cell>
          <table:table-cell table:number-columns-repeated="1023"/>
        </table:table-row>
        <table:table-row table:style-name="ro2">
          <table:table-cell table:formula="of:=IF([.B623] &lt;&gt; 0;[.B623]-[.$B$2];&quot;&quot;)">
            <text:p/>
          </table:table-cell>
          <table:table-cell table:number-columns-repeated="1023"/>
        </table:table-row>
        <table:table-row table:style-name="ro2">
          <table:table-cell table:formula="of:=IF([.B624] &lt;&gt; 0;[.B624]-[.$B$2];&quot;&quot;)">
            <text:p/>
          </table:table-cell>
          <table:table-cell table:number-columns-repeated="1023"/>
        </table:table-row>
        <table:table-row table:style-name="ro2">
          <table:table-cell table:formula="of:=IF([.B625] &lt;&gt; 0;[.B625]-[.$B$2];&quot;&quot;)">
            <text:p/>
          </table:table-cell>
          <table:table-cell table:number-columns-repeated="1023"/>
        </table:table-row>
        <table:table-row table:style-name="ro2">
          <table:table-cell table:formula="of:=IF([.B626] &lt;&gt; 0;[.B626]-[.$B$2];&quot;&quot;)">
            <text:p/>
          </table:table-cell>
          <table:table-cell table:number-columns-repeated="1023"/>
        </table:table-row>
        <table:table-row table:style-name="ro2">
          <table:table-cell table:formula="of:=IF([.B627] &lt;&gt; 0;[.B627]-[.$B$2];&quot;&quot;)">
            <text:p/>
          </table:table-cell>
          <table:table-cell table:number-columns-repeated="1023"/>
        </table:table-row>
        <table:table-row table:style-name="ro2">
          <table:table-cell table:formula="of:=IF([.B628] &lt;&gt; 0;[.B628]-[.$B$2];&quot;&quot;)">
            <text:p/>
          </table:table-cell>
          <table:table-cell table:number-columns-repeated="1023"/>
        </table:table-row>
        <table:table-row table:style-name="ro2">
          <table:table-cell table:formula="of:=IF([.B629] &lt;&gt; 0;[.B629]-[.$B$2];&quot;&quot;)">
            <text:p/>
          </table:table-cell>
          <table:table-cell table:number-columns-repeated="1023"/>
        </table:table-row>
        <table:table-row table:style-name="ro2">
          <table:table-cell table:formula="of:=IF([.B630] &lt;&gt; 0;[.B630]-[.$B$2];&quot;&quot;)">
            <text:p/>
          </table:table-cell>
          <table:table-cell table:number-columns-repeated="1023"/>
        </table:table-row>
        <table:table-row table:style-name="ro2">
          <table:table-cell table:formula="of:=IF([.B631] &lt;&gt; 0;[.B631]-[.$B$2];&quot;&quot;)">
            <text:p/>
          </table:table-cell>
          <table:table-cell table:number-columns-repeated="1023"/>
        </table:table-row>
        <table:table-row table:style-name="ro2">
          <table:table-cell table:formula="of:=IF([.B632] &lt;&gt; 0;[.B632]-[.$B$2];&quot;&quot;)">
            <text:p/>
          </table:table-cell>
          <table:table-cell table:number-columns-repeated="1023"/>
        </table:table-row>
        <table:table-row table:style-name="ro2">
          <table:table-cell table:formula="of:=IF([.B633] &lt;&gt; 0;[.B633]-[.$B$2];&quot;&quot;)">
            <text:p/>
          </table:table-cell>
          <table:table-cell table:number-columns-repeated="1023"/>
        </table:table-row>
        <table:table-row table:style-name="ro2">
          <table:table-cell table:formula="of:=IF([.B634] &lt;&gt; 0;[.B634]-[.$B$2];&quot;&quot;)">
            <text:p/>
          </table:table-cell>
          <table:table-cell table:number-columns-repeated="1023"/>
        </table:table-row>
        <table:table-row table:style-name="ro2">
          <table:table-cell table:formula="of:=IF([.B635] &lt;&gt; 0;[.B635]-[.$B$2];&quot;&quot;)">
            <text:p/>
          </table:table-cell>
          <table:table-cell table:number-columns-repeated="1023"/>
        </table:table-row>
        <table:table-row table:style-name="ro2">
          <table:table-cell table:formula="of:=IF([.B636] &lt;&gt; 0;[.B636]-[.$B$2];&quot;&quot;)">
            <text:p/>
          </table:table-cell>
          <table:table-cell table:number-columns-repeated="1023"/>
        </table:table-row>
        <table:table-row table:style-name="ro2">
          <table:table-cell table:formula="of:=IF([.B637] &lt;&gt; 0;[.B637]-[.$B$2];&quot;&quot;)">
            <text:p/>
          </table:table-cell>
          <table:table-cell table:number-columns-repeated="1023"/>
        </table:table-row>
        <table:table-row table:style-name="ro2">
          <table:table-cell table:formula="of:=IF([.B638] &lt;&gt; 0;[.B638]-[.$B$2];&quot;&quot;)">
            <text:p/>
          </table:table-cell>
          <table:table-cell table:number-columns-repeated="1023"/>
        </table:table-row>
        <table:table-row table:style-name="ro2">
          <table:table-cell table:formula="of:=IF([.B639] &lt;&gt; 0;[.B639]-[.$B$2];&quot;&quot;)">
            <text:p/>
          </table:table-cell>
          <table:table-cell table:number-columns-repeated="1023"/>
        </table:table-row>
        <table:table-row table:style-name="ro2">
          <table:table-cell table:formula="of:=IF([.B640] &lt;&gt; 0;[.B640]-[.$B$2];&quot;&quot;)">
            <text:p/>
          </table:table-cell>
          <table:table-cell table:number-columns-repeated="1023"/>
        </table:table-row>
        <table:table-row table:style-name="ro2">
          <table:table-cell table:formula="of:=IF([.B641] &lt;&gt; 0;[.B641]-[.$B$2];&quot;&quot;)">
            <text:p/>
          </table:table-cell>
          <table:table-cell table:number-columns-repeated="1023"/>
        </table:table-row>
        <table:table-row table:style-name="ro2">
          <table:table-cell table:formula="of:=IF([.B642] &lt;&gt; 0;[.B642]-[.$B$2];&quot;&quot;)">
            <text:p/>
          </table:table-cell>
          <table:table-cell table:number-columns-repeated="1023"/>
        </table:table-row>
        <table:table-row table:style-name="ro2">
          <table:table-cell table:formula="of:=IF([.B643] &lt;&gt; 0;[.B643]-[.$B$2];&quot;&quot;)">
            <text:p/>
          </table:table-cell>
          <table:table-cell table:number-columns-repeated="1023"/>
        </table:table-row>
        <table:table-row table:style-name="ro2">
          <table:table-cell table:formula="of:=IF([.B644] &lt;&gt; 0;[.B644]-[.$B$2];&quot;&quot;)">
            <text:p/>
          </table:table-cell>
          <table:table-cell table:number-columns-repeated="1023"/>
        </table:table-row>
        <table:table-row table:style-name="ro2">
          <table:table-cell table:formula="of:=IF([.B645] &lt;&gt; 0;[.B645]-[.$B$2];&quot;&quot;)">
            <text:p/>
          </table:table-cell>
          <table:table-cell table:number-columns-repeated="1023"/>
        </table:table-row>
        <table:table-row table:style-name="ro2">
          <table:table-cell table:formula="of:=IF([.B646] &lt;&gt; 0;[.B646]-[.$B$2];&quot;&quot;)">
            <text:p/>
          </table:table-cell>
          <table:table-cell table:number-columns-repeated="1023"/>
        </table:table-row>
        <table:table-row table:style-name="ro2">
          <table:table-cell table:formula="of:=IF([.B647] &lt;&gt; 0;[.B647]-[.$B$2];&quot;&quot;)">
            <text:p/>
          </table:table-cell>
          <table:table-cell table:number-columns-repeated="1023"/>
        </table:table-row>
        <table:table-row table:style-name="ro2">
          <table:table-cell table:formula="of:=IF([.B648] &lt;&gt; 0;[.B648]-[.$B$2];&quot;&quot;)">
            <text:p/>
          </table:table-cell>
          <table:table-cell table:number-columns-repeated="1023"/>
        </table:table-row>
        <table:table-row table:style-name="ro2">
          <table:table-cell table:formula="of:=IF([.B649] &lt;&gt; 0;[.B649]-[.$B$2];&quot;&quot;)">
            <text:p/>
          </table:table-cell>
          <table:table-cell table:number-columns-repeated="1023"/>
        </table:table-row>
        <table:table-row table:style-name="ro2">
          <table:table-cell table:formula="of:=IF([.B650] &lt;&gt; 0;[.B650]-[.$B$2];&quot;&quot;)">
            <text:p/>
          </table:table-cell>
          <table:table-cell table:number-columns-repeated="1023"/>
        </table:table-row>
        <table:table-row table:style-name="ro2">
          <table:table-cell table:formula="of:=IF([.B651] &lt;&gt; 0;[.B651]-[.$B$2];&quot;&quot;)">
            <text:p/>
          </table:table-cell>
          <table:table-cell table:number-columns-repeated="1023"/>
        </table:table-row>
        <table:table-row table:style-name="ro2">
          <table:table-cell table:formula="of:=IF([.B652] &lt;&gt; 0;[.B652]-[.$B$2];&quot;&quot;)">
            <text:p/>
          </table:table-cell>
          <table:table-cell table:number-columns-repeated="1023"/>
        </table:table-row>
        <table:table-row table:style-name="ro2">
          <table:table-cell table:formula="of:=IF([.B653] &lt;&gt; 0;[.B653]-[.$B$2];&quot;&quot;)">
            <text:p/>
          </table:table-cell>
          <table:table-cell table:number-columns-repeated="1023"/>
        </table:table-row>
        <table:table-row table:style-name="ro2">
          <table:table-cell table:formula="of:=IF([.B654] &lt;&gt; 0;[.B654]-[.$B$2];&quot;&quot;)">
            <text:p/>
          </table:table-cell>
          <table:table-cell table:number-columns-repeated="1023"/>
        </table:table-row>
        <table:table-row table:style-name="ro2">
          <table:table-cell table:formula="of:=IF([.B655] &lt;&gt; 0;[.B655]-[.$B$2];&quot;&quot;)">
            <text:p/>
          </table:table-cell>
          <table:table-cell table:number-columns-repeated="1023"/>
        </table:table-row>
        <table:table-row table:style-name="ro2">
          <table:table-cell table:formula="of:=IF([.B656] &lt;&gt; 0;[.B656]-[.$B$2];&quot;&quot;)">
            <text:p/>
          </table:table-cell>
          <table:table-cell table:number-columns-repeated="1023"/>
        </table:table-row>
        <table:table-row table:style-name="ro2">
          <table:table-cell table:formula="of:=IF([.B657] &lt;&gt; 0;[.B657]-[.$B$2];&quot;&quot;)">
            <text:p/>
          </table:table-cell>
          <table:table-cell table:number-columns-repeated="1023"/>
        </table:table-row>
        <table:table-row table:style-name="ro2">
          <table:table-cell table:formula="of:=IF([.B658] &lt;&gt; 0;[.B658]-[.$B$2];&quot;&quot;)">
            <text:p/>
          </table:table-cell>
          <table:table-cell table:number-columns-repeated="1023"/>
        </table:table-row>
        <table:table-row table:style-name="ro2">
          <table:table-cell table:formula="of:=IF([.B659] &lt;&gt; 0;[.B659]-[.$B$2];&quot;&quot;)">
            <text:p/>
          </table:table-cell>
          <table:table-cell table:number-columns-repeated="1023"/>
        </table:table-row>
        <table:table-row table:style-name="ro2">
          <table:table-cell table:formula="of:=IF([.B660] &lt;&gt; 0;[.B660]-[.$B$2];&quot;&quot;)">
            <text:p/>
          </table:table-cell>
          <table:table-cell table:number-columns-repeated="1023"/>
        </table:table-row>
        <table:table-row table:style-name="ro2">
          <table:table-cell table:formula="of:=IF([.B661] &lt;&gt; 0;[.B661]-[.$B$2];&quot;&quot;)">
            <text:p/>
          </table:table-cell>
          <table:table-cell table:number-columns-repeated="1023"/>
        </table:table-row>
        <table:table-row table:style-name="ro2">
          <table:table-cell table:formula="of:=IF([.B662] &lt;&gt; 0;[.B662]-[.$B$2];&quot;&quot;)">
            <text:p/>
          </table:table-cell>
          <table:table-cell table:number-columns-repeated="1023"/>
        </table:table-row>
        <table:table-row table:style-name="ro2">
          <table:table-cell table:formula="of:=IF([.B663] &lt;&gt; 0;[.B663]-[.$B$2];&quot;&quot;)">
            <text:p/>
          </table:table-cell>
          <table:table-cell table:number-columns-repeated="1023"/>
        </table:table-row>
        <table:table-row table:style-name="ro2">
          <table:table-cell table:formula="of:=IF([.B664] &lt;&gt; 0;[.B664]-[.$B$2];&quot;&quot;)">
            <text:p/>
          </table:table-cell>
          <table:table-cell table:number-columns-repeated="1023"/>
        </table:table-row>
        <table:table-row table:style-name="ro2">
          <table:table-cell table:formula="of:=IF([.B665] &lt;&gt; 0;[.B665]-[.$B$2];&quot;&quot;)">
            <text:p/>
          </table:table-cell>
          <table:table-cell table:number-columns-repeated="1023"/>
        </table:table-row>
        <table:table-row table:style-name="ro2">
          <table:table-cell table:formula="of:=IF([.B666] &lt;&gt; 0;[.B666]-[.$B$2];&quot;&quot;)">
            <text:p/>
          </table:table-cell>
          <table:table-cell table:number-columns-repeated="1023"/>
        </table:table-row>
        <table:table-row table:style-name="ro2">
          <table:table-cell table:formula="of:=IF([.B667] &lt;&gt; 0;[.B667]-[.$B$2];&quot;&quot;)">
            <text:p/>
          </table:table-cell>
          <table:table-cell table:number-columns-repeated="1023"/>
        </table:table-row>
        <table:table-row table:style-name="ro2">
          <table:table-cell table:formula="of:=IF([.B668] &lt;&gt; 0;[.B668]-[.$B$2];&quot;&quot;)">
            <text:p/>
          </table:table-cell>
          <table:table-cell table:number-columns-repeated="1023"/>
        </table:table-row>
        <table:table-row table:style-name="ro2">
          <table:table-cell table:formula="of:=IF([.B669] &lt;&gt; 0;[.B669]-[.$B$2];&quot;&quot;)">
            <text:p/>
          </table:table-cell>
          <table:table-cell table:number-columns-repeated="1023"/>
        </table:table-row>
        <table:table-row table:style-name="ro2">
          <table:table-cell table:formula="of:=IF([.B670] &lt;&gt; 0;[.B670]-[.$B$2];&quot;&quot;)">
            <text:p/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0" number:min-integer-digits="3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00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09:26:19.447492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08:56:42.710507681</dc:date>
    <dc:creator>Jeremy Bennett</dc:creator>
    <meta:generator>LibreOffice/4.3.3.2$Linux_X86_64 LibreOffice_project/430m0$Build-2</meta:generator>
    <meta:editing-duration>PT14H45M54S</meta:editing-duration>
    <meta:editing-cycles>5</meta:editing-cycles>
    <meta:printed-by>Jeremy Bennett</meta:printed-by>
    <meta:print-date>2015-03-09T09:56:02</meta:print-date>
    <meta:document-statistic meta:table-count="1" meta:cell-count="30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origin="0" chart:interval-major="1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436cm" xlink:href=".." xlink:type="simple" chart:class="chart:scatter" chart:style-name="ch1">
        <chart:title svg:x="7.533cm" svg:y="0.264cm" chart:style-name="ch2">
          <text:p>Roll</text:p>
        </chart:title>
        <chart:legend svg:x="12.591cm" svg:y="0.11cm" style:legend-expansion="custom" chartooo:width="2.808cm" chartooo:height="1.258cm" style:legend-expansion-aspect-ratio="2.23211446740858" chart:style-name="ch3"/>
        <chart:plot-area chart:style-name="ch4" table:cell-range-address="Sheet1.A2:Sheet1.A594 Sheet1.C1:Sheet1.D594" chart:data-source-has-labels="row" svg:x="0.535cm" svg:y="0.111cm" svg:width="15.369cm" svg:height="6.104cm">
          <chartooo:coordinate-region svg:x="1.328cm" svg:y="0.111cm" svg:width="14.244cm" svg:height="5.758cm"/>
          <chart:axis chart:dimension="x" chart:name="primary-x" chart:style-name="ch5">
            <chart:title svg:x="7.17cm" svg:y="5.876cm" chart:style-name="ch6">
              <text:p>Time/seconds</text:p>
            </chart:title>
          </chart:axis>
          <chart:axis chart:dimension="y" chart:name="primary-y" chart:style-name="ch7">
            <chart:title svg:x="0cm" svg:y="4.146cm" chart:style-name="ch8">
              <text:p>Roll/degrees</text:p>
            </chart:title>
          </chart:axis>
          <chart:series chart:style-name="ch9" chart:values-cell-range-address="Sheet1.C2:Sheet1.C594" chart:label-cell-address="Sheet1.C1:Sheet1.C1" chart:class="chart:scatter">
            <chart:domain table:cell-range-address="Sheet1.A2:Sheet1.A594"/>
            <chart:data-point chart:repeated="593"/>
          </chart:series>
          <chart:series chart:style-name="ch10" chart:values-cell-range-address="Sheet1.D2:Sheet1.D594" chart:label-cell-address="Sheet1.D1:Sheet1.D1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 read</text:p>
                <draw:g>
                  <svg:desc>Sheet1.C1:Sheet1.C1</svg:desc>
                </draw:g>
              </table:table-cell>
              <table:table-cell office:value-type="string">
                <text:p>Roll wri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-0.341416">
                <text:p>-0.341416</text:p>
                <draw:g>
                  <svg:desc>Sheet1.C2:Sheet1.C594</svg:desc>
                </draw:g>
              </table:table-cell>
              <table:table-cell office:value-type="float" office:value="-1.5">
                <text:p>-1.5</text:p>
                <draw:g>
                  <svg:desc>Sheet1.D2:Sheet1.D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2092">
                <text:p>0.0200000000002092</text:p>
              </table:table-cell>
              <table:table-cell office:value-type="float" office:value="-0.347239">
                <text:p>-0.34723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00002001">
                <text:p>0.0300000000002001</text:p>
              </table:table-cell>
              <table:table-cell office:value-type="float" office:value="-0.345282">
                <text:p>-0.3452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0000191">
                <text:p>0.040000000000191</text:p>
              </table:table-cell>
              <table:table-cell office:value-type="float" office:value="-0.343046">
                <text:p>-0.3430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00001819">
                <text:p>0.0500000000001819</text:p>
              </table:table-cell>
              <table:table-cell office:value-type="float" office:value="-0.341186">
                <text:p>-0.3411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00001728">
                <text:p>0.0600000000001728</text:p>
              </table:table-cell>
              <table:table-cell office:value-type="float" office:value="-0.335657">
                <text:p>-0.33565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000000001637">
                <text:p>0.0700000000001637</text:p>
              </table:table-cell>
              <table:table-cell office:value-type="float" office:value="-0.332695">
                <text:p>-0.33269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00000001546">
                <text:p>0.0800000000001546</text:p>
              </table:table-cell>
              <table:table-cell office:value-type="float" office:value="-0.332058">
                <text:p>-0.3320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-0.334402">
                <text:p>-0.3344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0000136">
                <text:p>0.100000000000136</text:p>
              </table:table-cell>
              <table:table-cell office:value-type="float" office:value="-0.336082">
                <text:p>-0.3360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00000000127">
                <text:p>0.110000000000127</text:p>
              </table:table-cell>
              <table:table-cell office:value-type="float" office:value="-0.337622">
                <text:p>-0.3376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0000000000118">
                <text:p>0.120000000000118</text:p>
              </table:table-cell>
              <table:table-cell office:value-type="float" office:value="-0.338829">
                <text:p>-0.33882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-0.338286">
                <text:p>-0.3382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-0.338286">
                <text:p>-0.3382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000000000091">
                <text:p>0.150000000000091</text:p>
              </table:table-cell>
              <table:table-cell office:value-type="float" office:value="-0.33605">
                <text:p>-0.3360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000000000082">
                <text:p>0.160000000000082</text:p>
              </table:table-cell>
              <table:table-cell office:value-type="float" office:value="-0.337577">
                <text:p>-0.33757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000000000073">
                <text:p>0.170000000000073</text:p>
              </table:table-cell>
              <table:table-cell office:value-type="float" office:value="-0.33994">
                <text:p>-0.339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0000000000064">
                <text:p>0.180000000000064</text:p>
              </table:table-cell>
              <table:table-cell office:value-type="float" office:value="-0.336213">
                <text:p>-0.3362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0000000000055">
                <text:p>0.190000000000055</text:p>
              </table:table-cell>
              <table:table-cell office:value-type="float" office:value="-0.334559">
                <text:p>-0.33455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000000000045">
                <text:p>0.200000000000045</text:p>
              </table:table-cell>
              <table:table-cell office:value-type="float" office:value="-0.335732">
                <text:p>-0.3357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000000000036">
                <text:p>0.210000000000036</text:p>
              </table:table-cell>
              <table:table-cell office:value-type="float" office:value="-0.336115">
                <text:p>-0.33611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000000000027">
                <text:p>0.220000000000027</text:p>
              </table:table-cell>
              <table:table-cell office:value-type="float" office:value="-0.337729">
                <text:p>-0.33772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000000000018">
                <text:p>0.230000000000018</text:p>
              </table:table-cell>
              <table:table-cell office:value-type="float" office:value="-0.337609">
                <text:p>-0.3376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000000000009">
                <text:p>0.240000000000009</text:p>
              </table:table-cell>
              <table:table-cell office:value-type="float" office:value="-0.337584">
                <text:p>-0.3375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-0.338242">
                <text:p>-0.3382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-0.338302">
                <text:p>-0.3383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-0.338302">
                <text:p>-0.3383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-0.338302">
                <text:p>-0.3383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000000000191">
                <text:p>0.290000000000191</text:p>
              </table:table-cell>
              <table:table-cell office:value-type="float" office:value="-0.33888">
                <text:p>-0.338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0000000000182">
                <text:p>0.300000000000182</text:p>
              </table:table-cell>
              <table:table-cell office:value-type="float" office:value="-0.338152">
                <text:p>-0.3381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000000000173">
                <text:p>0.310000000000173</text:p>
              </table:table-cell>
              <table:table-cell office:value-type="float" office:value="-0.335647">
                <text:p>-0.33564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000000000164">
                <text:p>0.320000000000164</text:p>
              </table:table-cell>
              <table:table-cell office:value-type="float" office:value="-0.334833">
                <text:p>-0.3348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000000000155">
                <text:p>0.330000000000155</text:p>
              </table:table-cell>
              <table:table-cell office:value-type="float" office:value="-0.33643">
                <text:p>-0.3364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0000000000136">
                <text:p>0.350000000000136</text:p>
              </table:table-cell>
              <table:table-cell office:value-type="float" office:value="-0.333996">
                <text:p>-0.3339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0000000000127">
                <text:p>0.360000000000127</text:p>
              </table:table-cell>
              <table:table-cell office:value-type="float" office:value="-0.329174">
                <text:p>-0.3291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000000000118">
                <text:p>0.370000000000118</text:p>
              </table:table-cell>
              <table:table-cell office:value-type="float" office:value="-0.324555">
                <text:p>-0.32455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-0.318312">
                <text:p>-0.3183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-0.318312">
                <text:p>-0.3183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0000000001">
                <text:p>0.3900000000001</text:p>
              </table:table-cell>
              <table:table-cell office:value-type="float" office:value="-0.314922">
                <text:p>-0.3149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0000000000091">
                <text:p>0.400000000000091</text:p>
              </table:table-cell>
              <table:table-cell office:value-type="float" office:value="-0.30929">
                <text:p>-0.3092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-0.306686">
                <text:p>-0.3066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0000000000064">
                <text:p>0.430000000000064</text:p>
              </table:table-cell>
              <table:table-cell office:value-type="float" office:value="-0.306541">
                <text:p>-0.30654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-0.299331">
                <text:p>-0.29933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-0.299331">
                <text:p>-0.29933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-0.303076">
                <text:p>-0.3030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-0.303076">
                <text:p>-0.3030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000000000018">
                <text:p>0.480000000000018</text:p>
              </table:table-cell>
              <table:table-cell office:value-type="float" office:value="-0.309582">
                <text:p>-0.3095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0000000000009">
                <text:p>0.490000000000009</text:p>
              </table:table-cell>
              <table:table-cell office:value-type="float" office:value="-0.309302">
                <text:p>-0.3093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-0.305878">
                <text:p>-0.3058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9999999999991">
                <text:p>0.509999999999991</text:p>
              </table:table-cell>
              <table:table-cell office:value-type="float" office:value="-0.304147">
                <text:p>-0.30414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-0.302414">
                <text:p>-0.3024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-0.302414">
                <text:p>-0.3024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0000000000191">
                <text:p>0.540000000000191</text:p>
              </table:table-cell>
              <table:table-cell office:value-type="float" office:value="-0.304441">
                <text:p>-0.30444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0000000000182">
                <text:p>0.550000000000182</text:p>
              </table:table-cell>
              <table:table-cell office:value-type="float" office:value="-0.305823">
                <text:p>-0.30582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0000000000173">
                <text:p>0.560000000000173</text:p>
              </table:table-cell>
              <table:table-cell office:value-type="float" office:value="-0.309178">
                <text:p>-0.3091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0000000000164">
                <text:p>0.570000000000164</text:p>
              </table:table-cell>
              <table:table-cell office:value-type="float" office:value="-0.310807">
                <text:p>-0.31080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0000000000155">
                <text:p>0.580000000000155</text:p>
              </table:table-cell>
              <table:table-cell office:value-type="float" office:value="-0.312594">
                <text:p>-0.3125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0000000000146">
                <text:p>0.590000000000146</text:p>
              </table:table-cell>
              <table:table-cell office:value-type="float" office:value="-0.3124">
                <text:p>-0.31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0000000000136">
                <text:p>0.600000000000136</text:p>
              </table:table-cell>
              <table:table-cell office:value-type="float" office:value="-0.311977">
                <text:p>-0.31197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0000000000127">
                <text:p>0.610000000000127</text:p>
              </table:table-cell>
              <table:table-cell office:value-type="float" office:value="-0.309684">
                <text:p>-0.3096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0000000000118">
                <text:p>0.620000000000118</text:p>
              </table:table-cell>
              <table:table-cell office:value-type="float" office:value="-0.307436">
                <text:p>-0.3074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0000000000109">
                <text:p>0.630000000000109</text:p>
              </table:table-cell>
              <table:table-cell office:value-type="float" office:value="-0.305016">
                <text:p>-0.3050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000000001">
                <text:p>0.6400000000001</text:p>
              </table:table-cell>
              <table:table-cell office:value-type="float" office:value="-0.304488">
                <text:p>-0.3044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0000000000091">
                <text:p>0.650000000000091</text:p>
              </table:table-cell>
              <table:table-cell office:value-type="float" office:value="-0.304151">
                <text:p>-0.30415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0000000000082">
                <text:p>0.660000000000082</text:p>
              </table:table-cell>
              <table:table-cell office:value-type="float" office:value="-0.303017">
                <text:p>-0.30301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-0.303358">
                <text:p>-0.3033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0000000000064">
                <text:p>0.680000000000064</text:p>
              </table:table-cell>
              <table:table-cell office:value-type="float" office:value="-0.302495">
                <text:p>-0.30249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00000000055">
                <text:p>0.690000000000055</text:p>
              </table:table-cell>
              <table:table-cell office:value-type="float" office:value="-0.302932">
                <text:p>-0.3029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0000000000036">
                <text:p>0.710000000000036</text:p>
              </table:table-cell>
              <table:table-cell office:value-type="float" office:value="-0.30106">
                <text:p>-0.301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-0.302185">
                <text:p>-0.30218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-0.302185">
                <text:p>-0.30218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-0.30642">
                <text:p>-0.306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-0.30642">
                <text:p>-0.306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-0.30888">
                <text:p>-0.308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0000000000209">
                <text:p>0.770000000000209</text:p>
              </table:table-cell>
              <table:table-cell office:value-type="float" office:value="-0.311654">
                <text:p>-0.3116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-0.312371">
                <text:p>-0.3123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-0.312371">
                <text:p>-0.3123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-0.312371">
                <text:p>-0.3123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-0.312371">
                <text:p>-0.3123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-0.308042">
                <text:p>-0.3080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-0.308042">
                <text:p>-0.3080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-0.296457">
                <text:p>-0.29645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0000000000136">
                <text:p>0.850000000000136</text:p>
              </table:table-cell>
              <table:table-cell office:value-type="float" office:value="-0.296873">
                <text:p>-0.29687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0000000000127">
                <text:p>0.860000000000127</text:p>
              </table:table-cell>
              <table:table-cell office:value-type="float" office:value="-0.286523">
                <text:p>-0.28652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0000000000118">
                <text:p>0.870000000000118</text:p>
              </table:table-cell>
              <table:table-cell office:value-type="float" office:value="-0.27393">
                <text:p>-0.2739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0000000000109">
                <text:p>0.880000000000109</text:p>
              </table:table-cell>
              <table:table-cell office:value-type="float" office:value="-0.260126">
                <text:p>-0.2601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00000000001">
                <text:p>0.8900000000001</text:p>
              </table:table-cell>
              <table:table-cell office:value-type="float" office:value="-0.250609">
                <text:p>-0.2506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0000000000091">
                <text:p>0.900000000000091</text:p>
              </table:table-cell>
              <table:table-cell office:value-type="float" office:value="-0.243209">
                <text:p>-0.2432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-0.239403">
                <text:p>-0.2394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-0.239403">
                <text:p>-0.2394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-0.239403">
                <text:p>-0.2394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0000000000055">
                <text:p>0.940000000000055</text:p>
              </table:table-cell>
              <table:table-cell office:value-type="float" office:value="-0.229913">
                <text:p>-0.2299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0000000000046">
                <text:p>0.950000000000046</text:p>
              </table:table-cell>
              <table:table-cell office:value-type="float" office:value="-0.233903">
                <text:p>-0.2339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0000000000036">
                <text:p>0.960000000000036</text:p>
              </table:table-cell>
              <table:table-cell office:value-type="float" office:value="-0.229196">
                <text:p>-0.2291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0000000000027">
                <text:p>0.970000000000027</text:p>
              </table:table-cell>
              <table:table-cell office:value-type="float" office:value="-0.224295">
                <text:p>-0.22429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0000000000018">
                <text:p>0.980000000000018</text:p>
              </table:table-cell>
              <table:table-cell office:value-type="float" office:value="-0.215595">
                <text:p>-0.21559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0000000000009">
                <text:p>0.990000000000009</text:p>
              </table:table-cell>
              <table:table-cell office:value-type="float" office:value="-0.21098">
                <text:p>-0.210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0.20606">
                <text:p>-0.206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999999999999">
                <text:p>1.00999999999999</text:p>
              </table:table-cell>
              <table:table-cell office:value-type="float" office:value="-0.204343">
                <text:p>-0.20434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2000000000021">
                <text:p>1.02000000000021</text:p>
              </table:table-cell>
              <table:table-cell office:value-type="float" office:value="-0.217043">
                <text:p>-0.21704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00000000002">
                <text:p>1.0300000000002</text:p>
              </table:table-cell>
              <table:table-cell office:value-type="float" office:value="-0.221264">
                <text:p>-0.2212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4000000000019">
                <text:p>1.04000000000019</text:p>
              </table:table-cell>
              <table:table-cell office:value-type="float" office:value="-0.237014">
                <text:p>-0.2370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-0.257767">
                <text:p>-0.25776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-0.257767">
                <text:p>-0.25776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000000000016">
                <text:p>1.07000000000016</text:p>
              </table:table-cell>
              <table:table-cell office:value-type="float" office:value="-0.392038">
                <text:p>-0.3920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000000000015">
                <text:p>1.08000000000015</text:p>
              </table:table-cell>
              <table:table-cell office:value-type="float" office:value="-0.51225">
                <text:p>-0.512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9000000000015">
                <text:p>1.09000000000015</text:p>
              </table:table-cell>
              <table:table-cell office:value-type="float" office:value="-0.61879">
                <text:p>-0.6187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0000000000014">
                <text:p>1.10000000000014</text:p>
              </table:table-cell>
              <table:table-cell office:value-type="float" office:value="-0.808048">
                <text:p>-0.8080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-0.824874">
                <text:p>-0.8248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-0.824874">
                <text:p>-0.8248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-0.545251">
                <text:p>-0.54525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-0.545251">
                <text:p>-0.54525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0.463587">
                <text:p>0.46358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0.463587">
                <text:p>0.46358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0.945792">
                <text:p>0.9457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8000000000006">
                <text:p>1.18000000000006</text:p>
              </table:table-cell>
              <table:table-cell office:value-type="float" office:value="1.942313">
                <text:p>1.9423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3.987934">
                <text:p>3.9879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3.987934">
                <text:p>3.9879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5.747334">
                <text:p>5.7473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5.747334">
                <text:p>5.7473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000000000001">
                <text:p>1.24000000000001</text:p>
              </table:table-cell>
              <table:table-cell office:value-type="float" office:value="6.086567">
                <text:p>6.08656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">
                <text:p>1.25</text:p>
              </table:table-cell>
              <table:table-cell office:value-type="float" office:value="6.071111">
                <text:p>6.07111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6.071527">
                <text:p>6.07152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7000000000021">
                <text:p>1.27000000000021</text:p>
              </table:table-cell>
              <table:table-cell office:value-type="float" office:value="6.153698">
                <text:p>6.1536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800000000002">
                <text:p>1.2800000000002</text:p>
              </table:table-cell>
              <table:table-cell office:value-type="float" office:value="6.408325">
                <text:p>6.4083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9000000000019">
                <text:p>1.29000000000019</text:p>
              </table:table-cell>
              <table:table-cell office:value-type="float" office:value="6.610636">
                <text:p>6.6106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000000000018">
                <text:p>1.30000000000018</text:p>
              </table:table-cell>
              <table:table-cell office:value-type="float" office:value="6.901805">
                <text:p>6.90180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7.014017">
                <text:p>7.01401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7.014017">
                <text:p>7.01401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3000000000015">
                <text:p>1.33000000000015</text:p>
              </table:table-cell>
              <table:table-cell office:value-type="float" office:value="7.171742">
                <text:p>7.1717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7.29468">
                <text:p>7.294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000000000014">
                <text:p>1.35000000000014</text:p>
              </table:table-cell>
              <table:table-cell office:value-type="float" office:value="7.313241">
                <text:p>7.31324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6000000000013">
                <text:p>1.36000000000013</text:p>
              </table:table-cell>
              <table:table-cell office:value-type="float" office:value="7.126711">
                <text:p>7.12671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7000000000012">
                <text:p>1.37000000000012</text:p>
              </table:table-cell>
              <table:table-cell office:value-type="float" office:value="6.994146">
                <text:p>6.9941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8000000000011">
                <text:p>1.38000000000011</text:p>
              </table:table-cell>
              <table:table-cell office:value-type="float" office:value="6.921827">
                <text:p>6.92182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900000000001">
                <text:p>1.3900000000001</text:p>
              </table:table-cell>
              <table:table-cell office:value-type="float" office:value="6.903365">
                <text:p>6.90336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0000000000009">
                <text:p>1.40000000000009</text:p>
              </table:table-cell>
              <table:table-cell office:value-type="float" office:value="6.879255">
                <text:p>6.87925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1000000000008">
                <text:p>1.41000000000008</text:p>
              </table:table-cell>
              <table:table-cell office:value-type="float" office:value="6.746293">
                <text:p>6.74629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2000000000007">
                <text:p>1.42000000000007</text:p>
              </table:table-cell>
              <table:table-cell office:value-type="float" office:value="6.305586">
                <text:p>6.3055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5.971156">
                <text:p>5.9711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5.971156">
                <text:p>5.9711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000000000005">
                <text:p>1.45000000000005</text:p>
              </table:table-cell>
              <table:table-cell office:value-type="float" office:value="5.567977">
                <text:p>5.56797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7000000000003">
                <text:p>1.47000000000003</text:p>
              </table:table-cell>
              <table:table-cell office:value-type="float" office:value="5.310097">
                <text:p>5.31009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4.908033">
                <text:p>4.9080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4.908033">
                <text:p>4.9080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">
                <text:p>1.5</text:p>
              </table:table-cell>
              <table:table-cell office:value-type="float" office:value="4.376197">
                <text:p>4.37619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4.293286">
                <text:p>4.2932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4.230386">
                <text:p>4.2303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4.230386">
                <text:p>4.2303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3.997496">
                <text:p>3.9974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3.997496">
                <text:p>3.9974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3.692704">
                <text:p>3.6927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3.692704">
                <text:p>3.6927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3.692704">
                <text:p>3.6927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3.66482">
                <text:p>3.664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000000000014">
                <text:p>1.60000000000014</text:p>
              </table:table-cell>
              <table:table-cell office:value-type="float" office:value="3.827898">
                <text:p>3.8278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1000000000013">
                <text:p>1.61000000000013</text:p>
              </table:table-cell>
              <table:table-cell office:value-type="float" office:value="4.007565">
                <text:p>4.00756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000000000012">
                <text:p>1.62000000000012</text:p>
              </table:table-cell>
              <table:table-cell office:value-type="float" office:value="4.347093">
                <text:p>4.34709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3000000000011">
                <text:p>1.63000000000011</text:p>
              </table:table-cell>
              <table:table-cell office:value-type="float" office:value="4.608028">
                <text:p>4.6080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400000000001">
                <text:p>1.6400000000001</text:p>
              </table:table-cell>
              <table:table-cell office:value-type="float" office:value="4.987192">
                <text:p>4.9871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5000000000009">
                <text:p>1.65000000000009</text:p>
              </table:table-cell>
              <table:table-cell office:value-type="float" office:value="5.204173">
                <text:p>5.20417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6000000000008">
                <text:p>1.66000000000008</text:p>
              </table:table-cell>
              <table:table-cell office:value-type="float" office:value="5.509788">
                <text:p>5.5097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5.712305">
                <text:p>5.71230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8000000000006">
                <text:p>1.68000000000006</text:p>
              </table:table-cell>
              <table:table-cell office:value-type="float" office:value="5.881865">
                <text:p>5.88186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9000000000005">
                <text:p>1.69000000000005</text:p>
              </table:table-cell>
              <table:table-cell office:value-type="float" office:value="5.922534">
                <text:p>5.9225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0000000000005">
                <text:p>1.70000000000005</text:p>
              </table:table-cell>
              <table:table-cell office:value-type="float" office:value="5.895328">
                <text:p>5.8953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1000000000004">
                <text:p>1.71000000000004</text:p>
              </table:table-cell>
              <table:table-cell office:value-type="float" office:value="5.845061">
                <text:p>5.84506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2000000000003">
                <text:p>1.72000000000003</text:p>
              </table:table-cell>
              <table:table-cell office:value-type="float" office:value="5.85398">
                <text:p>5.853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3000000000002">
                <text:p>1.73000000000002</text:p>
              </table:table-cell>
              <table:table-cell office:value-type="float" office:value="6.011997">
                <text:p>6.01199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4000000000001">
                <text:p>1.74000000000001</text:p>
              </table:table-cell>
              <table:table-cell office:value-type="float" office:value="6.548093">
                <text:p>6.54809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5">
                <text:p>1.75</text:p>
              </table:table-cell>
              <table:table-cell office:value-type="float" office:value="7.104144">
                <text:p>7.1041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5999999999999">
                <text:p>1.75999999999999</text:p>
              </table:table-cell>
              <table:table-cell office:value-type="float" office:value="8.219049">
                <text:p>8.21904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7000000000021">
                <text:p>1.77000000000021</text:p>
              </table:table-cell>
              <table:table-cell office:value-type="float" office:value="9.044499">
                <text:p>9.0444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11.041045">
                <text:p>11.04104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11.041045">
                <text:p>11.04104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0000000000018">
                <text:p>1.80000000000018</text:p>
              </table:table-cell>
              <table:table-cell office:value-type="float" office:value="12.042074">
                <text:p>12.0420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12.790968">
                <text:p>12.7909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12.790968">
                <text:p>12.7909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12.790968">
                <text:p>12.7909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12.760346">
                <text:p>12.7603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12.760346">
                <text:p>12.7603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13.255694">
                <text:p>13.2556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13.255694">
                <text:p>13.2556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900000000001">
                <text:p>1.8900000000001</text:p>
              </table:table-cell>
              <table:table-cell office:value-type="float" office:value="14.56848">
                <text:p>14.568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15.738892">
                <text:p>15.7388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15.738892">
                <text:p>15.7388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17.836302">
                <text:p>17.8363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18.179337">
                <text:p>18.17933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18.179337">
                <text:p>18.17933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7.103291">
                <text:p>17.1032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7.103291">
                <text:p>17.1032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7.103291">
                <text:p>17.1032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8000000000002">
                <text:p>1.98000000000002</text:p>
              </table:table-cell>
              <table:table-cell office:value-type="float" office:value="12.757953">
                <text:p>12.75795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9000000000001">
                <text:p>1.99000000000001</text:p>
              </table:table-cell>
              <table:table-cell office:value-type="float" office:value="12.042846">
                <text:p>12.0428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1.487895">
                <text:p>11.48789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0999999999999">
                <text:p>2.00999999999999</text:p>
              </table:table-cell>
              <table:table-cell office:value-type="float" office:value="11.414948">
                <text:p>11.4149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2000000000021">
                <text:p>2.02000000000021</text:p>
              </table:table-cell>
              <table:table-cell office:value-type="float" office:value="11.714808">
                <text:p>11.7148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300000000002">
                <text:p>2.0300000000002</text:p>
              </table:table-cell>
              <table:table-cell office:value-type="float" office:value="12.104532">
                <text:p>12.1045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4000000000019">
                <text:p>2.04000000000019</text:p>
              </table:table-cell>
              <table:table-cell office:value-type="float" office:value="12.647227">
                <text:p>12.64722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5000000000018">
                <text:p>2.05000000000018</text:p>
              </table:table-cell>
              <table:table-cell office:value-type="float" office:value="12.874278">
                <text:p>12.8742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3.089314">
                <text:p>13.0893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3.089314">
                <text:p>13.0893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8000000000015">
                <text:p>2.08000000000015</text:p>
              </table:table-cell>
              <table:table-cell office:value-type="float" office:value="13.038119">
                <text:p>13.03811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12.954977">
                <text:p>12.95497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12.550922">
                <text:p>12.5509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12.550922">
                <text:p>12.5509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11.943071">
                <text:p>11.9430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11.943071">
                <text:p>11.9430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400000000001">
                <text:p>2.1400000000001</text:p>
              </table:table-cell>
              <table:table-cell office:value-type="float" office:value="11.609075">
                <text:p>11.60907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6000000000008">
                <text:p>2.16000000000008</text:p>
              </table:table-cell>
              <table:table-cell office:value-type="float" office:value="11.147673">
                <text:p>11.14767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10.885115">
                <text:p>10.88511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10.885115">
                <text:p>10.88511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10.175712">
                <text:p>10.1757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10.175712">
                <text:p>10.1757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9.383213">
                <text:p>9.3832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9.383213">
                <text:p>9.3832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9.383213">
                <text:p>9.3832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4000000000001">
                <text:p>2.24000000000001</text:p>
              </table:table-cell>
              <table:table-cell office:value-type="float" office:value="9.508425">
                <text:p>9.5084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5">
                <text:p>2.25</text:p>
              </table:table-cell>
              <table:table-cell office:value-type="float" office:value="9.807117">
                <text:p>9.80711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5">
                <text:p>2.25</text:p>
              </table:table-cell>
              <table:table-cell office:value-type="float" office:value="9.807117">
                <text:p>9.80711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000000000021">
                <text:p>2.27000000000021</text:p>
              </table:table-cell>
              <table:table-cell office:value-type="float" office:value="10.437103">
                <text:p>10.4371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10.514002">
                <text:p>10.5140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10.514002">
                <text:p>10.5140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0000000000018">
                <text:p>2.30000000000018</text:p>
              </table:table-cell>
              <table:table-cell office:value-type="float" office:value="10.13703">
                <text:p>10.137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1000000000017">
                <text:p>2.31000000000017</text:p>
              </table:table-cell>
              <table:table-cell office:value-type="float" office:value="9.880511">
                <text:p>9.88051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2000000000016">
                <text:p>2.32000000000016</text:p>
              </table:table-cell>
              <table:table-cell office:value-type="float" office:value="9.459154">
                <text:p>9.4591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9.2142">
                <text:p>9.21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9.2142">
                <text:p>9.21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8.98469">
                <text:p>8.9846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6000000000013">
                <text:p>2.36000000000013</text:p>
              </table:table-cell>
              <table:table-cell office:value-type="float" office:value="8.964087">
                <text:p>8.96408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000000000012">
                <text:p>2.37000000000012</text:p>
              </table:table-cell>
              <table:table-cell office:value-type="float" office:value="9.094103">
                <text:p>9.0941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8000000000011">
                <text:p>2.38000000000011</text:p>
              </table:table-cell>
              <table:table-cell office:value-type="float" office:value="9.164585">
                <text:p>9.16458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900000000001">
                <text:p>2.3900000000001</text:p>
              </table:table-cell>
              <table:table-cell office:value-type="float" office:value="9.021173">
                <text:p>9.02117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0000000000009">
                <text:p>2.40000000000009</text:p>
              </table:table-cell>
              <table:table-cell office:value-type="float" office:value="8.744913">
                <text:p>8.7449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1000000000008">
                <text:p>2.41000000000008</text:p>
              </table:table-cell>
              <table:table-cell office:value-type="float" office:value="8.585676">
                <text:p>8.5856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8.419551">
                <text:p>8.41955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3000000000006">
                <text:p>2.43000000000006</text:p>
              </table:table-cell>
              <table:table-cell office:value-type="float" office:value="8.336246">
                <text:p>8.3362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8.524234">
                <text:p>8.5242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8.524234">
                <text:p>8.5242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9.341798">
                <text:p>9.3417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9.341798">
                <text:p>9.3417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9.341798">
                <text:p>9.3417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">
                <text:p>2.5</text:p>
              </table:table-cell>
              <table:table-cell office:value-type="float" office:value="10.51664">
                <text:p>10.516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">
                <text:p>2.5</text:p>
              </table:table-cell>
              <table:table-cell office:value-type="float" office:value="10.51664">
                <text:p>10.516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2000000000021">
                <text:p>2.52000000000021</text:p>
              </table:table-cell>
              <table:table-cell office:value-type="float" office:value="10.476109">
                <text:p>10.4761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300000000002">
                <text:p>2.5300000000002</text:p>
              </table:table-cell>
              <table:table-cell office:value-type="float" office:value="10.212582">
                <text:p>10.2125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9.627488">
                <text:p>9.6274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9.627488">
                <text:p>9.6274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5000000000018">
                <text:p>2.55000000000018</text:p>
              </table:table-cell>
              <table:table-cell office:value-type="float" office:value="9.238222">
                <text:p>9.2382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7000000000016">
                <text:p>2.57000000000016</text:p>
              </table:table-cell>
              <table:table-cell office:value-type="float" office:value="8.661032">
                <text:p>8.6610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8.688933">
                <text:p>8.6889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8.688933">
                <text:p>8.6889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9.038613">
                <text:p>9.0386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9.038613">
                <text:p>9.0386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9.038613">
                <text:p>9.03861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3000000000011">
                <text:p>2.63000000000011</text:p>
              </table:table-cell>
              <table:table-cell office:value-type="float" office:value="9.692454">
                <text:p>9.6924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400000000001">
                <text:p>2.6400000000001</text:p>
              </table:table-cell>
              <table:table-cell office:value-type="float" office:value="9.910279">
                <text:p>9.91027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5000000000009">
                <text:p>2.65000000000009</text:p>
              </table:table-cell>
              <table:table-cell office:value-type="float" office:value="9.952826">
                <text:p>9.9528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6000000000008">
                <text:p>2.66000000000008</text:p>
              </table:table-cell>
              <table:table-cell office:value-type="float" office:value="9.891089">
                <text:p>9.89108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7000000000007">
                <text:p>2.67000000000007</text:p>
              </table:table-cell>
              <table:table-cell office:value-type="float" office:value="9.873071">
                <text:p>9.87307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8000000000006">
                <text:p>2.68000000000006</text:p>
              </table:table-cell>
              <table:table-cell office:value-type="float" office:value="9.974063">
                <text:p>9.97406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9000000000005">
                <text:p>2.69000000000005</text:p>
              </table:table-cell>
              <table:table-cell office:value-type="float" office:value="10.166252">
                <text:p>10.1662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10.91348">
                <text:p>10.913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10.91348">
                <text:p>10.913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2000000000003">
                <text:p>2.72000000000003</text:p>
              </table:table-cell>
              <table:table-cell office:value-type="float" office:value="11.485211">
                <text:p>11.48521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1.875876">
                <text:p>11.8758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1.875876">
                <text:p>11.8758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1.875876">
                <text:p>11.8758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13.228173">
                <text:p>13.22817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13.228173">
                <text:p>13.22817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800000000002">
                <text:p>2.7800000000002</text:p>
              </table:table-cell>
              <table:table-cell office:value-type="float" office:value="13.399072">
                <text:p>13.3990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13.452518">
                <text:p>13.4525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13.452518">
                <text:p>13.4525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13.533847">
                <text:p>13.53384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13.533847">
                <text:p>13.53384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4000000000015">
                <text:p>2.84000000000015</text:p>
              </table:table-cell>
              <table:table-cell office:value-type="float" office:value="13.84776">
                <text:p>13.847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origin="0" chart:interval-major="1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5.176cm" xlink:href=".." xlink:type="simple" chart:class="chart:scatter" chart:style-name="ch1">
        <chart:title svg:x="7.427cm" svg:y="0.425cm" chart:style-name="ch2">
          <text:p>Pitch</text:p>
        </chart:title>
        <chart:legend svg:x="12.747cm" svg:y="0.929cm" style:legend-expansion="custom" chartooo:width="2.808cm" chartooo:height="0.982cm" style:legend-expansion-aspect-ratio="2.85947046843177" chart:style-name="ch3"/>
        <chart:plot-area chart:style-name="ch4" table:cell-range-address="Sheet1.A2:Sheet1.A594 Sheet1.E1:Sheet1.F594" chart:data-source-has-labels="row" svg:x="0.46cm" svg:y="0.089cm" svg:width="15.444cm" svg:height="5.107cm">
          <chartooo:coordinate-region svg:x="1.328cm" svg:y="0.089cm" svg:width="14.244cm" svg:height="4.63cm"/>
          <chart:axis chart:dimension="x" chart:name="primary-x" chart:style-name="ch5">
            <chart:title svg:x="7.133cm" svg:y="4.616cm" chart:style-name="ch6">
              <text:p>Time/seconds</text:p>
            </chart:title>
          </chart:axis>
          <chart:axis chart:dimension="y" chart:name="primary-y" chart:style-name="ch7">
            <chart:title svg:x="0cm" svg:y="3.691cm" chart:style-name="ch8">
              <text:p>Pitch/degrees</text:p>
            </chart:title>
          </chart:axis>
          <chart:series chart:style-name="ch9" chart:values-cell-range-address="Sheet1.E2:Sheet1.E594" chart:label-cell-address="Sheet1.E1:Sheet1.E1" chart:class="chart:scatter">
            <chart:domain table:cell-range-address="Sheet1.A2:Sheet1.A594"/>
            <chart:data-point chart:repeated="593"/>
          </chart:series>
          <chart:series chart:style-name="ch10" chart:values-cell-range-address="Sheet1.F2:Sheet1.F594" chart:label-cell-address="Sheet1.F1:Sheet1.F1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tch read</text:p>
                <draw:g>
                  <svg:desc>Sheet1.E1:Sheet1.E1</svg:desc>
                </draw:g>
              </table:table-cell>
              <table:table-cell office:value-type="string">
                <text:p>Pitch writ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0.881431">
                <text:p>0.881431</text:p>
                <draw:g>
                  <svg:desc>Sheet1.E2:Sheet1.E594</svg:desc>
                </draw:g>
              </table:table-cell>
              <table:table-cell office:value-type="float" office:value="8">
                <text:p>8</text:p>
                <draw:g>
                  <svg:desc>Sheet1.F2:Sheet1.F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2092">
                <text:p>0.0200000000002092</text:p>
              </table:table-cell>
              <table:table-cell office:value-type="float" office:value="0.88261">
                <text:p>0.88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00002001">
                <text:p>0.0300000000002001</text:p>
              </table:table-cell>
              <table:table-cell office:value-type="float" office:value="0.887858">
                <text:p>0.887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0000191">
                <text:p>0.040000000000191</text:p>
              </table:table-cell>
              <table:table-cell office:value-type="float" office:value="0.893538">
                <text:p>0.893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00001819">
                <text:p>0.0500000000001819</text:p>
              </table:table-cell>
              <table:table-cell office:value-type="float" office:value="0.896807">
                <text:p>0.8968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00001728">
                <text:p>0.0600000000001728</text:p>
              </table:table-cell>
              <table:table-cell office:value-type="float" office:value="0.901667">
                <text:p>0.901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000000001637">
                <text:p>0.0700000000001637</text:p>
              </table:table-cell>
              <table:table-cell office:value-type="float" office:value="0.904303">
                <text:p>0.904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00000001546">
                <text:p>0.0800000000001546</text:p>
              </table:table-cell>
              <table:table-cell office:value-type="float" office:value="0.904626">
                <text:p>0.90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0.90493">
                <text:p>0.904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0000136">
                <text:p>0.100000000000136</text:p>
              </table:table-cell>
              <table:table-cell office:value-type="float" office:value="0.904064">
                <text:p>0.9040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00000000127">
                <text:p>0.110000000000127</text:p>
              </table:table-cell>
              <table:table-cell office:value-type="float" office:value="0.902107">
                <text:p>0.902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0000000000118">
                <text:p>0.120000000000118</text:p>
              </table:table-cell>
              <table:table-cell office:value-type="float" office:value="0.903775">
                <text:p>0.903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0.905326">
                <text:p>0.905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0.905326">
                <text:p>0.905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000000000091">
                <text:p>0.150000000000091</text:p>
              </table:table-cell>
              <table:table-cell office:value-type="float" office:value="0.912926">
                <text:p>0.912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000000000082">
                <text:p>0.160000000000082</text:p>
              </table:table-cell>
              <table:table-cell office:value-type="float" office:value="0.913721">
                <text:p>0.913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000000000073">
                <text:p>0.170000000000073</text:p>
              </table:table-cell>
              <table:table-cell office:value-type="float" office:value="0.914915">
                <text:p>0.914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0000000000064">
                <text:p>0.180000000000064</text:p>
              </table:table-cell>
              <table:table-cell office:value-type="float" office:value="0.916665">
                <text:p>0.9166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0000000000055">
                <text:p>0.190000000000055</text:p>
              </table:table-cell>
              <table:table-cell office:value-type="float" office:value="0.916558">
                <text:p>0.9165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000000000045">
                <text:p>0.200000000000045</text:p>
              </table:table-cell>
              <table:table-cell office:value-type="float" office:value="0.91702">
                <text:p>0.91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000000000036">
                <text:p>0.210000000000036</text:p>
              </table:table-cell>
              <table:table-cell office:value-type="float" office:value="0.91639">
                <text:p>0.916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000000000027">
                <text:p>0.220000000000027</text:p>
              </table:table-cell>
              <table:table-cell office:value-type="float" office:value="0.917874">
                <text:p>0.9178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000000000018">
                <text:p>0.230000000000018</text:p>
              </table:table-cell>
              <table:table-cell office:value-type="float" office:value="0.920045">
                <text:p>0.9200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000000000009">
                <text:p>0.240000000000009</text:p>
              </table:table-cell>
              <table:table-cell office:value-type="float" office:value="0.923659">
                <text:p>0.9236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924655">
                <text:p>0.924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0.924766">
                <text:p>0.924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0.924766">
                <text:p>0.924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0.924766">
                <text:p>0.924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000000000191">
                <text:p>0.290000000000191</text:p>
              </table:table-cell>
              <table:table-cell office:value-type="float" office:value="0.929517">
                <text:p>0.929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0000000000182">
                <text:p>0.300000000000182</text:p>
              </table:table-cell>
              <table:table-cell office:value-type="float" office:value="0.930541">
                <text:p>0.930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000000000173">
                <text:p>0.310000000000173</text:p>
              </table:table-cell>
              <table:table-cell office:value-type="float" office:value="0.932649">
                <text:p>0.932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000000000164">
                <text:p>0.320000000000164</text:p>
              </table:table-cell>
              <table:table-cell office:value-type="float" office:value="0.936078">
                <text:p>0.9360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000000000155">
                <text:p>0.330000000000155</text:p>
              </table:table-cell>
              <table:table-cell office:value-type="float" office:value="0.938638">
                <text:p>0.9386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0000000000136">
                <text:p>0.350000000000136</text:p>
              </table:table-cell>
              <table:table-cell office:value-type="float" office:value="0.946205">
                <text:p>0.946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0000000000127">
                <text:p>0.360000000000127</text:p>
              </table:table-cell>
              <table:table-cell office:value-type="float" office:value="0.952487">
                <text:p>0.95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000000000118">
                <text:p>0.370000000000118</text:p>
              </table:table-cell>
              <table:table-cell office:value-type="float" office:value="0.957124">
                <text:p>0.957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0.964296">
                <text:p>0.964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0.964296">
                <text:p>0.964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0000000001">
                <text:p>0.3900000000001</text:p>
              </table:table-cell>
              <table:table-cell office:value-type="float" office:value="0.970143">
                <text:p>0.970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0000000000091">
                <text:p>0.400000000000091</text:p>
              </table:table-cell>
              <table:table-cell office:value-type="float" office:value="0.976461">
                <text:p>0.9764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0.986404">
                <text:p>0.986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0000000000064">
                <text:p>0.430000000000064</text:p>
              </table:table-cell>
              <table:table-cell office:value-type="float" office:value="0.988959">
                <text:p>0.9889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0.979519">
                <text:p>0.9795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0.979519">
                <text:p>0.9795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0.980795">
                <text:p>0.980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0.980795">
                <text:p>0.980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000000000018">
                <text:p>0.480000000000018</text:p>
              </table:table-cell>
              <table:table-cell office:value-type="float" office:value="0.979596">
                <text:p>0.979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0000000000009">
                <text:p>0.490000000000009</text:p>
              </table:table-cell>
              <table:table-cell office:value-type="float" office:value="0.98255">
                <text:p>0.98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98675">
                <text:p>0.98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9999999999991">
                <text:p>0.509999999999991</text:p>
              </table:table-cell>
              <table:table-cell office:value-type="float" office:value="0.986981">
                <text:p>0.986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0.987794">
                <text:p>0.987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0.987794">
                <text:p>0.987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0000000000191">
                <text:p>0.540000000000191</text:p>
              </table:table-cell>
              <table:table-cell office:value-type="float" office:value="0.98854">
                <text:p>0.988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0000000000182">
                <text:p>0.550000000000182</text:p>
              </table:table-cell>
              <table:table-cell office:value-type="float" office:value="0.990071">
                <text:p>0.9900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0000000000173">
                <text:p>0.560000000000173</text:p>
              </table:table-cell>
              <table:table-cell office:value-type="float" office:value="0.992322">
                <text:p>0.992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0000000000164">
                <text:p>0.570000000000164</text:p>
              </table:table-cell>
              <table:table-cell office:value-type="float" office:value="0.994318">
                <text:p>0.994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0000000000155">
                <text:p>0.580000000000155</text:p>
              </table:table-cell>
              <table:table-cell office:value-type="float" office:value="0.994794">
                <text:p>0.994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0000000000146">
                <text:p>0.590000000000146</text:p>
              </table:table-cell>
              <table:table-cell office:value-type="float" office:value="0.994753">
                <text:p>0.994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0000000000136">
                <text:p>0.600000000000136</text:p>
              </table:table-cell>
              <table:table-cell office:value-type="float" office:value="0.998433">
                <text:p>0.9984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0000000000127">
                <text:p>0.610000000000127</text:p>
              </table:table-cell>
              <table:table-cell office:value-type="float" office:value="0.99911">
                <text:p>0.999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0000000000118">
                <text:p>0.620000000000118</text:p>
              </table:table-cell>
              <table:table-cell office:value-type="float" office:value="1.002177">
                <text:p>1.002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0000000000109">
                <text:p>0.630000000000109</text:p>
              </table:table-cell>
              <table:table-cell office:value-type="float" office:value="1.002738">
                <text:p>1.002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000000001">
                <text:p>0.6400000000001</text:p>
              </table:table-cell>
              <table:table-cell office:value-type="float" office:value="1.002654">
                <text:p>1.002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0000000000091">
                <text:p>0.650000000000091</text:p>
              </table:table-cell>
              <table:table-cell office:value-type="float" office:value="1.002426">
                <text:p>1.002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0000000000082">
                <text:p>0.660000000000082</text:p>
              </table:table-cell>
              <table:table-cell office:value-type="float" office:value="1.00293">
                <text:p>1.00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1.002744">
                <text:p>1.0027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0000000000064">
                <text:p>0.680000000000064</text:p>
              </table:table-cell>
              <table:table-cell office:value-type="float" office:value="1.003554">
                <text:p>1.003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00000000055">
                <text:p>0.690000000000055</text:p>
              </table:table-cell>
              <table:table-cell office:value-type="float" office:value="1.004359">
                <text:p>1.00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0000000000036">
                <text:p>0.710000000000036</text:p>
              </table:table-cell>
              <table:table-cell office:value-type="float" office:value="1.009388">
                <text:p>1.009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1.011664">
                <text:p>1.0116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1.011664">
                <text:p>1.0116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1.011331">
                <text:p>1.011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1.011331">
                <text:p>1.011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1.011261">
                <text:p>1.011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0000000000209">
                <text:p>0.770000000000209</text:p>
              </table:table-cell>
              <table:table-cell office:value-type="float" office:value="1.010031">
                <text:p>1.0100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.00954">
                <text:p>1.00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.00954">
                <text:p>1.00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.00954">
                <text:p>1.00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.00954">
                <text:p>1.00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1.017307">
                <text:p>1.017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1.017307">
                <text:p>1.017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1.027937">
                <text:p>1.0279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0000000000136">
                <text:p>0.850000000000136</text:p>
              </table:table-cell>
              <table:table-cell office:value-type="float" office:value="1.039328">
                <text:p>1.039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0000000000127">
                <text:p>0.860000000000127</text:p>
              </table:table-cell>
              <table:table-cell office:value-type="float" office:value="1.039982">
                <text:p>1.0399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0000000000118">
                <text:p>0.870000000000118</text:p>
              </table:table-cell>
              <table:table-cell office:value-type="float" office:value="1.054839">
                <text:p>1.05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0000000000109">
                <text:p>0.880000000000109</text:p>
              </table:table-cell>
              <table:table-cell office:value-type="float" office:value="1.064777">
                <text:p>1.064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00000000001">
                <text:p>0.8900000000001</text:p>
              </table:table-cell>
              <table:table-cell office:value-type="float" office:value="1.074428">
                <text:p>1.074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0000000000091">
                <text:p>0.900000000000091</text:p>
              </table:table-cell>
              <table:table-cell office:value-type="float" office:value="1.079602">
                <text:p>1.0796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1.084339">
                <text:p>1.084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1.084339">
                <text:p>1.084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1.084339">
                <text:p>1.084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0000000000055">
                <text:p>0.940000000000055</text:p>
              </table:table-cell>
              <table:table-cell office:value-type="float" office:value="1.102771">
                <text:p>1.1027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0000000000046">
                <text:p>0.950000000000046</text:p>
              </table:table-cell>
              <table:table-cell office:value-type="float" office:value="1.10795">
                <text:p>1.10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0000000000036">
                <text:p>0.960000000000036</text:p>
              </table:table-cell>
              <table:table-cell office:value-type="float" office:value="1.115581">
                <text:p>1.1155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0000000000027">
                <text:p>0.970000000000027</text:p>
              </table:table-cell>
              <table:table-cell office:value-type="float" office:value="1.121426">
                <text:p>1.121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0000000000018">
                <text:p>0.980000000000018</text:p>
              </table:table-cell>
              <table:table-cell office:value-type="float" office:value="1.13325">
                <text:p>1.13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0000000000009">
                <text:p>0.990000000000009</text:p>
              </table:table-cell>
              <table:table-cell office:value-type="float" office:value="1.137576">
                <text:p>1.1375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.142077">
                <text:p>1.1420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999999999999">
                <text:p>1.00999999999999</text:p>
              </table:table-cell>
              <table:table-cell office:value-type="float" office:value="1.142947">
                <text:p>1.1429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2000000000021">
                <text:p>1.02000000000021</text:p>
              </table:table-cell>
              <table:table-cell office:value-type="float" office:value="1.132614">
                <text:p>1.1326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00000000002">
                <text:p>1.0300000000002</text:p>
              </table:table-cell>
              <table:table-cell office:value-type="float" office:value="1.121748">
                <text:p>1.121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4000000000019">
                <text:p>1.04000000000019</text:p>
              </table:table-cell>
              <table:table-cell office:value-type="float" office:value="1.10525">
                <text:p>1.105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1.079609">
                <text:p>1.0796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1.079609">
                <text:p>1.0796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000000000016">
                <text:p>1.07000000000016</text:p>
              </table:table-cell>
              <table:table-cell office:value-type="float" office:value="0.960768">
                <text:p>0.9607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000000000015">
                <text:p>1.08000000000015</text:p>
              </table:table-cell>
              <table:table-cell office:value-type="float" office:value="0.859972">
                <text:p>0.859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9000000000015">
                <text:p>1.09000000000015</text:p>
              </table:table-cell>
              <table:table-cell office:value-type="float" office:value="0.734921">
                <text:p>0.7349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0000000000014">
                <text:p>1.10000000000014</text:p>
              </table:table-cell>
              <table:table-cell office:value-type="float" office:value="0.534092">
                <text:p>0.5340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-0.206899">
                <text:p>-0.2068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-0.206899">
                <text:p>-0.2068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-1.190703">
                <text:p>-1.1907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-1.190703">
                <text:p>-1.1907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-2.31969">
                <text:p>-2.31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-2.31969">
                <text:p>-2.31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-2.955728">
                <text:p>-2.955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8000000000006">
                <text:p>1.18000000000006</text:p>
              </table:table-cell>
              <table:table-cell office:value-type="float" office:value="-4.116868">
                <text:p>-4.1168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-6.673497">
                <text:p>-6.673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-6.673497">
                <text:p>-6.673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-9.430082">
                <text:p>-9.4300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-9.430082">
                <text:p>-9.4300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000000000001">
                <text:p>1.24000000000001</text:p>
              </table:table-cell>
              <table:table-cell office:value-type="float" office:value="-11.03931">
                <text:p>-11.03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">
                <text:p>1.25</text:p>
              </table:table-cell>
              <table:table-cell office:value-type="float" office:value="-11.552147">
                <text:p>-11.552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-12.304484">
                <text:p>-12.304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7000000000021">
                <text:p>1.27000000000021</text:p>
              </table:table-cell>
              <table:table-cell office:value-type="float" office:value="-12.764469">
                <text:p>-12.764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800000000002">
                <text:p>1.2800000000002</text:p>
              </table:table-cell>
              <table:table-cell office:value-type="float" office:value="-13.337689">
                <text:p>-13.3376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9000000000019">
                <text:p>1.29000000000019</text:p>
              </table:table-cell>
              <table:table-cell office:value-type="float" office:value="-13.661481">
                <text:p>-13.661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000000000018">
                <text:p>1.30000000000018</text:p>
              </table:table-cell>
              <table:table-cell office:value-type="float" office:value="-13.946929">
                <text:p>-13.946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-13.943119">
                <text:p>-13.943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-13.943119">
                <text:p>-13.943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3000000000015">
                <text:p>1.33000000000015</text:p>
              </table:table-cell>
              <table:table-cell office:value-type="float" office:value="-13.307326">
                <text:p>-13.307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-12.718188">
                <text:p>-12.718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000000000014">
                <text:p>1.35000000000014</text:p>
              </table:table-cell>
              <table:table-cell office:value-type="float" office:value="-12.252366">
                <text:p>-12.252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6000000000013">
                <text:p>1.36000000000013</text:p>
              </table:table-cell>
              <table:table-cell office:value-type="float" office:value="-11.436179">
                <text:p>-11.436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7000000000012">
                <text:p>1.37000000000012</text:p>
              </table:table-cell>
              <table:table-cell office:value-type="float" office:value="-10.798271">
                <text:p>-10.798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8000000000011">
                <text:p>1.38000000000011</text:p>
              </table:table-cell>
              <table:table-cell office:value-type="float" office:value="-9.801982">
                <text:p>-9.8019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900000000001">
                <text:p>1.3900000000001</text:p>
              </table:table-cell>
              <table:table-cell office:value-type="float" office:value="-9.149858">
                <text:p>-9.149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0000000000009">
                <text:p>1.40000000000009</text:p>
              </table:table-cell>
              <table:table-cell office:value-type="float" office:value="-8.138165">
                <text:p>-8.138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1000000000008">
                <text:p>1.41000000000008</text:p>
              </table:table-cell>
              <table:table-cell office:value-type="float" office:value="-7.405187">
                <text:p>-7.4051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2000000000007">
                <text:p>1.42000000000007</text:p>
              </table:table-cell>
              <table:table-cell office:value-type="float" office:value="-6.193691">
                <text:p>-6.193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-5.408981">
                <text:p>-5.408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-5.408981">
                <text:p>-5.408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000000000005">
                <text:p>1.45000000000005</text:p>
              </table:table-cell>
              <table:table-cell office:value-type="float" office:value="-3.915847">
                <text:p>-3.915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7000000000003">
                <text:p>1.47000000000003</text:p>
              </table:table-cell>
              <table:table-cell office:value-type="float" office:value="-2.619053">
                <text:p>-2.619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-1.749655">
                <text:p>-1.749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-1.749655">
                <text:p>-1.749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">
                <text:p>1.5</text:p>
              </table:table-cell>
              <table:table-cell office:value-type="float" office:value="-0.508573">
                <text:p>-0.5085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-0.107029">
                <text:p>-0.1070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0.440869">
                <text:p>0.440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0.440869">
                <text:p>0.440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1.415288">
                <text:p>1.415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1.415288">
                <text:p>1.415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2.335717">
                <text:p>2.335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2.335717">
                <text:p>2.335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2.335717">
                <text:p>2.335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3.223882">
                <text:p>3.2238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000000000014">
                <text:p>1.60000000000014</text:p>
              </table:table-cell>
              <table:table-cell office:value-type="float" office:value="3.401279">
                <text:p>3.4012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1000000000013">
                <text:p>1.61000000000013</text:p>
              </table:table-cell>
              <table:table-cell office:value-type="float" office:value="3.4826">
                <text:p>3.48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000000000012">
                <text:p>1.62000000000012</text:p>
              </table:table-cell>
              <table:table-cell office:value-type="float" office:value="3.531063">
                <text:p>3.5310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3000000000011">
                <text:p>1.63000000000011</text:p>
              </table:table-cell>
              <table:table-cell office:value-type="float" office:value="3.513605">
                <text:p>3.5136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400000000001">
                <text:p>1.6400000000001</text:p>
              </table:table-cell>
              <table:table-cell office:value-type="float" office:value="3.408778">
                <text:p>3.4087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5000000000009">
                <text:p>1.65000000000009</text:p>
              </table:table-cell>
              <table:table-cell office:value-type="float" office:value="3.289299">
                <text:p>3.289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6000000000008">
                <text:p>1.66000000000008</text:p>
              </table:table-cell>
              <table:table-cell office:value-type="float" office:value="3.068507">
                <text:p>3.068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2.954494">
                <text:p>2.9544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8000000000006">
                <text:p>1.68000000000006</text:p>
              </table:table-cell>
              <table:table-cell office:value-type="float" office:value="2.961937">
                <text:p>2.9619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9000000000005">
                <text:p>1.69000000000005</text:p>
              </table:table-cell>
              <table:table-cell office:value-type="float" office:value="3.020902">
                <text:p>3.0209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0000000000005">
                <text:p>1.70000000000005</text:p>
              </table:table-cell>
              <table:table-cell office:value-type="float" office:value="2.994362">
                <text:p>2.9943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1000000000004">
                <text:p>1.71000000000004</text:p>
              </table:table-cell>
              <table:table-cell office:value-type="float" office:value="2.887349">
                <text:p>2.887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2000000000003">
                <text:p>1.72000000000003</text:p>
              </table:table-cell>
              <table:table-cell office:value-type="float" office:value="2.714972">
                <text:p>2.714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3000000000002">
                <text:p>1.73000000000002</text:p>
              </table:table-cell>
              <table:table-cell office:value-type="float" office:value="2.679366">
                <text:p>2.679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4000000000001">
                <text:p>1.74000000000001</text:p>
              </table:table-cell>
              <table:table-cell office:value-type="float" office:value="2.762136">
                <text:p>2.762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5">
                <text:p>1.75</text:p>
              </table:table-cell>
              <table:table-cell office:value-type="float" office:value="2.815399">
                <text:p>2.8153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5999999999999">
                <text:p>1.75999999999999</text:p>
              </table:table-cell>
              <table:table-cell office:value-type="float" office:value="2.804824">
                <text:p>2.804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7000000000021">
                <text:p>1.77000000000021</text:p>
              </table:table-cell>
              <table:table-cell office:value-type="float" office:value="2.80212">
                <text:p>2.802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2.843946">
                <text:p>2.843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2.843946">
                <text:p>2.843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0000000000018">
                <text:p>1.80000000000018</text:p>
              </table:table-cell>
              <table:table-cell office:value-type="float" office:value="2.946117">
                <text:p>2.946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3.136809">
                <text:p>3.136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3.136809">
                <text:p>3.136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3.136809">
                <text:p>3.136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3.161006">
                <text:p>3.161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3.161006">
                <text:p>3.161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3.385623">
                <text:p>3.3856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3.385623">
                <text:p>3.3856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900000000001">
                <text:p>1.8900000000001</text:p>
              </table:table-cell>
              <table:table-cell office:value-type="float" office:value="3.561873">
                <text:p>3.561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3.554787">
                <text:p>3.554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3.554787">
                <text:p>3.554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3.521778">
                <text:p>3.5217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3.618304">
                <text:p>3.618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3.618304">
                <text:p>3.618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3.959798">
                <text:p>3.959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3.959798">
                <text:p>3.959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3.959798">
                <text:p>3.959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8000000000002">
                <text:p>1.98000000000002</text:p>
              </table:table-cell>
              <table:table-cell office:value-type="float" office:value="3.680079">
                <text:p>3.680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9000000000001">
                <text:p>1.99000000000001</text:p>
              </table:table-cell>
              <table:table-cell office:value-type="float" office:value="3.505657">
                <text:p>3.505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3.233992">
                <text:p>3.2339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0999999999999">
                <text:p>2.00999999999999</text:p>
              </table:table-cell>
              <table:table-cell office:value-type="float" office:value="3.070694">
                <text:p>3.070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2000000000021">
                <text:p>2.02000000000021</text:p>
              </table:table-cell>
              <table:table-cell office:value-type="float" office:value="2.846581">
                <text:p>2.8465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300000000002">
                <text:p>2.0300000000002</text:p>
              </table:table-cell>
              <table:table-cell office:value-type="float" office:value="2.66711">
                <text:p>2.667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4000000000019">
                <text:p>2.04000000000019</text:p>
              </table:table-cell>
              <table:table-cell office:value-type="float" office:value="2.371548">
                <text:p>2.3715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5000000000018">
                <text:p>2.05000000000018</text:p>
              </table:table-cell>
              <table:table-cell office:value-type="float" office:value="2.165487">
                <text:p>2.165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.673954">
                <text:p>1.673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.673954">
                <text:p>1.673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8000000000015">
                <text:p>2.08000000000015</text:p>
              </table:table-cell>
              <table:table-cell office:value-type="float" office:value="1.431096">
                <text:p>1.4310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1.209689">
                <text:p>1.2096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0.369189">
                <text:p>0.369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0.369189">
                <text:p>0.369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-0.613543">
                <text:p>-0.613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-0.613543">
                <text:p>-0.613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400000000001">
                <text:p>2.1400000000001</text:p>
              </table:table-cell>
              <table:table-cell office:value-type="float" office:value="-1.177541">
                <text:p>-1.177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6000000000008">
                <text:p>2.16000000000008</text:p>
              </table:table-cell>
              <table:table-cell office:value-type="float" office:value="-2.204817">
                <text:p>-2.2048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2.597945">
                <text:p>-2.597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2.597945">
                <text:p>-2.597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-3.462965">
                <text:p>-3.462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-3.462965">
                <text:p>-3.462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-4.492834">
                <text:p>-4.492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-4.492834">
                <text:p>-4.492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-4.492834">
                <text:p>-4.492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4000000000001">
                <text:p>2.24000000000001</text:p>
              </table:table-cell>
              <table:table-cell office:value-type="float" office:value="-6.439169">
                <text:p>-6.439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5">
                <text:p>2.25</text:p>
              </table:table-cell>
              <table:table-cell office:value-type="float" office:value="-6.848305">
                <text:p>-6.8483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5">
                <text:p>2.25</text:p>
              </table:table-cell>
              <table:table-cell office:value-type="float" office:value="-6.848305">
                <text:p>-6.8483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000000000021">
                <text:p>2.27000000000021</text:p>
              </table:table-cell>
              <table:table-cell office:value-type="float" office:value="-7.806986">
                <text:p>-7.806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-8.388892">
                <text:p>-8.388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-8.388892">
                <text:p>-8.388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0000000000018">
                <text:p>2.30000000000018</text:p>
              </table:table-cell>
              <table:table-cell office:value-type="float" office:value="-9.151593">
                <text:p>-9.151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1000000000017">
                <text:p>2.31000000000017</text:p>
              </table:table-cell>
              <table:table-cell office:value-type="float" office:value="-9.366308">
                <text:p>-9.366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2000000000016">
                <text:p>2.32000000000016</text:p>
              </table:table-cell>
              <table:table-cell office:value-type="float" office:value="-9.583646">
                <text:p>-9.5836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-9.670053">
                <text:p>-9.670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-9.670053">
                <text:p>-9.670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9.750247">
                <text:p>-9.7502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6000000000013">
                <text:p>2.36000000000013</text:p>
              </table:table-cell>
              <table:table-cell office:value-type="float" office:value="-9.799916">
                <text:p>-9.7999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000000000012">
                <text:p>2.37000000000012</text:p>
              </table:table-cell>
              <table:table-cell office:value-type="float" office:value="-9.819273">
                <text:p>-9.819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8000000000011">
                <text:p>2.38000000000011</text:p>
              </table:table-cell>
              <table:table-cell office:value-type="float" office:value="-9.787033">
                <text:p>-9.7870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900000000001">
                <text:p>2.3900000000001</text:p>
              </table:table-cell>
              <table:table-cell office:value-type="float" office:value="-9.675389">
                <text:p>-9.675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0000000000009">
                <text:p>2.40000000000009</text:p>
              </table:table-cell>
              <table:table-cell office:value-type="float" office:value="-9.477408">
                <text:p>-9.4774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1000000000008">
                <text:p>2.41000000000008</text:p>
              </table:table-cell>
              <table:table-cell office:value-type="float" office:value="-9.3906">
                <text:p>-9.3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-9.297737">
                <text:p>-9.29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3000000000006">
                <text:p>2.43000000000006</text:p>
              </table:table-cell>
              <table:table-cell office:value-type="float" office:value="-9.200458">
                <text:p>-9.200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-8.790664">
                <text:p>-8.7906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-8.790664">
                <text:p>-8.7906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-8.743374">
                <text:p>-8.743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-8.743374">
                <text:p>-8.743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-8.743374">
                <text:p>-8.743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">
                <text:p>2.5</text:p>
              </table:table-cell>
              <table:table-cell office:value-type="float" office:value="-9.558472">
                <text:p>-9.558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">
                <text:p>2.5</text:p>
              </table:table-cell>
              <table:table-cell office:value-type="float" office:value="-9.558472">
                <text:p>-9.558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2000000000021">
                <text:p>2.52000000000021</text:p>
              </table:table-cell>
              <table:table-cell office:value-type="float" office:value="-10.199903">
                <text:p>-10.199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300000000002">
                <text:p>2.5300000000002</text:p>
              </table:table-cell>
              <table:table-cell office:value-type="float" office:value="-10.467866">
                <text:p>-10.4678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-10.91202">
                <text:p>-10.91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-10.91202">
                <text:p>-10.91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5000000000018">
                <text:p>2.55000000000018</text:p>
              </table:table-cell>
              <table:table-cell office:value-type="float" office:value="-11.285316">
                <text:p>-11.285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7000000000016">
                <text:p>2.57000000000016</text:p>
              </table:table-cell>
              <table:table-cell office:value-type="float" office:value="-12.400011">
                <text:p>-12.400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-13.225636">
                <text:p>-13.225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-13.225636">
                <text:p>-13.225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-14.607185">
                <text:p>-14.607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-14.607185">
                <text:p>-14.607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-14.607185">
                <text:p>-14.607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3000000000011">
                <text:p>2.63000000000011</text:p>
              </table:table-cell>
              <table:table-cell office:value-type="float" office:value="-16.323534">
                <text:p>-16.3235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400000000001">
                <text:p>2.6400000000001</text:p>
              </table:table-cell>
              <table:table-cell office:value-type="float" office:value="-16.934042">
                <text:p>-16.934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5000000000009">
                <text:p>2.65000000000009</text:p>
              </table:table-cell>
              <table:table-cell office:value-type="float" office:value="-17.289629">
                <text:p>-17.2896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6000000000008">
                <text:p>2.66000000000008</text:p>
              </table:table-cell>
              <table:table-cell office:value-type="float" office:value="-17.67017">
                <text:p>-17.67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7000000000007">
                <text:p>2.67000000000007</text:p>
              </table:table-cell>
              <table:table-cell office:value-type="float" office:value="-17.833414">
                <text:p>-17.833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8000000000006">
                <text:p>2.68000000000006</text:p>
              </table:table-cell>
              <table:table-cell office:value-type="float" office:value="-18.027763">
                <text:p>-18.027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9000000000005">
                <text:p>2.69000000000005</text:p>
              </table:table-cell>
              <table:table-cell office:value-type="float" office:value="-18.145454">
                <text:p>-18.145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-18.329153">
                <text:p>-18.329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-18.329153">
                <text:p>-18.329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2000000000003">
                <text:p>2.72000000000003</text:p>
              </table:table-cell>
              <table:table-cell office:value-type="float" office:value="-18.36167">
                <text:p>-18.36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-18.386183">
                <text:p>-18.3861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-18.386183">
                <text:p>-18.3861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-18.386183">
                <text:p>-18.3861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-18.905525">
                <text:p>-18.9055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-18.905525">
                <text:p>-18.9055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800000000002">
                <text:p>2.7800000000002</text:p>
              </table:table-cell>
              <table:table-cell office:value-type="float" office:value="-19.15593">
                <text:p>-19.15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-19.533291">
                <text:p>-19.533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-19.533291">
                <text:p>-19.533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-19.95467">
                <text:p>-19.95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-19.95467">
                <text:p>-19.95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4000000000015">
                <text:p>2.84000000000015</text:p>
              </table:table-cell>
              <table:table-cell office:value-type="float" office:value="-20.122473">
                <text:p>-20.1224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origin="0" chart:interval-major="1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5.176cm" xlink:href=".." xlink:type="simple" chart:class="chart:scatter" chart:style-name="ch1">
        <chart:title svg:x="7.43cm" svg:y="0.214cm" chart:style-name="ch2">
          <text:p>Yaw</text:p>
        </chart:title>
        <chart:legend svg:x="12.14cm" svg:y="3.319cm" style:legend-expansion="custom" chartooo:width="2.808cm" chartooo:height="1.008cm" style:legend-expansion-aspect-ratio="2.78571428571429" chart:style-name="ch3"/>
        <chart:plot-area chart:style-name="ch4" table:cell-range-address="Sheet1.A2:Sheet1.A594 Sheet1.G1:Sheet1.H594" chart:data-source-has-labels="row" svg:x="0.403cm" svg:y="0.089cm" svg:width="15.501cm" svg:height="5.277cm">
          <chartooo:coordinate-region svg:x="1.328cm" svg:y="0.089cm" svg:width="14.244cm" svg:height="4.63cm"/>
          <chart:axis chart:dimension="x" chart:name="primary-x" chart:style-name="ch5">
            <chart:title svg:x="7.104cm" svg:y="4.616cm" chart:style-name="ch6">
              <text:p>Time/seconds</text:p>
            </chart:title>
          </chart:axis>
          <chart:axis chart:dimension="y" chart:name="primary-y" chart:style-name="ch7">
            <chart:title svg:x="0cm" svg:y="3.724cm" chart:style-name="ch8">
              <text:p>Yaw/degrees</text:p>
            </chart:title>
          </chart:axis>
          <chart:series chart:style-name="ch9" chart:values-cell-range-address="Sheet1.G2:Sheet1.G594" chart:label-cell-address="Sheet1.G1:Sheet1.G1" chart:class="chart:scatter">
            <chart:domain table:cell-range-address="Sheet1.A2:Sheet1.A594"/>
            <chart:data-point chart:repeated="593"/>
          </chart:series>
          <chart:series chart:style-name="ch10" chart:values-cell-range-address="Sheet1.H2:Sheet1.H594" chart:label-cell-address="Sheet1.H1:Sheet1.H1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aw read</text:p>
                <draw:g>
                  <svg:desc>Sheet1.G1:Sheet1.G1</svg:desc>
                </draw:g>
              </table:table-cell>
              <table:table-cell office:value-type="string">
                <text:p>Yaw writ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127.822906">
                <text:p>127.822906</text:p>
                <draw:g>
                  <svg:desc>Sheet1.G2:Sheet1.G594</svg:desc>
                </draw:g>
              </table:table-cell>
              <table:table-cell office:value-type="float" office:value="0">
                <text:p>0</text:p>
                <draw:g>
                  <svg:desc>Sheet1.H2:Sheet1.H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2092">
                <text:p>0.0200000000002092</text:p>
              </table:table-cell>
              <table:table-cell office:value-type="float" office:value="127.831184">
                <text:p>127.83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00002001">
                <text:p>0.0300000000002001</text:p>
              </table:table-cell>
              <table:table-cell office:value-type="float" office:value="127.851173">
                <text:p>127.85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0000191">
                <text:p>0.040000000000191</text:p>
              </table:table-cell>
              <table:table-cell office:value-type="float" office:value="127.860435">
                <text:p>127.86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00001819">
                <text:p>0.0500000000001819</text:p>
              </table:table-cell>
              <table:table-cell office:value-type="float" office:value="127.867493">
                <text:p>127.86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00001728">
                <text:p>0.0600000000001728</text:p>
              </table:table-cell>
              <table:table-cell office:value-type="float" office:value="127.876999">
                <text:p>127.87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000000001637">
                <text:p>0.0700000000001637</text:p>
              </table:table-cell>
              <table:table-cell office:value-type="float" office:value="127.881378">
                <text:p>127.88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00000001546">
                <text:p>0.0800000000001546</text:p>
              </table:table-cell>
              <table:table-cell office:value-type="float" office:value="127.887932">
                <text:p>127.88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127.893272">
                <text:p>127.89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0000136">
                <text:p>0.100000000000136</text:p>
              </table:table-cell>
              <table:table-cell office:value-type="float" office:value="127.903725">
                <text:p>127.903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00000000127">
                <text:p>0.110000000000127</text:p>
              </table:table-cell>
              <table:table-cell office:value-type="float" office:value="127.911003">
                <text:p>127.91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0000000000118">
                <text:p>0.120000000000118</text:p>
              </table:table-cell>
              <table:table-cell office:value-type="float" office:value="127.922203">
                <text:p>127.92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127.929993">
                <text:p>127.92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127.929993">
                <text:p>127.92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000000000091">
                <text:p>0.150000000000091</text:p>
              </table:table-cell>
              <table:table-cell office:value-type="float" office:value="127.947548">
                <text:p>127.947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000000000082">
                <text:p>0.160000000000082</text:p>
              </table:table-cell>
              <table:table-cell office:value-type="float" office:value="127.957268">
                <text:p>127.95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000000000073">
                <text:p>0.170000000000073</text:p>
              </table:table-cell>
              <table:table-cell office:value-type="float" office:value="127.960426">
                <text:p>127.96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0000000000064">
                <text:p>0.180000000000064</text:p>
              </table:table-cell>
              <table:table-cell office:value-type="float" office:value="127.966988">
                <text:p>127.966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0000000000055">
                <text:p>0.190000000000055</text:p>
              </table:table-cell>
              <table:table-cell office:value-type="float" office:value="127.971359">
                <text:p>127.97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000000000045">
                <text:p>0.200000000000045</text:p>
              </table:table-cell>
              <table:table-cell office:value-type="float" office:value="127.978882">
                <text:p>127.97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000000000036">
                <text:p>0.210000000000036</text:p>
              </table:table-cell>
              <table:table-cell office:value-type="float" office:value="127.98423">
                <text:p>127.98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000000000027">
                <text:p>0.220000000000027</text:p>
              </table:table-cell>
              <table:table-cell office:value-type="float" office:value="127.994698">
                <text:p>127.99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000000000018">
                <text:p>0.230000000000018</text:p>
              </table:table-cell>
              <table:table-cell office:value-type="float" office:value="128.002014">
                <text:p>128.00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000000000009">
                <text:p>0.240000000000009</text:p>
              </table:table-cell>
              <table:table-cell office:value-type="float" office:value="128.014679">
                <text:p>128.014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28.022476">
                <text:p>128.02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128.033676">
                <text:p>128.033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128.033676">
                <text:p>128.033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128.033676">
                <text:p>128.033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000000000191">
                <text:p>0.290000000000191</text:p>
              </table:table-cell>
              <table:table-cell office:value-type="float" office:value="128.056793">
                <text:p>128.056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0000000000182">
                <text:p>0.300000000000182</text:p>
              </table:table-cell>
              <table:table-cell office:value-type="float" office:value="128.066757">
                <text:p>128.066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000000000173">
                <text:p>0.310000000000173</text:p>
              </table:table-cell>
              <table:table-cell office:value-type="float" office:value="128.073822">
                <text:p>128.073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000000000164">
                <text:p>0.320000000000164</text:p>
              </table:table-cell>
              <table:table-cell office:value-type="float" office:value="128.085037">
                <text:p>128.085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000000000155">
                <text:p>0.330000000000155</text:p>
              </table:table-cell>
              <table:table-cell office:value-type="float" office:value="128.093811">
                <text:p>128.093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0000000000136">
                <text:p>0.350000000000136</text:p>
              </table:table-cell>
              <table:table-cell office:value-type="float" office:value="128.106735">
                <text:p>128.106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0000000000127">
                <text:p>0.360000000000127</text:p>
              </table:table-cell>
              <table:table-cell office:value-type="float" office:value="128.114777">
                <text:p>128.11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000000000118">
                <text:p>0.370000000000118</text:p>
              </table:table-cell>
              <table:table-cell office:value-type="float" office:value="128.119415">
                <text:p>128.119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128.125763">
                <text:p>128.125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128.125763">
                <text:p>128.125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0000000001">
                <text:p>0.3900000000001</text:p>
              </table:table-cell>
              <table:table-cell office:value-type="float" office:value="128.131134">
                <text:p>128.13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0000000000091">
                <text:p>0.400000000000091</text:p>
              </table:table-cell>
              <table:table-cell office:value-type="float" office:value="128.141876">
                <text:p>128.14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128.159668">
                <text:p>128.159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0000000000064">
                <text:p>0.430000000000064</text:p>
              </table:table-cell>
              <table:table-cell office:value-type="float" office:value="128.167465">
                <text:p>128.167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128.194931">
                <text:p>128.194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128.194931">
                <text:p>128.194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128.200775">
                <text:p>128.2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128.200775">
                <text:p>128.2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000000000018">
                <text:p>0.480000000000018</text:p>
              </table:table-cell>
              <table:table-cell office:value-type="float" office:value="128.227036">
                <text:p>128.227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0000000000009">
                <text:p>0.490000000000009</text:p>
              </table:table-cell>
              <table:table-cell office:value-type="float" office:value="128.2341">
                <text:p>128.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128.244339">
                <text:p>128.244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9999999999991">
                <text:p>0.509999999999991</text:p>
              </table:table-cell>
              <table:table-cell office:value-type="float" office:value="128.250168">
                <text:p>128.25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128.259399">
                <text:p>128.25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128.259399">
                <text:p>128.25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0000000000191">
                <text:p>0.540000000000191</text:p>
              </table:table-cell>
              <table:table-cell office:value-type="float" office:value="128.276672">
                <text:p>128.27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0000000000182">
                <text:p>0.550000000000182</text:p>
              </table:table-cell>
              <table:table-cell office:value-type="float" office:value="128.283722">
                <text:p>128.28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0000000000173">
                <text:p>0.560000000000173</text:p>
              </table:table-cell>
              <table:table-cell office:value-type="float" office:value="128.296387">
                <text:p>128.296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0000000000164">
                <text:p>0.570000000000164</text:p>
              </table:table-cell>
              <table:table-cell office:value-type="float" office:value="128.305405">
                <text:p>128.3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0000000000155">
                <text:p>0.580000000000155</text:p>
              </table:table-cell>
              <table:table-cell office:value-type="float" office:value="128.316101">
                <text:p>128.316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0000000000146">
                <text:p>0.590000000000146</text:p>
              </table:table-cell>
              <table:table-cell office:value-type="float" office:value="128.323395">
                <text:p>128.323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0000000000136">
                <text:p>0.600000000000136</text:p>
              </table:table-cell>
              <table:table-cell office:value-type="float" office:value="128.333389">
                <text:p>128.333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0000000000127">
                <text:p>0.610000000000127</text:p>
              </table:table-cell>
              <table:table-cell office:value-type="float" office:value="128.341171">
                <text:p>128.34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0000000000118">
                <text:p>0.620000000000118</text:p>
              </table:table-cell>
              <table:table-cell office:value-type="float" office:value="128.351151">
                <text:p>128.35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0000000000109">
                <text:p>0.630000000000109</text:p>
              </table:table-cell>
              <table:table-cell office:value-type="float" office:value="128.35675">
                <text:p>128.35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000000001">
                <text:p>0.6400000000001</text:p>
              </table:table-cell>
              <table:table-cell office:value-type="float" office:value="128.365021">
                <text:p>128.365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0000000000091">
                <text:p>0.650000000000091</text:p>
              </table:table-cell>
              <table:table-cell office:value-type="float" office:value="128.370117">
                <text:p>128.37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0000000000082">
                <text:p>0.660000000000082</text:p>
              </table:table-cell>
              <table:table-cell office:value-type="float" office:value="128.377884">
                <text:p>128.37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128.383469">
                <text:p>128.38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0000000000064">
                <text:p>0.680000000000064</text:p>
              </table:table-cell>
              <table:table-cell office:value-type="float" office:value="128.391251">
                <text:p>128.39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00000000055">
                <text:p>0.690000000000055</text:p>
              </table:table-cell>
              <table:table-cell office:value-type="float" office:value="128.397079">
                <text:p>128.397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0000000000036">
                <text:p>0.710000000000036</text:p>
              </table:table-cell>
              <table:table-cell office:value-type="float" office:value="128.413635">
                <text:p>128.41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128.425568">
                <text:p>128.42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128.425568">
                <text:p>128.42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128.443329">
                <text:p>128.44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128.443329">
                <text:p>128.44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128.450378">
                <text:p>128.450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0000000000209">
                <text:p>0.770000000000209</text:p>
              </table:table-cell>
              <table:table-cell office:value-type="float" office:value="128.464935">
                <text:p>128.46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28.472946">
                <text:p>128.47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28.472946">
                <text:p>128.47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28.472946">
                <text:p>128.47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128.472946">
                <text:p>128.47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128.498703">
                <text:p>128.49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128.498703">
                <text:p>128.49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128.501099">
                <text:p>128.50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0000000000136">
                <text:p>0.850000000000136</text:p>
              </table:table-cell>
              <table:table-cell office:value-type="float" office:value="128.498688">
                <text:p>128.498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0000000000127">
                <text:p>0.860000000000127</text:p>
              </table:table-cell>
              <table:table-cell office:value-type="float" office:value="128.505203">
                <text:p>128.505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0000000000118">
                <text:p>0.870000000000118</text:p>
              </table:table-cell>
              <table:table-cell office:value-type="float" office:value="128.50354">
                <text:p>128.5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0000000000109">
                <text:p>0.880000000000109</text:p>
              </table:table-cell>
              <table:table-cell office:value-type="float" office:value="128.50914">
                <text:p>128.5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00000000001">
                <text:p>0.8900000000001</text:p>
              </table:table-cell>
              <table:table-cell office:value-type="float" office:value="128.508911">
                <text:p>128.50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0000000000091">
                <text:p>0.900000000000091</text:p>
              </table:table-cell>
              <table:table-cell office:value-type="float" office:value="128.510849">
                <text:p>128.5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128.511581">
                <text:p>128.51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128.511581">
                <text:p>128.51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128.511581">
                <text:p>128.51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0000000000055">
                <text:p>0.940000000000055</text:p>
              </table:table-cell>
              <table:table-cell office:value-type="float" office:value="128.529846">
                <text:p>128.52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0000000000046">
                <text:p>0.950000000000046</text:p>
              </table:table-cell>
              <table:table-cell office:value-type="float" office:value="128.529358">
                <text:p>128.529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0000000000036">
                <text:p>0.960000000000036</text:p>
              </table:table-cell>
              <table:table-cell office:value-type="float" office:value="128.532532">
                <text:p>128.53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0000000000027">
                <text:p>0.970000000000027</text:p>
              </table:table-cell>
              <table:table-cell office:value-type="float" office:value="128.534225">
                <text:p>128.53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0000000000018">
                <text:p>0.980000000000018</text:p>
              </table:table-cell>
              <table:table-cell office:value-type="float" office:value="128.537643">
                <text:p>128.537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0000000000009">
                <text:p>0.990000000000009</text:p>
              </table:table-cell>
              <table:table-cell office:value-type="float" office:value="128.539825">
                <text:p>128.539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28.541245">
                <text:p>128.54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999999999999">
                <text:p>1.00999999999999</text:p>
              </table:table-cell>
              <table:table-cell office:value-type="float" office:value="128.541687">
                <text:p>128.54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2000000000021">
                <text:p>1.02000000000021</text:p>
              </table:table-cell>
              <table:table-cell office:value-type="float" office:value="128.532562">
                <text:p>128.53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00000000002">
                <text:p>1.0300000000002</text:p>
              </table:table-cell>
              <table:table-cell office:value-type="float" office:value="128.529785">
                <text:p>128.52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4000000000019">
                <text:p>1.04000000000019</text:p>
              </table:table-cell>
              <table:table-cell office:value-type="float" office:value="128.522827">
                <text:p>128.52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128.507294">
                <text:p>128.50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128.507294">
                <text:p>128.50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000000000016">
                <text:p>1.07000000000016</text:p>
              </table:table-cell>
              <table:table-cell office:value-type="float" office:value="128.430588">
                <text:p>128.43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000000000015">
                <text:p>1.08000000000015</text:p>
              </table:table-cell>
              <table:table-cell office:value-type="float" office:value="128.341751">
                <text:p>128.34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9000000000015">
                <text:p>1.09000000000015</text:p>
              </table:table-cell>
              <table:table-cell office:value-type="float" office:value="128.277496">
                <text:p>128.277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0000000000014">
                <text:p>1.10000000000014</text:p>
              </table:table-cell>
              <table:table-cell office:value-type="float" office:value="128.032516">
                <text:p>128.03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127.488052">
                <text:p>127.48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127.488052">
                <text:p>127.48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126.705284">
                <text:p>126.705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126.705284">
                <text:p>126.705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126.070023">
                <text:p>126.07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126.070023">
                <text:p>126.07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125.835182">
                <text:p>125.83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8000000000006">
                <text:p>1.18000000000006</text:p>
              </table:table-cell>
              <table:table-cell office:value-type="float" office:value="125.524712">
                <text:p>125.524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125.024849">
                <text:p>125.024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125.024849">
                <text:p>125.024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124.840401">
                <text:p>124.840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124.840401">
                <text:p>124.840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000000000001">
                <text:p>1.24000000000001</text:p>
              </table:table-cell>
              <table:table-cell office:value-type="float" office:value="124.775642">
                <text:p>124.775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">
                <text:p>1.25</text:p>
              </table:table-cell>
              <table:table-cell office:value-type="float" office:value="124.758286">
                <text:p>124.75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124.755875">
                <text:p>124.755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7000000000021">
                <text:p>1.27000000000021</text:p>
              </table:table-cell>
              <table:table-cell office:value-type="float" office:value="124.756454">
                <text:p>124.756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800000000002">
                <text:p>1.2800000000002</text:p>
              </table:table-cell>
              <table:table-cell office:value-type="float" office:value="124.780807">
                <text:p>124.780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9000000000019">
                <text:p>1.29000000000019</text:p>
              </table:table-cell>
              <table:table-cell office:value-type="float" office:value="124.755051">
                <text:p>124.75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000000000018">
                <text:p>1.30000000000018</text:p>
              </table:table-cell>
              <table:table-cell office:value-type="float" office:value="124.596642">
                <text:p>124.596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124.421761">
                <text:p>124.42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124.421761">
                <text:p>124.42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3000000000015">
                <text:p>1.33000000000015</text:p>
              </table:table-cell>
              <table:table-cell office:value-type="float" office:value="123.786858">
                <text:p>123.786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123.244492">
                <text:p>123.24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000000000014">
                <text:p>1.35000000000014</text:p>
              </table:table-cell>
              <table:table-cell office:value-type="float" office:value="122.83828">
                <text:p>122.8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6000000000013">
                <text:p>1.36000000000013</text:p>
              </table:table-cell>
              <table:table-cell office:value-type="float" office:value="122.15451">
                <text:p>122.15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7000000000012">
                <text:p>1.37000000000012</text:p>
              </table:table-cell>
              <table:table-cell office:value-type="float" office:value="121.677238">
                <text:p>121.67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8000000000011">
                <text:p>1.38000000000011</text:p>
              </table:table-cell>
              <table:table-cell office:value-type="float" office:value="120.976524">
                <text:p>120.976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900000000001">
                <text:p>1.3900000000001</text:p>
              </table:table-cell>
              <table:table-cell office:value-type="float" office:value="120.533264">
                <text:p>120.53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0000000000009">
                <text:p>1.40000000000009</text:p>
              </table:table-cell>
              <table:table-cell office:value-type="float" office:value="120.044724">
                <text:p>120.044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1000000000008">
                <text:p>1.41000000000008</text:p>
              </table:table-cell>
              <table:table-cell office:value-type="float" office:value="119.870842">
                <text:p>119.87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2000000000007">
                <text:p>1.42000000000007</text:p>
              </table:table-cell>
              <table:table-cell office:value-type="float" office:value="119.707207">
                <text:p>119.707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119.652306">
                <text:p>119.65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119.652306">
                <text:p>119.65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000000000005">
                <text:p>1.45000000000005</text:p>
              </table:table-cell>
              <table:table-cell office:value-type="float" office:value="119.650673">
                <text:p>119.650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7000000000003">
                <text:p>1.47000000000003</text:p>
              </table:table-cell>
              <table:table-cell office:value-type="float" office:value="119.84893">
                <text:p>119.84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120.084328">
                <text:p>120.08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120.084328">
                <text:p>120.08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">
                <text:p>1.5</text:p>
              </table:table-cell>
              <table:table-cell office:value-type="float" office:value="120.426468">
                <text:p>120.42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120.504471">
                <text:p>120.50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120.537071">
                <text:p>120.537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120.537071">
                <text:p>120.537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120.371979">
                <text:p>120.37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120.371979">
                <text:p>120.37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119.955765">
                <text:p>119.95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119.955765">
                <text:p>119.95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119.955765">
                <text:p>119.95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119.414726">
                <text:p>119.41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000000000014">
                <text:p>1.60000000000014</text:p>
              </table:table-cell>
              <table:table-cell office:value-type="float" office:value="119.348946">
                <text:p>119.348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1000000000013">
                <text:p>1.61000000000013</text:p>
              </table:table-cell>
              <table:table-cell office:value-type="float" office:value="119.365555">
                <text:p>119.36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000000000012">
                <text:p>1.62000000000012</text:p>
              </table:table-cell>
              <table:table-cell office:value-type="float" office:value="119.40889">
                <text:p>119.40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3000000000011">
                <text:p>1.63000000000011</text:p>
              </table:table-cell>
              <table:table-cell office:value-type="float" office:value="119.428749">
                <text:p>119.428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400000000001">
                <text:p>1.6400000000001</text:p>
              </table:table-cell>
              <table:table-cell office:value-type="float" office:value="119.445541">
                <text:p>119.445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5000000000009">
                <text:p>1.65000000000009</text:p>
              </table:table-cell>
              <table:table-cell office:value-type="float" office:value="119.448723">
                <text:p>119.448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6000000000008">
                <text:p>1.66000000000008</text:p>
              </table:table-cell>
              <table:table-cell office:value-type="float" office:value="119.467827">
                <text:p>119.467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119.492668">
                <text:p>119.49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8000000000006">
                <text:p>1.68000000000006</text:p>
              </table:table-cell>
              <table:table-cell office:value-type="float" office:value="119.532806">
                <text:p>119.53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9000000000005">
                <text:p>1.69000000000005</text:p>
              </table:table-cell>
              <table:table-cell office:value-type="float" office:value="119.508392">
                <text:p>119.508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0000000000005">
                <text:p>1.70000000000005</text:p>
              </table:table-cell>
              <table:table-cell office:value-type="float" office:value="119.38102">
                <text:p>119.38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1000000000004">
                <text:p>1.71000000000004</text:p>
              </table:table-cell>
              <table:table-cell office:value-type="float" office:value="119.278069">
                <text:p>119.2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2000000000003">
                <text:p>1.72000000000003</text:p>
              </table:table-cell>
              <table:table-cell office:value-type="float" office:value="119.172096">
                <text:p>119.17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3000000000002">
                <text:p>1.73000000000002</text:p>
              </table:table-cell>
              <table:table-cell office:value-type="float" office:value="119.182007">
                <text:p>119.18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4000000000001">
                <text:p>1.74000000000001</text:p>
              </table:table-cell>
              <table:table-cell office:value-type="float" office:value="119.295731">
                <text:p>119.295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5">
                <text:p>1.75</text:p>
              </table:table-cell>
              <table:table-cell office:value-type="float" office:value="119.381538">
                <text:p>119.38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5999999999999">
                <text:p>1.75999999999999</text:p>
              </table:table-cell>
              <table:table-cell office:value-type="float" office:value="119.50985">
                <text:p>119.50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7000000000021">
                <text:p>1.77000000000021</text:p>
              </table:table-cell>
              <table:table-cell office:value-type="float" office:value="119.579941">
                <text:p>119.579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119.609894">
                <text:p>119.60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119.609894">
                <text:p>119.60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0000000000018">
                <text:p>1.80000000000018</text:p>
              </table:table-cell>
              <table:table-cell office:value-type="float" office:value="119.496574">
                <text:p>119.49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119.049538">
                <text:p>119.04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119.049538">
                <text:p>119.04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119.049538">
                <text:p>119.04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118.018272">
                <text:p>118.01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118.018272">
                <text:p>118.01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117.448235">
                <text:p>117.44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117.448235">
                <text:p>117.44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900000000001">
                <text:p>1.8900000000001</text:p>
              </table:table-cell>
              <table:table-cell office:value-type="float" office:value="117.12664">
                <text:p>117.1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117.002762">
                <text:p>117.00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117.002762">
                <text:p>117.00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116.772377">
                <text:p>116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116.597168">
                <text:p>116.59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116.597168">
                <text:p>116.59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15.884041">
                <text:p>115.88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15.884041">
                <text:p>115.88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15.884041">
                <text:p>115.88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8000000000002">
                <text:p>1.98000000000002</text:p>
              </table:table-cell>
              <table:table-cell office:value-type="float" office:value="115.124557">
                <text:p>115.124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9000000000001">
                <text:p>1.99000000000001</text:p>
              </table:table-cell>
              <table:table-cell office:value-type="float" office:value="115.058861">
                <text:p>115.058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15.016914">
                <text:p>115.01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0999999999999">
                <text:p>2.00999999999999</text:p>
              </table:table-cell>
              <table:table-cell office:value-type="float" office:value="115.030159">
                <text:p>115.03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2000000000021">
                <text:p>2.02000000000021</text:p>
              </table:table-cell>
              <table:table-cell office:value-type="float" office:value="115.041023">
                <text:p>115.04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300000000002">
                <text:p>2.0300000000002</text:p>
              </table:table-cell>
              <table:table-cell office:value-type="float" office:value="115.034378">
                <text:p>115.03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4000000000019">
                <text:p>2.04000000000019</text:p>
              </table:table-cell>
              <table:table-cell office:value-type="float" office:value="115.074944">
                <text:p>115.074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5000000000018">
                <text:p>2.05000000000018</text:p>
              </table:table-cell>
              <table:table-cell office:value-type="float" office:value="115.121353">
                <text:p>115.12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15.225281">
                <text:p>115.225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15.225281">
                <text:p>115.225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8000000000015">
                <text:p>2.08000000000015</text:p>
              </table:table-cell>
              <table:table-cell office:value-type="float" office:value="115.288612">
                <text:p>115.28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115.327988">
                <text:p>115.32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115.34124">
                <text:p>115.3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115.34124">
                <text:p>115.3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115.213142">
                <text:p>115.21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115.213142">
                <text:p>115.21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400000000001">
                <text:p>2.1400000000001</text:p>
              </table:table-cell>
              <table:table-cell office:value-type="float" office:value="115.092171">
                <text:p>115.09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6000000000008">
                <text:p>2.16000000000008</text:p>
              </table:table-cell>
              <table:table-cell office:value-type="float" office:value="114.8367">
                <text:p>114.8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114.733894">
                <text:p>114.73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114.733894">
                <text:p>114.73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114.533379">
                <text:p>114.533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114.533379">
                <text:p>114.533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114.493095">
                <text:p>114.49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114.493095">
                <text:p>114.49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114.493095">
                <text:p>114.49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4000000000001">
                <text:p>2.24000000000001</text:p>
              </table:table-cell>
              <table:table-cell office:value-type="float" office:value="114.629333">
                <text:p>114.629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5">
                <text:p>2.25</text:p>
              </table:table-cell>
              <table:table-cell office:value-type="float" office:value="114.722481">
                <text:p>114.72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5">
                <text:p>2.25</text:p>
              </table:table-cell>
              <table:table-cell office:value-type="float" office:value="114.722481">
                <text:p>114.72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000000000021">
                <text:p>2.27000000000021</text:p>
              </table:table-cell>
              <table:table-cell office:value-type="float" office:value="115.11039">
                <text:p>115.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115.46096">
                <text:p>115.46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115.46096">
                <text:p>115.46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0000000000018">
                <text:p>2.30000000000018</text:p>
              </table:table-cell>
              <table:table-cell office:value-type="float" office:value="116.121338">
                <text:p>116.12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1000000000017">
                <text:p>2.31000000000017</text:p>
              </table:table-cell>
              <table:table-cell office:value-type="float" office:value="116.441795">
                <text:p>116.44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2000000000016">
                <text:p>2.32000000000016</text:p>
              </table:table-cell>
              <table:table-cell office:value-type="float" office:value="116.993324">
                <text:p>116.99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117.384026">
                <text:p>117.38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117.384026">
                <text:p>117.38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117.955032">
                <text:p>117.95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6000000000013">
                <text:p>2.36000000000013</text:p>
              </table:table-cell>
              <table:table-cell office:value-type="float" office:value="118.69854">
                <text:p>118.69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000000000012">
                <text:p>2.37000000000012</text:p>
              </table:table-cell>
              <table:table-cell office:value-type="float" office:value="118.830597">
                <text:p>118.830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8000000000011">
                <text:p>2.38000000000011</text:p>
              </table:table-cell>
              <table:table-cell office:value-type="float" office:value="118.919022">
                <text:p>118.919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900000000001">
                <text:p>2.3900000000001</text:p>
              </table:table-cell>
              <table:table-cell office:value-type="float" office:value="118.936775">
                <text:p>118.936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0000000000009">
                <text:p>2.40000000000009</text:p>
              </table:table-cell>
              <table:table-cell office:value-type="float" office:value="118.86702">
                <text:p>118.86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1000000000008">
                <text:p>2.41000000000008</text:p>
              </table:table-cell>
              <table:table-cell office:value-type="float" office:value="118.794334">
                <text:p>118.79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118.726822">
                <text:p>118.726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3000000000006">
                <text:p>2.43000000000006</text:p>
              </table:table-cell>
              <table:table-cell office:value-type="float" office:value="118.729782">
                <text:p>118.72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118.908188">
                <text:p>118.908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118.908188">
                <text:p>118.908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119.296837">
                <text:p>119.29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119.296837">
                <text:p>119.29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119.296837">
                <text:p>119.29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">
                <text:p>2.5</text:p>
              </table:table-cell>
              <table:table-cell office:value-type="float" office:value="119.553192">
                <text:p>119.55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">
                <text:p>2.5</text:p>
              </table:table-cell>
              <table:table-cell office:value-type="float" office:value="119.553192">
                <text:p>119.55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2000000000021">
                <text:p>2.52000000000021</text:p>
              </table:table-cell>
              <table:table-cell office:value-type="float" office:value="119.618149">
                <text:p>119.618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300000000002">
                <text:p>2.5300000000002</text:p>
              </table:table-cell>
              <table:table-cell office:value-type="float" office:value="119.642365">
                <text:p>119.64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119.66478">
                <text:p>119.66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119.66478">
                <text:p>119.66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5000000000018">
                <text:p>2.55000000000018</text:p>
              </table:table-cell>
              <table:table-cell office:value-type="float" office:value="119.703606">
                <text:p>119.703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7000000000016">
                <text:p>2.57000000000016</text:p>
              </table:table-cell>
              <table:table-cell office:value-type="float" office:value="119.911896">
                <text:p>119.91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120.118652">
                <text:p>120.118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120.118652">
                <text:p>120.118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120.490013">
                <text:p>120.49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120.490013">
                <text:p>120.49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120.490013">
                <text:p>120.49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3000000000011">
                <text:p>2.63000000000011</text:p>
              </table:table-cell>
              <table:table-cell office:value-type="float" office:value="121.003113">
                <text:p>121.00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400000000001">
                <text:p>2.6400000000001</text:p>
              </table:table-cell>
              <table:table-cell office:value-type="float" office:value="121.16098">
                <text:p>121.1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5000000000009">
                <text:p>2.65000000000009</text:p>
              </table:table-cell>
              <table:table-cell office:value-type="float" office:value="121.249786">
                <text:p>121.24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6000000000008">
                <text:p>2.66000000000008</text:p>
              </table:table-cell>
              <table:table-cell office:value-type="float" office:value="121.383354">
                <text:p>121.38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7000000000007">
                <text:p>2.67000000000007</text:p>
              </table:table-cell>
              <table:table-cell office:value-type="float" office:value="121.471657">
                <text:p>121.47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8000000000006">
                <text:p>2.68000000000006</text:p>
              </table:table-cell>
              <table:table-cell office:value-type="float" office:value="121.645973">
                <text:p>121.645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9000000000005">
                <text:p>2.69000000000005</text:p>
              </table:table-cell>
              <table:table-cell office:value-type="float" office:value="121.813705">
                <text:p>121.81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122.36068">
                <text:p>122.36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122.36068">
                <text:p>122.36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2000000000003">
                <text:p>2.72000000000003</text:p>
              </table:table-cell>
              <table:table-cell office:value-type="float" office:value="122.722427">
                <text:p>122.72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22.967644">
                <text:p>122.96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22.967644">
                <text:p>122.96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22.967644">
                <text:p>122.96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123.764351">
                <text:p>123.764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123.764351">
                <text:p>123.764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800000000002">
                <text:p>2.7800000000002</text:p>
              </table:table-cell>
              <table:table-cell office:value-type="float" office:value="123.881683">
                <text:p>123.88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123.938194">
                <text:p>123.938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123.938194">
                <text:p>123.938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123.842529">
                <text:p>123.84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123.842529">
                <text:p>123.84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4000000000015">
                <text:p>2.84000000000015</text:p>
              </table:table-cell>
              <table:table-cell office:value-type="float" office:value="123.685974">
                <text:p>123.685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origin="0" chart:interval-major="1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interval-major="1000" chart:interval-minor-divisor="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5.176cm" xlink:href=".." xlink:type="simple" chart:class="chart:scatter" chart:style-name="ch1">
        <chart:title svg:x="7.431cm" svg:y="0.425cm" chart:style-name="ch2">
          <text:p>Thrust</text:p>
        </chart:title>
        <chart:legend svg:x="11.283cm" svg:y="3.595cm" style:legend-expansion="custom" chartooo:width="2.808cm" chartooo:height="1.008cm" style:legend-expansion-aspect-ratio="2.78571428571429" chart:style-name="ch3"/>
        <chart:plot-area chart:style-name="ch4" table:cell-range-address="Sheet1.A2:Sheet1.A594 Sheet1.I1:Sheet1.J594" chart:data-source-has-labels="row" svg:x="0.785cm" svg:y="-0.237cm" svg:width="14.494cm" svg:height="5.147cm">
          <chartooo:coordinate-region svg:x="1.327cm" svg:y="0.086cm" svg:width="12.764cm" svg:height="4.625cm"/>
          <chart:axis chart:dimension="x" chart:name="primary-x" chart:style-name="ch5">
            <chart:title svg:x="6.983cm" svg:y="4.616cm" chart:style-name="ch6">
              <text:p>Time/seconds</text:p>
            </chart:title>
          </chart:axis>
          <chart:axis chart:dimension="y" chart:name="primary-y" chart:style-name="ch7">
            <chart:title svg:x="0cm" svg:y="2.936cm" chart:style-name="ch8">
              <text:p>Altitude</text:p>
            </chart:title>
          </chart:axis>
          <chart:axis chart:dimension="y" chart:name="secondary-y" chart:style-name="ch9">
            <chart:title svg:x="15.44cm" svg:y="2.843cm" chart:style-name="ch8">
              <text:p>Thrust</text:p>
            </chart:title>
          </chart:axis>
          <chart:series chart:attached-axis="primary-y" chart:style-name="ch10" chart:values-cell-range-address="Sheet1.I2:Sheet1.I594" chart:label-cell-address="Sheet1.I1:Sheet1.I1" chart:class="chart:scatter">
            <chart:domain table:cell-range-address="Sheet1.A2:Sheet1.A594"/>
            <chart:data-point chart:repeated="593"/>
          </chart:series>
          <chart:series chart:attached-axis="secondary-y" chart:style-name="ch11" chart:values-cell-range-address="Sheet1.J2:Sheet1.J594" chart:label-cell-address="Sheet1.J1:Sheet1.J1" chart:class="chart:scatter">
            <chart:data-point chart:repeated="59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SL</text:p>
                <draw:g>
                  <svg:desc>Sheet1.I1:Sheet1.I1</svg:desc>
                </draw:g>
              </table:table-cell>
              <table:table-cell office:value-type="string">
                <text:p>Thrust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0.196664">
                <text:p>0.196664</text:p>
                <draw:g>
                  <svg:desc>Sheet1.I2:Sheet1.I594</svg:desc>
                </draw:g>
              </table:table-cell>
              <table:table-cell office:value-type="float" office:value="38000">
                <text:p>38000</text:p>
                <draw:g>
                  <svg:desc>Sheet1.J2:Sheet1.J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2092">
                <text:p>0.0200000000002092</text:p>
              </table:table-cell>
              <table:table-cell office:value-type="float" office:value="0.00329">
                <text:p>0.003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00002001">
                <text:p>0.0300000000002001</text:p>
              </table:table-cell>
              <table:table-cell office:value-type="float" office:value="0.00329">
                <text:p>0.003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0000191">
                <text:p>0.040000000000191</text:p>
              </table:table-cell>
              <table:table-cell office:value-type="float" office:value="0.00329">
                <text:p>0.003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00001819">
                <text:p>0.0500000000001819</text:p>
              </table:table-cell>
              <table:table-cell office:value-type="float" office:value="0.00329">
                <text:p>0.003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00001728">
                <text:p>0.0600000000001728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000000001637">
                <text:p>0.0700000000001637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00000001546">
                <text:p>0.0800000000001546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0000136">
                <text:p>0.100000000000136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00000000127">
                <text:p>0.110000000000127</text:p>
              </table:table-cell>
              <table:table-cell office:value-type="float" office:value="0.478525">
                <text:p>0.478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0000000000118">
                <text:p>0.120000000000118</text:p>
              </table:table-cell>
              <table:table-cell office:value-type="float" office:value="0.478525">
                <text:p>0.478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0.478525">
                <text:p>0.478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0000000000109">
                <text:p>0.130000000000109</text:p>
              </table:table-cell>
              <table:table-cell office:value-type="float" office:value="0.478525">
                <text:p>0.478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000000000091">
                <text:p>0.150000000000091</text:p>
              </table:table-cell>
              <table:table-cell office:value-type="float" office:value="0.521738">
                <text:p>0.5217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000000000082">
                <text:p>0.160000000000082</text:p>
              </table:table-cell>
              <table:table-cell office:value-type="float" office:value="0.521738">
                <text:p>0.5217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000000000073">
                <text:p>0.170000000000073</text:p>
              </table:table-cell>
              <table:table-cell office:value-type="float" office:value="0.521738">
                <text:p>0.5217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0000000000064">
                <text:p>0.180000000000064</text:p>
              </table:table-cell>
              <table:table-cell office:value-type="float" office:value="0.521738">
                <text:p>0.5217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0000000000055">
                <text:p>0.190000000000055</text:p>
              </table:table-cell>
              <table:table-cell office:value-type="float" office:value="0.254282">
                <text:p>0.2542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000000000045">
                <text:p>0.200000000000045</text:p>
              </table:table-cell>
              <table:table-cell office:value-type="float" office:value="0.254282">
                <text:p>0.2542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000000000036">
                <text:p>0.210000000000036</text:p>
              </table:table-cell>
              <table:table-cell office:value-type="float" office:value="0.254282">
                <text:p>0.2542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000000000027">
                <text:p>0.220000000000027</text:p>
              </table:table-cell>
              <table:table-cell office:value-type="float" office:value="0.254282">
                <text:p>0.2542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000000000018">
                <text:p>0.230000000000018</text:p>
              </table:table-cell>
              <table:table-cell office:value-type="float" office:value="0.221353">
                <text:p>0.2213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000000000009">
                <text:p>0.240000000000009</text:p>
              </table:table-cell>
              <table:table-cell office:value-type="float" office:value="0.221353">
                <text:p>0.2213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221353">
                <text:p>0.2213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0.221353">
                <text:p>0.2213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0.221353">
                <text:p>0.2213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9999999999991">
                <text:p>0.259999999999991</text:p>
              </table:table-cell>
              <table:table-cell office:value-type="float" office:value="0.221353">
                <text:p>0.2213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000000000191">
                <text:p>0.290000000000191</text:p>
              </table:table-cell>
              <table:table-cell office:value-type="float" office:value="0.348917">
                <text:p>0.34891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0000000000182">
                <text:p>0.300000000000182</text:p>
              </table:table-cell>
              <table:table-cell office:value-type="float" office:value="0.348917">
                <text:p>0.34891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000000000173">
                <text:p>0.310000000000173</text:p>
              </table:table-cell>
              <table:table-cell office:value-type="float" office:value="0.313943">
                <text:p>0.3139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000000000164">
                <text:p>0.320000000000164</text:p>
              </table:table-cell>
              <table:table-cell office:value-type="float" office:value="0.313943">
                <text:p>0.3139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000000000155">
                <text:p>0.330000000000155</text:p>
              </table:table-cell>
              <table:table-cell office:value-type="float" office:value="0.313943">
                <text:p>0.3139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0000000000136">
                <text:p>0.350000000000136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0000000000127">
                <text:p>0.360000000000127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000000000118">
                <text:p>0.370000000000118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000000000109">
                <text:p>0.380000000000109</text:p>
              </table:table-cell>
              <table:table-cell office:value-type="float" office:value="0.069116">
                <text:p>0.0691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0000000001">
                <text:p>0.3900000000001</text:p>
              </table:table-cell>
              <table:table-cell office:value-type="float" office:value="0.009454">
                <text:p>0.00945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0000000000091">
                <text:p>0.400000000000091</text:p>
              </table:table-cell>
              <table:table-cell office:value-type="float" office:value="0.009454">
                <text:p>0.00945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0.009454">
                <text:p>0.00945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0000000000064">
                <text:p>0.430000000000064</text:p>
              </table:table-cell>
              <table:table-cell office:value-type="float" office:value="-0.404044">
                <text:p>-0.40404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-0.404044">
                <text:p>-0.40404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0000000000055">
                <text:p>0.440000000000055</text:p>
              </table:table-cell>
              <table:table-cell office:value-type="float" office:value="-0.404044">
                <text:p>-0.40404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-0.404044">
                <text:p>-0.40404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0000000000046">
                <text:p>0.450000000000046</text:p>
              </table:table-cell>
              <table:table-cell office:value-type="float" office:value="-0.404044">
                <text:p>-0.40404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000000000018">
                <text:p>0.480000000000018</text:p>
              </table:table-cell>
              <table:table-cell office:value-type="float" office:value="0.451776">
                <text:p>0.45177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0000000000009">
                <text:p>0.490000000000009</text:p>
              </table:table-cell>
              <table:table-cell office:value-type="float" office:value="0.451776">
                <text:p>0.45177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451776">
                <text:p>0.45177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9999999999991">
                <text:p>0.509999999999991</text:p>
              </table:table-cell>
              <table:table-cell office:value-type="float" office:value="0.451776">
                <text:p>0.45177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-0.027579">
                <text:p>-0.02757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209">
                <text:p>0.520000000000209</text:p>
              </table:table-cell>
              <table:table-cell office:value-type="float" office:value="-0.027579">
                <text:p>-0.02757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0000000000191">
                <text:p>0.540000000000191</text:p>
              </table:table-cell>
              <table:table-cell office:value-type="float" office:value="-0.027579">
                <text:p>-0.02757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0000000000182">
                <text:p>0.550000000000182</text:p>
              </table:table-cell>
              <table:table-cell office:value-type="float" office:value="-0.027579">
                <text:p>-0.02757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0000000000173">
                <text:p>0.560000000000173</text:p>
              </table:table-cell>
              <table:table-cell office:value-type="float" office:value="-0.097525">
                <text:p>-0.097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0000000000164">
                <text:p>0.570000000000164</text:p>
              </table:table-cell>
              <table:table-cell office:value-type="float" office:value="-0.097525">
                <text:p>-0.097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0000000000155">
                <text:p>0.580000000000155</text:p>
              </table:table-cell>
              <table:table-cell office:value-type="float" office:value="-0.097525">
                <text:p>-0.097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0000000000146">
                <text:p>0.590000000000146</text:p>
              </table:table-cell>
              <table:table-cell office:value-type="float" office:value="-0.097525">
                <text:p>-0.0975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0000000000136">
                <text:p>0.600000000000136</text:p>
              </table:table-cell>
              <table:table-cell office:value-type="float" office:value="-0.313528">
                <text:p>-0.31352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0000000000127">
                <text:p>0.610000000000127</text:p>
              </table:table-cell>
              <table:table-cell office:value-type="float" office:value="-0.313528">
                <text:p>-0.31352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0000000000118">
                <text:p>0.620000000000118</text:p>
              </table:table-cell>
              <table:table-cell office:value-type="float" office:value="-0.313528">
                <text:p>-0.31352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0000000000109">
                <text:p>0.630000000000109</text:p>
              </table:table-cell>
              <table:table-cell office:value-type="float" office:value="-0.313528">
                <text:p>-0.31352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000000001">
                <text:p>0.6400000000001</text:p>
              </table:table-cell>
              <table:table-cell office:value-type="float" office:value="0.180215">
                <text:p>0.18021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0000000000091">
                <text:p>0.650000000000091</text:p>
              </table:table-cell>
              <table:table-cell office:value-type="float" office:value="0.180215">
                <text:p>0.18021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0000000000082">
                <text:p>0.660000000000082</text:p>
              </table:table-cell>
              <table:table-cell office:value-type="float" office:value="0.180215">
                <text:p>0.18021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0.180215">
                <text:p>0.18021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0000000000064">
                <text:p>0.680000000000064</text:p>
              </table:table-cell>
              <table:table-cell office:value-type="float" office:value="-0.543936">
                <text:p>-0.54393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0000000000055">
                <text:p>0.690000000000055</text:p>
              </table:table-cell>
              <table:table-cell office:value-type="float" office:value="-0.543936">
                <text:p>-0.54393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0000000000036">
                <text:p>0.710000000000036</text:p>
              </table:table-cell>
              <table:table-cell office:value-type="float" office:value="-0.543936">
                <text:p>-0.54393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0000000000027">
                <text:p>0.720000000000027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0000000000009">
                <text:p>0.740000000000009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0000000000209">
                <text:p>0.770000000000209</text:p>
              </table:table-cell>
              <table:table-cell office:value-type="float" office:value="0.097925">
                <text:p>0.0979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0.097925">
                <text:p>0.0979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0.097925">
                <text:p>0.0979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0.097925">
                <text:p>0.0979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00000000002">
                <text:p>0.7800000000002</text:p>
              </table:table-cell>
              <table:table-cell office:value-type="float" office:value="0.097925">
                <text:p>0.0979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0.073236">
                <text:p>0.07323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20000000000164">
                <text:p>0.820000000000164</text:p>
              </table:table-cell>
              <table:table-cell office:value-type="float" office:value="0.073236">
                <text:p>0.07323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0.073236">
                <text:p>0.07323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0000000000136">
                <text:p>0.850000000000136</text:p>
              </table:table-cell>
              <table:table-cell office:value-type="float" office:value="0.18638">
                <text:p>0.186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0000000000127">
                <text:p>0.860000000000127</text:p>
              </table:table-cell>
              <table:table-cell office:value-type="float" office:value="0.18638">
                <text:p>0.186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0000000000118">
                <text:p>0.870000000000118</text:p>
              </table:table-cell>
              <table:table-cell office:value-type="float" office:value="0.18638">
                <text:p>0.186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0000000000109">
                <text:p>0.880000000000109</text:p>
              </table:table-cell>
              <table:table-cell office:value-type="float" office:value="0.18638">
                <text:p>0.1863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00000000001">
                <text:p>0.8900000000001</text:p>
              </table:table-cell>
              <table:table-cell office:value-type="float" office:value="-0.18598">
                <text:p>-0.18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0000000000091">
                <text:p>0.900000000000091</text:p>
              </table:table-cell>
              <table:table-cell office:value-type="float" office:value="-0.18598">
                <text:p>-0.18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-0.18598">
                <text:p>-0.18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-0.18598">
                <text:p>-0.18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82">
                <text:p>0.910000000000082</text:p>
              </table:table-cell>
              <table:table-cell office:value-type="float" office:value="-0.18598">
                <text:p>-0.18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0000000000055">
                <text:p>0.940000000000055</text:p>
              </table:table-cell>
              <table:table-cell office:value-type="float" office:value="-0.017294">
                <text:p>-0.01729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0000000000046">
                <text:p>0.950000000000046</text:p>
              </table:table-cell>
              <table:table-cell office:value-type="float" office:value="-0.017294">
                <text:p>-0.01729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0000000000036">
                <text:p>0.960000000000036</text:p>
              </table:table-cell>
              <table:table-cell office:value-type="float" office:value="-0.017294">
                <text:p>-0.01729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0000000000027">
                <text:p>0.970000000000027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0000000000018">
                <text:p>0.980000000000018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0000000000009">
                <text:p>0.990000000000009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0.085181">
                <text:p>-0.0851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999999999999">
                <text:p>1.00999999999999</text:p>
              </table:table-cell>
              <table:table-cell office:value-type="float" office:value="0.37977">
                <text:p>0.3797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2000000000021">
                <text:p>1.02000000000021</text:p>
              </table:table-cell>
              <table:table-cell office:value-type="float" office:value="0.37977">
                <text:p>0.3797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00000000002">
                <text:p>1.0300000000002</text:p>
              </table:table-cell>
              <table:table-cell office:value-type="float" office:value="0.37977">
                <text:p>0.3797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4000000000019">
                <text:p>1.04000000000019</text:p>
              </table:table-cell>
              <table:table-cell office:value-type="float" office:value="0.37977">
                <text:p>0.3797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0.283075">
                <text:p>0.28307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5000000000018">
                <text:p>1.05000000000018</text:p>
              </table:table-cell>
              <table:table-cell office:value-type="float" office:value="0.283075">
                <text:p>0.28307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000000000016">
                <text:p>1.07000000000016</text:p>
              </table:table-cell>
              <table:table-cell office:value-type="float" office:value="0.283075">
                <text:p>0.28307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000000000015">
                <text:p>1.08000000000015</text:p>
              </table:table-cell>
              <table:table-cell office:value-type="float" office:value="0.283075">
                <text:p>0.28307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9000000000015">
                <text:p>1.09000000000015</text:p>
              </table:table-cell>
              <table:table-cell office:value-type="float" office:value="-0.19216">
                <text:p>-0.192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0000000000014">
                <text:p>1.10000000000014</text:p>
              </table:table-cell>
              <table:table-cell office:value-type="float" office:value="-0.19216">
                <text:p>-0.192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-0.19216">
                <text:p>-0.192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2000000000012">
                <text:p>1.12000000000012</text:p>
              </table:table-cell>
              <table:table-cell office:value-type="float" office:value="-0.19216">
                <text:p>-0.1921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-0.048148">
                <text:p>-0.04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00000000001">
                <text:p>1.1400000000001</text:p>
              </table:table-cell>
              <table:table-cell office:value-type="float" office:value="-0.048148">
                <text:p>-0.04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-0.048148">
                <text:p>-0.04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000000000008">
                <text:p>1.16000000000008</text:p>
              </table:table-cell>
              <table:table-cell office:value-type="float" office:value="-0.048148">
                <text:p>-0.04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-0.048148">
                <text:p>-0.04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8000000000006">
                <text:p>1.18000000000006</text:p>
              </table:table-cell>
              <table:table-cell office:value-type="float" office:value="0.272791">
                <text:p>0.2727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0.272791">
                <text:p>0.2727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0.272791">
                <text:p>0.2727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0.608148">
                <text:p>0.60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000000000003">
                <text:p>1.22000000000003</text:p>
              </table:table-cell>
              <table:table-cell office:value-type="float" office:value="0.608148">
                <text:p>0.60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000000000001">
                <text:p>1.24000000000001</text:p>
              </table:table-cell>
              <table:table-cell office:value-type="float" office:value="0.608148">
                <text:p>0.60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">
                <text:p>1.25</text:p>
              </table:table-cell>
              <table:table-cell office:value-type="float" office:value="0.608148">
                <text:p>0.60814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0.702783">
                <text:p>0.70278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7000000000021">
                <text:p>1.27000000000021</text:p>
              </table:table-cell>
              <table:table-cell office:value-type="float" office:value="0.702783">
                <text:p>0.70278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800000000002">
                <text:p>1.2800000000002</text:p>
              </table:table-cell>
              <table:table-cell office:value-type="float" office:value="0.702783">
                <text:p>0.70278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9000000000019">
                <text:p>1.29000000000019</text:p>
              </table:table-cell>
              <table:table-cell office:value-type="float" office:value="0.702783">
                <text:p>0.70278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000000000018">
                <text:p>1.30000000000018</text:p>
              </table:table-cell>
              <table:table-cell office:value-type="float" office:value="0.27691">
                <text:p>0.276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0.27691">
                <text:p>0.276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000000000017">
                <text:p>1.31000000000017</text:p>
              </table:table-cell>
              <table:table-cell office:value-type="float" office:value="0.27691">
                <text:p>0.276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3000000000015">
                <text:p>1.33000000000015</text:p>
              </table:table-cell>
              <table:table-cell office:value-type="float" office:value="0.27691">
                <text:p>0.2769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0.486765">
                <text:p>0.4867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000000000014">
                <text:p>1.35000000000014</text:p>
              </table:table-cell>
              <table:table-cell office:value-type="float" office:value="0.486765">
                <text:p>0.4867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6000000000013">
                <text:p>1.36000000000013</text:p>
              </table:table-cell>
              <table:table-cell office:value-type="float" office:value="0.486765">
                <text:p>0.4867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7000000000012">
                <text:p>1.37000000000012</text:p>
              </table:table-cell>
              <table:table-cell office:value-type="float" office:value="0.486765">
                <text:p>0.4867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8000000000011">
                <text:p>1.38000000000011</text:p>
              </table:table-cell>
              <table:table-cell office:value-type="float" office:value="0.369485">
                <text:p>0.3694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900000000001">
                <text:p>1.3900000000001</text:p>
              </table:table-cell>
              <table:table-cell office:value-type="float" office:value="0.369485">
                <text:p>0.3694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0000000000009">
                <text:p>1.40000000000009</text:p>
              </table:table-cell>
              <table:table-cell office:value-type="float" office:value="0.369485">
                <text:p>0.3694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1000000000008">
                <text:p>1.41000000000008</text:p>
              </table:table-cell>
              <table:table-cell office:value-type="float" office:value="0.369485">
                <text:p>0.3694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2000000000007">
                <text:p>1.42000000000007</text:p>
              </table:table-cell>
              <table:table-cell office:value-type="float" office:value="0.7604">
                <text:p>0.760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0.7604">
                <text:p>0.760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06">
                <text:p>1.43000000000006</text:p>
              </table:table-cell>
              <table:table-cell office:value-type="float" office:value="0.7604">
                <text:p>0.760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000000000005">
                <text:p>1.45000000000005</text:p>
              </table:table-cell>
              <table:table-cell office:value-type="float" office:value="0.7604">
                <text:p>0.760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7000000000003">
                <text:p>1.47000000000003</text:p>
              </table:table-cell>
              <table:table-cell office:value-type="float" office:value="0.818002">
                <text:p>0.81800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0.818002">
                <text:p>0.81800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8000000000002">
                <text:p>1.48000000000002</text:p>
              </table:table-cell>
              <table:table-cell office:value-type="float" office:value="0.818002">
                <text:p>0.81800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">
                <text:p>1.5</text:p>
              </table:table-cell>
              <table:table-cell office:value-type="float" office:value="0.818002">
                <text:p>0.81800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0.542307">
                <text:p>0.54230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0.542307">
                <text:p>0.54230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2000000000021">
                <text:p>1.52000000000021</text:p>
              </table:table-cell>
              <table:table-cell office:value-type="float" office:value="0.542307">
                <text:p>0.54230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0.542307">
                <text:p>0.54230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4000000000019">
                <text:p>1.54000000000019</text:p>
              </table:table-cell>
              <table:table-cell office:value-type="float" office:value="0.542307">
                <text:p>0.542307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0.38801">
                <text:p>0.388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0.38801">
                <text:p>0.388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000000000017">
                <text:p>1.56000000000017</text:p>
              </table:table-cell>
              <table:table-cell office:value-type="float" office:value="0.38801">
                <text:p>0.388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0.285135">
                <text:p>0.2851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000000000014">
                <text:p>1.60000000000014</text:p>
              </table:table-cell>
              <table:table-cell office:value-type="float" office:value="0.285135">
                <text:p>0.2851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1000000000013">
                <text:p>1.61000000000013</text:p>
              </table:table-cell>
              <table:table-cell office:value-type="float" office:value="0.285135">
                <text:p>0.2851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000000000012">
                <text:p>1.62000000000012</text:p>
              </table:table-cell>
              <table:table-cell office:value-type="float" office:value="0.285135">
                <text:p>0.2851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3000000000011">
                <text:p>1.63000000000011</text:p>
              </table:table-cell>
              <table:table-cell office:value-type="float" office:value="1.005243">
                <text:p>1.0052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400000000001">
                <text:p>1.6400000000001</text:p>
              </table:table-cell>
              <table:table-cell office:value-type="float" office:value="1.005243">
                <text:p>1.0052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5000000000009">
                <text:p>1.65000000000009</text:p>
              </table:table-cell>
              <table:table-cell office:value-type="float" office:value="1.005243">
                <text:p>1.0052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6000000000008">
                <text:p>1.66000000000008</text:p>
              </table:table-cell>
              <table:table-cell office:value-type="float" office:value="1.005243">
                <text:p>1.0052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0.682214">
                <text:p>0.68221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8000000000006">
                <text:p>1.68000000000006</text:p>
              </table:table-cell>
              <table:table-cell office:value-type="float" office:value="0.682214">
                <text:p>0.68221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9000000000005">
                <text:p>1.69000000000005</text:p>
              </table:table-cell>
              <table:table-cell office:value-type="float" office:value="0.682214">
                <text:p>0.68221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0000000000005">
                <text:p>1.70000000000005</text:p>
              </table:table-cell>
              <table:table-cell office:value-type="float" office:value="0.682214">
                <text:p>0.68221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1000000000004">
                <text:p>1.71000000000004</text:p>
              </table:table-cell>
              <table:table-cell office:value-type="float" office:value="0.480585">
                <text:p>0.4805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2000000000003">
                <text:p>1.72000000000003</text:p>
              </table:table-cell>
              <table:table-cell office:value-type="float" office:value="0.480585">
                <text:p>0.4805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3000000000002">
                <text:p>1.73000000000002</text:p>
              </table:table-cell>
              <table:table-cell office:value-type="float" office:value="0.480585">
                <text:p>0.4805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4000000000001">
                <text:p>1.74000000000001</text:p>
              </table:table-cell>
              <table:table-cell office:value-type="float" office:value="0.480585">
                <text:p>0.48058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5">
                <text:p>1.75</text:p>
              </table:table-cell>
              <table:table-cell office:value-type="float" office:value="0.564935">
                <text:p>0.5649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5999999999999">
                <text:p>1.75999999999999</text:p>
              </table:table-cell>
              <table:table-cell office:value-type="float" office:value="0.564935">
                <text:p>0.5649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7000000000021">
                <text:p>1.77000000000021</text:p>
              </table:table-cell>
              <table:table-cell office:value-type="float" office:value="0.564935">
                <text:p>0.56493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0.801553">
                <text:p>0.8015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9000000000019">
                <text:p>1.79000000000019</text:p>
              </table:table-cell>
              <table:table-cell office:value-type="float" office:value="0.801553">
                <text:p>0.8015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0000000000018">
                <text:p>1.80000000000018</text:p>
              </table:table-cell>
              <table:table-cell office:value-type="float" office:value="0.801553">
                <text:p>0.8015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0.801553">
                <text:p>0.8015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0.801553">
                <text:p>0.8015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000000000016">
                <text:p>1.82000000000016</text:p>
              </table:table-cell>
              <table:table-cell office:value-type="float" office:value="0.801553">
                <text:p>0.80155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0.696619">
                <text:p>0.6966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5000000000014">
                <text:p>1.85000000000014</text:p>
              </table:table-cell>
              <table:table-cell office:value-type="float" office:value="0.696619">
                <text:p>0.6966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0.696619">
                <text:p>0.6966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7000000000012">
                <text:p>1.87000000000012</text:p>
              </table:table-cell>
              <table:table-cell office:value-type="float" office:value="0.696619">
                <text:p>0.6966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900000000001">
                <text:p>1.8900000000001</text:p>
              </table:table-cell>
              <table:table-cell office:value-type="float" office:value="1.066965">
                <text:p>1.0669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1.066965">
                <text:p>1.0669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0000000000009">
                <text:p>1.90000000000009</text:p>
              </table:table-cell>
              <table:table-cell office:value-type="float" office:value="1.066965">
                <text:p>1.06696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1.303598">
                <text:p>1.303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1.303598">
                <text:p>1.303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3000000000006">
                <text:p>1.93000000000006</text:p>
              </table:table-cell>
              <table:table-cell office:value-type="float" office:value="1.303598">
                <text:p>1.303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.303598">
                <text:p>1.303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.303598">
                <text:p>1.303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5000000000005">
                <text:p>1.95000000000005</text:p>
              </table:table-cell>
              <table:table-cell office:value-type="float" office:value="1.303598">
                <text:p>1.3035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8000000000002">
                <text:p>1.98000000000002</text:p>
              </table:table-cell>
              <table:table-cell office:value-type="float" office:value="0.999063">
                <text:p>0.99906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9000000000001">
                <text:p>1.99000000000001</text:p>
              </table:table-cell>
              <table:table-cell office:value-type="float" office:value="0.999063">
                <text:p>0.99906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.299478">
                <text:p>1.29947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0999999999999">
                <text:p>2.00999999999999</text:p>
              </table:table-cell>
              <table:table-cell office:value-type="float" office:value="1.299478">
                <text:p>1.29947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2000000000021">
                <text:p>2.02000000000021</text:p>
              </table:table-cell>
              <table:table-cell office:value-type="float" office:value="1.299478">
                <text:p>1.29947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300000000002">
                <text:p>2.0300000000002</text:p>
              </table:table-cell>
              <table:table-cell office:value-type="float" office:value="1.299478">
                <text:p>1.29947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4000000000019">
                <text:p>2.04000000000019</text:p>
              </table:table-cell>
              <table:table-cell office:value-type="float" office:value="1.396188">
                <text:p>1.39618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5000000000018">
                <text:p>2.05000000000018</text:p>
              </table:table-cell>
              <table:table-cell office:value-type="float" office:value="1.396188">
                <text:p>1.39618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.396188">
                <text:p>1.39618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7000000000016">
                <text:p>2.07000000000016</text:p>
              </table:table-cell>
              <table:table-cell office:value-type="float" office:value="1.396188">
                <text:p>1.39618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8000000000015">
                <text:p>2.08000000000015</text:p>
              </table:table-cell>
              <table:table-cell office:value-type="float" office:value="1.083429">
                <text:p>1.0834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1.083429">
                <text:p>1.0834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1.083429">
                <text:p>1.0834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1000000000013">
                <text:p>2.11000000000013</text:p>
              </table:table-cell>
              <table:table-cell office:value-type="float" office:value="1.083429">
                <text:p>1.08342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1.476434">
                <text:p>1.47643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3000000000011">
                <text:p>2.13000000000011</text:p>
              </table:table-cell>
              <table:table-cell office:value-type="float" office:value="1.476434">
                <text:p>1.47643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400000000001">
                <text:p>2.1400000000001</text:p>
              </table:table-cell>
              <table:table-cell office:value-type="float" office:value="1.476434">
                <text:p>1.47643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6000000000008">
                <text:p>2.16000000000008</text:p>
              </table:table-cell>
              <table:table-cell office:value-type="float" office:value="1.476434">
                <text:p>1.47643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1.171899">
                <text:p>1.17189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1.171899">
                <text:p>1.17189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1.171899">
                <text:p>1.17189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9000000000005">
                <text:p>2.19000000000005</text:p>
              </table:table-cell>
              <table:table-cell office:value-type="float" office:value="1.171899">
                <text:p>1.17189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1.194543">
                <text:p>1.1945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1.194543">
                <text:p>1.1945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1000000000004">
                <text:p>2.21000000000004</text:p>
              </table:table-cell>
              <table:table-cell office:value-type="float" office:value="1.194543">
                <text:p>1.1945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4000000000001">
                <text:p>2.24000000000001</text:p>
              </table:table-cell>
              <table:table-cell office:value-type="float" office:value="1.194543">
                <text:p>1.19454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5">
                <text:p>2.25</text:p>
              </table:table-cell>
              <table:table-cell office:value-type="float" office:value="1.252145">
                <text:p>1.25214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5">
                <text:p>2.25</text:p>
              </table:table-cell>
              <table:table-cell office:value-type="float" office:value="1.252145">
                <text:p>1.25214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000000000021">
                <text:p>2.27000000000021</text:p>
              </table:table-cell>
              <table:table-cell office:value-type="float" office:value="1.252145">
                <text:p>1.25214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1.252145">
                <text:p>1.25214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800000000002">
                <text:p>2.2800000000002</text:p>
              </table:table-cell>
              <table:table-cell office:value-type="float" office:value="1.252145">
                <text:p>1.25214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0000000000018">
                <text:p>2.30000000000018</text:p>
              </table:table-cell>
              <table:table-cell office:value-type="float" office:value="1.235696">
                <text:p>1.23569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1000000000017">
                <text:p>2.31000000000017</text:p>
              </table:table-cell>
              <table:table-cell office:value-type="float" office:value="1.235696">
                <text:p>1.23569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2000000000016">
                <text:p>2.32000000000016</text:p>
              </table:table-cell>
              <table:table-cell office:value-type="float" office:value="1.235696">
                <text:p>1.23569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1.606073">
                <text:p>1.60607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3000000000015">
                <text:p>2.33000000000015</text:p>
              </table:table-cell>
              <table:table-cell office:value-type="float" office:value="1.606073">
                <text:p>1.60607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1.606073">
                <text:p>1.60607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6000000000013">
                <text:p>2.36000000000013</text:p>
              </table:table-cell>
              <table:table-cell office:value-type="float" office:value="1.606073">
                <text:p>1.60607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000000000012">
                <text:p>2.37000000000012</text:p>
              </table:table-cell>
              <table:table-cell office:value-type="float" office:value="1.136926">
                <text:p>1.13692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8000000000011">
                <text:p>2.38000000000011</text:p>
              </table:table-cell>
              <table:table-cell office:value-type="float" office:value="1.136926">
                <text:p>1.13692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900000000001">
                <text:p>2.3900000000001</text:p>
              </table:table-cell>
              <table:table-cell office:value-type="float" office:value="1.136926">
                <text:p>1.13692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0000000000009">
                <text:p>2.40000000000009</text:p>
              </table:table-cell>
              <table:table-cell office:value-type="float" office:value="1.136926">
                <text:p>1.13692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1000000000008">
                <text:p>2.41000000000008</text:p>
              </table:table-cell>
              <table:table-cell office:value-type="float" office:value="1.239801">
                <text:p>1.2398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1.239801">
                <text:p>1.2398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3000000000006">
                <text:p>2.43000000000006</text:p>
              </table:table-cell>
              <table:table-cell office:value-type="float" office:value="1.239801">
                <text:p>1.2398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1.756281">
                <text:p>1.756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5000000000005">
                <text:p>2.45000000000005</text:p>
              </table:table-cell>
              <table:table-cell office:value-type="float" office:value="1.756281">
                <text:p>1.756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1.756281">
                <text:p>1.756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1.756281">
                <text:p>1.756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7000000000003">
                <text:p>2.47000000000003</text:p>
              </table:table-cell>
              <table:table-cell office:value-type="float" office:value="1.756281">
                <text:p>1.756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">
                <text:p>2.5</text:p>
              </table:table-cell>
              <table:table-cell office:value-type="float" office:value="1.931192">
                <text:p>1.9311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">
                <text:p>2.5</text:p>
              </table:table-cell>
              <table:table-cell office:value-type="float" office:value="1.931192">
                <text:p>1.9311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2000000000021">
                <text:p>2.52000000000021</text:p>
              </table:table-cell>
              <table:table-cell office:value-type="float" office:value="1.931192">
                <text:p>1.9311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300000000002">
                <text:p>2.5300000000002</text:p>
              </table:table-cell>
              <table:table-cell office:value-type="float" office:value="1.931192">
                <text:p>1.9311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1.192484">
                <text:p>1.19248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4000000000019">
                <text:p>2.54000000000019</text:p>
              </table:table-cell>
              <table:table-cell office:value-type="float" office:value="1.192484">
                <text:p>1.19248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5000000000018">
                <text:p>2.55000000000018</text:p>
              </table:table-cell>
              <table:table-cell office:value-type="float" office:value="1.192484">
                <text:p>1.19248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7000000000016">
                <text:p>2.57000000000016</text:p>
              </table:table-cell>
              <table:table-cell office:value-type="float" office:value="1.192484">
                <text:p>1.192484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1.486719">
                <text:p>1.4867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8000000000015">
                <text:p>2.58000000000015</text:p>
              </table:table-cell>
              <table:table-cell office:value-type="float" office:value="1.486719">
                <text:p>1.4867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1.486719">
                <text:p>1.4867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1.486719">
                <text:p>1.4867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0000000000014">
                <text:p>2.60000000000014</text:p>
              </table:table-cell>
              <table:table-cell office:value-type="float" office:value="1.486719">
                <text:p>1.48671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3000000000011">
                <text:p>2.63000000000011</text:p>
              </table:table-cell>
              <table:table-cell office:value-type="float" office:value="1.840662">
                <text:p>1.84066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400000000001">
                <text:p>2.6400000000001</text:p>
              </table:table-cell>
              <table:table-cell office:value-type="float" office:value="1.840662">
                <text:p>1.84066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5000000000009">
                <text:p>2.65000000000009</text:p>
              </table:table-cell>
              <table:table-cell office:value-type="float" office:value="1.840662">
                <text:p>1.84066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6000000000008">
                <text:p>2.66000000000008</text:p>
              </table:table-cell>
              <table:table-cell office:value-type="float" office:value="1.56492">
                <text:p>1.564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7000000000007">
                <text:p>2.67000000000007</text:p>
              </table:table-cell>
              <table:table-cell office:value-type="float" office:value="1.56492">
                <text:p>1.564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8000000000006">
                <text:p>2.68000000000006</text:p>
              </table:table-cell>
              <table:table-cell office:value-type="float" office:value="1.56492">
                <text:p>1.564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9000000000005">
                <text:p>2.69000000000005</text:p>
              </table:table-cell>
              <table:table-cell office:value-type="float" office:value="1.56492">
                <text:p>1.5649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1.608133">
                <text:p>1.60813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1000000000004">
                <text:p>2.71000000000004</text:p>
              </table:table-cell>
              <table:table-cell office:value-type="float" office:value="1.608133">
                <text:p>1.60813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2000000000003">
                <text:p>2.72000000000003</text:p>
              </table:table-cell>
              <table:table-cell office:value-type="float" office:value="1.608133">
                <text:p>1.60813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.608133">
                <text:p>1.60813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.608133">
                <text:p>1.60813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3000000000002">
                <text:p>2.73000000000002</text:p>
              </table:table-cell>
              <table:table-cell office:value-type="float" office:value="1.608133">
                <text:p>1.608133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1.435281">
                <text:p>1.435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7000000000021">
                <text:p>2.77000000000021</text:p>
              </table:table-cell>
              <table:table-cell office:value-type="float" office:value="1.435281">
                <text:p>1.43528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800000000002">
                <text:p>2.7800000000002</text:p>
              </table:table-cell>
              <table:table-cell office:value-type="float" office:value="1.313882">
                <text:p>1.3138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1.313882">
                <text:p>1.3138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0000000000018">
                <text:p>2.80000000000018</text:p>
              </table:table-cell>
              <table:table-cell office:value-type="float" office:value="1.313882">
                <text:p>1.31388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1.258325">
                <text:p>1.2583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2000000000016">
                <text:p>2.82000000000016</text:p>
              </table:table-cell>
              <table:table-cell office:value-type="float" office:value="1.258325">
                <text:p>1.2583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4000000000015">
                <text:p>2.84000000000015</text:p>
              </table:table-cell>
              <table:table-cell office:value-type="float" office:value="1.258325">
                <text:p>1.25832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